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92561B136AEC1390.png" manifest:media-type="image/png"/>
  <manifest:file-entry manifest:full-path="Pictures/100000000000038B0000020D56BAE0BE9DB8E90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P1" style:family="paragraph" style:parent-style-name="Header">
      <style:paragraph-properties fo:margin-top="0.499cm" fo:margin-bottom="0.499cm" loext:contextual-spacing="false" fo:text-align="end" style:justify-single-word="false"/>
      <style:text-properties officeooo:paragraph-rsid="01192ae4"/>
    </style:style>
    <style:style style:name="P2" style:family="paragraph" style:parent-style-name="Header">
      <style:paragraph-properties fo:margin-top="0.499cm" fo:margin-bottom="0.499cm" loext:contextual-spacing="false" fo:text-align="end" style:justify-single-word="false"/>
      <style:text-properties fo:color="#cc3300" fo:font-size="10pt" fo:font-weight="bold" officeooo:rsid="001d1802" officeooo:paragraph-rsid="01192ae4" style:font-size-asian="10pt" style:font-weight-asian="bold" style:font-size-complex="10pt" style:font-weight-complex="bold"/>
    </style:style>
    <style:style style:name="P3" style:family="paragraph" style:parent-style-name="Standard">
      <style:text-properties officeooo:paragraph-rsid="001d1802"/>
    </style:style>
    <style:style style:name="P4" style:family="paragraph" style:parent-style-name="Standard">
      <style:paragraph-properties fo:text-align="end" style:justify-single-word="false"/>
      <style:text-properties officeooo:paragraph-rsid="001dc238"/>
    </style:style>
    <style:style style:name="P5" style:family="paragraph" style:parent-style-name="Standard">
      <style:text-properties fo:font-size="2pt" officeooo:paragraph-rsid="001dc238" style:font-size-asian="1.75pt" style:font-size-complex="2pt"/>
    </style:style>
    <style:style style:name="P6" style:family="paragraph" style:parent-style-name="Standard">
      <style:text-properties officeooo:paragraph-rsid="001bba47"/>
    </style:style>
    <style:style style:name="P7"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8" style:family="paragraph" style:parent-style-name="Standard">
      <style:paragraph-properties fo:text-align="center" style:justify-single-word="false"/>
      <style:text-properties fo:color="#f39000" style:font-name="Calibri1" fo:font-size="16pt" fo:font-weight="bold" officeooo:rsid="001f7d04" officeooo:paragraph-rsid="001f7d04" style:font-size-asian="16pt" style:font-weight-asian="bold" style:font-size-complex="16pt" style:font-weight-complex="bold"/>
    </style:style>
    <style:style style:name="P9" style:family="paragraph" style:parent-style-name="Standard">
      <style:text-properties fo:font-weight="bold" officeooo:paragraph-rsid="001d1802" style:font-weight-asian="bold" style:font-weight-complex="bold"/>
    </style:style>
    <style:style style:name="P10" style:family="paragraph" style:parent-style-name="Standard">
      <style:paragraph-properties fo:text-align="justify" style:justify-single-word="false"/>
      <style:text-properties officeooo:rsid="0103ba70" officeooo:paragraph-rsid="0026b597"/>
    </style:style>
    <style:style style:name="P11" style:family="paragraph" style:parent-style-name="Standard">
      <style:paragraph-properties fo:text-align="justify" style:justify-single-word="false"/>
      <style:text-properties officeooo:rsid="0103ba70" officeooo:paragraph-rsid="00490514"/>
    </style:style>
    <style:style style:name="P12" style:family="paragraph" style:parent-style-name="Standard">
      <style:paragraph-properties fo:text-align="justify" style:justify-single-word="false"/>
      <style:text-properties officeooo:rsid="0103ba70" officeooo:paragraph-rsid="0051d571"/>
    </style:style>
    <style:style style:name="P13" style:family="paragraph" style:parent-style-name="Standard">
      <style:paragraph-properties fo:text-align="justify" style:justify-single-word="false"/>
      <style:text-properties officeooo:rsid="0103ba70" officeooo:paragraph-rsid="0053a1b3"/>
    </style:style>
    <style:style style:name="P14" style:family="paragraph" style:parent-style-name="Standard">
      <style:paragraph-properties fo:text-align="justify" style:justify-single-word="false"/>
      <style:text-properties officeooo:rsid="0103ba70" officeooo:paragraph-rsid="005fc6ef"/>
    </style:style>
    <style:style style:name="P15" style:family="paragraph" style:parent-style-name="Standard">
      <style:paragraph-properties fo:text-align="justify" style:justify-single-word="false"/>
      <style:text-properties officeooo:rsid="0103ba70" officeooo:paragraph-rsid="0067e248"/>
    </style:style>
    <style:style style:name="P16" style:family="paragraph" style:parent-style-name="Standard">
      <style:paragraph-properties fo:text-align="justify" style:justify-single-word="false"/>
      <style:text-properties officeooo:rsid="0103ba70" officeooo:paragraph-rsid="006cc756"/>
    </style:style>
    <style:style style:name="P17" style:family="paragraph" style:parent-style-name="Standard">
      <style:paragraph-properties fo:text-align="justify" style:justify-single-word="false"/>
      <style:text-properties officeooo:rsid="0103ba70" officeooo:paragraph-rsid="006ecd82"/>
    </style:style>
    <style:style style:name="P18" style:family="paragraph" style:parent-style-name="Standard">
      <style:paragraph-properties fo:text-align="justify" style:justify-single-word="false"/>
      <style:text-properties officeooo:rsid="0103ba70" officeooo:paragraph-rsid="0078fc16"/>
    </style:style>
    <style:style style:name="P19" style:family="paragraph" style:parent-style-name="Standard">
      <style:paragraph-properties fo:text-align="justify" style:justify-single-word="false"/>
      <style:text-properties officeooo:rsid="0103ba70" officeooo:paragraph-rsid="007e7cc1"/>
    </style:style>
    <style:style style:name="P20" style:family="paragraph" style:parent-style-name="Standard">
      <style:paragraph-properties fo:text-align="justify" style:justify-single-word="false"/>
      <style:text-properties officeooo:rsid="0103ba70" officeooo:paragraph-rsid="007eeebb"/>
    </style:style>
    <style:style style:name="P21" style:family="paragraph" style:parent-style-name="Standard">
      <style:paragraph-properties fo:text-align="justify" style:justify-single-word="false"/>
      <style:text-properties officeooo:rsid="0103ba70" officeooo:paragraph-rsid="0083578d"/>
    </style:style>
    <style:style style:name="P22" style:family="paragraph" style:parent-style-name="Standard">
      <style:paragraph-properties fo:text-align="justify" style:justify-single-word="false"/>
      <style:text-properties officeooo:rsid="0103ba70" officeooo:paragraph-rsid="0087d185"/>
    </style:style>
    <style:style style:name="P23" style:family="paragraph" style:parent-style-name="Standard">
      <style:paragraph-properties fo:text-align="justify" style:justify-single-word="false"/>
      <style:text-properties officeooo:rsid="0103ba70" officeooo:paragraph-rsid="008c37e8"/>
    </style:style>
    <style:style style:name="P24" style:family="paragraph" style:parent-style-name="Standard">
      <style:paragraph-properties fo:text-align="justify" style:justify-single-word="false"/>
      <style:text-properties officeooo:rsid="0103ba70" officeooo:paragraph-rsid="00964fe4"/>
    </style:style>
    <style:style style:name="P25" style:family="paragraph" style:parent-style-name="Standard">
      <style:paragraph-properties fo:text-align="justify" style:justify-single-word="false"/>
      <style:text-properties officeooo:rsid="0103ba70" officeooo:paragraph-rsid="009e01e9"/>
    </style:style>
    <style:style style:name="P26" style:family="paragraph" style:parent-style-name="Standard">
      <style:paragraph-properties fo:text-align="justify" style:justify-single-word="false"/>
      <style:text-properties officeooo:rsid="0103ba70" officeooo:paragraph-rsid="009fa0eb"/>
    </style:style>
    <style:style style:name="P27" style:family="paragraph" style:parent-style-name="Standard">
      <style:paragraph-properties fo:text-align="justify" style:justify-single-word="false"/>
      <style:text-properties officeooo:rsid="0103ba70" officeooo:paragraph-rsid="00a18b49"/>
    </style:style>
    <style:style style:name="P28" style:family="paragraph" style:parent-style-name="Standard">
      <style:paragraph-properties fo:text-align="justify" style:justify-single-word="false"/>
      <style:text-properties officeooo:rsid="0103ba70" officeooo:paragraph-rsid="00b1b7d9"/>
    </style:style>
    <style:style style:name="P29" style:family="paragraph" style:parent-style-name="Standard">
      <style:paragraph-properties fo:text-align="justify" style:justify-single-word="false"/>
      <style:text-properties officeooo:rsid="0103ba70" officeooo:paragraph-rsid="00cc7e95"/>
    </style:style>
    <style:style style:name="P30" style:family="paragraph" style:parent-style-name="Standard">
      <style:paragraph-properties fo:text-align="justify" style:justify-single-word="false"/>
      <style:text-properties officeooo:rsid="0103ba70" officeooo:paragraph-rsid="00d3a383"/>
    </style:style>
    <style:style style:name="P31" style:family="paragraph" style:parent-style-name="Standard">
      <style:paragraph-properties fo:text-align="justify" style:justify-single-word="false"/>
      <style:text-properties officeooo:rsid="0103ba70" officeooo:paragraph-rsid="00d823ce"/>
    </style:style>
    <style:style style:name="P32" style:family="paragraph" style:parent-style-name="Standard">
      <style:paragraph-properties fo:text-align="justify" style:justify-single-word="false"/>
      <style:text-properties officeooo:rsid="0103ba70" officeooo:paragraph-rsid="00d83d57"/>
    </style:style>
    <style:style style:name="P33" style:family="paragraph" style:parent-style-name="Standard">
      <style:paragraph-properties fo:text-align="justify" style:justify-single-word="false"/>
      <style:text-properties officeooo:rsid="0103ba70" officeooo:paragraph-rsid="00f6c32b"/>
    </style:style>
    <style:style style:name="P34" style:family="paragraph" style:parent-style-name="Standard">
      <style:paragraph-properties fo:text-align="justify" style:justify-single-word="false"/>
      <style:text-properties officeooo:rsid="0103ba70" officeooo:paragraph-rsid="0108b8e9"/>
    </style:style>
    <style:style style:name="P35" style:family="paragraph" style:parent-style-name="Standard">
      <style:paragraph-properties fo:text-align="justify" style:justify-single-word="false"/>
      <style:text-properties officeooo:rsid="0103ba70" officeooo:paragraph-rsid="010b0562"/>
    </style:style>
    <style:style style:name="P36" style:family="paragraph" style:parent-style-name="Standard">
      <style:paragraph-properties fo:text-align="justify" style:justify-single-word="false"/>
      <style:text-properties officeooo:rsid="0103ba70" officeooo:paragraph-rsid="011b3c62"/>
    </style:style>
    <style:style style:name="P37" style:family="paragraph" style:parent-style-name="Standard">
      <style:paragraph-properties fo:text-align="justify" style:justify-single-word="false"/>
      <style:text-properties officeooo:rsid="0103ba70" officeooo:paragraph-rsid="011d3de9"/>
    </style:style>
    <style:style style:name="P38" style:family="paragraph" style:parent-style-name="Standard">
      <style:paragraph-properties fo:text-align="justify" style:justify-single-word="false"/>
      <style:text-properties officeooo:rsid="0103ba70" officeooo:paragraph-rsid="012b4856"/>
    </style:style>
    <style:style style:name="P39" style:family="paragraph" style:parent-style-name="Standard">
      <style:text-properties officeooo:rsid="0103ba70" officeooo:paragraph-rsid="0026b597"/>
    </style:style>
    <style:style style:name="P40" style:family="paragraph" style:parent-style-name="Standard">
      <style:text-properties officeooo:rsid="0103ba70" officeooo:paragraph-rsid="00272da6"/>
    </style:style>
    <style:style style:name="P41" style:family="paragraph" style:parent-style-name="Standard">
      <style:text-properties officeooo:rsid="0103ba70" officeooo:paragraph-rsid="00490514"/>
    </style:style>
    <style:style style:name="P42" style:family="paragraph" style:parent-style-name="Standard">
      <style:text-properties officeooo:rsid="0103ba70" officeooo:paragraph-rsid="0051d571"/>
    </style:style>
    <style:style style:name="P43" style:family="paragraph" style:parent-style-name="Standard">
      <style:text-properties officeooo:rsid="0103ba70" officeooo:paragraph-rsid="0053a1b3"/>
    </style:style>
    <style:style style:name="P44" style:family="paragraph" style:parent-style-name="Standard">
      <style:text-properties officeooo:rsid="0103ba70" officeooo:paragraph-rsid="005fc6ef"/>
    </style:style>
    <style:style style:name="P45" style:family="paragraph" style:parent-style-name="Standard">
      <style:text-properties officeooo:rsid="0103ba70" officeooo:paragraph-rsid="0067e248"/>
    </style:style>
    <style:style style:name="P46" style:family="paragraph" style:parent-style-name="Standard">
      <style:text-properties officeooo:rsid="0103ba70" officeooo:paragraph-rsid="006cc756"/>
    </style:style>
    <style:style style:name="P47" style:family="paragraph" style:parent-style-name="Standard">
      <style:text-properties officeooo:rsid="0103ba70" officeooo:paragraph-rsid="006ecd82"/>
    </style:style>
    <style:style style:name="P48" style:family="paragraph" style:parent-style-name="Standard">
      <style:text-properties officeooo:rsid="0103ba70" officeooo:paragraph-rsid="0078fc16"/>
    </style:style>
    <style:style style:name="P49" style:family="paragraph" style:parent-style-name="Standard">
      <style:text-properties officeooo:rsid="0103ba70" officeooo:paragraph-rsid="007e7cc1"/>
    </style:style>
    <style:style style:name="P50" style:family="paragraph" style:parent-style-name="Standard">
      <style:text-properties officeooo:rsid="0103ba70" officeooo:paragraph-rsid="0083578d"/>
    </style:style>
    <style:style style:name="P51" style:family="paragraph" style:parent-style-name="Standard">
      <style:text-properties officeooo:rsid="0103ba70" officeooo:paragraph-rsid="0087d185"/>
    </style:style>
    <style:style style:name="P52" style:family="paragraph" style:parent-style-name="Standard">
      <style:text-properties officeooo:rsid="0103ba70" officeooo:paragraph-rsid="008c37e8"/>
    </style:style>
    <style:style style:name="P53" style:family="paragraph" style:parent-style-name="Standard">
      <style:text-properties officeooo:rsid="0103ba70" officeooo:paragraph-rsid="00964fe4"/>
    </style:style>
    <style:style style:name="P54" style:family="paragraph" style:parent-style-name="Standard">
      <style:text-properties officeooo:rsid="0103ba70" officeooo:paragraph-rsid="009e01e9"/>
    </style:style>
    <style:style style:name="P55" style:family="paragraph" style:parent-style-name="Standard">
      <style:text-properties officeooo:rsid="0103ba70" officeooo:paragraph-rsid="009fa0eb"/>
    </style:style>
    <style:style style:name="P56" style:family="paragraph" style:parent-style-name="Standard">
      <style:text-properties officeooo:rsid="0103ba70" officeooo:paragraph-rsid="00a18b49"/>
    </style:style>
    <style:style style:name="P57" style:family="paragraph" style:parent-style-name="Standard">
      <style:text-properties officeooo:rsid="0103ba70" officeooo:paragraph-rsid="00a621ab"/>
    </style:style>
    <style:style style:name="P58" style:family="paragraph" style:parent-style-name="Standard">
      <style:text-properties officeooo:rsid="0103ba70" officeooo:paragraph-rsid="00b1b7d9"/>
    </style:style>
    <style:style style:name="P59" style:family="paragraph" style:parent-style-name="Standard">
      <style:text-properties officeooo:rsid="0103ba70" officeooo:paragraph-rsid="00d3a383"/>
    </style:style>
    <style:style style:name="P60" style:family="paragraph" style:parent-style-name="Standard">
      <style:text-properties officeooo:rsid="0103ba70" officeooo:paragraph-rsid="00d823ce"/>
    </style:style>
    <style:style style:name="P61" style:family="paragraph" style:parent-style-name="Standard">
      <style:text-properties officeooo:rsid="0103ba70" officeooo:paragraph-rsid="00d83d57"/>
    </style:style>
    <style:style style:name="P62" style:family="paragraph" style:parent-style-name="Standard">
      <style:text-properties officeooo:rsid="0103ba70" officeooo:paragraph-rsid="00f2f124"/>
    </style:style>
    <style:style style:name="P63" style:family="paragraph" style:parent-style-name="Standard">
      <style:text-properties officeooo:rsid="0103ba70" officeooo:paragraph-rsid="00f7637d"/>
    </style:style>
    <style:style style:name="P64" style:family="paragraph" style:parent-style-name="Standard">
      <style:text-properties officeooo:rsid="0103ba70" officeooo:paragraph-rsid="0108b8e9"/>
    </style:style>
    <style:style style:name="P65" style:family="paragraph" style:parent-style-name="Standard">
      <style:text-properties officeooo:rsid="0103ba70" officeooo:paragraph-rsid="010b0562"/>
    </style:style>
    <style:style style:name="P66" style:family="paragraph" style:parent-style-name="Standard">
      <style:text-properties officeooo:rsid="0103ba70" officeooo:paragraph-rsid="010fdc29"/>
    </style:style>
    <style:style style:name="P67" style:family="paragraph" style:parent-style-name="Standard">
      <style:text-properties officeooo:rsid="0103ba70" officeooo:paragraph-rsid="011b3c62"/>
    </style:style>
    <style:style style:name="P68" style:family="paragraph" style:parent-style-name="Standard">
      <style:text-properties officeooo:rsid="0103ba70" officeooo:paragraph-rsid="011d3de9"/>
    </style:style>
    <style:style style:name="P69" style:family="paragraph" style:parent-style-name="Standard">
      <style:text-properties officeooo:rsid="0103ba70" officeooo:paragraph-rsid="012b4856"/>
    </style:style>
    <style:style style:name="P70" style:family="paragraph" style:parent-style-name="Standard">
      <style:text-properties officeooo:rsid="00272da6" officeooo:paragraph-rsid="00272da6"/>
    </style:style>
    <style:style style:name="P71" style:family="paragraph" style:parent-style-name="Standard">
      <style:text-properties officeooo:rsid="00272da6" officeooo:paragraph-rsid="00490514"/>
    </style:style>
    <style:style style:name="P72" style:family="paragraph" style:parent-style-name="Standard">
      <style:text-properties officeooo:rsid="00272da6" officeooo:paragraph-rsid="0051d571"/>
    </style:style>
    <style:style style:name="P73" style:family="paragraph" style:parent-style-name="Standard">
      <style:text-properties officeooo:rsid="00272da6" officeooo:paragraph-rsid="0053a1b3"/>
    </style:style>
    <style:style style:name="P74" style:family="paragraph" style:parent-style-name="Standard">
      <style:text-properties officeooo:rsid="00272da6" officeooo:paragraph-rsid="005aa5a7"/>
    </style:style>
    <style:style style:name="P75" style:family="paragraph" style:parent-style-name="Standard">
      <style:text-properties officeooo:rsid="00272da6" officeooo:paragraph-rsid="005fc6ef"/>
    </style:style>
    <style:style style:name="P76" style:family="paragraph" style:parent-style-name="Standard">
      <style:text-properties officeooo:rsid="00272da6" officeooo:paragraph-rsid="0067e248"/>
    </style:style>
    <style:style style:name="P77" style:family="paragraph" style:parent-style-name="Standard">
      <style:paragraph-properties fo:text-align="justify" style:justify-single-word="false"/>
      <style:text-properties officeooo:rsid="00272da6" officeooo:paragraph-rsid="0067e248"/>
    </style:style>
    <style:style style:name="P78" style:family="paragraph" style:parent-style-name="Standard">
      <style:paragraph-properties fo:text-align="justify" style:justify-single-word="false"/>
      <style:text-properties officeooo:rsid="00272da6" officeooo:paragraph-rsid="00964fe4"/>
    </style:style>
    <style:style style:name="P79" style:family="paragraph" style:parent-style-name="Standard">
      <style:paragraph-properties fo:text-align="justify" style:justify-single-word="false"/>
      <style:text-properties officeooo:rsid="00272da6" officeooo:paragraph-rsid="00a6388c"/>
    </style:style>
    <style:style style:name="P80" style:family="paragraph" style:parent-style-name="Standard">
      <style:paragraph-properties fo:text-align="justify" style:justify-single-word="false"/>
      <style:text-properties officeooo:rsid="00272da6" officeooo:paragraph-rsid="010e0880"/>
    </style:style>
    <style:style style:name="P81" style:family="paragraph" style:parent-style-name="Standard">
      <style:paragraph-properties fo:text-align="justify" style:justify-single-word="false"/>
      <style:text-properties officeooo:rsid="00272da6" officeooo:paragraph-rsid="011b7554"/>
    </style:style>
    <style:style style:name="P82" style:family="paragraph" style:parent-style-name="Standard">
      <style:paragraph-properties fo:text-align="justify" style:justify-single-word="false"/>
      <style:text-properties officeooo:rsid="00272da6" officeooo:paragraph-rsid="011d3de9"/>
    </style:style>
    <style:style style:name="P83" style:family="paragraph" style:parent-style-name="Standard">
      <style:paragraph-properties fo:text-align="justify" style:justify-single-word="false"/>
      <style:text-properties officeooo:rsid="00272da6" officeooo:paragraph-rsid="0129def4"/>
    </style:style>
    <style:style style:name="P84" style:family="paragraph" style:parent-style-name="Standard">
      <style:text-properties officeooo:rsid="00272da6" officeooo:paragraph-rsid="006cc756"/>
    </style:style>
    <style:style style:name="P85" style:family="paragraph" style:parent-style-name="Standard">
      <style:text-properties officeooo:rsid="00272da6" officeooo:paragraph-rsid="006ecd82"/>
    </style:style>
    <style:style style:name="P86" style:family="paragraph" style:parent-style-name="Standard">
      <style:text-properties officeooo:rsid="00272da6" officeooo:paragraph-rsid="0078fc16"/>
    </style:style>
    <style:style style:name="P87" style:family="paragraph" style:parent-style-name="Standard">
      <style:text-properties officeooo:rsid="00272da6" officeooo:paragraph-rsid="0108b8e9"/>
    </style:style>
    <style:style style:name="P88" style:family="paragraph" style:parent-style-name="Standard">
      <style:text-properties officeooo:rsid="00272da6" officeooo:paragraph-rsid="010b0562"/>
    </style:style>
    <style:style style:name="P89" style:family="paragraph" style:parent-style-name="Standard">
      <style:text-properties officeooo:paragraph-rsid="0042eb09"/>
    </style:style>
    <style:style style:name="P90" style:family="paragraph" style:parent-style-name="Standard">
      <style:text-properties officeooo:paragraph-rsid="00490514"/>
    </style:style>
    <style:style style:name="P91" style:family="paragraph" style:parent-style-name="Standard">
      <style:paragraph-properties fo:text-align="justify" style:justify-single-word="false"/>
      <style:text-properties officeooo:rsid="0042eb09" officeooo:paragraph-rsid="0042eb09"/>
    </style:style>
    <style:style style:name="P92" style:family="paragraph" style:parent-style-name="Standard">
      <style:paragraph-properties fo:text-align="justify" style:justify-single-word="false"/>
      <style:text-properties officeooo:rsid="0042eb09" officeooo:paragraph-rsid="0051d571"/>
    </style:style>
    <style:style style:name="P93" style:family="paragraph" style:parent-style-name="Standard">
      <style:text-properties officeooo:rsid="004b1f7f" officeooo:paragraph-rsid="004b1f7f"/>
    </style:style>
    <style:style style:name="P94"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Standard">
      <style:paragraph-properties fo:text-align="start" style:justify-single-word="false"/>
      <style:text-properties fo:color="#000000" style:font-name="Consolas" fo:font-size="10pt" officeooo:paragraph-rsid="008c37e8" style:font-size-asian="10pt"/>
    </style:style>
    <style:style style:name="P97" style:family="paragraph" style:parent-style-name="Standard">
      <style:paragraph-properties fo:text-align="start" style:justify-single-word="false"/>
      <style:text-properties fo:color="#000000" style:font-name="Consolas" fo:font-size="10pt" officeooo:paragraph-rsid="00a621ab" style:font-size-asian="10pt"/>
    </style:style>
    <style:style style:name="P98" style:family="paragraph" style:parent-style-name="Standard">
      <style:paragraph-properties fo:text-align="start" style:justify-single-word="false"/>
      <style:text-properties fo:color="#000000" style:font-name="Consolas" fo:font-size="10pt" officeooo:paragraph-rsid="00b1b7d9" style:font-size-asian="10pt"/>
    </style:style>
    <style:style style:name="P99"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d3a383" style:font-size-asian="10pt"/>
    </style:style>
    <style:style style:name="P100"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f2f124" style:font-size-asian="10pt"/>
    </style:style>
    <style:style style:name="P101"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f7637d" style:font-size-asian="10pt"/>
    </style:style>
    <style:style style:name="P102" style:family="paragraph" style:parent-style-name="Standard">
      <style:paragraph-properties fo:text-align="justify" style:justify-single-word="false"/>
      <style:text-properties fo:color="#0000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103" style:family="paragraph" style:parent-style-name="Standard">
      <style:text-properties officeooo:paragraph-rsid="0051d571"/>
    </style:style>
    <style:style style:name="P104"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105"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106"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107" style:family="paragraph" style:parent-style-name="Standard">
      <style:paragraph-properties fo:text-align="start" style:justify-single-word="false"/>
      <style:text-properties fo:color="#3f7f5f" style:font-name="Consolas" fo:font-size="10pt" officeooo:paragraph-rsid="00b556d5" style:font-size-asian="10pt"/>
    </style:style>
    <style:style style:name="P108" style:family="paragraph" style:parent-style-name="Standard">
      <style:paragraph-properties fo:text-align="justify" style:justify-single-word="false"/>
      <style:text-properties fo:color="#3f7f5f" style:font-name="Consolas" fo:font-size="10pt" style:text-underline-style="none" style:font-size-asian="10pt"/>
    </style:style>
    <style:style style:name="P109" style:family="paragraph" style:parent-style-name="Standard">
      <style:text-properties officeooo:paragraph-rsid="0053a1b3"/>
    </style:style>
    <style:style style:name="P110" style:family="paragraph" style:parent-style-name="Standard">
      <style:paragraph-properties fo:text-align="justify" style:justify-single-word="false"/>
      <style:text-properties officeooo:rsid="00570fd3" officeooo:paragraph-rsid="00570fd3"/>
    </style:style>
    <style:style style:name="P111" style:family="paragraph" style:parent-style-name="Standard">
      <style:text-properties officeooo:paragraph-rsid="005fc6ef"/>
    </style:style>
    <style:style style:name="P112" style:family="paragraph" style:parent-style-name="Standard">
      <style:text-properties officeooo:rsid="00631401" officeooo:paragraph-rsid="00631401"/>
    </style:style>
    <style:style style:name="P113" style:family="paragraph" style:parent-style-name="Standard">
      <style:text-properties officeooo:rsid="00631401" officeooo:paragraph-rsid="0067e248"/>
    </style:style>
    <style:style style:name="P114" style:family="paragraph" style:parent-style-name="Standard">
      <style:text-properties officeooo:rsid="00631401" officeooo:paragraph-rsid="006cc756"/>
    </style:style>
    <style:style style:name="P115" style:family="paragraph" style:parent-style-name="Standard">
      <style:text-properties officeooo:rsid="00631401" officeooo:paragraph-rsid="006ecd82"/>
    </style:style>
    <style:style style:name="P116" style:family="paragraph" style:parent-style-name="Standard">
      <style:text-properties officeooo:rsid="00631401" officeooo:paragraph-rsid="0078fc16"/>
    </style:style>
    <style:style style:name="P117" style:family="paragraph" style:parent-style-name="Standard">
      <style:text-properties officeooo:rsid="00631401" officeooo:paragraph-rsid="010b0562"/>
    </style:style>
    <style:style style:name="P118" style:family="paragraph" style:parent-style-name="Standard">
      <style:text-properties officeooo:rsid="00631401" officeooo:paragraph-rsid="0108b8e9"/>
    </style:style>
    <style:style style:name="P119" style:family="paragraph" style:parent-style-name="Standard">
      <style:text-properties officeooo:paragraph-rsid="0067e248"/>
    </style:style>
    <style:style style:name="P120" style:family="paragraph" style:parent-style-name="Standard">
      <style:text-properties officeooo:paragraph-rsid="006cc756"/>
    </style:style>
    <style:style style:name="P121" style:family="paragraph" style:parent-style-name="Standard">
      <style:paragraph-properties fo:text-align="justify" style:justify-single-word="false"/>
      <style:text-properties officeooo:rsid="006d183d" officeooo:paragraph-rsid="006d183d"/>
    </style:style>
    <style:style style:name="P122" style:family="paragraph" style:parent-style-name="Standard">
      <style:paragraph-properties fo:text-align="justify" style:justify-single-word="false"/>
      <style:text-properties officeooo:rsid="006d183d" officeooo:paragraph-rsid="006ecd82"/>
    </style:style>
    <style:style style:name="P123" style:family="paragraph" style:parent-style-name="Standard">
      <style:text-properties officeooo:paragraph-rsid="006ecd82"/>
    </style:style>
    <style:style style:name="P124" style:family="paragraph" style:parent-style-name="Standard">
      <style:text-properties officeooo:rsid="00684807" officeooo:paragraph-rsid="00736b32"/>
    </style:style>
    <style:style style:name="P125" style:family="paragraph" style:parent-style-name="Standard">
      <style:text-properties officeooo:paragraph-rsid="0078fc16"/>
    </style:style>
    <style:style style:name="P126" style:family="paragraph" style:parent-style-name="Standard">
      <style:paragraph-properties fo:text-align="justify" style:justify-single-word="false"/>
      <style:text-properties officeooo:rsid="007ddfe8" officeooo:paragraph-rsid="007e7cc1"/>
    </style:style>
    <style:style style:name="P127" style:family="paragraph" style:parent-style-name="Standard">
      <style:paragraph-properties fo:text-align="justify" style:justify-single-word="false"/>
      <style:text-properties officeooo:rsid="007ddfe8" officeooo:paragraph-rsid="0083578d"/>
    </style:style>
    <style:style style:name="P128" style:family="paragraph" style:parent-style-name="Standard">
      <style:paragraph-properties fo:text-align="justify" style:justify-single-word="false"/>
      <style:text-properties officeooo:rsid="007ddfe8" officeooo:paragraph-rsid="0087d185"/>
    </style:style>
    <style:style style:name="P129" style:family="paragraph" style:parent-style-name="Standard">
      <style:paragraph-properties fo:text-align="justify" style:justify-single-word="false"/>
      <style:text-properties officeooo:rsid="007ddfe8" officeooo:paragraph-rsid="008c37e8"/>
    </style:style>
    <style:style style:name="P130" style:family="paragraph" style:parent-style-name="Standard">
      <style:paragraph-properties fo:text-align="justify" style:justify-single-word="false"/>
      <style:text-properties officeooo:rsid="007ddfe8" officeooo:paragraph-rsid="00964fe4"/>
    </style:style>
    <style:style style:name="P131" style:family="paragraph" style:parent-style-name="Standard">
      <style:paragraph-properties fo:text-align="justify" style:justify-single-word="false"/>
      <style:text-properties officeooo:rsid="007ddfe8" officeooo:paragraph-rsid="009e01e9"/>
    </style:style>
    <style:style style:name="P132" style:family="paragraph" style:parent-style-name="Standard">
      <style:paragraph-properties fo:text-align="justify" style:justify-single-word="false"/>
      <style:text-properties officeooo:rsid="007ddfe8" officeooo:paragraph-rsid="009fa0eb"/>
    </style:style>
    <style:style style:name="P133" style:family="paragraph" style:parent-style-name="Standard">
      <style:paragraph-properties fo:text-align="justify" style:justify-single-word="false"/>
      <style:text-properties officeooo:rsid="007ddfe8" officeooo:paragraph-rsid="00a18b49"/>
    </style:style>
    <style:style style:name="P134" style:family="paragraph" style:parent-style-name="Standard">
      <style:paragraph-properties fo:text-align="justify" style:justify-single-word="false"/>
      <style:text-properties officeooo:rsid="007ddfe8" officeooo:paragraph-rsid="00b1b7d9"/>
    </style:style>
    <style:style style:name="P135" style:family="paragraph" style:parent-style-name="Standard">
      <style:paragraph-properties fo:text-align="justify" style:justify-single-word="false"/>
      <style:text-properties officeooo:rsid="007ddfe8" officeooo:paragraph-rsid="00d3a383"/>
    </style:style>
    <style:style style:name="P136" style:family="paragraph" style:parent-style-name="Standard">
      <style:paragraph-properties fo:text-align="justify" style:justify-single-word="false"/>
      <style:text-properties officeooo:rsid="007ddfe8" officeooo:paragraph-rsid="00d823ce"/>
    </style:style>
    <style:style style:name="P137" style:family="paragraph" style:parent-style-name="Standard">
      <style:paragraph-properties fo:text-align="justify" style:justify-single-word="false"/>
      <style:text-properties officeooo:rsid="007ddfe8" officeooo:paragraph-rsid="011b3c62"/>
    </style:style>
    <style:style style:name="P138" style:family="paragraph" style:parent-style-name="Standard">
      <style:paragraph-properties fo:text-align="justify" style:justify-single-word="false"/>
      <style:text-properties officeooo:rsid="007ddfe8" officeooo:paragraph-rsid="011d3de9"/>
    </style:style>
    <style:style style:name="P139" style:family="paragraph" style:parent-style-name="Standard">
      <style:paragraph-properties fo:text-align="justify" style:justify-single-word="false"/>
      <style:text-properties officeooo:rsid="007ddfe8" officeooo:paragraph-rsid="0129def4"/>
    </style:style>
    <style:style style:name="P140" style:family="paragraph" style:parent-style-name="Standard">
      <style:text-properties officeooo:rsid="007e7cc1" officeooo:paragraph-rsid="007f9b52"/>
    </style:style>
    <style:style style:name="P141" style:family="paragraph" style:parent-style-name="Standard">
      <style:text-properties officeooo:rsid="007e7cc1" officeooo:paragraph-rsid="0087d185"/>
    </style:style>
    <style:style style:name="P142" style:family="paragraph" style:parent-style-name="Standard">
      <style:text-properties officeooo:rsid="007e7cc1" officeooo:paragraph-rsid="008c37e8"/>
    </style:style>
    <style:style style:name="P143" style:family="paragraph" style:parent-style-name="Standard">
      <style:paragraph-properties fo:text-align="justify" style:justify-single-word="false"/>
    </style:style>
    <style:style style:name="P144" style:family="paragraph" style:parent-style-name="Standard">
      <style:paragraph-properties fo:text-align="justify" style:justify-single-word="false"/>
      <style:text-properties officeooo:paragraph-rsid="007eeebb"/>
    </style:style>
    <style:style style:name="P145" style:family="paragraph" style:parent-style-name="Standard">
      <style:paragraph-properties fo:text-align="justify" style:justify-single-word="false"/>
      <style:text-properties officeooo:paragraph-rsid="0083578d"/>
    </style:style>
    <style:style style:name="P146" style:family="paragraph" style:parent-style-name="Standard">
      <style:paragraph-properties fo:text-align="justify" style:justify-single-word="false"/>
      <style:text-properties officeooo:paragraph-rsid="0087d185"/>
    </style:style>
    <style:style style:name="P147" style:family="paragraph" style:parent-style-name="Standard">
      <style:paragraph-properties fo:text-align="justify" style:justify-single-word="false"/>
      <style:text-properties officeooo:paragraph-rsid="008c37e8"/>
    </style:style>
    <style:style style:name="P148" style:family="paragraph" style:parent-style-name="Standard">
      <style:paragraph-properties fo:text-align="justify" style:justify-single-word="false"/>
      <style:text-properties officeooo:paragraph-rsid="00964fe4"/>
    </style:style>
    <style:style style:name="P149" style:family="paragraph" style:parent-style-name="Standard">
      <style:paragraph-properties fo:text-align="justify" style:justify-single-word="false"/>
      <style:text-properties officeooo:paragraph-rsid="009e01e9"/>
    </style:style>
    <style:style style:name="P150" style:family="paragraph" style:parent-style-name="Standard">
      <style:paragraph-properties fo:text-align="justify" style:justify-single-word="false"/>
      <style:text-properties officeooo:paragraph-rsid="009fa0eb"/>
    </style:style>
    <style:style style:name="P151" style:family="paragraph" style:parent-style-name="Standard">
      <style:paragraph-properties fo:text-align="justify" style:justify-single-word="false"/>
      <style:text-properties officeooo:paragraph-rsid="00a18b49"/>
    </style:style>
    <style:style style:name="P152" style:family="paragraph" style:parent-style-name="Standard">
      <style:paragraph-properties fo:text-align="justify" style:justify-single-word="false"/>
      <style:text-properties officeooo:paragraph-rsid="00b1b7d9"/>
    </style:style>
    <style:style style:name="P153" style:family="paragraph" style:parent-style-name="Standard">
      <style:paragraph-properties fo:text-align="justify" style:justify-single-word="false"/>
      <style:text-properties officeooo:paragraph-rsid="00cc1c4c"/>
    </style:style>
    <style:style style:name="P154" style:family="paragraph" style:parent-style-name="Standard">
      <style:paragraph-properties fo:text-align="justify" style:justify-single-word="false"/>
      <style:text-properties officeooo:paragraph-rsid="00d3a383"/>
    </style:style>
    <style:style style:name="P155" style:family="paragraph" style:parent-style-name="Standard">
      <style:paragraph-properties fo:text-align="justify" style:justify-single-word="false"/>
      <style:text-properties officeooo:paragraph-rsid="00d823ce"/>
    </style:style>
    <style:style style:name="P156" style:family="paragraph" style:parent-style-name="Standard">
      <style:paragraph-properties fo:text-align="justify" style:justify-single-word="false"/>
      <style:text-properties officeooo:paragraph-rsid="00d83d57"/>
    </style:style>
    <style:style style:name="P157" style:family="paragraph" style:parent-style-name="Standard">
      <style:paragraph-properties fo:text-align="justify" style:justify-single-word="false"/>
      <style:text-properties officeooo:paragraph-rsid="00f09877"/>
    </style:style>
    <style:style style:name="P158" style:family="paragraph" style:parent-style-name="Standard">
      <style:paragraph-properties fo:text-align="justify" style:justify-single-word="false"/>
      <style:text-properties officeooo:paragraph-rsid="00f24af6"/>
    </style:style>
    <style:style style:name="P159" style:family="paragraph" style:parent-style-name="Standard">
      <style:paragraph-properties fo:text-align="justify" style:justify-single-word="false"/>
      <style:text-properties officeooo:paragraph-rsid="00f6c32b"/>
    </style:style>
    <style:style style:name="P160" style:family="paragraph" style:parent-style-name="Standard">
      <style:paragraph-properties fo:text-align="justify" style:justify-single-word="false"/>
      <style:text-properties officeooo:paragraph-rsid="011b3c62"/>
    </style:style>
    <style:style style:name="P161" style:family="paragraph" style:parent-style-name="Standard">
      <style:paragraph-properties fo:text-align="justify" style:justify-single-word="false"/>
      <style:text-properties officeooo:paragraph-rsid="011b7554"/>
    </style:style>
    <style:style style:name="P162" style:family="paragraph" style:parent-style-name="Standard">
      <style:paragraph-properties fo:text-align="justify" style:justify-single-word="false"/>
      <style:text-properties officeooo:paragraph-rsid="011d3de9"/>
    </style:style>
    <style:style style:name="P163" style:family="paragraph" style:parent-style-name="Standard">
      <style:paragraph-properties fo:text-align="justify" style:justify-single-word="false"/>
      <style:text-properties officeooo:paragraph-rsid="0129def4"/>
    </style:style>
    <style:style style:name="P164" style:family="paragraph" style:parent-style-name="Standard">
      <style:paragraph-properties fo:text-align="justify" style:justify-single-word="false"/>
      <style:text-properties officeooo:rsid="007eeebb" officeooo:paragraph-rsid="007eeebb"/>
    </style:style>
    <style:style style:name="P165" style:family="paragraph" style:parent-style-name="Standard">
      <style:paragraph-properties fo:text-align="justify" style:justify-single-word="false"/>
      <style:text-properties officeooo:rsid="007eeebb" officeooo:paragraph-rsid="0083578d"/>
    </style:style>
    <style:style style:name="P166" style:family="paragraph" style:parent-style-name="Standard">
      <style:paragraph-properties fo:text-align="justify" style:justify-single-word="false"/>
      <style:text-properties officeooo:rsid="007eeebb" officeooo:paragraph-rsid="0087d185"/>
    </style:style>
    <style:style style:name="P167" style:family="paragraph" style:parent-style-name="Standard">
      <style:paragraph-properties fo:text-align="justify" style:justify-single-word="false"/>
      <style:text-properties officeooo:rsid="007eeebb" officeooo:paragraph-rsid="008c37e8"/>
    </style:style>
    <style:style style:name="P168" style:family="paragraph" style:parent-style-name="Standard">
      <style:paragraph-properties fo:text-align="justify" style:justify-single-word="false"/>
      <style:text-properties officeooo:rsid="007eeebb" officeooo:paragraph-rsid="00964fe4"/>
    </style:style>
    <style:style style:name="P169" style:family="paragraph" style:parent-style-name="Standard">
      <style:paragraph-properties fo:text-align="justify" style:justify-single-word="false"/>
      <style:text-properties officeooo:rsid="007eeebb" officeooo:paragraph-rsid="009e01e9"/>
    </style:style>
    <style:style style:name="P170" style:family="paragraph" style:parent-style-name="Standard">
      <style:paragraph-properties fo:text-align="justify" style:justify-single-word="false"/>
      <style:text-properties officeooo:rsid="007eeebb" officeooo:paragraph-rsid="009fa0eb"/>
    </style:style>
    <style:style style:name="P171" style:family="paragraph" style:parent-style-name="Standard">
      <style:paragraph-properties fo:text-align="justify" style:justify-single-word="false"/>
      <style:text-properties officeooo:rsid="007eeebb" officeooo:paragraph-rsid="00a18b49"/>
    </style:style>
    <style:style style:name="P172" style:family="paragraph" style:parent-style-name="Standard">
      <style:paragraph-properties fo:text-align="justify" style:justify-single-word="false"/>
      <style:text-properties officeooo:rsid="007eeebb" officeooo:paragraph-rsid="00b1b7d9"/>
    </style:style>
    <style:style style:name="P173" style:family="paragraph" style:parent-style-name="Standard">
      <style:paragraph-properties fo:text-align="justify" style:justify-single-word="false"/>
      <style:text-properties officeooo:rsid="007eeebb" officeooo:paragraph-rsid="00cc1c4c"/>
    </style:style>
    <style:style style:name="P174" style:family="paragraph" style:parent-style-name="Standard">
      <style:paragraph-properties fo:text-align="justify" style:justify-single-word="false"/>
      <style:text-properties officeooo:rsid="007eeebb" officeooo:paragraph-rsid="00d3a383"/>
    </style:style>
    <style:style style:name="P175" style:family="paragraph" style:parent-style-name="Standard">
      <style:paragraph-properties fo:text-align="justify" style:justify-single-word="false"/>
      <style:text-properties officeooo:rsid="007eeebb" officeooo:paragraph-rsid="00f24af6"/>
    </style:style>
    <style:style style:name="P176" style:family="paragraph" style:parent-style-name="Standard">
      <style:paragraph-properties fo:text-align="justify" style:justify-single-word="false"/>
      <style:text-properties officeooo:rsid="007eeebb" officeooo:paragraph-rsid="00f6c32b"/>
    </style:style>
    <style:style style:name="P177" style:family="paragraph" style:parent-style-name="Standard">
      <style:paragraph-properties fo:text-align="start" style:justify-single-word="false"/>
      <style:text-properties fo:color="#40808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178" style:family="paragraph" style:parent-style-name="Standard">
      <style:paragraph-properties fo:text-align="start" style:justify-single-word="false"/>
      <style:text-properties fo:color="#408080" style:font-name="Consolas" fo:font-size="10pt" officeooo:paragraph-rsid="0087d185" style:font-size-asian="10pt"/>
    </style:style>
    <style:style style:name="P179" style:family="paragraph" style:parent-style-name="Standard">
      <style:paragraph-properties fo:text-align="start" style:justify-single-word="false"/>
      <style:text-properties fo:color="#408080" style:font-name="Consolas" fo:font-size="10pt" officeooo:paragraph-rsid="008c37e8" style:font-size-asian="10pt"/>
    </style:style>
    <style:style style:name="P180" style:family="paragraph" style:parent-style-name="Standard">
      <style:paragraph-properties fo:text-align="start" style:justify-single-word="false"/>
      <style:text-properties fo:color="#408080" style:font-name="Consolas" fo:font-size="10pt" officeooo:paragraph-rsid="00a621ab" style:font-size-asian="10pt"/>
    </style:style>
    <style:style style:name="P181" style:family="paragraph" style:parent-style-name="Standard">
      <style:paragraph-properties fo:text-align="start" style:justify-single-word="false"/>
      <style:text-properties fo:color="#408080" style:font-name="Consolas" fo:font-size="10pt" officeooo:paragraph-rsid="00b1b7d9" style:font-size-asian="10pt"/>
    </style:style>
    <style:style style:name="P182" style:family="paragraph" style:parent-style-name="Standard">
      <style:paragraph-properties fo:text-align="justify" style:justify-single-word="false"/>
      <style:text-properties officeooo:rsid="00799b55" officeooo:paragraph-rsid="0087d185"/>
    </style:style>
    <style:style style:name="P183" style:family="paragraph" style:parent-style-name="Standard">
      <style:paragraph-properties fo:text-align="justify" style:justify-single-word="false"/>
      <style:text-properties officeooo:rsid="00799b55" officeooo:paragraph-rsid="008c37e8"/>
    </style:style>
    <style:style style:name="P184" style:family="paragraph" style:parent-style-name="Standard">
      <style:paragraph-properties fo:text-align="justify" style:justify-single-word="false"/>
      <style:text-properties officeooo:rsid="00799b55" officeooo:paragraph-rsid="00964fe4"/>
    </style:style>
    <style:style style:name="P185" style:family="paragraph" style:parent-style-name="Standard">
      <style:paragraph-properties fo:text-align="justify" style:justify-single-word="false"/>
      <style:text-properties officeooo:rsid="00799b55" officeooo:paragraph-rsid="009fa0eb"/>
    </style:style>
    <style:style style:name="P186" style:family="paragraph" style:parent-style-name="Standard">
      <style:paragraph-properties fo:text-align="justify" style:justify-single-word="false"/>
      <style:text-properties officeooo:rsid="00799b55" officeooo:paragraph-rsid="00a18b49"/>
    </style:style>
    <style:style style:name="P187" style:family="paragraph" style:parent-style-name="Standard">
      <style:text-properties officeooo:rsid="00799b55" officeooo:paragraph-rsid="010b0562"/>
    </style:style>
    <style:style style:name="P188" style:family="paragraph" style:parent-style-name="Standard">
      <style:text-properties officeooo:paragraph-rsid="0087d185"/>
    </style:style>
    <style:style style:name="P189" style:family="paragraph" style:parent-style-name="Standard">
      <style:paragraph-properties fo:text-align="start" style:justify-single-word="false"/>
      <style:text-properties officeooo:paragraph-rsid="0087d185"/>
    </style:style>
    <style:style style:name="P190" style:family="paragraph" style:parent-style-name="Standard">
      <style:paragraph-properties fo:text-align="start" style:justify-single-word="false"/>
      <style:text-properties officeooo:paragraph-rsid="008c37e8"/>
    </style:style>
    <style:style style:name="P191" style:family="paragraph" style:parent-style-name="Standard">
      <style:paragraph-properties fo:text-align="start" style:justify-single-word="false"/>
      <style:text-properties officeooo:paragraph-rsid="00b556d5"/>
    </style:style>
    <style:style style:name="P192" style:family="paragraph" style:parent-style-name="Standard">
      <style:paragraph-properties fo:text-align="justify" style:justify-single-word="false"/>
      <style:text-properties officeooo:rsid="008afe7f" officeooo:paragraph-rsid="008afe7f"/>
    </style:style>
    <style:style style:name="P193"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194"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195"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196"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197"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198"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199"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200"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201"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202"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203"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204"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205"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206"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207"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208"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209"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210"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211"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212"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213"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214" style:family="paragraph" style:parent-style-name="Standard">
      <style:text-properties officeooo:paragraph-rsid="008c37e8"/>
    </style:style>
    <style:style style:name="P215" style:family="paragraph" style:parent-style-name="Standard">
      <style:paragraph-properties fo:text-align="justify" style:justify-single-word="false"/>
      <style:text-properties officeooo:rsid="00a257b5" officeooo:paragraph-rsid="009fa0eb"/>
    </style:style>
    <style:style style:name="P216" style:family="paragraph" style:parent-style-name="Standard">
      <style:paragraph-properties fo:text-align="justify" style:justify-single-word="false"/>
      <style:text-properties officeooo:rsid="00a257b5" officeooo:paragraph-rsid="00a257b5"/>
    </style:style>
    <style:style style:name="P217" style:family="paragraph" style:parent-style-name="Standard">
      <style:paragraph-properties fo:text-align="justify" style:justify-single-word="false"/>
      <style:text-properties officeooo:rsid="00a257b5" officeooo:paragraph-rsid="00b1b7d9"/>
    </style:style>
    <style:style style:name="P218" style:family="paragraph" style:parent-style-name="Standard">
      <style:paragraph-properties fo:text-align="justify" style:justify-single-word="false"/>
      <style:text-properties officeooo:rsid="00a257b5" officeooo:paragraph-rsid="00cc1c4c"/>
    </style:style>
    <style:style style:name="P219" style:family="paragraph" style:parent-style-name="Standard">
      <style:paragraph-properties fo:text-align="justify" style:justify-single-word="false"/>
      <style:text-properties officeooo:rsid="00a257b5" officeooo:paragraph-rsid="00d3a383"/>
    </style:style>
    <style:style style:name="P220" style:family="paragraph" style:parent-style-name="Standard">
      <style:paragraph-properties fo:text-align="justify" style:justify-single-word="false"/>
      <style:text-properties officeooo:rsid="00a257b5" officeooo:paragraph-rsid="00d83d57"/>
    </style:style>
    <style:style style:name="P221" style:family="paragraph" style:parent-style-name="Standard">
      <style:paragraph-properties fo:text-align="justify" style:justify-single-word="false"/>
      <style:text-properties officeooo:rsid="00a257b5" officeooo:paragraph-rsid="00f24af6"/>
    </style:style>
    <style:style style:name="P222" style:family="paragraph" style:parent-style-name="Standard">
      <style:paragraph-properties fo:text-align="justify" style:justify-single-word="false"/>
      <style:text-properties officeooo:rsid="00a257b5" officeooo:paragraph-rsid="00f6c32b"/>
    </style:style>
    <style:style style:name="P223" style:family="paragraph" style:parent-style-name="Standard">
      <style:text-properties officeooo:paragraph-rsid="00a621ab"/>
    </style:style>
    <style:style style:name="P224" style:family="paragraph" style:parent-style-name="Standard">
      <style:text-properties officeooo:paragraph-rsid="00b1b7d9"/>
    </style:style>
    <style:style style:name="P225" style:family="paragraph" style:parent-style-name="Standard">
      <style:text-properties officeooo:paragraph-rsid="00d3a383"/>
    </style:style>
    <style:style style:name="P226" style:family="paragraph" style:parent-style-name="Standard">
      <style:text-properties officeooo:paragraph-rsid="00f2f124"/>
    </style:style>
    <style:style style:name="P227" style:family="paragraph" style:parent-style-name="Standard">
      <style:paragraph-properties fo:text-align="justify" style:justify-single-word="false"/>
      <style:text-properties fo:color="#007dc3"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28" style:family="paragraph" style:parent-style-name="Standard">
      <style:paragraph-properties fo:text-align="justify" style:justify-single-word="false"/>
      <style:text-properties fo:color="#007dc3"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29" style:family="paragraph" style:parent-style-name="Standard">
      <style:paragraph-properties fo:text-align="justify" style:justify-single-word="false"/>
      <style:text-properties fo:color="#007dc3"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30" style:family="paragraph" style:parent-style-name="Standard">
      <style:paragraph-properties fo:text-align="justify" style:justify-single-word="false"/>
      <style:text-properties fo:color="#007dc3"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31" style:family="paragraph" style:parent-style-name="Standard">
      <style:paragraph-properties fo:text-align="justify" style:justify-single-word="false"/>
      <style:text-properties fo:color="#007dc3"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32" style:family="paragraph" style:parent-style-name="Standard">
      <style:text-properties officeooo:paragraph-rsid="00f7637d"/>
    </style:style>
    <style:style style:name="P233" style:family="paragraph" style:parent-style-name="Standard">
      <style:text-properties officeooo:paragraph-rsid="010b0562"/>
    </style:style>
    <style:style style:name="P234" style:family="paragraph" style:parent-style-name="Standard">
      <style:text-properties officeooo:rsid="010fdc29" officeooo:paragraph-rsid="010fdc29"/>
    </style:style>
    <style:style style:name="P235" style:family="paragraph" style:parent-style-name="Standard">
      <style:paragraph-properties fo:text-align="justify" style:justify-single-word="false"/>
      <style:text-properties officeooo:rsid="011b7554" officeooo:paragraph-rsid="011b7554"/>
    </style:style>
    <style:style style:name="P236" style:family="paragraph" style:parent-style-name="Standard">
      <style:paragraph-properties fo:text-align="justify" style:justify-single-word="false"/>
      <style:text-properties officeooo:rsid="011b7554" officeooo:paragraph-rsid="011d3de9"/>
    </style:style>
    <style:style style:name="P237" style:family="paragraph" style:parent-style-name="Standard">
      <style:paragraph-properties fo:text-align="justify" style:justify-single-word="false"/>
      <style:text-properties officeooo:rsid="011b7554" officeooo:paragraph-rsid="0129def4"/>
    </style:style>
    <style:style style:name="P238" style:family="paragraph" style:parent-style-name="Standard">
      <style:paragraph-properties fo:text-align="justify" style:justify-single-word="false"/>
      <style:text-properties officeooo:rsid="011d3de9" officeooo:paragraph-rsid="011d3de9"/>
    </style:style>
    <style:style style:name="P239" style:family="paragraph" style:parent-style-name="Standard">
      <style:paragraph-properties fo:text-align="justify" style:justify-single-word="false"/>
      <style:text-properties officeooo:rsid="011d3de9" officeooo:paragraph-rsid="0129def4"/>
    </style:style>
    <style:style style:name="P240" style:family="paragraph" style:parent-style-name="Standard">
      <style:text-properties officeooo:rsid="01211eb1" officeooo:paragraph-rsid="01211eb1"/>
    </style:style>
    <style:style style:name="P241" style:family="paragraph" style:parent-style-name="Standard">
      <style:text-properties officeooo:rsid="01211eb1" officeooo:paragraph-rsid="012b4856"/>
    </style:style>
    <style:style style:name="P242" style:family="paragraph" style:parent-style-name="Standard">
      <style:paragraph-properties fo:text-align="justify" style:justify-single-word="false"/>
      <style:text-properties style:text-underline-style="none"/>
    </style:style>
    <style:style style:name="P243" style:family="paragraph" style:parent-style-name="Standard">
      <style:paragraph-properties fo:text-align="justify" style:justify-single-word="false"/>
      <style:text-properties style:text-underline-style="none" officeooo:paragraph-rsid="012b4856"/>
    </style:style>
    <style:style style:name="P24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245"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246"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247" style:family="paragraph" style:parent-style-name="Footer">
      <style:text-properties style:font-name="Calibri" fo:font-size="11pt" fo:language="ca" fo:country="ES" officeooo:paragraph-rsid="001dc238" style:font-size-asian="11pt" style:font-size-complex="11pt"/>
    </style:style>
    <style:style style:name="P248" style:family="paragraph" style:parent-style-name="Standard">
      <style:paragraph-properties fo:margin-top="0.499cm" fo:margin-bottom="0.199cm" loext:contextual-spacing="false" fo:text-align="end" style:justify-single-word="false"/>
      <style:text-properties fo:color="#007dc3" style:font-name="Calibri1" fo:font-size="14pt" fo:font-weight="bold" officeooo:rsid="001bba47" officeooo:paragraph-rsid="001bba47" style:font-size-asian="14pt" style:font-weight-asian="bold" style:font-size-complex="14pt" style:font-weight-complex="bold"/>
    </style:style>
    <style:style style:name="P249" style:family="paragraph" style:parent-style-name="Standard">
      <style:paragraph-properties fo:margin-top="0.499cm" fo:margin-bottom="0.199cm" loext:contextual-spacing="false" fo:text-align="end" style:justify-single-word="false"/>
      <style:text-properties fo:color="#007dc3" style:font-name="Calibri1" fo:font-size="14pt" officeooo:rsid="001bba47" officeooo:paragraph-rsid="001bba47" style:font-size-asian="14pt" style:font-size-complex="14pt"/>
    </style:style>
    <style:style style:name="P250" style:family="paragraph" style:parent-style-name="Standard">
      <style:paragraph-properties fo:margin-top="0.499cm" fo:margin-bottom="0.199cm" loext:contextual-spacing="false" fo:text-align="center" style:justify-single-word="false"/>
      <style:text-properties fo:color="#cc3300" style:font-name="Calibri1" fo:font-size="14pt" fo:font-weight="bold" officeooo:rsid="001bba47" officeooo:paragraph-rsid="001bba47" style:font-size-asian="14pt" style:font-weight-asian="bold" style:font-size-complex="14pt" style:font-weight-complex="bold"/>
    </style:style>
    <style:style style:name="P251"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51fa" officeooo:paragraph-rsid="002651fa" style:font-size-asian="24.5pt" style:font-weight-asian="bold" style:font-size-complex="28pt" style:font-weight-complex="bold"/>
    </style:style>
    <style:style style:name="P252" style:family="paragraph" style:parent-style-name="Standard">
      <style:paragraph-properties fo:margin-top="0.499cm" fo:margin-bottom="0.199cm" loext:contextual-spacing="false" fo:text-align="end" style:justify-single-word="false"/>
      <style:text-properties officeooo:paragraph-rsid="001bba47"/>
    </style:style>
    <style:style style:name="P253"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254"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255"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256"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257" style:family="paragraph" style:parent-style-name="Standard">
      <style:paragraph-properties fo:margin-top="0cm" fo:margin-bottom="0.212cm" loext:contextual-spacing="false" fo:text-align="start" style:justify-single-word="false"/>
      <style:text-properties style:font-name="Calibri" fo:language="ca" fo:country="ES" officeooo:rsid="002c3bd6" officeooo:paragraph-rsid="002c3bd6" style:font-name-complex="Arial Narrow1"/>
    </style:style>
    <style:style style:name="P258"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259" style:family="paragraph" style:parent-style-name="Standard">
      <style:paragraph-properties fo:margin-left="0cm" fo:margin-right="0cm" fo:text-align="start" style:justify-single-word="false" fo:text-indent="0cm" style:auto-text-indent="false"/>
    </style:style>
    <style:style style:name="P260" style:family="paragraph" style:parent-style-name="Standard">
      <style:paragraph-properties fo:margin-left="0cm" fo:margin-right="0cm" fo:text-align="start" style:justify-single-word="false" fo:text-indent="0cm" style:auto-text-indent="false"/>
      <style:text-properties officeooo:paragraph-rsid="00bc906c"/>
    </style:style>
    <style:style style:name="P261" style:family="paragraph" style:parent-style-name="Standard">
      <style:paragraph-properties fo:margin-left="0cm" fo:margin-right="0cm" fo:text-align="start" style:justify-single-word="false" fo:text-indent="0cm" style:auto-text-indent="false"/>
      <style:text-properties officeooo:paragraph-rsid="00bd84ae"/>
    </style:style>
    <style:style style:name="P262" style:family="paragraph" style:parent-style-name="Standard">
      <style:paragraph-properties fo:margin-left="0cm" fo:margin-right="0cm" fo:text-align="start" style:justify-single-word="false" fo:text-indent="0cm" style:auto-text-indent="false"/>
      <style:text-properties officeooo:paragraph-rsid="00d3a383"/>
    </style:style>
    <style:style style:name="P263" style:family="paragraph" style:parent-style-name="Standard">
      <style:paragraph-properties fo:margin-left="0cm" fo:margin-right="0cm" fo:text-align="start" style:justify-single-word="false" fo:text-indent="0cm" style:auto-text-indent="false"/>
      <style:text-properties officeooo:paragraph-rsid="00f6c32b"/>
    </style:style>
    <style:style style:name="P264"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265" style:family="paragraph" style:parent-style-name="Standard">
      <style:paragraph-properties fo:margin-left="0cm" fo:margin-right="0cm" fo:text-align="start" style:justify-single-word="false" fo:text-indent="0cm" style:auto-text-indent="false"/>
      <style:text-properties fo:color="#3f7f5f" style:font-name="Consolas" fo:font-size="10pt" officeooo:paragraph-rsid="00f6c32b" style:font-size-asian="10pt"/>
    </style:style>
    <style:style style:name="P266" style:family="paragraph" style:parent-style-name="Standard">
      <style:paragraph-properties fo:margin-left="0cm" fo:margin-right="0cm" fo:text-align="start" style:justify-single-word="false" fo:text-indent="0cm" style:auto-text-indent="false"/>
      <style:text-properties fo:color="#3f7f5f" style:font-name="Consolas" fo:font-size="10pt" style:text-underline-style="none" officeooo:paragraph-rsid="00d83d57" style:font-size-asian="10pt"/>
    </style:style>
    <style:style style:name="P267" style:family="paragraph" style:parent-style-name="Standard">
      <style:paragraph-properties fo:margin-left="0cm" fo:margin-right="0cm" fo:text-align="start" style:justify-single-word="false" fo:text-indent="0cm" style:auto-text-indent="false"/>
      <style:text-properties fo:color="#3f7f5f" style:font-name="Consolas" fo:font-size="10pt" style:text-underline-style="none" officeooo:paragraph-rsid="00f6c32b" style:font-size-asian="10pt"/>
    </style:style>
    <style:style style:name="P268"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269"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270"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271" style:family="paragraph" style:parent-style-name="Standard">
      <style:paragraph-properties fo:margin-left="0cm" fo:margin-right="0cm" fo:text-align="start" style:justify-single-word="false" fo:text-indent="0cm" style:auto-text-indent="false"/>
      <style:text-properties fo:color="#408080" style:font-name="Consolas" fo:font-size="10pt" style:font-size-asian="10pt"/>
    </style:style>
    <style:style style:name="P272"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d3a383" style:font-size-asian="10pt"/>
    </style:style>
    <style:style style:name="P273"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f2f124" style:font-size-asian="10pt"/>
    </style:style>
    <style:style style:name="P274"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f7637d" style:font-size-asian="10pt"/>
    </style:style>
    <style:style style:name="P275"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12b4856" style:font-size-asian="10pt"/>
    </style:style>
    <style:style style:name="P276"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277"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ac7603" style:font-size-asian="10pt"/>
    </style:style>
    <style:style style:name="P278"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b1b7d9" style:font-size-asian="10pt"/>
    </style:style>
    <style:style style:name="P279"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d3a383" style:font-size-asian="10pt"/>
    </style:style>
    <style:style style:name="P280"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f2f124" style:font-size-asian="10pt"/>
    </style:style>
    <style:style style:name="P281"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f7637d" style:font-size-asian="10pt"/>
    </style:style>
    <style:style style:name="P282"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b1b7d9" style:font-size-asian="10pt"/>
    </style:style>
    <style:style style:name="P283"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f2f124" style:font-size-asian="10pt"/>
    </style:style>
    <style:style style:name="P284" style:family="paragraph" style:parent-style-name="Standard">
      <style:paragraph-properties fo:margin-left="0cm" fo:margin-right="0cm" fo:text-align="start" style:justify-single-word="false" fo:text-indent="0cm" style:auto-text-indent="false"/>
      <style:text-properties fo:color="#808080" style:font-name="Consolas" fo:font-size="10pt" officeooo:paragraph-rsid="00d3a383" style:font-size-asian="10pt"/>
    </style:style>
    <style:style style:name="P285" style:family="paragraph" style:parent-style-name="Standard">
      <style:paragraph-properties fo:margin-left="0cm" fo:margin-right="0cm" fo:text-align="start" style:justify-single-word="false" fo:text-indent="0cm" style:auto-text-indent="false"/>
      <style:text-properties fo:color="#2a00ff" style:font-name="Consolas" fo:font-size="10pt" officeooo:paragraph-rsid="00f6c32b" style:font-size-asian="10pt"/>
    </style:style>
    <style:style style:name="P286" style:family="paragraph" style:parent-style-name="Standard">
      <style:paragraph-properties fo:margin-left="0cm" fo:margin-right="0cm" fo:text-align="start" style:justify-single-word="false" fo:text-indent="0cm" style:auto-text-indent="false"/>
      <style:text-properties style:text-underline-style="none"/>
    </style:style>
    <style:style style:name="P287"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288"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289" style:family="paragraph" style:parent-style-name="Text_20_body">
      <style:paragraph-properties fo:text-align="justify" style:justify-single-word="false"/>
      <style:text-properties officeooo:rsid="00511cfb" officeooo:paragraph-rsid="00511cfb"/>
    </style:style>
    <style:style style:name="P290" style:family="paragraph" style:parent-style-name="Contents_20_1">
      <style:paragraph-properties>
        <style:tab-stops>
          <style:tab-stop style:position="17cm" style:type="right" style:leader-style="dotted" style:leader-text="."/>
        </style:tab-stops>
      </style:paragraph-properties>
    </style:style>
    <style:style style:name="P291" style:family="paragraph" style:parent-style-name="Contents_20_2">
      <style:paragraph-properties>
        <style:tab-stops>
          <style:tab-stop style:position="17cm" style:type="right" style:leader-style="dotted" style:leader-text="."/>
        </style:tab-stops>
      </style:paragraph-properties>
    </style:style>
    <style:style style:name="P292" style:family="paragraph" style:parent-style-name="Heading_20_1" style:master-page-name="Cos">
      <style:paragraph-properties fo:text-align="center" style:justify-single-word="false" style:page-number="auto"/>
    </style:style>
    <style:style style:name="P293" style:family="paragraph" style:parent-style-name="Heading_20_1">
      <style:paragraph-properties fo:break-before="page"/>
      <style:text-properties officeooo:rsid="002e6a31" officeooo:paragraph-rsid="002e6a31"/>
    </style:style>
    <style:style style:name="P294" style:family="paragraph" style:parent-style-name="Heading_20_2">
      <style:text-properties officeooo:rsid="00469a69" officeooo:paragraph-rsid="002e6a31"/>
    </style:style>
    <style:style style:name="P295" style:family="paragraph" style:parent-style-name="Heading_20_2">
      <style:text-properties officeooo:rsid="00469a69" officeooo:paragraph-rsid="00490514"/>
    </style:style>
    <style:style style:name="P296" style:family="paragraph" style:parent-style-name="Heading_20_2">
      <style:text-properties officeooo:rsid="00469a69" officeooo:paragraph-rsid="0051d571"/>
    </style:style>
    <style:style style:name="P297" style:family="paragraph" style:parent-style-name="Heading_20_2">
      <style:text-properties officeooo:rsid="00469a69" officeooo:paragraph-rsid="0053a1b3"/>
    </style:style>
    <style:style style:name="P298" style:family="paragraph" style:parent-style-name="Heading_20_2">
      <style:text-properties officeooo:rsid="00469a69" officeooo:paragraph-rsid="005fc6ef"/>
    </style:style>
    <style:style style:name="P299" style:family="paragraph" style:parent-style-name="Heading_20_2">
      <style:text-properties officeooo:rsid="00469a69" officeooo:paragraph-rsid="0067e248"/>
    </style:style>
    <style:style style:name="P300" style:family="paragraph" style:parent-style-name="Heading_20_2">
      <style:text-properties officeooo:rsid="00469a69" officeooo:paragraph-rsid="006cc756"/>
    </style:style>
    <style:style style:name="P301" style:family="paragraph" style:parent-style-name="Heading_20_2">
      <style:text-properties officeooo:rsid="00469a69" officeooo:paragraph-rsid="006ecd82"/>
    </style:style>
    <style:style style:name="P302" style:family="paragraph" style:parent-style-name="Heading_20_2">
      <style:text-properties officeooo:rsid="00469a69" officeooo:paragraph-rsid="0078fc16"/>
    </style:style>
    <style:style style:name="P303" style:family="paragraph" style:parent-style-name="Heading_20_2">
      <style:paragraph-properties fo:text-align="justify" style:justify-single-word="false"/>
      <style:text-properties officeooo:rsid="00469a69" officeooo:paragraph-rsid="007ddfe8"/>
    </style:style>
    <style:style style:name="P304" style:family="paragraph" style:parent-style-name="Heading_20_2">
      <style:paragraph-properties fo:text-align="justify" style:justify-single-word="false"/>
      <style:text-properties officeooo:rsid="00469a69" officeooo:paragraph-rsid="0083578d"/>
    </style:style>
    <style:style style:name="P305" style:family="paragraph" style:parent-style-name="Heading_20_2">
      <style:text-properties officeooo:rsid="00469a69" officeooo:paragraph-rsid="0108b8e9"/>
    </style:style>
    <style:style style:name="P306" style:family="paragraph" style:parent-style-name="Heading_20_2">
      <style:paragraph-properties fo:text-align="justify" style:justify-single-word="false"/>
      <style:text-properties officeooo:paragraph-rsid="0087d185"/>
    </style:style>
    <style:style style:name="P307" style:family="paragraph" style:parent-style-name="Heading_20_2">
      <style:paragraph-properties fo:text-align="justify" style:justify-single-word="false"/>
      <style:text-properties officeooo:paragraph-rsid="008c37e8"/>
    </style:style>
    <style:style style:name="P308" style:family="paragraph" style:parent-style-name="Heading_20_2">
      <style:paragraph-properties fo:text-align="justify" style:justify-single-word="false"/>
      <style:text-properties officeooo:paragraph-rsid="00964fe4"/>
    </style:style>
    <style:style style:name="P309" style:family="paragraph" style:parent-style-name="Heading_20_2">
      <style:paragraph-properties fo:text-align="justify" style:justify-single-word="false"/>
      <style:text-properties officeooo:paragraph-rsid="009e01e9"/>
    </style:style>
    <style:style style:name="P310" style:family="paragraph" style:parent-style-name="Heading_20_2">
      <style:paragraph-properties fo:text-align="justify" style:justify-single-word="false"/>
      <style:text-properties officeooo:paragraph-rsid="009fa0eb"/>
    </style:style>
    <style:style style:name="P311" style:family="paragraph" style:parent-style-name="Heading_20_2">
      <style:paragraph-properties fo:text-align="justify" style:justify-single-word="false"/>
      <style:text-properties officeooo:paragraph-rsid="00a18b49"/>
    </style:style>
    <style:style style:name="P312" style:family="paragraph" style:parent-style-name="Heading_20_2">
      <style:paragraph-properties fo:text-align="justify" style:justify-single-word="false"/>
      <style:text-properties officeooo:paragraph-rsid="00b1b7d9"/>
    </style:style>
    <style:style style:name="P313" style:family="paragraph" style:parent-style-name="Heading_20_2">
      <style:paragraph-properties fo:text-align="justify" style:justify-single-word="false"/>
      <style:text-properties officeooo:paragraph-rsid="00c0adb5"/>
    </style:style>
    <style:style style:name="P314" style:family="paragraph" style:parent-style-name="Heading_20_2">
      <style:paragraph-properties fo:text-align="justify" style:justify-single-word="false"/>
      <style:text-properties officeooo:paragraph-rsid="00cc1c4c"/>
    </style:style>
    <style:style style:name="P315" style:family="paragraph" style:parent-style-name="Heading_20_2">
      <style:paragraph-properties fo:text-align="justify" style:justify-single-word="false"/>
      <style:text-properties officeooo:paragraph-rsid="00d823ce"/>
    </style:style>
    <style:style style:name="P316" style:family="paragraph" style:parent-style-name="Heading_20_2">
      <style:paragraph-properties fo:text-align="justify" style:justify-single-word="false"/>
      <style:text-properties officeooo:paragraph-rsid="00d83d57"/>
    </style:style>
    <style:style style:name="P317" style:family="paragraph" style:parent-style-name="Heading_20_2">
      <style:paragraph-properties fo:text-align="justify" style:justify-single-word="false"/>
      <style:text-properties officeooo:paragraph-rsid="00f24af6"/>
    </style:style>
    <style:style style:name="P318" style:family="paragraph" style:parent-style-name="Heading_20_2">
      <style:paragraph-properties fo:text-align="justify" style:justify-single-word="false"/>
      <style:text-properties officeooo:paragraph-rsid="00f6c32b"/>
    </style:style>
    <style:style style:name="P319" style:family="paragraph" style:parent-style-name="Heading_20_2">
      <style:paragraph-properties fo:text-align="justify" style:justify-single-word="false"/>
      <style:text-properties officeooo:paragraph-rsid="011b3c62"/>
    </style:style>
    <style:style style:name="P320" style:family="paragraph" style:parent-style-name="Heading_20_2">
      <style:paragraph-properties fo:text-align="justify" style:justify-single-word="false"/>
      <style:text-properties officeooo:paragraph-rsid="011d3de9"/>
    </style:style>
    <style:style style:name="P321" style:family="paragraph" style:parent-style-name="Heading_20_2">
      <style:paragraph-properties fo:text-align="justify" style:justify-single-word="false"/>
      <style:text-properties officeooo:paragraph-rsid="0129def4"/>
    </style:style>
    <style:style style:name="P322" style:family="paragraph" style:parent-style-name="Heading_20_2">
      <style:text-properties officeooo:paragraph-rsid="010b0562"/>
    </style:style>
    <style:style style:name="P323" style:family="paragraph" style:parent-style-name="Standard" style:list-style-name="L1">
      <style:text-properties officeooo:paragraph-rsid="0042eb09"/>
    </style:style>
    <style:style style:name="P324" style:family="paragraph" style:parent-style-name="Standard" style:list-style-name="L1">
      <style:text-properties officeooo:paragraph-rsid="0051d571"/>
    </style:style>
    <style:style style:name="P325" style:family="paragraph" style:parent-style-name="Standard" style:list-style-name="L2">
      <style:text-properties officeooo:rsid="00272da6" officeooo:paragraph-rsid="00272da6"/>
    </style:style>
    <style:style style:name="P326" style:family="paragraph" style:parent-style-name="Standard" style:list-style-name="L6">
      <style:text-properties officeooo:rsid="00272da6" officeooo:paragraph-rsid="0051d571"/>
    </style:style>
    <style:style style:name="P327" style:family="paragraph" style:parent-style-name="Standard" style:list-style-name="L8">
      <style:text-properties officeooo:rsid="00272da6" officeooo:paragraph-rsid="0053a1b3"/>
    </style:style>
    <style:style style:name="P328" style:family="paragraph" style:parent-style-name="Standard" style:list-style-name="L10">
      <style:text-properties officeooo:rsid="00272da6" officeooo:paragraph-rsid="005fc6ef"/>
    </style:style>
    <style:style style:name="P329" style:family="paragraph" style:parent-style-name="Standard" style:list-style-name="L11">
      <style:paragraph-properties fo:text-align="justify" style:justify-single-word="false"/>
      <style:text-properties officeooo:rsid="00272da6" officeooo:paragraph-rsid="005fc6ef"/>
    </style:style>
    <style:style style:name="P330" style:family="paragraph" style:parent-style-name="Standard" style:list-style-name="L13">
      <style:paragraph-properties fo:text-align="justify" style:justify-single-word="false"/>
      <style:text-properties officeooo:rsid="00272da6" officeooo:paragraph-rsid="0067e248"/>
    </style:style>
    <style:style style:name="P331" style:family="paragraph" style:parent-style-name="Standard" style:list-style-name="L21">
      <style:paragraph-properties fo:text-align="justify" style:justify-single-word="false"/>
      <style:text-properties officeooo:rsid="00272da6" officeooo:paragraph-rsid="0078fc16"/>
    </style:style>
    <style:style style:name="P332" style:family="paragraph" style:parent-style-name="Standard" style:list-style-name="L3">
      <style:paragraph-properties fo:text-align="justify" style:justify-single-word="false"/>
      <style:text-properties officeooo:rsid="0042eb09" officeooo:paragraph-rsid="0042eb09"/>
    </style:style>
    <style:style style:name="P333" style:family="paragraph" style:parent-style-name="Standard" style:list-style-name="L7">
      <style:paragraph-properties fo:text-align="justify" style:justify-single-word="false"/>
      <style:text-properties officeooo:rsid="0042eb09" officeooo:paragraph-rsid="0051d571"/>
    </style:style>
    <style:style style:name="P334" style:family="paragraph" style:parent-style-name="Standard" style:list-style-name="L1">
      <style:text-properties officeooo:rsid="00490514" officeooo:paragraph-rsid="005003b0"/>
    </style:style>
    <style:style style:name="P335" style:family="paragraph" style:parent-style-name="Standard" style:list-style-name="L1">
      <style:text-properties officeooo:rsid="00490514" officeooo:paragraph-rsid="00490514"/>
    </style:style>
    <style:style style:name="P336" style:family="paragraph" style:parent-style-name="Standard" style:list-style-name="L4">
      <style:text-properties officeooo:rsid="004b4673" officeooo:paragraph-rsid="004b4673"/>
    </style:style>
    <style:style style:name="P337" style:family="paragraph" style:parent-style-name="Standard" style:list-style-name="L1">
      <style:text-properties officeooo:rsid="0103ba70" officeooo:paragraph-rsid="0053a1b3"/>
    </style:style>
    <style:style style:name="P338" style:family="paragraph" style:parent-style-name="Standard" style:list-style-name="L60">
      <style:text-properties officeooo:rsid="0103ba70" officeooo:paragraph-rsid="01109b75"/>
    </style:style>
    <style:style style:name="P339" style:family="paragraph" style:parent-style-name="Standard" style:list-style-name="L60">
      <style:text-properties officeooo:rsid="0103ba70" officeooo:paragraph-rsid="0111991b"/>
    </style:style>
    <style:style style:name="P340" style:family="paragraph" style:parent-style-name="Standard" style:list-style-name="L9">
      <style:paragraph-properties fo:text-align="justify" style:justify-single-word="false"/>
      <style:text-properties officeooo:rsid="00570fd3" officeooo:paragraph-rsid="00570fd3"/>
    </style:style>
    <style:style style:name="P341" style:family="paragraph" style:parent-style-name="Standard" style:list-style-name="L1">
      <style:text-properties officeooo:rsid="005fc6ef" officeooo:paragraph-rsid="007dfd8c"/>
    </style:style>
    <style:style style:name="P342" style:family="paragraph" style:parent-style-name="Standard" style:list-style-name="L1">
      <style:text-properties officeooo:rsid="005fc6ef" officeooo:paragraph-rsid="0067e248"/>
    </style:style>
    <style:style style:name="P343" style:family="paragraph" style:parent-style-name="Standard" style:list-style-name="L1">
      <style:text-properties officeooo:rsid="005fc6ef" officeooo:paragraph-rsid="0078fc16"/>
    </style:style>
    <style:style style:name="P344" style:family="paragraph" style:parent-style-name="Standard" style:list-style-name="L1">
      <style:text-properties officeooo:rsid="005fc6ef" officeooo:paragraph-rsid="0108b8e9"/>
    </style:style>
    <style:style style:name="P345" style:family="paragraph" style:parent-style-name="Standard" style:list-style-name="L14">
      <style:text-properties officeooo:rsid="005fc6ef" officeooo:paragraph-rsid="006cc756"/>
    </style:style>
    <style:style style:name="P346" style:family="paragraph" style:parent-style-name="Standard" style:list-style-name="L14">
      <style:text-properties officeooo:rsid="005fc6ef" officeooo:paragraph-rsid="00709e6b"/>
    </style:style>
    <style:style style:name="P347" style:family="paragraph" style:parent-style-name="Standard" style:list-style-name="L61">
      <style:text-properties officeooo:rsid="005fc6ef" officeooo:paragraph-rsid="0111991b"/>
    </style:style>
    <style:style style:name="P348" style:family="paragraph" style:parent-style-name="Standard" style:list-style-name="L61">
      <style:text-properties officeooo:rsid="005fc6ef" officeooo:paragraph-rsid="01147293"/>
    </style:style>
    <style:style style:name="P349" style:family="paragraph" style:parent-style-name="Standard" style:list-style-name="L1">
      <style:text-properties officeooo:rsid="00631401" officeooo:paragraph-rsid="007dfd8c"/>
    </style:style>
    <style:style style:name="P350" style:family="paragraph" style:parent-style-name="Standard" style:list-style-name="L12">
      <style:text-properties officeooo:rsid="00684807" officeooo:paragraph-rsid="00684807"/>
    </style:style>
    <style:style style:name="P351" style:family="paragraph" style:parent-style-name="Standard" style:list-style-name="L15">
      <style:text-properties officeooo:rsid="00684807" officeooo:paragraph-rsid="006cc756"/>
    </style:style>
    <style:style style:name="P352" style:family="paragraph" style:parent-style-name="Standard" style:list-style-name="L12">
      <style:text-properties officeooo:rsid="006ae1bd" officeooo:paragraph-rsid="006ae1bd"/>
    </style:style>
    <style:style style:name="P353" style:family="paragraph" style:parent-style-name="Standard" style:list-style-name="L16">
      <style:text-properties officeooo:rsid="006d183d" officeooo:paragraph-rsid="006d183d"/>
    </style:style>
    <style:style style:name="P354" style:family="paragraph" style:parent-style-name="Standard" style:list-style-name="L17">
      <style:paragraph-properties fo:text-align="justify" style:justify-single-word="false"/>
      <style:text-properties officeooo:rsid="006d183d" officeooo:paragraph-rsid="006d183d"/>
    </style:style>
    <style:style style:name="P355" style:family="paragraph" style:parent-style-name="Standard" style:list-style-name="L19">
      <style:paragraph-properties fo:text-align="justify" style:justify-single-word="false"/>
      <style:text-properties officeooo:rsid="006d183d" officeooo:paragraph-rsid="006ecd82"/>
    </style:style>
    <style:style style:name="P356" style:family="paragraph" style:parent-style-name="Standard" style:list-style-name="L43">
      <style:paragraph-properties fo:text-align="justify" style:justify-single-word="false"/>
      <style:text-properties officeooo:rsid="006d183d" officeooo:paragraph-rsid="00b556d5"/>
    </style:style>
    <style:style style:name="P357" style:family="paragraph" style:parent-style-name="Standard" style:list-style-name="L42">
      <style:paragraph-properties fo:text-align="justify" style:justify-single-word="false"/>
      <style:text-properties officeooo:rsid="006d183d" officeooo:paragraph-rsid="00d83d57"/>
    </style:style>
    <style:style style:name="P358" style:family="paragraph" style:parent-style-name="Standard" style:list-style-name="L57">
      <style:paragraph-properties fo:text-align="justify" style:justify-single-word="false"/>
      <style:text-properties officeooo:rsid="006d183d" officeooo:paragraph-rsid="00f6c32b"/>
    </style:style>
    <style:style style:name="P359" style:family="paragraph" style:parent-style-name="Standard" style:list-style-name="L18">
      <style:text-properties officeooo:rsid="00736b32" officeooo:paragraph-rsid="00736b32"/>
    </style:style>
    <style:style style:name="P360" style:family="paragraph" style:parent-style-name="Standard" style:list-style-name="L18">
      <style:text-properties officeooo:rsid="00736b32" officeooo:paragraph-rsid="007f9b52"/>
    </style:style>
    <style:style style:name="P361" style:family="paragraph" style:parent-style-name="Standard" style:list-style-name="L28">
      <style:text-properties officeooo:rsid="00736b32" officeooo:paragraph-rsid="008c37e8"/>
    </style:style>
    <style:style style:name="P362" style:family="paragraph" style:parent-style-name="Standard" style:list-style-name="L20">
      <style:text-properties officeooo:rsid="00799b55" officeooo:paragraph-rsid="00799b55"/>
    </style:style>
    <style:style style:name="P363" style:family="paragraph" style:parent-style-name="Standard" style:list-style-name="L20">
      <style:paragraph-properties fo:text-align="justify" style:justify-single-word="false"/>
      <style:text-properties officeooo:rsid="00799b55" officeooo:paragraph-rsid="007e7cc1"/>
    </style:style>
    <style:style style:name="P364" style:family="paragraph" style:parent-style-name="Standard" style:list-style-name="L23">
      <style:paragraph-properties fo:text-align="justify" style:justify-single-word="false"/>
      <style:text-properties officeooo:rsid="00799b55" officeooo:paragraph-rsid="00866800"/>
    </style:style>
    <style:style style:name="P365" style:family="paragraph" style:parent-style-name="Standard" style:list-style-name="L24">
      <style:paragraph-properties fo:text-align="justify" style:justify-single-word="false"/>
      <style:text-properties officeooo:rsid="00799b55" officeooo:paragraph-rsid="0083578d"/>
    </style:style>
    <style:style style:name="P366" style:family="paragraph" style:parent-style-name="Standard" style:list-style-name="L26">
      <style:paragraph-properties fo:text-align="justify" style:justify-single-word="false"/>
      <style:text-properties officeooo:rsid="00799b55" officeooo:paragraph-rsid="0087d185"/>
    </style:style>
    <style:style style:name="P367" style:family="paragraph" style:parent-style-name="Standard" style:list-style-name="L29">
      <style:paragraph-properties fo:text-align="justify" style:justify-single-word="false"/>
      <style:text-properties officeooo:rsid="00799b55" officeooo:paragraph-rsid="008c37e8"/>
    </style:style>
    <style:style style:name="P368" style:family="paragraph" style:parent-style-name="Standard" style:list-style-name="L31">
      <style:paragraph-properties fo:text-align="justify" style:justify-single-word="false"/>
      <style:text-properties officeooo:rsid="00799b55" officeooo:paragraph-rsid="00964fe4"/>
    </style:style>
    <style:style style:name="P369" style:family="paragraph" style:parent-style-name="Standard" style:list-style-name="L33">
      <style:paragraph-properties fo:text-align="justify" style:justify-single-word="false"/>
      <style:text-properties officeooo:rsid="00799b55" officeooo:paragraph-rsid="009e01e9"/>
    </style:style>
    <style:style style:name="P370" style:family="paragraph" style:parent-style-name="Standard" style:list-style-name="L35">
      <style:paragraph-properties fo:text-align="justify" style:justify-single-word="false"/>
      <style:text-properties officeooo:rsid="00799b55" officeooo:paragraph-rsid="009fa0eb"/>
    </style:style>
    <style:style style:name="P371" style:family="paragraph" style:parent-style-name="Standard" style:list-style-name="L38">
      <style:paragraph-properties fo:text-align="justify" style:justify-single-word="false"/>
      <style:text-properties officeooo:rsid="00799b55" officeooo:paragraph-rsid="00a18b49"/>
    </style:style>
    <style:style style:name="P372" style:family="paragraph" style:parent-style-name="Standard" style:list-style-name="L43">
      <style:paragraph-properties fo:text-align="justify" style:justify-single-word="false"/>
      <style:text-properties officeooo:rsid="00799b55" officeooo:paragraph-rsid="00b1b7d9"/>
    </style:style>
    <style:style style:name="P373" style:family="paragraph" style:parent-style-name="Standard" style:list-style-name="L58">
      <style:text-properties officeooo:rsid="00799b55" officeooo:paragraph-rsid="0108b8e9"/>
    </style:style>
    <style:style style:name="P374" style:family="paragraph" style:parent-style-name="Standard" style:list-style-name="L62">
      <style:text-properties officeooo:rsid="00799b55" officeooo:paragraph-rsid="010b0562"/>
    </style:style>
    <style:style style:name="P375" style:family="paragraph" style:parent-style-name="Standard" style:list-style-name="L22">
      <style:paragraph-properties fo:text-align="justify" style:justify-single-word="false"/>
      <style:text-properties officeooo:rsid="007ddfe8" officeooo:paragraph-rsid="007ddfe8"/>
    </style:style>
    <style:style style:name="P376" style:family="paragraph" style:parent-style-name="Standard" style:list-style-name="L22">
      <style:paragraph-properties fo:text-align="justify" style:justify-single-word="false"/>
      <style:text-properties officeooo:rsid="007ddfe8" officeooo:paragraph-rsid="007e7cc1"/>
    </style:style>
    <style:style style:name="P377" style:family="paragraph" style:parent-style-name="Standard" style:list-style-name="L22">
      <style:paragraph-properties fo:text-align="justify" style:justify-single-word="false"/>
      <style:text-properties officeooo:rsid="007ddfe8" officeooo:paragraph-rsid="00847eb0"/>
    </style:style>
    <style:style style:name="P378" style:family="paragraph" style:parent-style-name="Standard" style:list-style-name="L22">
      <style:paragraph-properties fo:text-align="justify" style:justify-single-word="false"/>
      <style:text-properties officeooo:rsid="007ddfe8" officeooo:paragraph-rsid="0088989a"/>
    </style:style>
    <style:style style:name="P379" style:family="paragraph" style:parent-style-name="Standard" style:list-style-name="L22">
      <style:paragraph-properties fo:text-align="justify" style:justify-single-word="false"/>
      <style:text-properties officeooo:rsid="007ddfe8" officeooo:paragraph-rsid="008c37e8"/>
    </style:style>
    <style:style style:name="P380" style:family="paragraph" style:parent-style-name="Standard" style:list-style-name="L22">
      <style:paragraph-properties fo:text-align="justify" style:justify-single-word="false"/>
      <style:text-properties officeooo:rsid="007ddfe8" officeooo:paragraph-rsid="008f574f"/>
    </style:style>
    <style:style style:name="P381" style:family="paragraph" style:parent-style-name="Standard" style:list-style-name="L22">
      <style:paragraph-properties fo:text-align="justify" style:justify-single-word="false"/>
      <style:text-properties officeooo:rsid="007ddfe8" officeooo:paragraph-rsid="009246f4"/>
    </style:style>
    <style:style style:name="P382" style:family="paragraph" style:parent-style-name="Standard" style:list-style-name="L22">
      <style:paragraph-properties fo:text-align="justify" style:justify-single-word="false"/>
      <style:text-properties officeooo:rsid="007ddfe8" officeooo:paragraph-rsid="0093ceaf"/>
    </style:style>
    <style:style style:name="P383" style:family="paragraph" style:parent-style-name="Standard" style:list-style-name="L22">
      <style:paragraph-properties fo:text-align="justify" style:justify-single-word="false"/>
      <style:text-properties officeooo:rsid="007ddfe8" officeooo:paragraph-rsid="009a3c41"/>
    </style:style>
    <style:style style:name="P384" style:family="paragraph" style:parent-style-name="Standard" style:list-style-name="L22">
      <style:paragraph-properties fo:text-align="justify" style:justify-single-word="false"/>
      <style:text-properties officeooo:rsid="007ddfe8" officeooo:paragraph-rsid="009d0b72"/>
    </style:style>
    <style:style style:name="P385" style:family="paragraph" style:parent-style-name="Standard" style:list-style-name="L22">
      <style:paragraph-properties fo:text-align="justify" style:justify-single-word="false"/>
      <style:text-properties officeooo:rsid="007ddfe8" officeooo:paragraph-rsid="009e01e9"/>
    </style:style>
    <style:style style:name="P386" style:family="paragraph" style:parent-style-name="Standard" style:list-style-name="L22">
      <style:paragraph-properties fo:text-align="justify" style:justify-single-word="false"/>
      <style:text-properties officeooo:rsid="007ddfe8" officeooo:paragraph-rsid="009fa0eb"/>
    </style:style>
    <style:style style:name="P387" style:family="paragraph" style:parent-style-name="Standard" style:list-style-name="L22">
      <style:paragraph-properties fo:text-align="justify" style:justify-single-word="false"/>
      <style:text-properties officeooo:rsid="007ddfe8" officeooo:paragraph-rsid="00a257b5"/>
    </style:style>
    <style:style style:name="P388" style:family="paragraph" style:parent-style-name="Standard" style:list-style-name="L22">
      <style:paragraph-properties fo:text-align="justify" style:justify-single-word="false"/>
      <style:text-properties officeooo:rsid="007ddfe8" officeooo:paragraph-rsid="00a4587a"/>
    </style:style>
    <style:style style:name="P389" style:family="paragraph" style:parent-style-name="Standard" style:list-style-name="L22">
      <style:paragraph-properties fo:text-align="justify" style:justify-single-word="false"/>
      <style:text-properties officeooo:rsid="007ddfe8" officeooo:paragraph-rsid="00aa1124"/>
    </style:style>
    <style:style style:name="P390" style:family="paragraph" style:parent-style-name="Standard" style:list-style-name="L22">
      <style:paragraph-properties fo:text-align="justify" style:justify-single-word="false"/>
      <style:text-properties officeooo:rsid="007ddfe8" officeooo:paragraph-rsid="00d823ce"/>
    </style:style>
    <style:style style:name="P391" style:family="paragraph" style:parent-style-name="Standard" style:list-style-name="L39">
      <style:paragraph-properties fo:text-align="justify" style:justify-single-word="false"/>
      <style:text-properties officeooo:rsid="007ddfe8" officeooo:paragraph-rsid="00b1b7d9"/>
    </style:style>
    <style:style style:name="P392" style:family="paragraph" style:parent-style-name="Standard" style:list-style-name="L45">
      <style:paragraph-properties fo:text-align="justify" style:justify-single-word="false"/>
      <style:text-properties officeooo:rsid="007ddfe8" officeooo:paragraph-rsid="00d3a383"/>
    </style:style>
    <style:style style:name="P393" style:family="paragraph" style:parent-style-name="Standard" style:list-style-name="L25">
      <style:text-properties officeooo:paragraph-rsid="0087d185"/>
    </style:style>
    <style:style style:name="P394" style:family="paragraph" style:parent-style-name="Standard" style:list-style-name="L27">
      <style:paragraph-properties fo:text-align="justify" style:justify-single-word="false"/>
      <style:text-properties officeooo:rsid="008afe7f" officeooo:paragraph-rsid="008afe7f"/>
    </style:style>
    <style:style style:name="P395"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396"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397"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398"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399"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400"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401"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402"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403"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404"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405"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406" style:family="paragraph" style:parent-style-name="Standard" style:list-style-name="L28">
      <style:paragraph-properties fo:text-align="start" style:justify-single-word="false"/>
      <style:text-properties officeooo:paragraph-rsid="008c37e8"/>
    </style:style>
    <style:style style:name="P407" style:family="paragraph" style:parent-style-name="Standard" style:list-style-name="L28">
      <style:paragraph-properties fo:text-align="start" style:justify-single-word="false"/>
      <style:text-properties officeooo:paragraph-rsid="00a621ab"/>
    </style:style>
    <style:style style:name="P408" style:family="paragraph" style:parent-style-name="Standard" style:list-style-name="L41">
      <style:paragraph-properties fo:text-align="start" style:justify-single-word="false"/>
      <style:text-properties officeooo:paragraph-rsid="00b1b7d9"/>
    </style:style>
    <style:style style:name="P409" style:family="paragraph" style:parent-style-name="Standard" style:list-style-name="L47">
      <style:paragraph-properties fo:text-align="start" style:justify-single-word="false"/>
      <style:text-properties officeooo:paragraph-rsid="00d3a383"/>
    </style:style>
    <style:style style:name="P410" style:family="paragraph" style:parent-style-name="Standard" style:list-style-name="L56">
      <style:paragraph-properties fo:text-align="start" style:justify-single-word="false"/>
      <style:text-properties officeooo:paragraph-rsid="00f2f124"/>
    </style:style>
    <style:style style:name="P411" style:family="paragraph" style:parent-style-name="Standard" style:list-style-name="L56">
      <style:paragraph-properties fo:text-align="start" style:justify-single-word="false"/>
      <style:text-properties officeooo:paragraph-rsid="00f7637d"/>
    </style:style>
    <style:style style:name="P412" style:family="paragraph" style:parent-style-name="Standard" style:list-style-name="L30">
      <style:text-properties officeooo:rsid="00964fe4" officeooo:paragraph-rsid="00964fe4"/>
    </style:style>
    <style:style style:name="P413" style:family="paragraph" style:parent-style-name="Standard" style:list-style-name="L32">
      <style:text-properties officeooo:rsid="00964fe4" officeooo:paragraph-rsid="009e01e9"/>
    </style:style>
    <style:style style:name="P414" style:family="paragraph" style:parent-style-name="Standard" style:list-style-name="L34">
      <style:text-properties officeooo:rsid="00964fe4" officeooo:paragraph-rsid="009fa0eb"/>
    </style:style>
    <style:style style:name="P415" style:family="paragraph" style:parent-style-name="Standard" style:list-style-name="L37">
      <style:text-properties officeooo:rsid="00964fe4" officeooo:paragraph-rsid="00a621ab"/>
    </style:style>
    <style:style style:name="P416" style:family="paragraph" style:parent-style-name="Standard" style:list-style-name="L40">
      <style:text-properties officeooo:rsid="00964fe4" officeooo:paragraph-rsid="00b1b7d9"/>
    </style:style>
    <style:style style:name="P417" style:family="paragraph" style:parent-style-name="Standard" style:list-style-name="L46">
      <style:text-properties officeooo:rsid="00964fe4" officeooo:paragraph-rsid="00d3a383"/>
    </style:style>
    <style:style style:name="P418" style:family="paragraph" style:parent-style-name="Standard" style:list-style-name="L51">
      <style:text-properties officeooo:rsid="00964fe4" officeooo:paragraph-rsid="00d823ce"/>
    </style:style>
    <style:style style:name="P419" style:family="paragraph" style:parent-style-name="Standard" style:list-style-name="L54">
      <style:text-properties officeooo:rsid="00964fe4" officeooo:paragraph-rsid="00d83d57"/>
    </style:style>
    <style:style style:name="P420" style:family="paragraph" style:parent-style-name="Standard" style:list-style-name="L65">
      <style:text-properties officeooo:rsid="00964fe4" officeooo:paragraph-rsid="011b3c62"/>
    </style:style>
    <style:style style:name="P421" style:family="paragraph" style:parent-style-name="Standard" style:list-style-name="L30">
      <style:text-properties officeooo:rsid="009bafdc" officeooo:paragraph-rsid="009bafdc"/>
    </style:style>
    <style:style style:name="P422" style:family="paragraph" style:parent-style-name="Standard" style:list-style-name="L30">
      <style:text-properties officeooo:rsid="009d0b72" officeooo:paragraph-rsid="009d0b72"/>
    </style:style>
    <style:style style:name="P423" style:family="paragraph" style:parent-style-name="Standard" style:list-style-name="L31">
      <style:paragraph-properties fo:text-align="justify" style:justify-single-word="false"/>
      <style:text-properties officeooo:paragraph-rsid="00964fe4"/>
    </style:style>
    <style:style style:name="P424" style:family="paragraph" style:parent-style-name="Standard" style:list-style-name="L31">
      <style:paragraph-properties fo:text-align="justify" style:justify-single-word="false"/>
      <style:text-properties officeooo:paragraph-rsid="00a6388c"/>
    </style:style>
    <style:style style:name="P425" style:family="paragraph" style:parent-style-name="Standard" style:list-style-name="L31">
      <style:paragraph-properties fo:text-align="justify" style:justify-single-word="false"/>
      <style:text-properties officeooo:paragraph-rsid="010e0880"/>
    </style:style>
    <style:style style:name="P426" style:family="paragraph" style:parent-style-name="Standard" style:list-style-name="L36">
      <style:paragraph-properties fo:text-align="justify" style:justify-single-word="false"/>
      <style:text-properties officeooo:paragraph-rsid="00b1b7d9"/>
    </style:style>
    <style:style style:name="P427" style:family="paragraph" style:parent-style-name="Standard" style:list-style-name="L55">
      <style:paragraph-properties fo:text-align="justify" style:justify-single-word="false"/>
      <style:text-properties officeooo:paragraph-rsid="00f6c32b"/>
    </style:style>
    <style:style style:name="P428" style:family="paragraph" style:parent-style-name="Standard" style:list-style-name="L64">
      <style:paragraph-properties fo:text-align="justify" style:justify-single-word="false"/>
      <style:text-properties officeooo:paragraph-rsid="011b3c62"/>
    </style:style>
    <style:style style:name="P429" style:family="paragraph" style:parent-style-name="Standard" style:list-style-name="L64">
      <style:paragraph-properties fo:text-align="justify" style:justify-single-word="false"/>
      <style:text-properties officeooo:paragraph-rsid="011d8806"/>
    </style:style>
    <style:style style:name="P430" style:family="paragraph" style:parent-style-name="Standard" style:list-style-name="L64">
      <style:paragraph-properties fo:text-align="justify" style:justify-single-word="false"/>
      <style:text-properties officeooo:paragraph-rsid="011f737e"/>
    </style:style>
    <style:style style:name="P431" style:family="paragraph" style:parent-style-name="Standard" style:list-style-name="L71">
      <style:paragraph-properties fo:text-align="justify" style:justify-single-word="false"/>
      <style:text-properties officeooo:paragraph-rsid="0129def4"/>
    </style:style>
    <style:style style:name="P432" style:family="paragraph" style:parent-style-name="Standard" style:list-style-name="L71">
      <style:paragraph-properties fo:text-align="justify" style:justify-single-word="false"/>
      <style:text-properties officeooo:paragraph-rsid="0133f9a7"/>
    </style:style>
    <style:style style:name="P433" style:family="paragraph" style:parent-style-name="Standard" style:list-style-name="L36">
      <style:paragraph-properties fo:text-align="justify" style:justify-single-word="false"/>
      <style:text-properties officeooo:rsid="00a257b5" officeooo:paragraph-rsid="00a4587a"/>
    </style:style>
    <style:style style:name="P434" style:family="paragraph" style:parent-style-name="Standard" style:list-style-name="L36">
      <style:paragraph-properties fo:text-align="justify" style:justify-single-word="false"/>
      <style:text-properties officeooo:rsid="00a257b5" officeooo:paragraph-rsid="00a393eb"/>
    </style:style>
    <style:style style:name="P435" style:family="paragraph" style:parent-style-name="Standard" style:list-style-name="L36">
      <style:paragraph-properties fo:text-align="justify" style:justify-single-word="false"/>
      <style:text-properties officeooo:rsid="00a257b5" officeooo:paragraph-rsid="00b1b7d9"/>
    </style:style>
    <style:style style:name="P436" style:family="paragraph" style:parent-style-name="Standard" style:list-style-name="L36">
      <style:paragraph-properties fo:text-align="justify" style:justify-single-word="false"/>
      <style:text-properties officeooo:rsid="00a257b5" officeooo:paragraph-rsid="00cc1c4c"/>
    </style:style>
    <style:style style:name="P437" style:family="paragraph" style:parent-style-name="Standard" style:list-style-name="L36">
      <style:paragraph-properties fo:text-align="justify" style:justify-single-word="false"/>
      <style:text-properties officeooo:rsid="00a257b5" officeooo:paragraph-rsid="00d83d57"/>
    </style:style>
    <style:style style:name="P438" style:family="paragraph" style:parent-style-name="Standard" style:list-style-name="L36">
      <style:paragraph-properties fo:text-align="justify" style:justify-single-word="false"/>
      <style:text-properties officeooo:rsid="00a257b5" officeooo:paragraph-rsid="00ec8d5c"/>
    </style:style>
    <style:style style:name="P439" style:family="paragraph" style:parent-style-name="Standard" style:list-style-name="L44">
      <style:paragraph-properties fo:text-align="justify" style:justify-single-word="false"/>
      <style:text-properties officeooo:rsid="00a257b5" officeooo:paragraph-rsid="00d3a383"/>
    </style:style>
    <style:style style:name="P440" style:family="paragraph" style:parent-style-name="Standard" style:list-style-name="L36">
      <style:paragraph-properties fo:text-align="start" style:justify-single-word="false"/>
      <style:text-properties officeooo:rsid="00a257b5" officeooo:paragraph-rsid="00a4587a"/>
    </style:style>
    <style:style style:name="P441" style:family="paragraph" style:parent-style-name="Standard" style:list-style-name="L31">
      <style:paragraph-properties fo:text-align="justify" style:justify-single-word="false"/>
      <style:text-properties officeooo:rsid="00a899dc" officeooo:paragraph-rsid="00a899dc"/>
    </style:style>
    <style:style style:name="P442" style:family="paragraph" style:parent-style-name="Standard" style:list-style-name="L42">
      <style:paragraph-properties fo:text-align="justify" style:justify-single-word="false"/>
      <style:text-properties officeooo:rsid="00bd84ae" officeooo:paragraph-rsid="00bbeaf7"/>
    </style:style>
    <style:style style:name="P443"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444" style:family="paragraph" style:parent-style-name="Standard" style:list-style-name="L53">
      <style:paragraph-properties fo:text-align="justify" style:justify-single-word="false"/>
      <style:text-properties fo:color="#0000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445" style:family="paragraph" style:parent-style-name="Standard" style:list-style-name="L36">
      <style:paragraph-properties fo:text-align="justify" style:justify-single-word="false"/>
      <style:text-properties fo:color="#0000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446" style:family="paragraph" style:parent-style-name="Standard" style:list-style-name="L36">
      <style:paragraph-properties fo:text-align="justify" style:justify-single-word="false"/>
      <style:text-properties fo:color="#0000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447" style:family="paragraph" style:parent-style-name="Standard" style:list-style-name="L36">
      <style:paragraph-properties fo:text-align="start" style:justify-single-word="false"/>
      <style:text-properties fo:color="#0000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448" style:family="paragraph" style:parent-style-name="Standard" style:list-style-name="L36">
      <style:paragraph-properties fo:text-align="start" style:justify-single-word="false"/>
      <style:text-properties fo:color="#0000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449" style:family="paragraph" style:parent-style-name="Standard" style:list-style-name="L55">
      <style:paragraph-properties fo:text-align="justify" style:justify-single-word="false"/>
      <style:text-properties officeooo:rsid="00e5e3fc" officeooo:paragraph-rsid="00e5e3fc"/>
    </style:style>
    <style:style style:name="P450" style:family="paragraph" style:parent-style-name="Standard" style:list-style-name="L55">
      <style:paragraph-properties fo:text-align="justify" style:justify-single-word="false"/>
      <style:text-properties officeooo:rsid="00e5e3fc" officeooo:paragraph-rsid="00f6c32b"/>
    </style:style>
    <style:style style:name="P451" style:family="paragraph" style:parent-style-name="Standard" style:list-style-name="L55">
      <style:paragraph-properties fo:text-align="justify" style:justify-single-word="false"/>
      <style:text-properties officeooo:rsid="010503bc" officeooo:paragraph-rsid="010503bc"/>
    </style:style>
    <style:style style:name="P452" style:family="paragraph" style:parent-style-name="Standard" style:list-style-name="L59">
      <style:paragraph-properties fo:text-align="justify" style:justify-single-word="false"/>
      <style:text-properties officeooo:rsid="0108b8e9" officeooo:paragraph-rsid="0108b8e9"/>
    </style:style>
    <style:style style:name="P453" style:family="paragraph" style:parent-style-name="Standard" style:list-style-name="L63">
      <style:paragraph-properties fo:text-align="justify" style:justify-single-word="false"/>
      <style:text-properties officeooo:rsid="0108b8e9" officeooo:paragraph-rsid="0113c6d3"/>
    </style:style>
    <style:style style:name="P454" style:family="paragraph" style:parent-style-name="Standard" style:list-style-name="L62">
      <style:text-properties officeooo:rsid="0113c6d3" officeooo:paragraph-rsid="0113c6d3"/>
    </style:style>
    <style:style style:name="P455" style:family="paragraph" style:parent-style-name="Standard" style:list-style-name="L67">
      <style:paragraph-properties fo:text-align="justify" style:justify-single-word="false"/>
      <style:text-properties officeooo:rsid="011d3de9" officeooo:paragraph-rsid="011d8806"/>
    </style:style>
    <style:style style:name="P456" style:family="paragraph" style:parent-style-name="Standard" style:list-style-name="L67">
      <style:paragraph-properties fo:text-align="justify" style:justify-single-word="false"/>
      <style:text-properties officeooo:rsid="011d3de9" officeooo:paragraph-rsid="011f737e"/>
    </style:style>
    <style:style style:name="P457" style:family="paragraph" style:parent-style-name="Standard" style:list-style-name="L67">
      <style:paragraph-properties fo:text-align="justify" style:justify-single-word="false"/>
      <style:text-properties officeooo:rsid="011d3de9" officeooo:paragraph-rsid="0129def4"/>
    </style:style>
    <style:style style:name="P458" style:family="paragraph" style:parent-style-name="Standard" style:list-style-name="L68">
      <style:text-properties officeooo:rsid="01211eb1" officeooo:paragraph-rsid="01211eb1"/>
    </style:style>
    <style:style style:name="P459" style:family="paragraph" style:parent-style-name="Standard" style:list-style-name="L68">
      <style:text-properties officeooo:rsid="01211eb1" officeooo:paragraph-rsid="012b4856"/>
    </style:style>
    <style:style style:name="P460" style:family="paragraph" style:parent-style-name="Text_20_body" style:list-style-name="L5">
      <style:paragraph-properties fo:text-align="justify" style:justify-single-word="false"/>
      <style:text-properties officeooo:rsid="004161ac" officeooo:paragraph-rsid="00511cfb"/>
    </style:style>
    <style:style style:name="P461" style:family="paragraph" style:parent-style-name="Text_20_body" style:list-style-name="L5">
      <style:paragraph-properties fo:text-align="justify" style:justify-single-word="false"/>
      <style:text-properties officeooo:rsid="004a8c55" officeooo:paragraph-rsid="00511cfb"/>
    </style:style>
    <style:style style:name="P462"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officeooo:rsid="00490514"/>
    </style:style>
    <style:style style:name="T20" style:family="text">
      <style:text-properties officeooo:rsid="004a8c55"/>
    </style:style>
    <style:style style:name="T21" style:family="text">
      <style:text-properties officeooo:rsid="004b1f7f"/>
    </style:style>
    <style:style style:name="T22" style:family="text">
      <style:text-properties fo:color="#000000"/>
    </style:style>
    <style:style style:name="T23" style:family="text">
      <style:text-properties fo:color="#000000" style:font-name="Consolas" fo:font-size="10pt" style:font-size-asian="10pt"/>
    </style:style>
    <style:style style:name="T24" style:family="text">
      <style:text-properties fo:color="#000000" style:font-name="Consolas" fo:font-size="10pt" officeooo:rsid="00bc906c" style:font-size-asian="10pt"/>
    </style:style>
    <style:style style:name="T25" style:family="text">
      <style:text-properties fo:color="#000000" style:font-name="Consolas" fo:font-size="10pt" fo:background-color="#ceccf7" loext:char-shading-value="0" style:font-size-asian="10pt"/>
    </style:style>
    <style:style style:name="T26" style:family="text">
      <style:text-properties fo:color="#000000" style:rfc-language-tag="es-ES-u-co-trad" fo:language="es" fo:country="ES"/>
    </style:style>
    <style:style style:name="T27" style:family="text">
      <style:text-properties fo:color="#2a00ff" style:font-name="Consolas" fo:font-size="10pt" style:font-size-asian="10pt"/>
    </style:style>
    <style:style style:name="T28" style:family="text">
      <style:text-properties fo:color="#2a00ff" style:font-name="Consolas" fo:font-size="10pt" officeooo:rsid="00727fd3" style:font-size-asian="10pt"/>
    </style:style>
    <style:style style:name="T29" style:family="text">
      <style:text-properties fo:color="#2a00ff" style:font-name="Consolas" fo:font-size="10pt" officeooo:rsid="00bc1ead" style:font-size-asian="10pt"/>
    </style:style>
    <style:style style:name="T30" style:family="text">
      <style:text-properties fo:color="#2a00ff" style:font-name="Consolas" fo:font-size="10pt" officeooo:rsid="00bc906c" style:font-size-asian="10pt"/>
    </style:style>
    <style:style style:name="T31" style:family="text">
      <style:text-properties fo:color="#2a00ff" style:font-name="Consolas" fo:font-size="10pt" officeooo:rsid="00bd84ae" style:font-size-asian="10pt"/>
    </style:style>
    <style:style style:name="T32" style:family="text">
      <style:text-properties fo:color="#2a00ff" style:font-name="Consolas" fo:font-size="10pt" fo:background-color="#e8f2fe" loext:char-shading-value="0" style:font-size-asian="10pt"/>
    </style:style>
    <style:style style:name="T33" style:family="text">
      <style:text-properties fo:color="#2a00ff" style:font-name="Consolas" fo:font-size="10pt" style:text-underline-style="solid" style:text-underline-width="auto" style:text-underline-color="font-color" style:font-size-asian="10pt"/>
    </style:style>
    <style:style style:name="T34" style:family="text">
      <style:text-properties style:font-name="Consolas" fo:font-size="10pt" style:font-size-asian="10pt"/>
    </style:style>
    <style:style style:name="T35" style:family="text">
      <style:text-properties style:font-name="Consolas" fo:font-size="10pt" fo:background-color="#e8f2fe" loext:char-shading-value="0" style:font-size-asian="10pt"/>
    </style:style>
    <style:style style:name="T36" style:family="text">
      <style:text-properties officeooo:rsid="0051d571"/>
    </style:style>
    <style:style style:name="T37" style:family="text">
      <style:text-properties officeooo:rsid="0051f614"/>
    </style:style>
    <style:style style:name="T38" style:family="text">
      <style:text-properties fo:color="#3f7f5f" style:font-name="Consolas" fo:font-size="10pt" style:font-size-asian="10pt"/>
    </style:style>
    <style:style style:name="T39" style:family="text">
      <style:text-properties fo:color="#3f7f5f" style:font-name="Consolas" fo:font-size="10pt" officeooo:rsid="00bc906c" style:font-size-asian="10pt"/>
    </style:style>
    <style:style style:name="T40" style:family="text">
      <style:text-properties fo:color="#3f7f5f" style:font-name="Consolas" fo:font-size="10pt" officeooo:rsid="00bd84ae" style:font-size-asian="10pt"/>
    </style:style>
    <style:style style:name="T41" style:family="text">
      <style:text-properties fo:color="#3f7f5f" style:font-name="Consolas" fo:font-size="10pt" style:text-underline-style="solid" style:text-underline-width="auto" style:text-underline-color="font-color" style:font-size-asian="10pt"/>
    </style:style>
    <style:style style:name="T42" style:family="text">
      <style:text-properties officeooo:rsid="005a0c2d"/>
    </style:style>
    <style:style style:name="T43" style:family="text">
      <style:text-properties officeooo:rsid="005aa5a7"/>
    </style:style>
    <style:style style:name="T44" style:family="text">
      <style:text-properties officeooo:rsid="00649684"/>
    </style:style>
    <style:style style:name="T45" style:family="text">
      <style:text-properties officeooo:rsid="00684807"/>
    </style:style>
    <style:style style:name="T46" style:family="text">
      <style:text-properties officeooo:rsid="0068f60b"/>
    </style:style>
    <style:style style:name="T47" style:family="text">
      <style:text-properties officeooo:rsid="006ae1bd"/>
    </style:style>
    <style:style style:name="T48" style:family="text">
      <style:text-properties officeooo:rsid="006cc756"/>
    </style:style>
    <style:style style:name="T49" style:family="text">
      <style:text-properties officeooo:rsid="006cf7b0"/>
    </style:style>
    <style:style style:name="T50" style:family="text">
      <style:text-properties officeooo:rsid="00709e6b"/>
    </style:style>
    <style:style style:name="T51" style:family="text">
      <style:text-properties officeooo:rsid="00727fd3"/>
    </style:style>
    <style:style style:name="T52" style:family="text">
      <style:text-properties fo:color="#7f0055" style:font-name="Consolas" fo:font-size="10pt" fo:font-weight="bold" style:font-size-asian="10pt" style:font-weight-asian="bold"/>
    </style:style>
    <style:style style:name="T53" style:family="text">
      <style:text-properties officeooo:rsid="0077cbd3"/>
    </style:style>
    <style:style style:name="T54" style:family="text">
      <style:text-properties fo:color="#007dc3" style:font-name="Calibri1" fo:font-size="18pt" officeooo:rsid="001bba47" style:font-size-asian="18pt" style:font-size-complex="18pt"/>
    </style:style>
    <style:style style:name="T55" style:family="text">
      <style:text-properties fo:color="#007dc3" style:font-name="Calibri1" fo:font-size="18pt" officeooo:rsid="002651fa" style:font-size-asian="18pt" style:font-size-complex="18pt"/>
    </style:style>
    <style:style style:name="T56" style:family="text">
      <style:text-properties fo:color="#007dc3" style:font-name="Calibri1" fo:font-size="18pt" officeooo:rsid="008e988b" style:font-size-asian="18pt" style:font-size-complex="18pt"/>
    </style:style>
    <style:style style:name="T57" style:family="text">
      <style:text-properties fo:color="#007dc3" style:font-name="Calibri1" fo:font-size="18pt" officeooo:rsid="00af0be9" style:font-size-asian="18pt" style:font-size-complex="18pt"/>
    </style:style>
    <style:style style:name="T58" style:family="text">
      <style:text-properties fo:color="#007dc3" style:font-name="Calibri1" fo:font-size="18pt" officeooo:rsid="00e14b73" style:font-size-asian="18pt" style:font-size-complex="18pt"/>
    </style:style>
    <style:style style:name="T59" style:family="text">
      <style:text-properties fo:color="#007dc3" style:font-name="Calibri1" fo:font-size="18pt" officeooo:rsid="01025339" style:font-size-asian="18pt" style:font-size-complex="18pt"/>
    </style:style>
    <style:style style:name="T60" style:family="text">
      <style:text-properties fo:color="#007dc3" style:font-name="Calibri1" fo:font-size="18pt" officeooo:rsid="01315b33" style:font-size-asian="18pt" style:font-size-complex="18pt"/>
    </style:style>
    <style:style style:name="T61" style:family="text">
      <style:text-properties fo:color="#007dc3" style:font-name="Calibri1" fo:font-size="18pt" officeooo:rsid="01328a7f" style:font-size-asian="18pt" style:font-size-complex="18pt"/>
    </style:style>
    <style:style style:name="T62" style:family="text">
      <style:text-properties fo:color="#007dc3" style:font-name="Calibri2"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63" style:family="text">
      <style:text-properties fo:color="#007dc3" style:font-name="Calibri2"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64" style:family="text">
      <style:text-properties fo:color="#007dc3" style:font-name="Calibri2"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65" style:family="text">
      <style:text-properties fo:color="#007dc3" style:font-name="Calibri2"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66" style:family="text">
      <style:text-properties fo:color="#007dc3" style:font-name="Calibri2"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67" style:family="text">
      <style:text-properties fo:color="#007dc3" style:font-name="Calibri2"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68" style:family="text">
      <style:text-properties fo:color="#007dc3" style:font-name="Calibri2"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69" style:family="text">
      <style:text-properties fo:color="#007dc3" style:font-name="Calibri2" fo:font-size="14pt" fo:font-style="normal" fo:font-weight="bold" officeooo:rsid="00a621ab" style:font-name-asian="Noto Sans CJK SC Regular" style:font-size-asian="16.1000003814697pt" style:font-weight-asian="bold" style:font-name-complex="Lohit Devanagari" style:font-size-complex="16.1000003814697pt" style:font-weight-complex="bold"/>
    </style:style>
    <style:style style:name="T70" style:family="text">
      <style:text-properties fo:color="#007dc3" style:font-name="Calibri2" fo:font-size="14pt" fo:font-style="normal" fo:font-weight="bold" officeooo:rsid="00b1b7d9" style:font-name-asian="Noto Sans CJK SC Regular" style:font-size-asian="16.1000003814697pt" style:font-weight-asian="bold" style:font-name-complex="Lohit Devanagari" style:font-size-complex="16.1000003814697pt" style:font-weight-complex="bold"/>
    </style:style>
    <style:style style:name="T71" style:family="text">
      <style:text-properties fo:color="#007dc3" style:font-name="Calibri2" fo:font-size="14pt" fo:font-style="normal" fo:font-weight="bold" officeooo:rsid="00bb6d03" style:font-name-asian="Noto Sans CJK SC Regular" style:font-size-asian="16.1000003814697pt" style:font-weight-asian="bold" style:font-name-complex="Lohit Devanagari" style:font-size-complex="16.1000003814697pt" style:font-weight-complex="bold"/>
    </style:style>
    <style:style style:name="T72" style:family="text">
      <style:text-properties fo:color="#007dc3" style:font-name="Calibri2" fo:font-size="14pt" fo:font-style="normal" fo:font-weight="bold" officeooo:rsid="00c0adb5" style:font-name-asian="Noto Sans CJK SC Regular" style:font-size-asian="16.1000003814697pt" style:font-weight-asian="bold" style:font-name-complex="Lohit Devanagari" style:font-size-complex="16.1000003814697pt" style:font-weight-complex="bold"/>
    </style:style>
    <style:style style:name="T73" style:family="text">
      <style:text-properties fo:color="#007dc3" style:font-name="Calibri2" fo:font-size="14pt" fo:font-style="normal" fo:font-weight="bold" officeooo:rsid="00cc1c4c" style:font-name-asian="Noto Sans CJK SC Regular" style:font-size-asian="16.1000003814697pt" style:font-weight-asian="bold" style:font-name-complex="Lohit Devanagari" style:font-size-complex="16.1000003814697pt" style:font-weight-complex="bold"/>
    </style:style>
    <style:style style:name="T74" style:family="text">
      <style:text-properties fo:color="#007dc3" style:font-name="Calibri2" fo:font-size="14pt" fo:font-style="normal" fo:font-weight="bold" officeooo:rsid="00cc29a3" style:font-name-asian="Noto Sans CJK SC Regular" style:font-size-asian="16.1000003814697pt" style:font-weight-asian="bold" style:font-name-complex="Lohit Devanagari" style:font-size-complex="16.1000003814697pt" style:font-weight-complex="bold"/>
    </style:style>
    <style:style style:name="T75" style:family="text">
      <style:text-properties fo:color="#007dc3" style:font-name="Calibri2" fo:font-size="14pt" fo:font-style="normal" fo:font-weight="bold" officeooo:rsid="00d823ce" style:font-name-asian="Noto Sans CJK SC Regular" style:font-size-asian="16.1000003814697pt" style:font-weight-asian="bold" style:font-name-complex="Lohit Devanagari" style:font-size-complex="16.1000003814697pt" style:font-weight-complex="bold"/>
    </style:style>
    <style:style style:name="T76" style:family="text">
      <style:text-properties fo:color="#007dc3" style:font-name="Calibri2" fo:font-size="14pt" fo:font-style="normal" fo:font-weight="bold" officeooo:rsid="00d83d57" style:font-name-asian="Noto Sans CJK SC Regular" style:font-size-asian="16.1000003814697pt" style:font-weight-asian="bold" style:font-name-complex="Lohit Devanagari" style:font-size-complex="16.1000003814697pt" style:font-weight-complex="bold"/>
    </style:style>
    <style:style style:name="T77" style:family="text">
      <style:text-properties fo:color="#007dc3" style:font-name="Calibri2" fo:font-size="14pt" fo:font-style="normal" fo:font-weight="bold" officeooo:rsid="00e423b2" style:font-name-asian="Noto Sans CJK SC Regular" style:font-size-asian="16.1000003814697pt" style:font-weight-asian="bold" style:font-name-complex="Lohit Devanagari" style:font-size-complex="16.1000003814697pt" style:font-weight-complex="bold"/>
    </style:style>
    <style:style style:name="T78" style:family="text">
      <style:text-properties fo:color="#007dc3" style:font-name="Calibri2" fo:font-size="14pt" fo:font-style="normal" fo:font-weight="bold" officeooo:rsid="00ec8d5c" style:font-name-asian="Noto Sans CJK SC Regular" style:font-size-asian="16.1000003814697pt" style:font-weight-asian="bold" style:font-name-complex="Lohit Devanagari" style:font-size-complex="16.1000003814697pt" style:font-weight-complex="bold"/>
    </style:style>
    <style:style style:name="T79" style:family="text">
      <style:text-properties fo:color="#007dc3" style:font-name="Calibri2" fo:font-size="14pt" fo:font-style="normal" fo:font-weight="bold" officeooo:rsid="00ee4b65" style:font-name-asian="Noto Sans CJK SC Regular" style:font-size-asian="16.1000003814697pt" style:font-weight-asian="bold" style:font-name-complex="Lohit Devanagari" style:font-size-complex="16.1000003814697pt" style:font-weight-complex="bold"/>
    </style:style>
    <style:style style:name="T80" style:family="text">
      <style:text-properties fo:color="#007dc3" style:font-name="Calibri2" fo:font-size="14pt" fo:font-style="normal" fo:font-weight="bold" officeooo:rsid="00f24af6" style:font-name-asian="Noto Sans CJK SC Regular" style:font-size-asian="16.1000003814697pt" style:font-weight-asian="bold" style:font-name-complex="Lohit Devanagari" style:font-size-complex="16.1000003814697pt" style:font-weight-complex="bold"/>
    </style:style>
    <style:style style:name="T81" style:family="text">
      <style:text-properties fo:color="#007dc3" style:font-name="Calibri2" fo:font-size="14pt" fo:font-style="normal" fo:font-weight="bold" officeooo:rsid="00fe1856" style:font-name-asian="Noto Sans CJK SC Regular" style:font-size-asian="16.1000003814697pt" style:font-weight-asian="bold" style:font-name-complex="Lohit Devanagari" style:font-size-complex="16.1000003814697pt" style:font-weight-complex="bold"/>
    </style:style>
    <style:style style:name="T82" style:family="text">
      <style:text-properties fo:color="#007dc3" style:font-name="Calibri2" fo:font-size="14pt" fo:font-style="normal" fo:font-weight="bold" officeooo:rsid="0108b8e9" style:font-name-asian="Noto Sans CJK SC Regular" style:font-size-asian="16.1000003814697pt" style:font-weight-asian="bold" style:font-name-complex="Lohit Devanagari" style:font-size-complex="16.1000003814697pt" style:font-weight-complex="bold"/>
    </style:style>
    <style:style style:name="T83" style:family="text">
      <style:text-properties fo:color="#007dc3" style:font-name="Calibri2" fo:font-size="14pt" fo:font-style="normal" fo:font-weight="bold" officeooo:rsid="0113c6d3" style:font-name-asian="Noto Sans CJK SC Regular" style:font-size-asian="16.1000003814697pt" style:font-weight-asian="bold" style:font-name-complex="Lohit Devanagari" style:font-size-complex="16.1000003814697pt" style:font-weight-complex="bold"/>
    </style:style>
    <style:style style:name="T84" style:family="text">
      <style:text-properties fo:color="#007dc3" style:font-name="Calibri2" fo:font-size="14pt" fo:font-style="normal" fo:font-weight="bold" officeooo:rsid="011b3c62" style:font-name-asian="Noto Sans CJK SC Regular" style:font-size-asian="16.1000003814697pt" style:font-weight-asian="bold" style:font-name-complex="Lohit Devanagari" style:font-size-complex="16.1000003814697pt" style:font-weight-complex="bold"/>
    </style:style>
    <style:style style:name="T85" style:family="text">
      <style:text-properties fo:color="#007dc3" style:font-name="Calibri2" fo:font-size="14pt" fo:font-style="normal" fo:font-weight="bold" officeooo:rsid="011b7554" style:font-name-asian="Noto Sans CJK SC Regular" style:font-size-asian="16.1000003814697pt" style:font-weight-asian="bold" style:font-name-complex="Lohit Devanagari" style:font-size-complex="16.1000003814697pt" style:font-weight-complex="bold"/>
    </style:style>
    <style:style style:name="T86" style:family="text">
      <style:text-properties fo:color="#007dc3" style:font-name="Calibri2" fo:font-size="14pt" fo:font-style="normal" fo:font-weight="bold" officeooo:rsid="01256941" style:font-name-asian="Noto Sans CJK SC Regular" style:font-size-asian="16.1000003814697pt" style:font-weight-asian="bold" style:font-name-complex="Lohit Devanagari" style:font-size-complex="16.1000003814697pt" style:font-weight-complex="bold"/>
    </style:style>
    <style:style style:name="T87" style:family="text">
      <style:text-properties fo:color="#007dc3" style:font-name="Calibri2" fo:font-size="14pt" fo:font-style="normal" fo:font-weight="bold" officeooo:rsid="0129def4" style:font-name-asian="Noto Sans CJK SC Regular" style:font-size-asian="16.1000003814697pt" style:font-weight-asian="bold" style:font-name-complex="Lohit Devanagari" style:font-size-complex="16.1000003814697pt" style:font-weight-complex="bold"/>
    </style:style>
    <style:style style:name="T88" style:family="text">
      <style:text-properties fo:color="#007dc3" style:font-name="Calibri2" fo:font-size="14pt" fo:font-style="normal" fo:font-weight="bold" officeooo:rsid="012d2168" style:font-name-asian="Noto Sans CJK SC Regular" style:font-size-asian="16.1000003814697pt" style:font-weight-asian="bold" style:font-name-complex="Lohit Devanagari" style:font-size-complex="16.1000003814697pt" style:font-weight-complex="bold"/>
    </style:style>
    <style:style style:name="T89" style:family="text">
      <style:text-properties fo:color="#4000c8" style:font-name="Consolas" fo:font-size="10pt" fo:font-weight="bold" style:font-size-asian="10pt" style:font-weight-asian="bold"/>
    </style:style>
    <style:style style:name="T90" style:family="text">
      <style:text-properties officeooo:rsid="0083578d"/>
    </style:style>
    <style:style style:name="T91" style:family="text">
      <style:text-properties officeooo:rsid="00847eb0"/>
    </style:style>
    <style:style style:name="T92" style:family="text">
      <style:text-properties officeooo:rsid="00469a69"/>
    </style:style>
    <style:style style:name="T93" style:family="text">
      <style:text-properties officeooo:rsid="0088989a"/>
    </style:style>
    <style:style style:name="T94" style:family="text">
      <style:text-properties officeooo:rsid="00736b32"/>
    </style:style>
    <style:style style:name="T95" style:family="text">
      <style:text-properties fo:font-style="italic" style:font-style-asian="italic" style:font-style-complex="italic"/>
    </style:style>
    <style:style style:name="T96" style:family="text">
      <style:text-properties fo:font-style="italic" officeooo:rsid="00736b32" style:font-style-asian="italic" style:font-style-complex="italic"/>
    </style:style>
    <style:style style:name="T97" style:family="text">
      <style:text-properties fo:font-style="italic" officeooo:rsid="00964fe4" style:font-style-asian="italic" style:font-style-complex="italic"/>
    </style:style>
    <style:style style:name="T98" style:family="text">
      <style:text-properties fo:font-style="italic" officeooo:rsid="00ffc0e8" style:font-style-asian="italic" style:font-style-complex="italic"/>
    </style:style>
    <style:style style:name="T99" style:family="text">
      <style:text-properties fo:font-style="italic" officeooo:rsid="010e0880" style:font-style-asian="italic" style:font-style-complex="italic"/>
    </style:style>
    <style:style style:name="T100" style:family="text">
      <style:text-properties officeooo:rsid="008c37e8"/>
    </style:style>
    <style:style style:name="T101" style:family="text">
      <style:text-properties fo:color="#0000ff" style:font-name="Consolas" fo:font-size="10pt" style:font-size-asian="10pt"/>
    </style:style>
    <style:style style:name="T102" style:family="text">
      <style:text-properties officeooo:rsid="008e988b"/>
    </style:style>
    <style:style style:name="T103" style:family="text">
      <style:text-properties officeooo:rsid="008f574f"/>
    </style:style>
    <style:style style:name="T104" style:family="text">
      <style:text-properties officeooo:rsid="009246f4"/>
    </style:style>
    <style:style style:name="T105" style:family="text">
      <style:text-properties officeooo:rsid="0094c775"/>
    </style:style>
    <style:style style:name="T106" style:family="text">
      <style:text-properties officeooo:rsid="00964fe4"/>
    </style:style>
    <style:style style:name="T107" style:family="text">
      <style:text-properties officeooo:rsid="0099b60c"/>
    </style:style>
    <style:style style:name="T108" style:family="text">
      <style:text-properties officeooo:rsid="00799b55"/>
    </style:style>
    <style:style style:name="T109" style:family="text">
      <style:text-properties officeooo:rsid="009a3c41"/>
    </style:style>
    <style:style style:name="T110" style:family="text">
      <style:text-properties officeooo:rsid="009bafdc"/>
    </style:style>
    <style:style style:name="T111" style:family="text">
      <style:text-properties officeooo:rsid="009d0b72"/>
    </style:style>
    <style:style style:name="T112" style:family="text">
      <style:text-properties officeooo:rsid="009e01e9"/>
    </style:style>
    <style:style style:name="T113" style:family="text">
      <style:text-properties officeooo:rsid="009fa0eb"/>
    </style:style>
    <style:style style:name="T114" style:family="text">
      <style:text-properties officeooo:rsid="00a18b49"/>
    </style:style>
    <style:style style:name="T115" style:family="text">
      <style:text-properties officeooo:rsid="00a257b5"/>
    </style:style>
    <style:style style:name="T116" style:family="text">
      <style:text-properties officeooo:rsid="00a309f2"/>
    </style:style>
    <style:style style:name="T117" style:family="text">
      <style:text-properties officeooo:rsid="00a393eb"/>
    </style:style>
    <style:style style:name="T118" style:family="text">
      <style:text-properties officeooo:rsid="00a4587a"/>
    </style:style>
    <style:style style:name="T119" style:family="text">
      <style:text-properties officeooo:rsid="00a621ab"/>
    </style:style>
    <style:style style:name="T120" style:family="text">
      <style:text-properties officeooo:rsid="00aa1124"/>
    </style:style>
    <style:style style:name="T121" style:family="text">
      <style:text-properties officeooo:rsid="00ac7603"/>
    </style:style>
    <style:style style:name="T122" style:family="text">
      <style:text-properties officeooo:rsid="00b1b7d9"/>
    </style:style>
    <style:style style:name="T123" style:family="text">
      <style:text-properties officeooo:rsid="00bb6d03"/>
    </style:style>
    <style:style style:name="T124" style:family="text">
      <style:text-properties officeooo:rsid="00c0adb5"/>
    </style:style>
    <style:style style:name="T125" style:family="text">
      <style:text-properties officeooo:rsid="00c6f0f3"/>
    </style:style>
    <style:style style:name="T126" style:family="text">
      <style:text-properties officeooo:rsid="00cc29a3"/>
    </style:style>
    <style:style style:name="T127" style:family="text">
      <style:text-properties officeooo:rsid="00ca90d1"/>
    </style:style>
    <style:style style:name="T128" style:family="text">
      <style:text-properties fo:font-weight="bold" officeooo:rsid="00ca90d1" style:font-weight-asian="bold" style:font-weight-complex="bold"/>
    </style:style>
    <style:style style:name="T129" style:family="text">
      <style:text-properties fo:font-weight="normal" style:font-weight-asian="normal" style:font-weight-complex="normal"/>
    </style:style>
    <style:style style:name="T130" style:family="text">
      <style:text-properties fo:font-weight="normal" officeooo:rsid="00ca90d1" style:font-weight-asian="normal" style:font-weight-complex="normal"/>
    </style:style>
    <style:style style:name="T131" style:family="text">
      <style:text-properties fo:color="#800000" style:font-name="Consolas" fo:font-size="10pt" fo:font-weight="bold" style:font-size-asian="10pt" style:font-weight-asian="bold"/>
    </style:style>
    <style:style style:name="T132" style:family="text">
      <style:text-properties fo:color="#800000" fo:font-weight="bold" style:font-weight-asian="bold"/>
    </style:style>
    <style:style style:name="T133" style:family="text">
      <style:text-properties fo:color="#008000" style:font-name="Consolas" fo:font-size="10pt" style:font-size-asian="10pt"/>
    </style:style>
    <style:style style:name="T134" style:family="text">
      <style:text-properties fo:color="#808080" style:font-name="Consolas" fo:font-size="10pt" style:font-size-asian="10pt"/>
    </style:style>
    <style:style style:name="T135" style:family="text">
      <style:text-properties fo:color="#000080" style:font-name="Consolas" fo:font-size="10pt" fo:font-weight="bold" style:font-size-asian="10pt" style:font-weight-asian="bold"/>
    </style:style>
    <style:style style:name="T136" style:family="text">
      <style:text-properties fo:color="#ff0000"/>
    </style:style>
    <style:style style:name="T137" style:family="text">
      <style:text-properties fo:color="#ff0000" style:font-name="Consolas" fo:font-size="10pt" style:font-size-asian="10pt"/>
    </style:style>
    <style:style style:name="T138" style:family="text">
      <style:text-properties officeooo:rsid="00d58e78"/>
    </style:style>
    <style:style style:name="T139" style:family="text">
      <style:text-properties officeooo:rsid="00d7a81d"/>
    </style:style>
    <style:style style:name="T140" style:family="text">
      <style:text-properties officeooo:rsid="00d823ce"/>
    </style:style>
    <style:style style:name="T141" style:family="text">
      <style:text-properties officeooo:rsid="00de0860"/>
    </style:style>
    <style:style style:name="T142" style:family="text">
      <style:text-properties officeooo:rsid="007eeebb"/>
    </style:style>
    <style:style style:name="T143" style:family="text">
      <style:text-properties officeooo:rsid="00f24af6"/>
    </style:style>
    <style:style style:name="T144" style:family="text">
      <style:text-properties officeooo:rsid="00fa58a2"/>
    </style:style>
    <style:style style:name="T145" style:family="text">
      <style:text-properties officeooo:rsid="00fe1856"/>
    </style:style>
    <style:style style:name="T146" style:family="text">
      <style:text-properties officeooo:rsid="00e5e3fc"/>
    </style:style>
    <style:style style:name="T147" style:family="text">
      <style:text-properties officeooo:rsid="0100a5f0"/>
    </style:style>
    <style:style style:name="T148" style:family="text">
      <style:text-properties officeooo:rsid="01025339"/>
    </style:style>
    <style:style style:name="T149" style:family="text">
      <style:text-properties officeooo:rsid="0106bd86"/>
    </style:style>
    <style:style style:name="T150" style:family="text">
      <style:text-properties officeooo:rsid="0108b8e9"/>
    </style:style>
    <style:style style:name="T151" style:family="text">
      <style:text-properties officeooo:rsid="010fdc29"/>
    </style:style>
    <style:style style:name="T152" style:family="text">
      <style:text-properties officeooo:rsid="01109b75"/>
    </style:style>
    <style:style style:name="T153" style:family="text">
      <style:text-properties officeooo:rsid="0111991b"/>
    </style:style>
    <style:style style:name="T154" style:family="text">
      <style:text-properties officeooo:rsid="0113c6d3"/>
    </style:style>
    <style:style style:name="T155" style:family="text">
      <style:text-properties officeooo:rsid="01147293"/>
    </style:style>
    <style:style style:name="T156" style:family="text">
      <style:text-properties officeooo:rsid="007ddfe8"/>
    </style:style>
    <style:style style:name="T157" style:family="text">
      <style:text-properties officeooo:rsid="011d3de9"/>
    </style:style>
    <style:style style:name="T158" style:family="text">
      <style:text-properties officeooo:rsid="011d8806"/>
    </style:style>
    <style:style style:name="T159" style:family="text">
      <style:text-properties officeooo:rsid="011f737e"/>
    </style:style>
    <style:style style:name="T160" style:family="text">
      <style:text-properties fo:color="#408080" style:font-name="Consolas" fo:font-size="10pt" style:font-size-asian="10pt"/>
    </style:style>
    <style:style style:name="T161" style:family="text">
      <style:text-properties fo:color="#408080" style:font-name="Consolas" fo:font-size="10pt" officeooo:rsid="01245e27" style:font-size-asian="10pt"/>
    </style:style>
    <style:style style:name="T162" style:family="text">
      <style:text-properties officeooo:rsid="0123cfd2"/>
    </style:style>
    <style:style style:name="T163" style:family="text">
      <style:text-properties officeooo:rsid="0129def4"/>
    </style:style>
    <style:style style:name="T164" style:family="text">
      <style:text-properties officeooo:rsid="012b4856"/>
    </style:style>
    <style:style style:name="T165" style:family="text">
      <style:text-properties officeooo:rsid="01328a7f"/>
    </style:style>
    <style:style style:name="T166" style:family="text">
      <style:text-properties officeooo:rsid="0133f9a7"/>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51">Control de versions <text:span text:style-name="T8">de DISTRIBUCIO</text:span></text:p>
      <text:p text:style-name="P252"><text:span text:style-name="T57">0</text:span><text:span text:style-name="T61">6</text:span><text:span text:style-name="T57"> </text:span><text:span text:style-name="T54">d</text:span><text:span text:style-name="T60">e setembre</text:span><text:span text:style-name="T59"> </text:span><text:span text:style-name="T54">de </text:span><text:span text:style-name="T55">2</text:span><text:span text:style-name="T56">02</text:span><text:span text:style-name="T58">1</text:span></text:p>
      <text:p text:style-name="P248">Serveis d’Administració Electrònica en el Govern de les Illes Balears</text:p>
      <text:p text:style-name="P249">Lot 3 (Serveis de tramitació d’expedients electrònics)</text:p>
      <text:p text:style-name="P249"/>
      <text:p text:style-name="P249"/>
      <text:p text:style-name="P249"/>
      <text:p text:style-name="P249"/>
      <text:p text:style-name="P250">Oficina Tècnica de Direcció de Projecte</text:p>
      <text:list xml:id="list1493034655" text:style-name="Outline">
        <text:list-header>
          <text:h text:style-name="P292"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253">Control de Canvis</text:p>
          </table:table-cell>
          <table:covered-table-cell/>
          <table:covered-table-cell/>
          <table:covered-table-cell/>
        </table:table-row>
        <table:table-row table:style-name="Taula1.1">
          <table:table-cell table:style-name="Taula1.A2" office:value-type="string">
            <text:p text:style-name="P254">Data</text:p>
          </table:table-cell>
          <table:table-cell table:style-name="Taula1.B2" office:value-type="string">
            <text:p text:style-name="P255">Autor</text:p>
          </table:table-cell>
          <table:table-cell table:style-name="Taula1.B2" office:value-type="string">
            <text:p text:style-name="P255">Versió</text:p>
          </table:table-cell>
          <table:table-cell table:style-name="Taula1.D2" office:value-type="string">
            <text:p text:style-name="P255">Canvis</text:p>
          </table:table-cell>
        </table:table-row>
        <table:table-row table:style-name="Taula1.1">
          <table:table-cell table:style-name="Taula1.A3" office:value-type="string">
            <text:p text:style-name="P256"><text:span text:style-name="T9">04</text:span>/<text:span text:style-name="T9">02</text:span>/<text:span text:style-name="T5">2019</text:span></text:p>
          </table:table-cell>
          <table:table-cell table:style-name="Taula1.B3" office:value-type="string">
            <text:p text:style-name="P257">Limit Tecnologies</text:p>
          </table:table-cell>
          <table:table-cell table:style-name="Taula1.C3" office:value-type="string">
            <text:p text:style-name="P256">v1.0</text:p>
          </table:table-cell>
          <table:table-cell table:style-name="Taula1.D3" office:value-type="string">
            <text:p text:style-name="P256">Versió inicial</text:p>
          </table:table-cell>
        </table:table-row>
        <table:table-row table:style-name="Taula1.1">
          <table:table-cell table:style-name="Taula1.A4" office:value-type="string">
            <text:p text:style-name="P258"/>
          </table:table-cell>
          <table:table-cell table:style-name="Taula1.B4" office:value-type="string">
            <text:p text:style-name="P258"/>
          </table:table-cell>
          <table:table-cell table:style-name="Taula1.C4" office:value-type="string">
            <text:p text:style-name="P258"/>
          </table:table-cell>
          <table:table-cell table:style-name="Taula1.D4" office:value-type="string">
            <text:p text:style-name="P258"/>
          </table:table-cell>
        </table:table-row>
        <table:table-row table:style-name="Taula1.1">
          <table:table-cell table:style-name="Taula1.A5" office:value-type="string">
            <text:p text:style-name="P258"/>
          </table:table-cell>
          <table:table-cell table:style-name="Taula1.B5" office:value-type="string">
            <text:p text:style-name="P258"/>
          </table:table-cell>
          <table:table-cell table:style-name="Taula1.C5" office:value-type="string">
            <text:p text:style-name="P258"/>
          </table:table-cell>
          <table:table-cell table:style-name="Taula1.D5" office:value-type="string">
            <text:p text:style-name="P258"/>
          </table:table-cell>
        </table:table-row>
        <table:table-row table:style-name="Taula1.1">
          <table:table-cell table:style-name="Taula1.A6" office:value-type="string">
            <text:p text:style-name="P258"/>
          </table:table-cell>
          <table:table-cell table:style-name="Taula1.B6" office:value-type="string">
            <text:p text:style-name="P258"/>
          </table:table-cell>
          <table:table-cell table:style-name="Taula1.C6" office:value-type="string">
            <text:p text:style-name="P258"/>
          </table:table-cell>
          <table:table-cell table:style-name="Taula1.D6" office:value-type="string">
            <text:p text:style-name="P258"/>
          </table:table-cell>
        </table:table-row>
      </table:table>
      <text:p text:style-name="P3"/>
      <text:p text:style-name="P3"/>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253">Revisat per</text:p>
          </table:table-cell>
          <table:covered-table-cell/>
          <table:covered-table-cell/>
        </table:table-row>
        <table:table-row table:style-name="Taula2.1">
          <table:table-cell table:style-name="Taula2.A2" office:value-type="string">
            <text:p text:style-name="P254">Nom</text:p>
          </table:table-cell>
          <table:table-cell table:style-name="Taula2.B2" office:value-type="string">
            <text:p text:style-name="P255">Data</text:p>
          </table:table-cell>
          <table:table-cell table:style-name="Taula2.C2" office:value-type="string">
            <text:p text:style-name="P255">Àrea, departament o empresa</text:p>
          </table:table-cell>
        </table:table-row>
        <table:table-row table:style-name="Taula2.1">
          <table:table-cell table:style-name="Taula2.A3" office:value-type="string">
            <text:p text:style-name="P256"/>
          </table:table-cell>
          <table:table-cell table:style-name="Taula2.B3" office:value-type="string">
            <text:p text:style-name="P256"/>
          </table:table-cell>
          <table:table-cell table:style-name="Taula2.C3" office:value-type="string">
            <text:p text:style-name="P256"/>
          </table:table-cell>
        </table:table-row>
        <table:table-row table:style-name="Taula2.1">
          <table:table-cell table:style-name="Taula2.A4" office:value-type="string">
            <text:p text:style-name="P258"/>
          </table:table-cell>
          <table:table-cell table:style-name="Taula2.B4" office:value-type="string">
            <text:p text:style-name="P258"/>
          </table:table-cell>
          <table:table-cell table:style-name="Taula2.C4" office:value-type="string">
            <text:p text:style-name="P258"/>
          </table:table-cell>
        </table:table-row>
        <table:table-row table:style-name="Taula2.1">
          <table:table-cell table:style-name="Taula2.A5" office:value-type="string">
            <text:p text:style-name="P258"/>
          </table:table-cell>
          <table:table-cell table:style-name="Taula2.B5" office:value-type="string">
            <text:p text:style-name="P258"/>
          </table:table-cell>
          <table:table-cell table:style-name="Taula2.C5" office:value-type="string">
            <text:p text:style-name="P258"/>
          </table:table-cell>
        </table:table-row>
        <table:table-row table:style-name="Taula2.1">
          <table:table-cell table:style-name="Taula2.A6" office:value-type="string">
            <text:p text:style-name="P258"/>
          </table:table-cell>
          <table:table-cell table:style-name="Taula2.B6" office:value-type="string">
            <text:p text:style-name="P258"/>
          </table:table-cell>
          <table:table-cell table:style-name="Taula2.C6" office:value-type="string">
            <text:p text:style-name="P258"/>
          </table:table-cell>
        </table:table-row>
      </table:table>
      <text:p text:style-name="P3"/>
      <text:p text:style-name="P3"/>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253">Aprovat per</text:p>
          </table:table-cell>
          <table:covered-table-cell/>
          <table:covered-table-cell/>
        </table:table-row>
        <table:table-row table:style-name="Taula3.1">
          <table:table-cell table:style-name="Taula3.A2" office:value-type="string">
            <text:p text:style-name="P254">Nom</text:p>
          </table:table-cell>
          <table:table-cell table:style-name="Taula3.B2" office:value-type="string">
            <text:p text:style-name="P255">Data</text:p>
          </table:table-cell>
          <table:table-cell table:style-name="Taula3.C2" office:value-type="string">
            <text:p text:style-name="P255">Àrea, departament o empresa</text:p>
          </table:table-cell>
        </table:table-row>
        <table:table-row table:style-name="Taula3.1">
          <table:table-cell table:style-name="Taula3.A3" office:value-type="string">
            <text:p text:style-name="P256"/>
          </table:table-cell>
          <table:table-cell table:style-name="Taula3.B3" office:value-type="string">
            <text:p text:style-name="P256"/>
          </table:table-cell>
          <table:table-cell table:style-name="Taula3.C3" office:value-type="string">
            <text:p text:style-name="P256"/>
          </table:table-cell>
        </table:table-row>
        <table:table-row table:style-name="Taula3.1">
          <table:table-cell table:style-name="Taula3.A4" office:value-type="string">
            <text:p text:style-name="P258"/>
          </table:table-cell>
          <table:table-cell table:style-name="Taula3.B4" office:value-type="string">
            <text:p text:style-name="P258"/>
          </table:table-cell>
          <table:table-cell table:style-name="Taula3.C4" office:value-type="string">
            <text:p text:style-name="P258"/>
          </table:table-cell>
        </table:table-row>
        <table:table-row table:style-name="Taula3.1">
          <table:table-cell table:style-name="Taula3.A5" office:value-type="string">
            <text:p text:style-name="P258"/>
          </table:table-cell>
          <table:table-cell table:style-name="Taula3.B5" office:value-type="string">
            <text:p text:style-name="P258"/>
          </table:table-cell>
          <table:table-cell table:style-name="Taula3.C5" office:value-type="string">
            <text:p text:style-name="P258"/>
          </table:table-cell>
        </table:table-row>
        <table:table-row table:style-name="Taula3.1">
          <table:table-cell table:style-name="Taula3.A6" office:value-type="string">
            <text:p text:style-name="P258"/>
          </table:table-cell>
          <table:table-cell table:style-name="Taula3.B6" office:value-type="string">
            <text:p text:style-name="P258"/>
          </table:table-cell>
          <table:table-cell table:style-name="Taula3.C6" office:value-type="string">
            <text:p text:style-name="P258"/>
          </table:table-cell>
        </table:table-row>
      </table:table>
      <text:p text:style-name="P3"/>
      <text:p text:style-name="P9"/>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253">Llista de distribució</text:p>
          </table:table-cell>
          <table:covered-table-cell/>
          <table:covered-table-cell/>
        </table:table-row>
        <table:table-row table:style-name="Taula6.1">
          <table:table-cell table:style-name="Taula6.A2" office:value-type="string">
            <text:p text:style-name="P254">Nom</text:p>
          </table:table-cell>
          <table:table-cell table:style-name="Taula6.B2" office:value-type="string">
            <text:p text:style-name="P255">Àrea, departament o empresa</text:p>
          </table:table-cell>
          <table:table-cell table:style-name="Taula6.C2" office:value-type="string">
            <text:p text:style-name="P255">Correu electrònic</text:p>
          </table:table-cell>
        </table:table-row>
        <table:table-row table:style-name="Taula6.1">
          <table:table-cell table:style-name="Taula6.A3" office:value-type="string">
            <text:p text:style-name="P256"/>
          </table:table-cell>
          <table:table-cell table:style-name="Taula6.B3" office:value-type="string">
            <text:p text:style-name="P256"/>
          </table:table-cell>
          <table:table-cell table:style-name="Taula6.C3" office:value-type="string">
            <text:p text:style-name="P256"/>
          </table:table-cell>
        </table:table-row>
        <table:table-row table:style-name="Taula6.1">
          <table:table-cell table:style-name="Taula6.A4" office:value-type="string">
            <text:p text:style-name="P258"/>
          </table:table-cell>
          <table:table-cell table:style-name="Taula6.B4" office:value-type="string">
            <text:p text:style-name="P258"/>
          </table:table-cell>
          <table:table-cell table:style-name="Taula6.C4" office:value-type="string">
            <text:p text:style-name="P258"/>
          </table:table-cell>
        </table:table-row>
        <table:table-row table:style-name="Taula6.1">
          <table:table-cell table:style-name="Taula6.A5" office:value-type="string">
            <text:p text:style-name="P258"/>
          </table:table-cell>
          <table:table-cell table:style-name="Taula6.B5" office:value-type="string">
            <text:p text:style-name="P258"/>
          </table:table-cell>
          <table:table-cell table:style-name="Taula6.C5" office:value-type="string">
            <text:p text:style-name="P258"/>
          </table:table-cell>
        </table:table-row>
        <table:table-row table:style-name="Taula6.1">
          <table:table-cell table:style-name="Taula6.A6" office:value-type="string">
            <text:p text:style-name="P258"/>
          </table:table-cell>
          <table:table-cell table:style-name="Taula6.B6" office:value-type="string">
            <text:p text:style-name="P258"/>
          </table:table-cell>
          <table:table-cell table:style-name="Taula6.C6" office:value-type="string">
            <text:p text:style-name="P258"/>
          </table:table-cell>
        </table:table-row>
      </table:table>
      <text:p text:style-name="P3"/>
      <text:p text:style-name="P3"><text:soft-page-break/></text:p>
      <text:p text:style-name="P8">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90"><text:a xlink:type="simple" xlink:href="#__RefHeading___Toc21421_3940995463" text:style-name="Index_20_Link" text:visited-style-name="Index_20_Link">Control de versions del document<text:tab/>2</text:a></text:p>
          <text:p text:style-name="P290"><text:a xlink:type="simple" xlink:href="#__RefHeading___Toc21295_3940995463" text:style-name="Index_20_Link" text:visited-style-name="Index_20_Link">1. Històric de versions<text:tab/>4</text:a></text:p>
          <text:p text:style-name="P291"><text:a xlink:type="simple" xlink:href="#__RefHeading___Toc19787_3508694843" text:style-name="Index_20_Link" text:visited-style-name="Index_20_Link">Versió 0.9.18<text:tab/>4</text:a></text:p>
          <text:p text:style-name="P291"><text:a xlink:type="simple" xlink:href="#__RefHeading___Toc17655_2825458360" text:style-name="Index_20_Link" text:visited-style-name="Index_20_Link">Versió 0.9.19<text:tab/>4</text:a></text:p>
          <text:p text:style-name="P291"><text:a xlink:type="simple" xlink:href="#__RefHeading___Toc70927_588639221" text:style-name="Index_20_Link" text:visited-style-name="Index_20_Link">Versió 0.9.20<text:tab/>5</text:a></text:p>
          <text:p text:style-name="P291"><text:a xlink:type="simple" xlink:href="#__RefHeading___Toc18370_3439170243" text:style-name="Index_20_Link" text:visited-style-name="Index_20_Link">Versió 0.9.21<text:tab/>6</text:a></text:p>
          <text:p text:style-name="P291"><text:a xlink:type="simple" xlink:href="#__RefHeading___Toc834_417853881" text:style-name="Index_20_Link" text:visited-style-name="Index_20_Link">Versió 0.9.22<text:tab/>6</text:a></text:p>
          <text:p text:style-name="P291"><text:a xlink:type="simple" xlink:href="#__RefHeading___Toc61704_1680181998" text:style-name="Index_20_Link" text:visited-style-name="Index_20_Link">Versió 0.9.22.2<text:tab/>7</text:a></text:p>
          <text:p text:style-name="P291"><text:a xlink:type="simple" xlink:href="#__RefHeading___Toc20227_1512682159" text:style-name="Index_20_Link" text:visited-style-name="Index_20_Link">Versió 0.9.23<text:tab/>7</text:a></text:p>
          <text:p text:style-name="P291"><text:a xlink:type="simple" xlink:href="#__RefHeading___Toc20229_1512682159" text:style-name="Index_20_Link" text:visited-style-name="Index_20_Link">Versió 0.9.24<text:tab/>8</text:a></text:p>
          <text:p text:style-name="P291"><text:a xlink:type="simple" xlink:href="#__RefHeading___Toc424222_3031935846" text:style-name="Index_20_Link" text:visited-style-name="Index_20_Link">Versió 0.9.24.1<text:tab/>9</text:a></text:p>
          <text:p text:style-name="P291"><text:a xlink:type="simple" xlink:href="#__RefHeading___Toc96292_1762273572" text:style-name="Index_20_Link" text:visited-style-name="Index_20_Link">Versió 0.9.25<text:tab/>10</text:a></text:p>
          <text:p text:style-name="P291"><text:a xlink:type="simple" xlink:href="#__RefHeading___Toc27894_1180952855" text:style-name="Index_20_Link" text:visited-style-name="Index_20_Link">Versió 0.9.25.1 Processar anotacions amb error o pendents d'Arxiu<text:tab/>11</text:a></text:p>
          <text:p text:style-name="P291"><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2</text:a></text:p>
          <text:p text:style-name="P291"><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2</text:a></text:p>
          <text:p text:style-name="P291"><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4</text:a></text:p>
          <text:p text:style-name="P291"><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4</text:a></text:p>
          <text:p text:style-name="P291"><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5</text:a></text:p>
          <text:p text:style-name="P291"><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5</text:a></text:p>
          <text:p text:style-name="P291"><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tab/>17</text:a></text:p>
          <text:p text:style-name="P291"><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tab/>23</text:a></text:p>
          <text:p text:style-name="P291"><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tab/>26</text:a></text:p>
          <text:p text:style-name="P291"><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7</text:a></text:p>
          <text:p text:style-name="P291"><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7</text:a></text:p>
          <text:p text:style-name="P291"><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28</text:a></text:p>
          <text:p text:style-name="P291"><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29</text:a></text:p>
          <text:p text:style-name="P291"><text:a xlink:type="simple" xlink:href="#__RefHeading___Toc685445_83721363" text:style-name="Index_20_Link" text:visited-style-name="Index_20_Link">Versió 0.9.34.1 Correcció llistat usuaris<text:tab/>30</text:a></text:p>
          <text:p text:style-name="P291"><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1</text:a></text:p>
          <text:p text:style-name="P291"><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3</text:a></text:p>
          <text:p text:style-name="P291"><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4</text:a></text:p>
          <text:p text:style-name="P291"><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6</text:a></text:p>
        </text:index-body>
      </text:table-of-content>
      <text:p text:style-name="P7"/>
      <text:list xml:id="list153914859328771" text:continue-numbering="true" text:style-name="Outline">
        <text:list-item>
          <text:h text:style-name="P293" text:outline-level="1"><text:bookmark-start text:name="__RefHeading___Toc21295_3940995463"/>Històric de versions<text:bookmark-end text:name="__RefHeading___Toc21295_3940995463"/></text:h>
          <text:list>
            <text:list-header>
              <text:h text:style-name="P294" text:outline-level="2" text:is-list-header="true"><text:bookmark-start text:name="__RefHeading___Toc19787_3508694843"/>Versió 0.9.18<text:bookmark-end text:name="__RefHeading___Toc19787_3508694843"/></text:h>
            </text:list-header>
          </text:list>
        </text:list-item>
      </text:list>
      <text:p text:style-name="P40">Data: </text:p>
      <text:p text:style-name="P70"><text:tab/><text:span text:style-name="T8">07</text:span>/<text:span text:style-name="T8">02</text:span>/201<text:span text:style-name="T8">9</text:span></text:p>
      <text:p text:style-name="P70">Resum: </text:p>
      <text:p text:style-name="P70"><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70"/>
      <text:p text:style-name="P89"><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972800918" text:style-name="L1">
        <text:list-item>
          <text:p text:style-name="P323"><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323"><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323"><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39"/>
      <text:p text:style-name="P40">Base de dades:<text:span text:style-name="T5"> </text:span></text:p>
      <text:list xml:id="list3011861076" text:style-name="L2">
        <text:list-item>
          <text:p text:style-name="P325">Sense canvis</text:p>
        </text:list-item>
      </text:list>
      <text:p text:style-name="P39"/>
      <text:p text:style-name="P10"><text:span text:style-name="T6">Propietats globals</text:span>: </text:p>
      <text:list xml:id="list863023321" text:style-name="L3">
        <text:list-item>
          <text:p text:style-name="P332">Sense canvis</text:p>
        </text:list-item>
      </text:list>
      <text:p text:style-name="P91"/>
      <text:list xml:id="list153916204857488" text:continue-list="list153914859328771" text:style-name="Outline">
        <text:list-item>
          <text:list>
            <text:list-header>
              <text:h text:style-name="P295" text:outline-level="2" text:is-list-header="true"><text:bookmark-start text:name="__RefHeading___Toc17655_2825458360"/>Versió 0.9.1<text:span text:style-name="T19">9</text:span><text:bookmark-end text:name="__RefHeading___Toc17655_2825458360"/></text:h>
            </text:list-header>
          </text:list>
        </text:list-item>
      </text:list>
      <text:p text:style-name="P41">Data: </text:p>
      <text:p text:style-name="P71"><text:tab/><text:span text:style-name="T21">05</text:span>/<text:span text:style-name="T8">03</text:span>/201<text:span text:style-name="T8">9</text:span></text:p>
      <text:p text:style-name="P71">Resum: </text:p>
      <text:p text:style-name="P93"><text:tab/>Mesures correctores per diversos errors en el tractament de l'alta d'anotacions. Millores per poder veure les anotacions pendents amb errors.</text:p>
      <text:p text:style-name="P71"><text:tab/></text:p>
      <text:p text:style-name="P71"/>
      <text:p text:style-name="P90"><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53916280717983" text:continue-list="list972800918" text:style-name="L1">
        <text:list-item>
          <text:p text:style-name="P334"><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334"><text:a xlink:type="simple" xlink:href="https://github.com/GovernIB/distribucio/issues/39" text:style-name="Internet_20_link" text:visited-style-name="Visited_20_Internet_20_Link">#39</text:a> Millorar els estats de les anotacions</text:p>
        </text:list-item>
        <text:list-item>
          <text:p text:style-name="P334"><text:a xlink:type="simple" xlink:href="https://github.com/GovernIB/distribucio/issues/42" text:style-name="Internet_20_link" text:visited-style-name="Visited_20_Internet_20_Link">#42</text:a> Marcar anotacions com a no processades després de reenviar-les </text:p>
        </text:list-item>
        <text:list-item>
          <text:p text:style-name="P334"><text:a xlink:type="simple" xlink:href="https://github.com/GovernIB/distribucio/issues/47" text:style-name="Internet_20_link" text:visited-style-name="Visited_20_Internet_20_Link">#47</text:a> Intentar guardar tots els annexos a dins l'arxiu</text:p>
        </text:list-item>
        <text:list-item>
          <text:p text:style-name="P334"><text:a xlink:type="simple" xlink:href="https://github.com/GovernIB/distribucio/issues/50" text:style-name="Internet_20_link" text:visited-style-name="Visited_20_Internet_20_Link">#50</text:a> Error esborrant bústia amb continguts</text:p>
        </text:list-item>
        <text:list-item>
          <text:p text:style-name="P335"><text:a xlink:type="simple" xlink:href="https://github.com/GovernIB/distribucio/issues/51" text:style-name="Internet_20_link" text:visited-style-name="Visited_20_Internet_20_Link">#51</text:a> Revisar els filtres quan es prem INTRO</text:p>
        </text:list-item>
        <text:list-item>
          <text:p text:style-name="P335"><text:a xlink:type="simple" xlink:href="https://github.com/GovernIB/distribucio/issues/52" text:style-name="Internet_20_link" text:visited-style-name="Visited_20_Internet_20_Link">#52</text:a> Error esborrant regles</text:p>
        </text:list-item>
        <text:list-item>
          <text:p text:style-name="P335"><text:a xlink:type="simple" xlink:href="https://github.com/GovernIB/distribucio/issues/53" text:style-name="Internet_20_link" text:visited-style-name="Visited_20_Internet_20_Link">#53</text:a> Problemes de cerca amb accents en els camps de cerca</text:p>
        </text:list-item>
        <text:list-item>
          <text:p text:style-name="P335"><text:a xlink:type="simple" xlink:href="https://github.com/GovernIB/distribucio/issues/58" text:style-name="Internet_20_link" text:visited-style-name="Visited_20_Internet_20_Link">#58</text:a> Descarregar versió imprimible documents annexos</text:p>
        </text:list-item>
        <text:list-item>
          <text:p text:style-name="P335"><text:a xlink:type="simple" xlink:href="https://github.com/GovernIB/distribucio/issues/60" text:style-name="Internet_20_link" text:visited-style-name="Visited_20_Internet_20_Link">#60</text:a> Revisar errors amb el plugin de destió documental</text:p>
        </text:list-item>
        <text:list-item>
          <text:p text:style-name="P335"><text:a xlink:type="simple" xlink:href="https://github.com/GovernIB/distribucio/issues/61" text:style-name="Internet_20_link" text:visited-style-name="Visited_20_Internet_20_Link">#61</text:a> Error amb els filtres per data al contingut de bústies</text:p>
        </text:list-item>
        <text:list-item>
          <text:p text:style-name="P335"><text:soft-page-break/><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335"><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335"><text:a xlink:type="simple" xlink:href="https://github.com/GovernIB/distribucio/issues/64" text:style-name="Internet_20_link" text:visited-style-name="Visited_20_Internet_20_Link">#64</text:a> Mostrar errors integracions als logs</text:p>
        </text:list-item>
        <text:list-item>
          <text:p text:style-name="P335"><text:a xlink:type="simple" xlink:href="https://github.com/GovernIB/distribucio/issues/65" text:style-name="Internet_20_link" text:visited-style-name="Visited_20_Internet_20_Link">#65</text:a> Ajuntar canvis de la branca desenv</text:p>
        </text:list-item>
        <text:list-item>
          <text:p text:style-name="P335"><text:a xlink:type="simple" xlink:href="https://github.com/GovernIB/distribucio/issues/66" text:style-name="Internet_20_link" text:visited-style-name="Visited_20_Internet_20_Link">#66</text:a> Messures correctores de rendiment del llistat d'anotacions pendents</text:p>
        </text:list-item>
      </text:list>
      <text:p text:style-name="P41"/>
      <text:p text:style-name="P41">Base de dades:<text:span text:style-name="T5"> </text:span></text:p>
      <text:list xml:id="list317740310" text:style-name="L4">
        <text:list-item>
          <text:p text:style-name="P336">Actualització dels literals pels estats i ampliació de la columna del nom del fitxer pels annexos i les firmes.</text:p>
          <text:list>
            <text:list-item>
              <text:p text:style-name="P336">distribucio_update_0.9.19.sql</text:p>
            </text:list-item>
          </text:list>
        </text:list-item>
      </text:list>
      <text:p text:style-name="P41"/>
      <text:p text:style-name="P11"><text:span text:style-name="T6">Propietats globals</text:span>: </text:p>
      <text:list xml:id="list1278247846" text:style-name="L5">
        <text:list-item>
          <text:p text:style-name="P460"><text:span text:style-name="T20">distribucio_update_0.9.19</text:span>.properties: </text:p>
          <text:list>
            <text:list-item>
              <text:p text:style-name="P461">Url base del context per generar els enllaços dins els mails que envia distribució</text:p>
            </text:list-item>
            <text:list-item>
              <text:p text:style-name="P462">Propietats per la distribució i aplicació de regles:</text:p>
              <text:list>
                <text:list-item>
                  <text:p text:style-name="P462">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104"># ESBORRADA es.caib.distribucio.tasca.dist.anotacio.pendent.periode.execucio</text:p>
            <text:p text:style-name="P104"># ESBORRADA es.caib.distribucio.tasca.dist.anotacio.pendent.max.reintents</text:p>
            <text:p text:style-name="P106"># ESBORRADA es.caib.distribucio.tasca.dist.anotacio.asincrona</text:p>
          </table:table-cell>
        </table:table-row>
      </table:table>
      <text:list xml:id="list153916585237747" text:continue-numbering="true" text:style-name="L5">
        <text:list-item>
          <text:list>
            <text:list-item>
              <text:list>
                <text:list-header>
                  <text:p text:style-name="P462"/>
                </text:list-header>
                <text:list-item>
                  <text:p text:style-name="P462">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94"><text:span text:style-name="T34">es.caib.distribucio.tasca.guardar.annexos.temps.espera.execucio=</text:span><text:span text:style-name="T27">60000</text:span></text:p>
            <text:p text:style-name="P259"><text:span text:style-name="T23">es.caib.distribucio.tasca.guardar.annexos.max.reintents=</text:span><text:span text:style-name="T27">2</text:span></text:p>
            <text:p text:style-name="P259"><text:span text:style-name="T23">es.caib.distribucio.tasca.aplicar.regles.temps.espera.execucio=</text:span><text:span text:style-name="T27">300000</text:span></text:p>
            <text:p text:style-name="P259"><text:span text:style-name="T23">es.caib.distribucio.tasca.aplicar.regles.max.reintents=</text:span><text:span text:style-name="T27">2</text:span></text:p>
            <text:p text:style-name="P94"><text:span text:style-name="T34">es.caib.distribucio.tasca.tancar.contenidors.temps.espera.execucio=</text:span><text:span text:style-name="T27">600000</text:span></text:p>
            <text:p text:style-name="P94"><text:span text:style-name="T35">es.caib.distribucio.anotacio.processament.asincron=</text:span><text:span text:style-name="T32">true</text:span></text:p>
          </table:table-cell>
        </table:table-row>
      </table:table>
      <text:p text:style-name="P289"/>
      <text:list xml:id="list153915836264808" text:continue-list="list153916204857488" text:style-name="Outline">
        <text:list-item>
          <text:list>
            <text:list-header>
              <text:h text:style-name="P296" text:outline-level="2" text:is-list-header="true"><text:bookmark-start text:name="__RefHeading___Toc70927_588639221"/>Versió 0.9.<text:span text:style-name="T36">20</text:span><text:bookmark-end text:name="__RefHeading___Toc70927_588639221"/></text:h>
            </text:list-header>
          </text:list>
        </text:list-item>
      </text:list>
      <text:p text:style-name="P42">Data: </text:p>
      <text:p text:style-name="P72"><text:tab/><text:span text:style-name="T36">20</text:span>/<text:span text:style-name="T8">02</text:span>/201<text:span text:style-name="T8">9</text:span></text:p>
      <text:p text:style-name="P72">Resum: </text:p>
      <text:p text:style-name="P72"><text:tab/><text:span text:style-name="T37">Resolució de la descàrrega de documents no PDF firmats amb CAdES i altres modificacions menors.</text:span></text:p>
      <text:p text:style-name="P72"/>
      <text:p text:style-name="P103"><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53915036118928" text:continue-list="list153916280717983" text:style-name="L1">
        <text:list-item>
          <text:p text:style-name="P324"><text:a xlink:type="simple" xlink:href="https://github.com/GovernIB/distribucio/issues/73" text:style-name="Internet_20_link" text:visited-style-name="Visited_20_Internet_20_Link">#73</text:a> Revisar notificacions a usuaris per rol</text:p>
        </text:list-item>
        <text:list-item>
          <text:p text:style-name="P324"><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324"><text:a xlink:type="simple" xlink:href="https://github.com/GovernIB/distribucio/issues/71" text:style-name="Internet_20_link" text:visited-style-name="Visited_20_Internet_20_Link">#71</text:a> Modificar posició spinner quan una taula carrega dades</text:p>
        </text:list-item>
        <text:list-item>
          <text:p text:style-name="P324"><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324"><text:soft-page-break/><text:a xlink:type="simple" xlink:href="https://github.com/GovernIB/distribucio/issues/74" text:style-name="Internet_20_link" text:visited-style-name="Visited_20_Internet_20_Link">#74</text:a> Error descarregant la versió imprimible d'arxius CADES no PDFs</text:p>
        </text:list-item>
      </text:list>
      <text:p text:style-name="P42"/>
      <text:p text:style-name="P42">Base de dades:<text:span text:style-name="T5"> </text:span></text:p>
      <text:list xml:id="list3470935127" text:style-name="L6">
        <text:list-item>
          <text:p text:style-name="P326">Sense canvis</text:p>
        </text:list-item>
      </text:list>
      <text:p text:style-name="P42"/>
      <text:p text:style-name="P12"><text:span text:style-name="T6">Propietats globals</text:span>: </text:p>
      <text:list xml:id="list2290519174" text:style-name="L7">
        <text:list-item>
          <text:p text:style-name="P333">Sense canvis</text:p>
        </text:list-item>
      </text:list>
      <text:p text:style-name="P92"/>
      <text:p text:style-name="P92"/>
      <text:p text:style-name="P92"/>
      <text:p text:style-name="P92"/>
      <text:list xml:id="list153915334175361" text:continue-list="list153915836264808" text:style-name="Outline">
        <text:list-item>
          <text:list>
            <text:list-header>
              <text:h text:style-name="P297" text:outline-level="2" text:is-list-header="true"><text:bookmark-start text:name="__RefHeading___Toc18370_3439170243"/>Versió 0.9.<text:span text:style-name="T36">21</text:span><text:bookmark-end text:name="__RefHeading___Toc18370_3439170243"/></text:h>
            </text:list-header>
          </text:list>
        </text:list-item>
      </text:list>
      <text:p text:style-name="P43">Data: <text:span text:style-name="T42">28/03/2019</text:span></text:p>
      <text:p text:style-name="P73"><text:tab/></text:p>
      <text:p text:style-name="P74">Resum:<text:span text:style-name="T43">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73"/>
      <text:p text:style-name="P109"><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53915132368421" text:continue-list="list153915036118928" text:style-name="L1">
        <text:list-item>
          <text:p text:style-name="P337"><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337"><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43">Base de dades:<text:span text:style-name="T5"> </text:span></text:p>
      <text:list xml:id="list226927047" text:style-name="L8">
        <text:list-item>
          <text:p text:style-name="P327">Sense canvis</text:p>
        </text:list-item>
      </text:list>
      <text:p text:style-name="P43"/>
      <text:p text:style-name="P13"><text:span text:style-name="T6">Propietats globals</text:span>: </text:p>
      <text:list xml:id="list1015139581" text:style-name="L9">
        <text:list-item>
          <text:p text:style-name="P340">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104"># ###</text:p>
            <text:p text:style-name="P259"><text:span text:style-name="T38"># URL base </text:span><text:span text:style-name="T41">al</text:span><text:span text:style-name="T38"> </text:span><text:span text:style-name="T41">servei</text:span><text:span text:style-name="T38"> </text:span><text:span text:style-name="T41">de</text:span><text:span text:style-name="T38"> CONCSV per </text:span><text:span text:style-name="T41">verificar</text:span><text:span text:style-name="T38"> el </text:span><text:span text:style-name="T41">codi</text:span><text:span text:style-name="T38"> CSV</text:span></text:p>
            <text:p text:style-name="P264"># ###</text:p>
            <text:p text:style-name="P94"><text:span text:style-name="T34">es.caib.distribucio.concsv.base.url=</text:span><text:span text:style-name="T27">https://dev.caib.es/concsv</text:span></text:p>
          </table:table-cell>
        </table:table-row>
      </table:table>
      <text:p text:style-name="P110"/>
      <text:list xml:id="list153914793569137" text:continue-list="list153915334175361" text:style-name="Outline">
        <text:list-item>
          <text:list>
            <text:list-header>
              <text:h text:style-name="P298" text:outline-level="2" text:is-list-header="true"><text:bookmark-start text:name="__RefHeading___Toc834_417853881"/>Versió 0.9.<text:span text:style-name="T36">22</text:span><text:bookmark-end text:name="__RefHeading___Toc834_417853881"/></text:h>
            </text:list-header>
          </text:list>
        </text:list-item>
      </text:list>
      <text:p text:style-name="P44">Data: <text:span text:style-name="T44">16/04/2019</text:span></text:p>
      <text:p text:style-name="P75"><text:tab/></text:p>
      <text:p text:style-name="P75">Resum:<text:span text:style-name="T43"> Solució a anotacions pendents de processar, esborrat d'arxius temporals. Millora en les notificacions de noves anotacions i metadades ENI del registre als annexos.</text:span></text:p>
      <text:p text:style-name="P75"/>
      <text:p text:style-name="P111"><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53916431489641" text:continue-list="list153915132368421" text:style-name="L1">
        <text:list-item>
          <text:p text:style-name="P341"><text:a xlink:type="simple" xlink:href="https://github.com/GovernIB/distribucio/issues/76" text:style-name="Internet_20_link" text:visited-style-name="Visited_20_Internet_20_Link">#76</text:a>: Missatge d'error erroni esborrant bústia amb regles sense anotacions</text:p>
        </text:list-item>
        <text:list-item>
          <text:p text:style-name="P341"><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341"><text:a xlink:type="simple" xlink:href="https://github.com/GovernIB/distribucio/issues/81" text:style-name="Internet_20_link" text:visited-style-name="Visited_20_Internet_20_Link">#81</text:a>: Afegir número de registre a l'assumpte del correu electrònic</text:p>
        </text:list-item>
        <text:list-item>
          <text:p text:style-name="P341"><text:a xlink:type="simple" xlink:href="https://github.com/GovernIB/distribucio/issues/83" text:style-name="Internet_20_link" text:visited-style-name="Visited_20_Internet_20_Link">#83</text:a>: Error accés usuaris sense permís a bústies</text:p>
        </text:list-item>
        <text:list-item>
          <text:p text:style-name="P341"><text:soft-page-break/><text:a xlink:type="simple" xlink:href="https://github.com/GovernIB/distribucio/issues/84" text:style-name="Internet_20_link" text:visited-style-name="Visited_20_Internet_20_Link">#84</text:a>: Anotacions que queden pendents de enviar annexos a l'Arxiu</text:p>
        </text:list-item>
        <text:list-item>
          <text:p text:style-name="P341"><text:a xlink:type="simple" xlink:href="https://github.com/GovernIB/distribucio/issues/85" text:style-name="Internet_20_link" text:visited-style-name="Visited_20_Internet_20_Link">#85</text:a>: Emplenar les metadades ENI relatives al registre pels annexos</text:p>
        </text:list-item>
        <text:list-item>
          <text:p text:style-name="P341"><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341"><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349"><text:a xlink:type="simple" xlink:href="https://github.com/GovernIB/distribucio/issues/90" text:style-name="Internet_20_link" text:visited-style-name="Visited_20_Internet_20_Link">#90</text:a>: Error sincronitzant UO</text:p>
        </text:list-item>
        <text:list-item>
          <text:p text:style-name="P349"><text:a xlink:type="simple" xlink:href="https://github.com/GovernIB/distribucio/issues/91" text:style-name="Internet_20_link" text:visited-style-name="Visited_20_Internet_20_Link">#91</text:a>: Error creant regla. La bústia no s'associa correctament</text:p>
        </text:list-item>
      </text:list>
      <text:p text:style-name="P112"/>
      <text:p text:style-name="P44">Base de dades:<text:span text:style-name="T5"> </text:span></text:p>
      <text:list xml:id="list1754075781" text:style-name="L10">
        <text:list-item>
          <text:p text:style-name="P328">Sense canvis</text:p>
        </text:list-item>
      </text:list>
      <text:p text:style-name="P44"/>
      <text:p text:style-name="P14"><text:span text:style-name="T6">Propietats globals</text:span>: </text:p>
      <text:list xml:id="list4039795887" text:style-name="L11">
        <text:list-item>
          <text:p text:style-name="P329">Sense canvis</text:p>
        </text:list-item>
      </text:list>
      <text:p text:style-name="P110"/>
      <text:p text:style-name="P110"/>
      <text:list xml:id="list153916323997440" text:continue-list="list153914793569137" text:style-name="Outline">
        <text:list-item>
          <text:list>
            <text:list-header>
              <text:h text:style-name="P299" text:outline-level="2" text:is-list-header="true"><text:bookmark-start text:name="__RefHeading___Toc61704_1680181998"/>Versió 0.9.<text:span text:style-name="T36">22.2</text:span><text:bookmark-end text:name="__RefHeading___Toc61704_1680181998"/></text:h>
            </text:list-header>
          </text:list>
        </text:list-item>
      </text:list>
      <text:p text:style-name="P45">Data: <text:span text:style-name="T47">03/06/2019</text:span></text:p>
      <text:p text:style-name="P76"><text:tab/></text:p>
      <text:p text:style-name="P76">Resum:<text:span text:style-name="T43"> Correcció urgent per poder enviar anotacions per correu electrònic i veure el detall de les firmes.</text:span></text:p>
      <text:p text:style-name="P76"/>
      <text:p text:style-name="P119"><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53916536179448" text:continue-list="list153916431489641" text:style-name="L1">
        <text:list-item>
          <text:p text:style-name="P342"><text:a xlink:type="simple" xlink:href="https://github.com/GovernIB/ripea/issues/102" text:style-name="Internet_20_link" text:visited-style-name="Visited_20_Internet_20_Link"><text:span text:style-name="T45">#102</text:span></text:a>: Error enviant anotacions per email</text:p>
        </text:list-item>
        <text:list-item>
          <text:p text:style-name="P342"><text:a xlink:type="simple" xlink:href="https://github.com/GovernIB/distribucio/issues/106" text:style-name="Internet_20_link" text:visited-style-name="Visited_20_Internet_20_Link">#106</text:a> Error consultant bústia per defecte</text:p>
        </text:list-item>
      </text:list>
      <text:p text:style-name="P113"/>
      <text:p text:style-name="P45">Base de dades:<text:span text:style-name="T5"> </text:span></text:p>
      <text:list xml:id="list1052834252" text:style-name="L12">
        <text:list-item>
          <text:p text:style-name="P350">distribucio_update_0.9.22.<text:span text:style-name="T46">2</text:span>.sql:</text:p>
          <text:list>
            <text:list-header>
              <text:p text:style-name="P350">Script d'actualització per corregir les dades d'annexos i firmes d'annexos.</text:p>
              <text:p text:style-name="P352">Corregeix també els codis d'unitat orgànica de les bústies</text:p>
            </text:list-header>
          </text:list>
          <text:p text:style-name="P350"/>
        </text:list-item>
      </text:list>
      <text:p text:style-name="P45"/>
      <text:p text:style-name="P15"><text:span text:style-name="T6">Propietats globals</text:span>: </text:p>
      <text:list xml:id="list915673421" text:style-name="L13">
        <text:list-item>
          <text:p text:style-name="P330">Sense canvis</text:p>
        </text:list-item>
      </text:list>
      <text:p text:style-name="P77"/>
      <text:list xml:id="list153914922813958" text:continue-list="list153916323997440" text:style-name="Outline">
        <text:list-item>
          <text:list>
            <text:list-header>
              <text:h text:style-name="P300" text:outline-level="2" text:is-list-header="true"><text:bookmark-start text:name="__RefHeading___Toc20227_1512682159"/>Versió 0.9.<text:span text:style-name="T36">23</text:span><text:bookmark-end text:name="__RefHeading___Toc20227_1512682159"/></text:h>
            </text:list-header>
          </text:list>
        </text:list-item>
      </text:list>
      <text:p text:style-name="P46">Data: <text:span text:style-name="T48">17/06/2019</text:span></text:p>
      <text:p text:style-name="P84"><text:tab/></text:p>
      <text:p text:style-name="P84">Resum:<text:span text:style-name="T43">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84"/>
      <text:p text:style-name="P120"><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1559491718" text:style-name="L14">
        <text:list-item>
          <text:p text:style-name="P345"><text:a xlink:type="simple" xlink:href="https://github.com/GovernIB/distribucio/issues/108" text:style-name="Internet_20_link" text:visited-style-name="Visited_20_Internet_20_Link">#108</text:a> Nova opció pels administradors per moure contingut entre bústies</text:p>
        </text:list-item>
        <text:list-item>
          <text:p text:style-name="P345"><text:soft-page-break/><text:a xlink:type="simple" xlink:href="https://github.com/GovernIB/distribucio/issues/107" text:style-name="Internet_20_link" text:visited-style-name="Visited_20_Internet_20_Link">#107</text:a> Poder veure el contingut de bústies innactives</text:p>
        </text:list-item>
        <text:list-item>
          <text:p text:style-name="P345"><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345"><text:a xlink:type="simple" xlink:href="https://github.com/GovernIB/distribucio/issues/88" text:style-name="Internet_20_link" text:visited-style-name="Visited_20_Internet_20_Link">#88</text:a> Backoffices asíncrons</text:p>
        </text:list-item>
        <text:list-item>
          <text:p text:style-name="P345"><text:a xlink:type="simple" xlink:href="https://github.com/GovernIB/distribucio/issues/99" text:style-name="Internet_20_link" text:visited-style-name="Visited_20_Internet_20_Link">#99</text:a> Compatibilitat amb regles a partir del codi assumpte</text:p>
        </text:list-item>
        <text:list-item>
          <text:p text:style-name="P345"><text:a xlink:type="simple" xlink:href="https://github.com/GovernIB/distribucio/issues/98" text:style-name="Internet_20_link" text:visited-style-name="Visited_20_Internet_20_Link">#98</text:a> Eliminar informació de la data de còpia en el número de registre</text:p>
        </text:list-item>
        <text:list-item>
          <text:p text:style-name="P345"><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345"><text:a xlink:type="simple" xlink:href="https://github.com/GovernIB/distribucio/issues/95" text:style-name="Internet_20_link" text:visited-style-name="Visited_20_Internet_20_Link">#95</text:a> Error botó tancar detall anotació sense modal</text:p>
        </text:list-item>
        <text:list-item>
          <text:p text:style-name="P345"><text:a xlink:type="simple" xlink:href="https://github.com/GovernIB/distribucio/issues/93" text:style-name="Internet_20_link" text:visited-style-name="Visited_20_Internet_20_Link">#93</text:a> NullPointerException reintentant processament</text:p>
        </text:list-item>
        <text:list-item>
          <text:p text:style-name="P345"><text:a xlink:type="simple" xlink:href="https://github.com/GovernIB/distribucio/issues/92" text:style-name="Internet_20_link" text:visited-style-name="Visited_20_Internet_20_Link">#92</text:a> Error nodes duplicats a l'Arxiu</text:p>
        </text:list-item>
        <text:list-item>
          <text:p text:style-name="P345"><text:a xlink:type="simple" xlink:href="https://github.com/GovernIB/distribucio/issues/89" text:style-name="Internet_20_link" text:visited-style-name="Visited_20_Internet_20_Link">#89</text:a> Tractar firmar amb CADEs els PDF que arribin sense firmar</text:p>
        </text:list-item>
        <text:list-item>
          <text:p text:style-name="P345"><text:a xlink:type="simple" xlink:href="https://github.com/GovernIB/distribucio/issues/59" text:style-name="Internet_20_link" text:visited-style-name="Visited_20_Internet_20_Link">#59</text:a> Regles a partir del codi SIA</text:p>
        </text:list-item>
      </text:list>
      <text:p text:style-name="P114"/>
      <text:p text:style-name="P46">Base de dades:<text:span text:style-name="T5"> </text:span></text:p>
      <text:list xml:id="list4113007412" text:style-name="L15">
        <text:list-item>
          <text:p text:style-name="P351">distribucio_update_0.9.2<text:span text:style-name="T49">3</text:span>.sql:</text:p>
        </text:list-item>
      </text:list>
      <text:list xml:id="list2176321259" text:style-name="L16">
        <text:list-item>
          <text:p text:style-name="P353">Canvis per tenir el codi de procediment SIA de l'anotació.</text:p>
        </text:list-item>
        <text:list-item>
          <text:p text:style-name="P353">Script per treure la data del número de registre en el cas de les còpies d'anotacions.</text:p>
        </text:list-item>
        <text:list-item>
          <text:p text:style-name="P353">Canvis per poder treballar amb backoffices de Distribució.</text:p>
        </text:list-item>
      </text:list>
      <text:list xml:id="list153915150679875" text:continue-list="list4113007412" text:style-name="L15">
        <text:list-header>
          <text:p text:style-name="P351"/>
        </text:list-header>
      </text:list>
      <text:p text:style-name="P46"/>
      <text:p text:style-name="P16"><text:span text:style-name="T6">Propietats globals</text:span>: </text:p>
      <text:list xml:id="list1572196108" text:style-name="L17">
        <text:list-item>
          <text:p text:style-name="P354">Noves propietats afegides pels backoffices de Distribució. Les propietats que contenen "test" són per provar els backoffices amb la propia aplicació de Distribució.</text:p>
          <text:list>
            <text:list-item>
              <text:p text:style-name="P354">distribucio_update_0.9.23.properties:</text:p>
            </text:list-item>
          </text:list>
        </text:list-item>
      </text:list>
      <text:p text:style-name="P121"/>
      <table:table table:name="Tabla4" table:style-name="Tabla4">
        <table:table-column table:style-name="Tabla4.A"/>
        <table:table-row table:style-name="Tabla4.1">
          <table:table-cell table:style-name="Tabla4.A1" office:value-type="string">
            <text:p text:style-name="P104"># ################### #</text:p>
            <text:p text:style-name="P264"># PROPERTIES AFEGIDES #</text:p>
            <text:p text:style-name="P264"># ################### #</text:p>
            <text:p text:style-name="P268"/>
            <text:p text:style-name="P259"><text:span text:style-name="T38"># </text:span><text:span text:style-name="T41">Backoffices</text:span><text:span text:style-name="T38"> </text:span><text:span text:style-name="T41">asíncrons</text:span></text:p>
            <text:p text:style-name="P259"><text:span text:style-name="T23">es.caib.distribucio.tasca.enviar.anotacions.backoffice.temps.espera.execucio=</text:span><text:span text:style-name="T27">60000</text:span></text:p>
            <text:p text:style-name="P259"><text:span text:style-name="T23">es.caib.distribucio.backoffice.integracio.clau=</text:span><text:span text:style-name="T27">clauSecreta</text:span></text:p>
            <text:p text:style-name="P259"><text:span text:style-name="T23">es.caib.distribucio.backoffice.integracio.retornarAnnexIFirmaContingut=</text:span><text:span text:style-name="T27">false</text:span></text:p>
            <text:p text:style-name="P268"/>
            <text:p text:style-name="P259"><text:span text:style-name="T23">es.caib.distribucio.backoffice.test.backofficeIntegracio.url=</text:span><text:span text:style-name="T27">https://dev.caib.es/distribucio/ws/backofficeIntegracio</text:span></text:p>
            <text:p text:style-name="P259"><text:span text:style-name="T23">es.caib.distribucio.backoffice.test.backofficeIntegracio.usuari=</text:span><text:span text:style-name="T27">USUARI</text:span></text:p>
            <text:p text:style-name="P94"><text:span text:style-name="T34">es.caib.distribucio.backoffice.test.backofficeIntegracio.contrasenya=</text:span><text:span text:style-name="T27">CONTRASENYA</text:span></text:p>
          </table:table-cell>
        </table:table-row>
      </table:table>
      <text:p text:style-name="P121"/>
      <text:p text:style-name="P121"/>
      <text:list xml:id="list153916024394948" text:continue-list="list153914922813958" text:style-name="Outline">
        <text:list-item>
          <text:list>
            <text:list-header>
              <text:h text:style-name="P301" text:outline-level="2" text:is-list-header="true"><text:bookmark-start text:name="__RefHeading___Toc20229_1512682159"/>Versió 0.9.<text:span text:style-name="T36">24</text:span><text:bookmark-end text:name="__RefHeading___Toc20229_1512682159"/></text:h>
            </text:list-header>
          </text:list>
        </text:list-item>
      </text:list>
      <text:p text:style-name="P47">Data: <text:span text:style-name="T53">08/07/2019</text:span></text:p>
      <text:p text:style-name="P85"><text:tab/></text:p>
      <text:p text:style-name="P85">Resum:<text:span text:style-name="T43">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85"><text:soft-page-break/></text:p>
      <text:p text:style-name="P123"><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53915662144223" text:continue-list="list1559491718" text:style-name="L14">
        <text:list-item>
          <text:p text:style-name="P346"><text:a xlink:type="simple" xlink:href="https://github.com/GovernIB/distribucio/issues/101" text:style-name="Internet_20_link" text:visited-style-name="Visited_20_Internet_20_Link">#101</text:a> 00107_DIST_classificació</text:p>
        </text:list-item>
        <text:list-item>
          <text:p text:style-name="P346"><text:a xlink:type="simple" xlink:href="https://github.com/GovernIB/distribucio/issues/110" text:style-name="Internet_20_link" text:visited-style-name="Visited_20_Internet_20_Link">#110</text:a> Afegir camp ntiEstadoElaboracion als annexos del WS de backoffice</text:p>
        </text:list-item>
        <text:list-item>
          <text:p text:style-name="P346"><text:a xlink:type="simple" xlink:href="https://github.com/GovernIB/distribucio/issues/111" text:style-name="Internet_20_link" text:visited-style-name="Visited_20_Internet_20_Link">#111</text:a><text:span text:style-name="T50"> </text:span>Afegir la posibilitat de reintentar el processament d'anotacions amb errors</text:p>
        </text:list-item>
        <text:list-item>
          <text:p text:style-name="P346"><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346"><text:a xlink:type="simple" xlink:href="https://github.com/GovernIB/distribucio/issues/113" text:style-name="Internet_20_link" text:visited-style-name="Visited_20_Internet_20_Link">#113</text:a> Error en la pàgina de monitor d'integracions</text:p>
        </text:list-item>
        <text:list-item>
          <text:p text:style-name="P346"><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115"/>
      <text:p text:style-name="P47">Base de dades:<text:span text:style-name="T5"> </text:span></text:p>
      <text:list xml:id="list352543929" text:style-name="L18">
        <text:list-item>
          <text:p text:style-name="P359">Canvis per ampliar el camp d'observacions del backoffice i per incloure els codis de pais, província i municipi en les anotacions de registre.</text:p>
          <text:list>
            <text:list-item>
              <text:p text:style-name="P359">distribucio_update_0.9.24.sql</text:p>
            </text:list-item>
          </text:list>
        </text:list-item>
      </text:list>
      <table:table table:name="Tabla6" table:style-name="Tabla6">
        <table:table-column table:style-name="Tabla6.A"/>
        <table:table-row table:style-name="Tabla6.1">
          <table:table-cell table:style-name="Tabla6.A1" office:value-type="string">
            <text:p text:style-name="P94"><text:span text:style-name="T52">ALTER</text:span><text:span text:style-name="T34"> </text:span><text:span text:style-name="T52">TABLE</text:span><text:span text:style-name="T34"> DIS_REGISTRE MODIFY BACK_OBSERVACIONS VARCHAR2(4000);</text:span></text:p>
            <text:p text:style-name="P268"/>
            <text:p text:style-name="P271">-- #109 Afegir codis de municipi, país i província a les anotacions de registre </text:p>
            <text:p text:style-name="P271">-- amplia la columna de la descripció del país</text:p>
            <text:p text:style-name="P259"><text:span text:style-name="T52">ALTER</text:span><text:span text:style-name="T23"> </text:span><text:span text:style-name="T52">TABLE</text:span><text:span text:style-name="T23"> DIS_REGISTRE_INTER MODIFY PAIS VARCHAR2(100);</text:span></text:p>
            <text:p text:style-name="P271">-- afegeix les noves columnes</text:p>
            <text:p text:style-name="P259"><text:span text:style-name="T52">ALTER</text:span><text:span text:style-name="T23"> </text:span><text:span text:style-name="T52">TABLE</text:span><text:span text:style-name="T23"> DIS_REGISTRE_INTER </text:span><text:span text:style-name="T52">ADD</text:span><text:span text:style-name="T23"> PAIS_CODI VARCHAR2(4);</text:span></text:p>
            <text:p text:style-name="P259"><text:span text:style-name="T52">ALTER</text:span><text:span text:style-name="T23"> </text:span><text:span text:style-name="T52">TABLE</text:span><text:span text:style-name="T23"> DIS_REGISTRE_INTER </text:span><text:span text:style-name="T52">ADD</text:span><text:span text:style-name="T23"> PROVINCIA_CODI VARCHAR2(4);</text:span></text:p>
            <text:p text:style-name="P94"><text:span text:style-name="T52">ALTER</text:span><text:span text:style-name="T34"> </text:span><text:span text:style-name="T52">TABLE</text:span><text:span text:style-name="T34"> DIS_REGISTRE_INTER </text:span><text:span text:style-name="T52">ADD</text:span><text:span text:style-name="T34"> MUNICIPI_CODI VARCHAR2(4);</text:span></text:p>
          </table:table-cell>
        </table:table-row>
      </table:table>
      <text:p text:style-name="P124"/>
      <text:p text:style-name="P47"/>
      <text:p text:style-name="P17"><text:span text:style-name="T6">Propietats globals</text:span>: </text:p>
      <text:list xml:id="list3173059641" text:style-name="L19">
        <text:list-item>
          <text:p text:style-name="P355">Noves propietats afegides <text:span text:style-name="T51">per configurar el plugin de procediments de consulta a Rolsac</text:span>.</text:p>
          <text:list>
            <text:list-item>
              <text:p text:style-name="P355">distribucio_update_0.9.2<text:span text:style-name="T51">4</text:span>.properties:</text:p>
            </text:list-item>
          </text:list>
        </text:list-item>
      </text:list>
      <text:p text:style-name="P122"/>
      <table:table table:name="Tabla5" table:style-name="Tabla5">
        <table:table-column table:style-name="Tabla5.A"/>
        <table:table-row table:style-name="Tabla5.1">
          <table:table-cell table:style-name="Tabla5.A1" office:value-type="string">
            <text:p text:style-name="P105"># ################### #</text:p>
            <text:p text:style-name="P264"># PROPERTIES AFEGIDES #</text:p>
            <text:p text:style-name="P264"># ################### #</text:p>
            <text:p text:style-name="P268"/>
            <text:p text:style-name="P259"><text:span text:style-name="T38"># </text:span><text:span text:style-name="T41">Plugin</text:span><text:span text:style-name="T38"> </text:span><text:span text:style-name="T41">de</text:span><text:span text:style-name="T38"> </text:span><text:span text:style-name="T41">consulta</text:span><text:span text:style-name="T38"> </text:span><text:span text:style-name="T41">de</text:span><text:span text:style-name="T38"> </text:span><text:span text:style-name="T41">procediments</text:span></text:p>
            <text:p text:style-name="P259"><text:span text:style-name="T23">es.caib.distribucio.plugin.procediment.class=</text:span><text:span text:style-name="T27">es.caib.distribucio.plugin.caib.procediment.ProcedimentPluginRolsac</text:span></text:p>
            <text:p text:style-name="P259"><text:span text:style-name="T23">es.caib.distribucio.plugin.procediment.rolsac.service.url=</text:span><text:span text:style-name="T27">https://proves.caib.es/rolsac/api/rest/v1/procedimientos</text:span></text:p>
            <text:p text:style-name="P259"><text:span text:style-name="T23">es.caib.distribucio.plugin.procediment.rolsac.service.username=</text:span><text:span text:style-name="T27">$distribucio_rolsac</text:span></text:p>
            <text:p text:style-name="P95"><text:span text:style-name="T34">es.caib.distribucio.plugin.procediment.rolsac.service.password=</text:span><text:span text:style-name="T28">********</text:span><text:span text:style-name="T34"> </text:span></text:p>
          </table:table-cell>
        </table:table-row>
      </table:table>
      <text:p text:style-name="P122"/>
      <text:p text:style-name="P122"/>
      <text:list xml:id="list153915748299790" text:continue-list="list153916024394948" text:style-name="Outline">
        <text:list-item>
          <text:list>
            <text:list-header>
              <text:h text:style-name="P302" text:outline-level="2" text:is-list-header="true"><text:bookmark-start text:name="__RefHeading___Toc424222_3031935846"/>Versió 0.9.<text:span text:style-name="T36">24.1</text:span><text:bookmark-end text:name="__RefHeading___Toc424222_3031935846"/></text:h>
            </text:list-header>
          </text:list>
        </text:list-item>
      </text:list>
      <text:p text:style-name="P48">Data: 04/09/2019</text:p>
      <text:p text:style-name="P86"><text:tab/></text:p>
      <text:p text:style-name="P86">Resum: Correcció de l'enviament d'emails d'avisos de notificació de nous elements pendents a les bústies pels usuaris amb permisos sobre les bústies i l'error de processament pel camp del paràmetre 1 dels logs quan el l'extracte supera els 255 caracters.</text:p>
      <text:p text:style-name="P86"/>
      <text:p text:style-name="P125"><text:soft-page-break/><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53916003586723" text:continue-list="list153916536179448" text:style-name="L1">
        <text:list-item>
          <text:p text:style-name="P343"><text:a xlink:type="simple" xlink:href="https://github.com/GovernIB/distribucio/issues/127" text:style-name="Internet_20_link" text:visited-style-name="Visited_20_Internet_20_Link">#127</text:a> No s'envien els enviaments d'avisos de nous elements a les busties</text:p>
        </text:list-item>
        <text:list-item>
          <text:p text:style-name="P343"><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116"/>
      <text:p text:style-name="P48">Base de dades:<text:span text:style-name="T5"> </text:span></text:p>
      <text:list xml:id="list3231937263" text:style-name="L20">
        <text:list-item>
          <text:p text:style-name="P362">Sense canvis</text:p>
        </text:list-item>
      </text:list>
      <text:p text:style-name="P48"/>
      <text:p text:style-name="P18"><text:span text:style-name="T6">Propietats globals</text:span>: </text:p>
      <text:list xml:id="list400627564" text:style-name="L21">
        <text:list-item>
          <text:p text:style-name="P331">Sense canvis</text:p>
        </text:list-item>
      </text:list>
      <text:p text:style-name="P18"/>
      <text:list xml:id="list153915833449576" text:continue-list="list153915748299790" text:style-name="Outline">
        <text:list-item>
          <text:list>
            <text:list-header>
              <text:h text:style-name="P303" text:outline-level="2" text:is-list-header="true"><text:bookmark-start text:name="__RefHeading___Toc96292_1762273572"/>Versió 0.9.25<text:bookmark-end text:name="__RefHeading___Toc96292_1762273572"/></text:h>
            </text:list-header>
          </text:list>
        </text:list-item>
      </text:list>
      <text:p text:style-name="P20">Data: 20/09/2019</text:p>
      <text:p text:style-name="P144"/>
      <text:p text:style-name="P164">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20"/>
      <text:list xml:id="list3343248926" text:style-name="L22">
        <text:list-item>
          <text:p text:style-name="P375"><text:a xlink:type="simple" xlink:href="https://github.com/GovernIB/distribucio/issues/82" text:style-name="Internet_20_link" text:visited-style-name="Visited_20_Internet_20_Link">#82</text:a> Usuaris puguin veure anotacions amb errors</text:p>
        </text:list-item>
        <text:list-item>
          <text:p text:style-name="P375"><text:a xlink:type="simple" xlink:href="https://github.com/GovernIB/distribucio/issues/94" text:style-name="Internet_20_link" text:visited-style-name="Visited_20_Internet_20_Link">#94</text:a> Implementació d'un sistema d'avisos</text:p>
        </text:list-item>
        <text:list-item>
          <text:p text:style-name="P375"><text:a xlink:type="simple" xlink:href="https://github.com/GovernIB/distribucio/issues/100" text:style-name="Internet_20_link" text:visited-style-name="Visited_20_Internet_20_Link">#100</text:a> <text:s/>Nou filtre en localitzador d'anotacions </text:p>
        </text:list-item>
        <text:list-item>
          <text:p text:style-name="P375"><text:a xlink:type="simple" xlink:href="https://github.com/GovernIB/distribucio/issues/103" text:style-name="Internet_20_link" text:visited-style-name="Visited_20_Internet_20_Link">#103</text:a> Afegir el camp "backoffice" a les anotacions de registre</text:p>
        </text:list-item>
        <text:list-item>
          <text:p text:style-name="P375"><text:a xlink:type="simple" xlink:href="https://github.com/GovernIB/distribucio/issues/104" text:style-name="Internet_20_link" text:visited-style-name="Visited_20_Internet_20_Link">#104</text:a> Múltiples codis SIA a les regles</text:p>
        </text:list-item>
        <text:list-item>
          <text:p text:style-name="P375"><text:a xlink:type="simple" xlink:href="https://github.com/GovernIB/distribucio/issues/105" text:style-name="Internet_20_link" text:visited-style-name="Visited_20_Internet_20_Link">#105</text:a> Informació unificada d'accions sobre una anotació</text:p>
        </text:list-item>
        <text:list-item>
          <text:p text:style-name="P375"><text:a xlink:type="simple" xlink:href="https://github.com/GovernIB/distribucio/issues/112" text:style-name="Internet_20_link" text:visited-style-name="Visited_20_Internet_20_Link">#112</text:a> Corregir informació interessats i representants a l'email</text:p>
        </text:list-item>
        <text:list-item>
          <text:p text:style-name="P375"><text:a xlink:type="simple" xlink:href="https://github.com/GovernIB/distribucio/issues/115" text:style-name="Internet_20_link" text:visited-style-name="Visited_20_Internet_20_Link">#115</text:a> Posar <text:s/>les pantalles de l'aplicació a pantalla completa</text:p>
        </text:list-item>
        <text:list-item>
          <text:p text:style-name="P375"><text:a xlink:type="simple" xlink:href="https://github.com/GovernIB/distribucio/issues/116" text:style-name="Internet_20_link" text:visited-style-name="Visited_20_Internet_20_Link">#116</text:a> Canvis pantalla principal</text:p>
        </text:list-item>
        <text:list-item>
          <text:p text:style-name="P375"><text:a xlink:type="simple" xlink:href="https://github.com/GovernIB/distribucio/issues/117" text:style-name="Internet_20_link" text:visited-style-name="Visited_20_Internet_20_Link">#117</text:a> Classificació permetre consultar procediments en UOs filles</text:p>
        </text:list-item>
        <text:list-item>
          <text:p text:style-name="P375"><text:a xlink:type="simple" xlink:href="https://github.com/GovernIB/distribucio/issues/118" text:style-name="Internet_20_link" text:visited-style-name="Visited_20_Internet_20_Link">#118</text:a> Nous camps pel WS d'alta d'anotacions de registre</text:p>
        </text:list-item>
        <text:list-item>
          <text:p text:style-name="P375"><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375"><text:a xlink:type="simple" xlink:href="https://github.com/GovernIB/distribucio/issues/120" text:style-name="Internet_20_link" text:visited-style-name="Visited_20_Internet_20_Link">#120</text:a> Lentitud en la càrrega de diferents pantalles</text:p>
        </text:list-item>
        <text:list-item>
          <text:p text:style-name="P375"><text:a xlink:type="simple" xlink:href="https://github.com/GovernIB/distribucio/issues/121" text:style-name="Internet_20_link" text:visited-style-name="Visited_20_Internet_20_Link">#121</text:a> Problema amb l’enviament de correus</text:p>
        </text:list-item>
        <text:list-item>
          <text:p text:style-name="P375"><text:a xlink:type="simple" xlink:href="https://github.com/GovernIB/distribucio/issues/123" text:style-name="Internet_20_link" text:visited-style-name="Visited_20_Internet_20_Link">#123</text:a> Eliminar obligatorietat del camp Tipo Asunto</text:p>
        </text:list-item>
        <text:list-item>
          <text:p text:style-name="P375"><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375"><text:a xlink:type="simple" xlink:href="https://github.com/GovernIB/distribucio/issues/125" text:style-name="Internet_20_link" text:visited-style-name="Visited_20_Internet_20_Link">#125</text:a> Errors trobats durant la validació 2019.08.25</text:p>
        </text:list-item>
        <text:list-item>
          <text:p text:style-name="P375"><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375"><text:a xlink:type="simple" xlink:href="https://github.com/GovernIB/distribucio/issues/129" text:style-name="Internet_20_link" text:visited-style-name="Visited_20_Internet_20_Link">#129</text:a> Millora enviament avisos noves anotacions</text:p>
        </text:list-item>
        <text:list-item>
          <text:p text:style-name="P375"><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375"><text:a xlink:type="simple" xlink:href="https://github.com/GovernIB/distribucio/issues/131" text:style-name="Internet_20_link" text:visited-style-name="Visited_20_Internet_20_Link">#131</text:a> Nou camp tipusES pel WS d'alta d'anotacions de registre</text:p>
        </text:list-item>
        <text:list-item>
          <text:p text:style-name="P376"><text:a xlink:type="simple" xlink:href="https://github.com/GovernIB/distribucio/issues/132" text:style-name="Internet_20_link" text:visited-style-name="Visited_20_Internet_20_Link">#132</text:a> Nullpointer enviant anotació amb annexos sense firmes</text:p>
        </text:list-item>
        <text:list-item>
          <text:p text:style-name="P376"><text:a xlink:type="simple" xlink:href="https://github.com/GovernIB/distribucio/issues/134" text:style-name="Internet_20_link" text:visited-style-name="Visited_20_Internet_20_Link">#134</text:a> Posar els reenviaments a l'històric d'accions</text:p>
        </text:list-item>
      </text:list>
      <text:p text:style-name="P126"/>
      <text:p text:style-name="P49">Base de dades:<text:span text:style-name="T5"> </text:span></text:p>
      <text:list xml:id="list153915409148520" text:continue-list="list352543929" text:style-name="L18">
        <text:list-item>
          <text:p text:style-name="P360">Nova taula pel sistema d'avisos. Noves columnes pels nous camps del WS d'alta. Camp pel codi de backoffice en les regles. Camp tipus assumpte ara pot ser null.</text:p>
          <text:list>
            <text:list-item>
              <text:p text:style-name="P360"><text:soft-page-break/>distribucio_update_0.9.25.sql</text:p>
            </text:list-item>
          </text:list>
        </text:list-item>
      </text:list>
      <table:table table:name="Table1" table:style-name="Table1">
        <table:table-column table:style-name="Table1.A"/>
        <table:table-row table:style-name="Table1.1">
          <table:table-cell table:style-name="Table1.A1" office:value-type="string">
            <text:p text:style-name="P177">-- #94 Implementació d'un sistema d'avisos </text:p>
            <text:p text:style-name="P259"><text:span text:style-name="T52">CREATE</text:span><text:span text:style-name="T23"> </text:span><text:span text:style-name="T52">TABLE</text:span><text:span text:style-name="T23"> DIS_AVIS</text:span></text:p>
            <text:p text:style-name="P276">(</text:p>
            <text:p text:style-name="P259"><text:span text:style-name="T23"><text:s text:c="2"/>ID <text:s text:c="18"/>NUMBER(19) <text:s text:c="14"/></text:span><text:span text:style-name="T52">NOT</text:span><text:span text:style-name="T23"> </text:span><text:span text:style-name="T89">NULL</text:span><text:span text:style-name="T23">,</text:span></text:p>
            <text:p text:style-name="P259"><text:span text:style-name="T23"><text:s text:c="2"/>ASSUMPTE <text:s text:c="12"/>VARCHAR2(256) <text:s text:c="11"/></text:span><text:span text:style-name="T52">NOT</text:span><text:span text:style-name="T23"> </text:span><text:span text:style-name="T89">NULL</text:span><text:span text:style-name="T23">,</text:span></text:p>
            <text:p text:style-name="P259"><text:span text:style-name="T23"><text:s text:c="2"/>MISSATGE <text:s text:c="12"/>VARCHAR2(2048) <text:s text:c="10"/></text:span><text:span text:style-name="T52">NOT</text:span><text:span text:style-name="T23"> </text:span><text:span text:style-name="T89">NULL</text:span><text:span text:style-name="T23">,</text:span></text:p>
            <text:p text:style-name="P259"><text:span text:style-name="T23"><text:s text:c="2"/>DATA_INICI <text:s text:c="10"/></text:span><text:span text:style-name="T52">TIMESTAMP</text:span><text:span text:style-name="T23">(6) <text:s text:c="12"/></text:span><text:span text:style-name="T52">NOT</text:span><text:span text:style-name="T23"> </text:span><text:span text:style-name="T89">NULL</text:span><text:span text:style-name="T23">,</text:span></text:p>
            <text:p text:style-name="P259"><text:span text:style-name="T23"><text:s text:c="2"/>DATA_FINAL <text:s text:c="10"/></text:span><text:span text:style-name="T52">TIMESTAMP</text:span><text:span text:style-name="T23">(6) <text:s text:c="12"/></text:span><text:span text:style-name="T52">NOT</text:span><text:span text:style-name="T23"> </text:span><text:span text:style-name="T89">NULL</text:span><text:span text:style-name="T23">,</text:span></text:p>
            <text:p text:style-name="P259"><text:span text:style-name="T23"><text:s text:c="2"/>ACTIU <text:s text:c="15"/>NUMBER(1) <text:s text:c="15"/></text:span><text:span text:style-name="T52">NOT</text:span><text:span text:style-name="T23"> </text:span><text:span text:style-name="T89">NULL</text:span><text:span text:style-name="T23">,</text:span></text:p>
            <text:p text:style-name="P259"><text:span text:style-name="T23"><text:s text:c="2"/>AVIS_NIVELL <text:s text:c="8"/>VARCHAR2(10) <text:s text:c="12"/></text:span><text:span text:style-name="T52">NOT</text:span><text:span text:style-name="T23"> </text:span><text:span text:style-name="T89">NULL</text:span><text:span text:style-name="T23">,</text:span></text:p>
            <text:p text:style-name="P276"><text:s text:c="2"/>CREATEDBY_CODI <text:s text:c="6"/>VARCHAR2(64),</text:p>
            <text:p text:style-name="P259"><text:span text:style-name="T23"><text:s text:c="2"/>CREATEDDATE <text:s text:c="9"/></text:span><text:span text:style-name="T52">TIMESTAMP</text:span><text:span text:style-name="T23">(6),</text:span></text:p>
            <text:p text:style-name="P276"><text:s text:c="2"/>LASTMODIFIEDBY_CODI <text:s/>VARCHAR2(64),</text:p>
            <text:p text:style-name="P259"><text:span text:style-name="T23"><text:s text:c="2"/>LASTMODIFIEDDATE <text:s text:c="4"/></text:span><text:span text:style-name="T52">TIMESTAMP</text:span><text:span text:style-name="T23">(6)</text:span></text:p>
            <text:p text:style-name="P276">);</text:p>
            <text:p text:style-name="P268"/>
            <text:p text:style-name="P259"><text:span text:style-name="T52">ALTER</text:span><text:span text:style-name="T23"> </text:span><text:span text:style-name="T52">TABLE</text:span><text:span text:style-name="T23"> DIS_AVIS </text:span><text:span text:style-name="T52">ADD</text:span><text:span text:style-name="T23"> (</text:span></text:p>
            <text:p text:style-name="P259"><text:span text:style-name="T23"><text:s text:c="2"/></text:span><text:span text:style-name="T52">CONSTRAINT</text:span><text:span text:style-name="T23"> DIS_AVIS_PK </text:span><text:span text:style-name="T52">PRIMARY</text:span><text:span text:style-name="T23"> </text:span><text:span text:style-name="T52">KEY</text:span><text:span text:style-name="T23"> (ID));</text:span></text:p>
            <text:p text:style-name="P268"/>
            <text:p text:style-name="P259"><text:span text:style-name="T52">CREATE</text:span><text:span text:style-name="T23"> </text:span><text:span text:style-name="T52">INDEX</text:span><text:span text:style-name="T23"> DIS_AVIS_DATA_INICI_I </text:span><text:span text:style-name="T52">ON</text:span><text:span text:style-name="T23"> DIS_AVIS(DATA_INICI);</text:span></text:p>
            <text:p text:style-name="P259"><text:span text:style-name="T52">CREATE</text:span><text:span text:style-name="T23"> </text:span><text:span text:style-name="T52">INDEX</text:span><text:span text:style-name="T23"> DIS_AVIS_DATA_FINAL_I </text:span><text:span text:style-name="T52">ON</text:span><text:span text:style-name="T23"> DIS_AVIS(DATA_FINAL);</text:span></text:p>
            <text:p text:style-name="P268"/>
            <text:p text:style-name="P259"><text:span text:style-name="T23">GRANT </text:span><text:span text:style-name="T52">SELECT</text:span><text:span text:style-name="T23">, </text:span><text:span text:style-name="T52">UPDATE</text:span><text:span text:style-name="T23">, </text:span><text:span text:style-name="T52">INSERT</text:span><text:span text:style-name="T23">, </text:span><text:span text:style-name="T52">DELETE</text:span><text:span text:style-name="T23"> </text:span><text:span text:style-name="T52">ON</text:span><text:span text:style-name="T23"> DIS_AVIS TO WWW_DISTRIBUCIO; </text:span></text:p>
            <text:p text:style-name="P268"/>
            <text:p text:style-name="P268"/>
            <text:p text:style-name="P271">-- #103 Afegir el camp "backoffice" a les anotacions de registre i a les regles</text:p>
            <text:p text:style-name="P259"><text:span text:style-name="T52">ALTER</text:span><text:span text:style-name="T23"> </text:span><text:span text:style-name="T52">TABLE</text:span><text:span text:style-name="T23"> DIS_REGLA </text:span><text:span text:style-name="T52">ADD</text:span><text:span text:style-name="T23"> BACKOFFICE_CODI VARCHAR2(20);</text:span></text:p>
            <text:p text:style-name="P259"><text:span text:style-name="T52">ALTER</text:span><text:span text:style-name="T23"> </text:span><text:span text:style-name="T52">TABLE</text:span><text:span text:style-name="T23"> DIS_REGISTRE </text:span><text:span text:style-name="T52">ADD</text:span><text:span text:style-name="T23"> BACK_CODI VARCHAR2(20);</text:span></text:p>
            <text:p text:style-name="P268"/>
            <text:p text:style-name="P268"/>
            <text:p text:style-name="P271">-- #118: Nous camps pel WS d'alta d'anotacions de registre </text:p>
            <text:p text:style-name="P259"><text:span text:style-name="T52">ALTER</text:span><text:span text:style-name="T23"> </text:span><text:span text:style-name="T52">TABLE</text:span><text:span text:style-name="T23"> DIS_REGISTRE </text:span><text:span text:style-name="T52">ADD</text:span><text:span text:style-name="T23"> PRESENCIAL NUMBER(1);</text:span></text:p>
            <text:p text:style-name="P259"><text:span text:style-name="T52">ALTER</text:span><text:span text:style-name="T23"> </text:span><text:span text:style-name="T52">TABLE</text:span><text:span text:style-name="T23"> </text:span><text:span text:style-name="T25">DIS_REGISTRE_INTER</text:span><text:span text:style-name="T23"> </text:span><text:span text:style-name="T52">ADD</text:span><text:span text:style-name="T23"> CODI_DIRE VARCHAR2(64);</text:span></text:p>
            <text:p text:style-name="P268"/>
            <text:p text:style-name="P271">-- #123 Eliminar obligatorietat del camp Tipo Asunto</text:p>
            <text:p text:style-name="P259"><text:span text:style-name="T52">ALTER</text:span><text:span text:style-name="T23"> </text:span><text:span text:style-name="T52">TABLE</text:span><text:span text:style-name="T23"> DIS_REGISTRE MODIFY (ASSUMPTE_TIPUS_CODI </text:span><text:span text:style-name="T89">NULL</text:span><text:span text:style-name="T23">);</text:span></text:p>
          </table:table-cell>
        </table:table-row>
      </table:table>
      <text:p text:style-name="P140"/>
      <text:p text:style-name="P49"/>
      <text:p text:style-name="P19"><text:span text:style-name="T6">Propietats globals</text:span>: </text:p>
      <text:list xml:id="list153914687070736" text:continue-list="list3231937263" text:style-name="L20">
        <text:list-item>
          <text:p text:style-name="P363">Sense canvis</text:p>
        </text:list-item>
      </text:list>
      <text:list xml:id="list153915547362388" text:continue-list="list153915833449576" text:style-name="Outline">
        <text:list-item>
          <text:list>
            <text:list-header>
              <text:h text:style-name="P304" text:outline-level="2" text:is-list-header="true"><text:bookmark-start text:name="__RefHeading___Toc27894_1180952855"/>Versió 0.9.25<text:span text:style-name="T90">.1 Processar anotacions amb error o pendents d'Arxiu</text:span><text:bookmark-end text:name="__RefHeading___Toc27894_1180952855"/></text:h>
            </text:list-header>
          </text:list>
        </text:list-item>
      </text:list>
      <text:p text:style-name="P21">Data: 15/10/2019</text:p>
      <text:p text:style-name="P145"/>
      <text:p text:style-name="P165">Resum: Correcció per poder marcar com a processades anotacions amb error o pendents de guardar els annexos a l'Arxiu. Es corregeix perquè l'opció apareixia deshabilitada a l'usuari.</text:p>
      <text:p text:style-name="P21"/>
      <text:list xml:id="list153916014501441" text:continue-list="list3343248926" text:style-name="L22">
        <text:list-item>
          <text:p text:style-name="P377"><text:a xlink:type="simple" xlink:href="https://github.com/GovernIB/distribucio/issues/144" text:style-name="Internet_20_link" text:visited-style-name="Visited_20_Internet_20_Link">#144</text:a><text:span text:style-name="T91"> </text:span>Permetre marcar com a processades les anotacions amb error o pendents de l'Arxiu</text:p>
        </text:list-item>
      </text:list>
      <text:p text:style-name="P127"/>
      <text:p text:style-name="P50">Base de dades:<text:span text:style-name="T5"> </text:span></text:p>
      <text:list xml:id="list3151795899" text:style-name="L23">
        <text:list-item>
          <text:p text:style-name="P364">Sense canvis</text:p>
        </text:list-item>
      </text:list>
      <text:p text:style-name="P50"><text:soft-page-break/></text:p>
      <text:p text:style-name="P21"><text:span text:style-name="T6">Propietats globals</text:span>: </text:p>
      <text:list xml:id="list1612868382" text:style-name="L24">
        <text:list-item>
          <text:p text:style-name="P365">Sense canvis</text:p>
        </text:list-item>
      </text:list>
      <text:list xml:id="list153915016926578" text:continue-list="list153915547362388" text:style-name="Outline">
        <text:list-item>
          <text:list>
            <text:list-header>
              <text:h text:style-name="P306" text:outline-level="2" text:is-list-header="true"><text:bookmark-start text:name="__RefHeading___Toc85863_1909005118"/><text:span text:style-name="T92">Versió 0.9.2</text:span><text:span text:style-name="T62">6</text:span><text:span text:style-name="T63"> Resolució problemes i llibreria per backoffices</text:span><text:bookmark-end text:name="__RefHeading___Toc85863_1909005118"/></text:h>
            </text:list-header>
          </text:list>
        </text:list-item>
      </text:list>
      <text:p text:style-name="P22">Data: 11/11/2019</text:p>
      <text:p text:style-name="P146"/>
      <text:p text:style-name="P166">Resum: Resolució de diferents errors i nova llibreria d'utilitats per backoffices de DISTRIBUCIO.</text:p>
      <text:p text:style-name="P22"/>
      <text:list xml:id="list153915702405175" text:continue-list="list153916014501441" text:style-name="L22">
        <text:list-item>
          <text:p text:style-name="P378"><text:a xlink:type="simple" xlink:href="https://github.com/GovernIB/distribucio/issues/133" text:style-name="Internet_20_link" text:visited-style-name="Visited_20_Internet_20_Link">#133</text:a><text:span text:style-name="T93"> </text:span><text:s/>Llibreria integració Backoffice - Arxiu</text:p>
        </text:list-item>
        <text:list-item>
          <text:p text:style-name="P378"><text:a xlink:type="simple" xlink:href="https://github.com/GovernIB/distribucio/issues/149" text:style-name="Internet_20_link" text:visited-style-name="Visited_20_Internet_20_Link">#149</text:a><text:span text:style-name="T93"> </text:span>Error guardant annexos a l'Arxiu</text:p>
        </text:list-item>
        <text:list-item>
          <text:p text:style-name="P378"><text:a xlink:type="simple" xlink:href="https://github.com/GovernIB/distribucio/issues/148" text:style-name="Internet_20_link" text:visited-style-name="Visited_20_Internet_20_Link">#148</text:a><text:span text:style-name="T93"> </text:span>Enllaç erroni email notificació noves anotacions</text:p>
        </text:list-item>
        <text:list-item>
          <text:p text:style-name="P378"><text:a xlink:type="simple" xlink:href="https://github.com/GovernIB/distribucio/issues/146" text:style-name="Internet_20_link" text:visited-style-name="Visited_20_Internet_20_Link">#146</text:a><text:span text:style-name="T93"> </text:span>Error AJAX: [0] abort</text:p>
        </text:list-item>
        <text:list-item>
          <text:p text:style-name="P378"><text:a xlink:type="simple" xlink:href="https://github.com/GovernIB/distribucio/issues/145" text:style-name="Internet_20_link" text:visited-style-name="Visited_20_Internet_20_Link">#145</text:a><text:span text:style-name="T93"> </text:span>Error reprocessant anotacions pendents de backoffices</text:p>
        </text:list-item>
        <text:list-item>
          <text:p text:style-name="P378"><text:a xlink:type="simple" xlink:href="https://github.com/GovernIB/distribucio/issues/147" text:style-name="Internet_20_link" text:visited-style-name="Visited_20_Internet_20_Link">#147</text:a><text:span text:style-name="T93"> </text:span>Revisió i correcció de diferents aspectes de Distribució</text:p>
        </text:list-item>
        <text:list-item>
          <text:p text:style-name="P378"><text:a xlink:type="simple" xlink:href="https://github.com/GovernIB/distribucio/issues/143" text:style-name="Internet_20_link" text:visited-style-name="Visited_20_Internet_20_Link">#143</text:a><text:span text:style-name="T93"> </text:span>Error DIS_CONTINGUT_MULT_UK creant bústies</text:p>
        </text:list-item>
      </text:list>
      <text:p text:style-name="P128"/>
      <text:p text:style-name="P51">Base de dades:<text:span text:style-name="T5"> </text:span></text:p>
      <text:list xml:id="list4268586602" text:style-name="L25">
        <text:list-item>
          <text:p text:style-name="P393"><text:span text:style-name="T94">Eliminació de la restricció de clau única</text:span><text:span text:style-name="T96"> DIS_CONTINGUT_MULT_UK</text:span><text:span text:style-name="T12"> que no permetia crear bústies amb el mateix nom</text:span><text:span text:style-name="T96"> </text:span><text:span text:style-name="T12">per a diferents unitats orgániques</text:span><text:span text:style-name="T94">.</text:span></text:p>
          <text:list>
            <text:list-item>
              <text:p text:style-name="P393"><text:a xlink:type="simple" xlink:href="https://github.com/GovernIB/distribucio/blob/dis-0.9/scripts/bbdd/1.0/oracle/updates/distribucio_update_0.9.26.sql" text:style-name="Internet_20_link" text:visited-style-name="Visited_20_Internet_20_Link"><text:span text:style-name="T94">distribucio_update_0.9.26.sql</text:span></text:a><text:span text:style-name="T94"> (Oracle)</text:span></text:p>
            </text:list-item>
          </text:list>
        </text:list-item>
      </text:list>
      <text:p text:style-name="P188"/>
      <table:table table:name="Table2" table:style-name="Table2">
        <table:table-column table:style-name="Table2.A"/>
        <table:table-row table:style-name="Table2.1">
          <table:table-cell table:style-name="Table2.A1" office:value-type="string">
            <text:p text:style-name="P178">-- #143 Error DIS_CONTINGUT_MULT_UK creant bústies</text:p>
            <text:p text:style-name="P271">-- Elimina la restricció de la taula de continguts</text:p>
            <text:p text:style-name="P268"/>
            <text:p text:style-name="P189"><text:span text:style-name="T52">ALTER</text:span><text:span text:style-name="T23"> </text:span><text:span text:style-name="T52">TABLE</text:span><text:span text:style-name="T23"> DIS_CONTINGUT </text:span><text:span text:style-name="T52">DROP</text:span><text:span text:style-name="T23"> </text:span><text:span text:style-name="T52">CONSTRAINT</text:span><text:span text:style-name="T23"> DIS_CONTINGUT_MULT_UK;</text:span></text:p>
          </table:table-cell>
        </table:table-row>
      </table:table>
      <text:p text:style-name="P141"/>
      <text:p text:style-name="P51"/>
      <text:p text:style-name="P22"><text:span text:style-name="T6">Propietats globals</text:span>: </text:p>
      <text:list xml:id="list901327611" text:style-name="L26">
        <text:list-item>
          <text:p text:style-name="P366">Sense canvis</text:p>
        </text:list-item>
      </text:list>
      <text:p text:style-name="P182"/>
      <text:p text:style-name="P192">Canvis a les llibreries:</text:p>
      <text:list xml:id="list1058218849" text:style-name="L27">
        <text:list-item>
          <text:p text:style-name="P394"><text:span text:style-name="T95">distribucio-backoffice-utils</text:span><text:span text:style-name="T11">: Nova llibreria amb utilitats pels </text:span><text:span text:style-name="T95">backoffices</text:span><text:span text:style-name="T11"> de DISTRIBUCIO</text:span></text:p>
          <text:list>
            <text:list-item>
              <text:p text:style-name="P395">Versió: 0.9.26</text:p>
            </text:list-item>
          </text:list>
        </text:list-item>
      </text:list>
      <text:p text:style-name="P193"/>
      <text:list xml:id="list153914728937460" text:continue-list="list153915016926578" text:style-name="Outline">
        <text:list-item>
          <text:list>
            <text:list-header>
              <text:h text:style-name="P307" text:outline-level="2" text:is-list-header="true"><text:bookmark-start text:name="__RefHeading___Toc85865_1909005118"/><text:span text:style-name="T92">Versió 0.9.</text:span><text:span text:style-name="T62">2</text:span><text:span text:style-name="T64">7</text:span><text:span text:style-name="T63"> </text:span><text:span text:style-name="T64">Problemes de rendiment i altres errors</text:span><text:bookmark-end text:name="__RefHeading___Toc85865_1909005118"/></text:h>
            </text:list-header>
          </text:list>
        </text:list-item>
      </text:list>
      <text:p text:style-name="P147">Data: 0<text:span text:style-name="T104">3</text:span>/06/2020</text:p>
      <text:p text:style-name="P147"/>
      <text:p text:style-name="P167">Resum: <text:span text:style-name="T100">Millora de la consulta de registres d'usuaris per evitar errors de problemes de rendiment</text:span>.<text:span text:style-name="T102"> També es resolen altres errors com annexos amb el mateix nom provinents de Regweb o alta d'anotacions amb documents sense firmes.</text:span></text:p>
      <text:p text:style-name="P23"/>
      <text:list xml:id="list153915414504370" text:continue-list="list153915702405175" text:style-name="L22">
        <text:list-item>
          <text:p text:style-name="P379"><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00">7</text:span></text:a><text:span text:style-name="T100"> </text:span>Distribucio es queda sense connexions a BBDD</text:p>
        </text:list-item>
        <text:list-item>
          <text:p text:style-name="P379"><text:a xlink:type="simple" xlink:href="https://github.com/GovernIB/distribucio/issues/154" text:style-name="Internet_20_link" text:visited-style-name="Visited_20_Internet_20_Link">#154</text:a><text:span text:style-name="T100"> </text:span>Error al guardar annexes de registre quan tenen el mateix nom </text:p>
        </text:list-item>
        <text:list-item>
          <text:p text:style-name="P379"><text:soft-page-break/><text:a xlink:type="simple" xlink:href="https://github.com/GovernIB/distribucio/issues/150" text:style-name="Internet_20_link" text:visited-style-name="Visited_20_Internet_20_Link">#150</text:a><text:span text:style-name="T100"> </text:span>Millorar velocitat de càrrega de la pantalla d'usuari </text:p>
        </text:list-item>
        <text:list-item>
          <text:p text:style-name="P379"><text:a xlink:type="simple" xlink:href="https://github.com/GovernIB/distribucio/issues/158" text:style-name="Internet_20_link" text:visited-style-name="Visited_20_Internet_20_Link">#158</text:a><text:span text:style-name="T100"> </text:span>Optimitzar el temps que arriba l’anotació fins a la bústia. </text:p>
        </text:list-item>
        <text:list-item>
          <text:p text:style-name="P380"><text:a xlink:type="simple" xlink:href="https://github.com/GovernIB/distribucio/issues/156" text:style-name="Internet_20_link" text:visited-style-name="Visited_20_Internet_20_Link">#156</text:a><text:span text:style-name="T103"> </text:span>Error recuperant annexos sense firma des de Ripea com a backoffice de Distribució </text:p>
        </text:list-item>
        <text:list-item>
          <text:p text:style-name="P381"><text:a xlink:type="simple" xlink:href="https://github.com/GovernIB/distribucio/issues/169" text:style-name="Internet_20_link" text:visited-style-name="Visited_20_Internet_20_Link">#169</text:a><text:span text:style-name="T104"> </text:span>Error de compilació. Afegir la versió al plugin jaxws-maven-plugin </text:p>
        </text:list-item>
        <text:list-item>
          <text:p text:style-name="P382"><text:a xlink:type="simple" xlink:href="https://github.com/GovernIB/distribucio/issues/171" text:style-name="Internet_20_link" text:visited-style-name="Visited_20_Internet_20_Link">#171</text:a><text:span text:style-name="T105"> </text:span>Modificar tamany de camps de la taula DIS_REGISTRE </text:p>
        </text:list-item>
      </text:list>
      <text:p text:style-name="P129"/>
      <text:p text:style-name="P52">Base de dades:<text:span text:style-name="T5"> </text:span></text:p>
      <text:list xml:id="list826390367" text:style-name="L28">
        <text:list-item>
          <text:p text:style-name="P361">Nova columna per determinar si una anotació de registre està pendent de processament o està processada per millorar el rendiment de les consultes.</text:p>
          <text:list>
            <text:list-item>
              <text:p text:style-name="P406"><text:a xlink:type="simple" xlink:href="https://github.com/GovernIB/distribucio/blob/dis-0.9/scripts/bbdd/1.0/oracle/updates/distribucio_update_0.9.27.sql" text:style-name="Internet_20_link" text:visited-style-name="Visited_20_Internet_20_Link"><text:span text:style-name="T94">distribucio_update_0.9.27.sql</text:span></text:a><text:span text:style-name="T94"> (Oracle)</text:span></text:p>
            </text:list-item>
          </text:list>
        </text:list-item>
      </text:list>
      <text:p text:style-name="P214"/>
      <table:table table:name="Table3" table:style-name="Table3">
        <table:table-column table:style-name="Table3.A"/>
        <table:table-row table:style-name="Table3.1">
          <table:table-cell table:style-name="Table3.A1" office:value-type="string">
            <text:p text:style-name="P179">-- #157 Distribucio es queda sense connexions a BBDD </text:p>
            <text:p text:style-name="P271">-- S'ha de millorar la consulta de registres. Es crea una columna nova per determinar si està pendent</text:p>
            <text:p text:style-name="P268"/>
            <text:p text:style-name="P271">-- Afegeix una columna de processament</text:p>
            <text:p text:style-name="P259"><text:span text:style-name="T52">ALTER</text:span><text:span text:style-name="T23"> </text:span><text:span text:style-name="T52">TABLE</text:span><text:span text:style-name="T23"> DISTRIBUCIO.DIS_REGISTRE </text:span><text:span text:style-name="T52">ADD</text:span><text:span text:style-name="T23"> PENDENT NUMBER </text:span><text:span text:style-name="T52">DEFAULT</text:span><text:span text:style-name="T23"> 1 </text:span><text:span text:style-name="T52">NOT</text:span><text:span text:style-name="T23"> </text:span><text:span text:style-name="T89">NULL</text:span><text:span text:style-name="T23">;</text:span></text:p>
            <text:p text:style-name="P271">-- Posa com a processades les que tinguin l'estat de processat</text:p>
            <text:p text:style-name="P259"><text:span text:style-name="T52">UPDATE</text:span><text:span text:style-name="T23"> DIS_REGISTRE </text:span><text:span text:style-name="T52">SET</text:span><text:span text:style-name="T23"> PENDENT = 0</text:span></text:p>
            <text:p text:style-name="P259"><text:span text:style-name="T52">WHERE</text:span><text:span text:style-name="T23"> PROCES_ESTAT </text:span><text:span text:style-name="T52">IN</text:span><text:span text:style-name="T23"> (</text:span><text:span text:style-name="T101">'BUSTIA_PROCESSADA'</text:span><text:span text:style-name="T23">, </text:span><text:span text:style-name="T101">'BACK_PENDENT'</text:span><text:span text:style-name="T23">, </text:span><text:span text:style-name="T101">'BACK_REBUDA'</text:span><text:span text:style-name="T23">, </text:span><text:span text:style-name="T101">'BACK_PROCESSADA'</text:span><text:span text:style-name="T23">, </text:span><text:span text:style-name="T101">'BACK_REBUTJADA'</text:span><text:span text:style-name="T23">, </text:span><text:span text:style-name="T101">'BACK_ERROR'</text:span><text:span text:style-name="T23">);</text:span></text:p>
            <text:p text:style-name="P271">-- Crea un índex per a la nova columna </text:p>
            <text:p text:style-name="P190"><text:span text:style-name="T52">CREATE</text:span><text:span text:style-name="T23"> </text:span><text:span text:style-name="T52">INDEX</text:span><text:span text:style-name="T23"> DIS_REGISTRE_PENDENT_I </text:span><text:span text:style-name="T52">ON</text:span><text:span text:style-name="T23"> DISTRIBUCIO.DIS_REGISTRE (PENDENT);</text:span></text:p>
            <text:p text:style-name="P96"/>
            <text:p text:style-name="P179">-- #171 Modificar tamany de camps de la taula DIS_REGISTRE </text:p>
            <text:p text:style-name="P271">-- S'han d'igualar els camps EXPOSA, SOLICITA, MOTIU_REBUIG al regweb3</text:p>
            <text:p text:style-name="P271">-- i posar-los com a LOB.</text:p>
            <text:p text:style-name="P268"/>
            <text:p text:style-name="P271">-- Per canviar el tipus de la columna:</text:p>
            <text:p text:style-name="P268"/>
            <text:p text:style-name="P271">-- 1 Canvia el nom de la columna actual</text:p>
            <text:p text:style-name="P259"><text:span text:style-name="T52">ALTER</text:span><text:span text:style-name="T23"> </text:span><text:span text:style-name="T52">TABLE</text:span><text:span text:style-name="T23"> DIS_REGISTRE RENAME </text:span><text:span text:style-name="T52">COLUMN</text:span><text:span text:style-name="T23"> EXPOSA TO EXPOSA2;</text:span></text:p>
            <text:p text:style-name="P259"><text:span text:style-name="T52">ALTER</text:span><text:span text:style-name="T23"> </text:span><text:span text:style-name="T52">TABLE</text:span><text:span text:style-name="T23"> DIS_REGISTRE RENAME </text:span><text:span text:style-name="T52">COLUMN</text:span><text:span text:style-name="T23"> SOLICITA TO SOLICITA2;</text:span></text:p>
            <text:p text:style-name="P259"><text:span text:style-name="T52">ALTER</text:span><text:span text:style-name="T23"> </text:span><text:span text:style-name="T52">TABLE</text:span><text:span text:style-name="T23"> DIS_REGISTRE RENAME </text:span><text:span text:style-name="T52">COLUMN</text:span><text:span text:style-name="T23"> MOTIU_REBUIG TO MOTIU_REBUIG2;</text:span></text:p>
            <text:p text:style-name="P271">-- 2 Afegeix les noves columnes</text:p>
            <text:p text:style-name="P259"><text:span text:style-name="T52">ALTER</text:span><text:span text:style-name="T23"> </text:span><text:span text:style-name="T52">TABLE</text:span><text:span text:style-name="T23"> DIS_REGISTRE </text:span><text:span text:style-name="T52">ADD</text:span><text:span text:style-name="T23"> (EXPOSA CLOB);</text:span></text:p>
            <text:p text:style-name="P259"><text:span text:style-name="T52">ALTER</text:span><text:span text:style-name="T23"> </text:span><text:span text:style-name="T52">TABLE</text:span><text:span text:style-name="T23"> DIS_REGISTRE </text:span><text:span text:style-name="T52">ADD</text:span><text:span text:style-name="T23"> (SOLICITA CLOB);</text:span></text:p>
            <text:p text:style-name="P259"><text:span text:style-name="T52">ALTER</text:span><text:span text:style-name="T23"> </text:span><text:span text:style-name="T52">TABLE</text:span><text:span text:style-name="T23"> DIS_REGISTRE </text:span><text:span text:style-name="T52">ADD</text:span><text:span text:style-name="T23"> (MOTIU_REBUIG CLOB);</text:span></text:p>
            <text:p text:style-name="P271">-- 3 Copia les dades</text:p>
            <text:p text:style-name="P259"><text:span text:style-name="T52">UPDATE</text:span><text:span text:style-name="T23"> DIS_REGISTRE </text:span><text:span text:style-name="T52">SET</text:span><text:span text:style-name="T23"> EXPOSA=EXPOSA2;</text:span></text:p>
            <text:p text:style-name="P259"><text:span text:style-name="T52">UPDATE</text:span><text:span text:style-name="T23"> DIS_REGISTRE </text:span><text:span text:style-name="T52">SET</text:span><text:span text:style-name="T23"> SOLICITA=SOLICITA2;</text:span></text:p>
            <text:p text:style-name="P259"><text:span text:style-name="T52">UPDATE</text:span><text:span text:style-name="T23"> DIS_REGISTRE </text:span><text:span text:style-name="T52">SET</text:span><text:span text:style-name="T23"> MOTIU_REBUIG=MOTIU_REBUIG2;</text:span></text:p>
            <text:p text:style-name="P271">-- 4 Esborra les columnes antigues</text:p>
            <text:p text:style-name="P259"><text:span text:style-name="T52">ALTER</text:span><text:span text:style-name="T23"> </text:span><text:span text:style-name="T52">TABLE</text:span><text:span text:style-name="T23"> DIS_REGISTRE </text:span><text:span text:style-name="T52">DROP</text:span><text:span text:style-name="T23"> </text:span><text:span text:style-name="T52">COLUMN</text:span><text:span text:style-name="T23"> EXPOSA2;</text:span></text:p>
            <text:p text:style-name="P259"><text:span text:style-name="T52">ALTER</text:span><text:span text:style-name="T23"> </text:span><text:span text:style-name="T52">TABLE</text:span><text:span text:style-name="T23"> DIS_REGISTRE </text:span><text:span text:style-name="T52">DROP</text:span><text:span text:style-name="T23"> </text:span><text:span text:style-name="T52">COLUMN</text:span><text:span text:style-name="T23"> SOLICITA2;</text:span></text:p>
            <text:p text:style-name="P259"><text:span text:style-name="T52">ALTER</text:span><text:span text:style-name="T23"> </text:span><text:span text:style-name="T52">TABLE</text:span><text:span text:style-name="T23"> DIS_REGISTRE </text:span><text:span text:style-name="T52">DROP</text:span><text:span text:style-name="T23"> </text:span><text:span text:style-name="T52">COLUMN</text:span><text:span text:style-name="T23"> MOTIU_REBUIG2;</text:span></text:p>
            <text:p text:style-name="P271">-- 5 Refà l'índex</text:p>
            <text:p text:style-name="P190"><text:span text:style-name="T52">ALTER</text:span><text:span text:style-name="T23"> </text:span><text:span text:style-name="T52">INDEX</text:span><text:span text:style-name="T23"> DIS_REGISTRE_PK REBUILD;</text:span></text:p>
          </table:table-cell>
        </table:table-row>
      </table:table>
      <text:p text:style-name="P142"/>
      <text:p text:style-name="P52"/>
      <text:p text:style-name="P23"><text:span text:style-name="T6">Propietats globals</text:span>: </text:p>
      <text:list xml:id="list1482074040" text:style-name="L29">
        <text:list-item>
          <text:p text:style-name="P367">Sense canvis</text:p>
        </text:list-item>
      </text:list>
      <text:p text:style-name="P183"/>
      <text:p text:style-name="P183"><text:soft-page-break/></text:p>
      <text:list xml:id="list153916617011425" text:continue-list="list153914728937460" text:style-name="Outline">
        <text:list-item>
          <text:list>
            <text:list-header>
              <text:h text:style-name="P308" text:outline-level="2" text:is-list-header="true"><text:bookmark-start text:name="__RefHeading___Toc294707_93553639"/><text:span text:style-name="T92">Versió 0.9.</text:span><text:span text:style-name="T62">2</text:span><text:span text:style-name="T65">8</text:span><text:span text:style-name="T63"> </text:span><text:span text:style-name="T64">M</text:span><text:span text:style-name="T66">illores i llibreria sistra2 pels backoffices</text:span><text:bookmark-end text:name="__RefHeading___Toc294707_93553639"/></text:h>
            </text:list-header>
          </text:list>
        </text:list-item>
      </text:list>
      <text:p text:style-name="P148">Data: <text:span text:style-name="T107">03</text:span>/0<text:span text:style-name="T106">7</text:span>/2020</text:p>
      <text:p text:style-name="P148"/>
      <text:p text:style-name="P168">Resum: Modificació de l'enviament d'anotacions per correu electrònic. Llistats d'usuaris per bústia.<text:span text:style-name="T109"> Marcar anotacions enviades per email.</text:span> Nova utilitat pels backoffices de Distribució per interpretar documents annexos tècnics de sistra2 de formularis i pagaments.</text:p>
      <text:p text:style-name="P24"/>
      <text:list xml:id="list153915507339837" text:continue-list="list153915414504370" text:style-name="L22">
        <text:list-item>
          <text:p text:style-name="P383"><text:a xlink:type="simple" xlink:href="https://github.com/GovernIB/distribucio/issues/151" text:style-name="Internet_20_link" text:visited-style-name="Visited_20_Internet_20_Link"><text:span text:style-name="T109">#151</text:span></text:a><text:span text:style-name="T109"> </text:span>Rendiment de l'enviament per email d'una anotació de registre</text:p>
        </text:list-item>
        <text:list-item>
          <text:p text:style-name="P383"><text:a xlink:type="simple" xlink:href="https://github.com/GovernIB/distribucio/issues/175" text:style-name="Internet_20_link" text:visited-style-name="Visited_20_Internet_20_Link"><text:span text:style-name="T109">#175</text:span></text:a><text:span text:style-name="T109"> </text:span>Guardar informació de firmes d'annexos per no haver-els de consultar cada vegada</text:p>
        </text:list-item>
        <text:list-item>
          <text:p text:style-name="P383"><text:a xlink:type="simple" xlink:href="https://github.com/GovernIB/distribucio/issues/142" text:style-name="Internet_20_link" text:visited-style-name="Visited_20_Internet_20_Link"><text:span text:style-name="T109">#142</text:span></text:a><text:span text:style-name="T109"> </text:span>Revisar i corregir llargades dels camps de les anotacions</text:p>
        </text:list-item>
        <text:list-item>
          <text:p text:style-name="P383"><text:a xlink:type="simple" xlink:href="https://github.com/GovernIB/distribucio/issues/140" text:style-name="Internet_20_link" text:visited-style-name="Visited_20_Internet_20_Link"><text:span text:style-name="T109">#140</text:span></text:a><text:span text:style-name="T109"> </text:span>Revisar enumerats a la BBDD</text:p>
        </text:list-item>
        <text:list-item>
          <text:p text:style-name="P383"><text:a xlink:type="simple" xlink:href="https://github.com/GovernIB/distribucio/issues/165" text:style-name="Internet_20_link" text:visited-style-name="Visited_20_Internet_20_Link"><text:span text:style-name="T109">#165</text:span></text:a><text:span text:style-name="T109"> </text:span>Desenvolupar llibreria per poder obtenir les dades dels fitxers tècnics que venen de registres</text:p>
        </text:list-item>
        <text:list-item>
          <text:p text:style-name="P383"><text:a xlink:type="simple" xlink:href="https://github.com/GovernIB/distribucio/issues/168" text:style-name="Internet_20_link" text:visited-style-name="Visited_20_Internet_20_Link"><text:span text:style-name="T109">#168</text:span></text:a><text:span text:style-name="T109"> </text:span>Llistat d'usuaris en el detall d'una bústia i fulla exportable d'usuaris per bústia i unitat orgànica</text:p>
        </text:list-item>
        <text:list-item>
          <text:p text:style-name="P383"><text:a xlink:type="simple" xlink:href="https://github.com/GovernIB/distribucio/issues/153" text:style-name="Internet_20_link" text:visited-style-name="Visited_20_Internet_20_Link"><text:span text:style-name="T109">#153</text:span></text:a><text:span text:style-name="T109"> </text:span>Revisar el marcador d'anotacions pendents de processar</text:p>
        </text:list-item>
        <text:list-item>
          <text:p text:style-name="P383"><text:a xlink:type="simple" xlink:href="https://github.com/GovernIB/distribucio/issues/152" text:style-name="Internet_20_link" text:visited-style-name="Visited_20_Internet_20_Link">#152</text:a><text:span text:style-name="T109"> </text:span>Marcar les anotacions de registre que s'han enviat per email </text:p>
        </text:list-item>
        <text:list-item>
          <text:p text:style-name="P384"><text:a xlink:type="simple" xlink:href="https://github.com/GovernIB/distribucio/issues/184" text:style-name="Internet_20_link" text:visited-style-name="Visited_20_Internet_20_Link">#184</text:a><text:span text:style-name="T111"> </text:span>Error filtrant anotacions pendents. Apareixen anotacions processades a la bústia</text:p>
        </text:list-item>
      </text:list>
      <text:p text:style-name="P130"/>
      <text:p text:style-name="P53">Base de dades:<text:span text:style-name="T5"> </text:span></text:p>
      <text:list xml:id="list3667135116" text:style-name="L30">
        <text:list-item>
          <text:p text:style-name="P412">distribucio_update_0.9.28.sql<text:span text:style-name="T110">:</text:span></text:p>
          <text:list>
            <text:list-item>
              <text:p text:style-name="P421">Canvi d'enumerats.</text:p>
            </text:list-item>
            <text:list-item>
              <text:p text:style-name="P421">Revisió de camps llargades SICRES</text:p>
            </text:list-item>
            <text:list-item>
              <text:p text:style-name="P421">Guardar informació de les firmes</text:p>
            </text:list-item>
            <text:list-item>
              <text:p text:style-name="P421">Marcar anotacions enviades per email.</text:p>
            </text:list-item>
            <text:list-item>
              <text:p text:style-name="P422">Corregir error anotacions que apareixen com a pendents</text:p>
            </text:list-item>
          </text:list>
        </text:list-item>
      </text:list>
      <text:p text:style-name="P53"/>
      <text:p text:style-name="P24"><text:span text:style-name="T6">Propietats globals</text:span>: </text:p>
      <text:list xml:id="list3152910656" text:style-name="L31">
        <text:list-item>
          <text:p text:style-name="P368">Sense canvis</text:p>
        </text:list-item>
      </text:list>
      <text:p text:style-name="P184"/>
      <text:p text:style-name="P78">Altres: </text:p>
      <text:list xml:id="list153915877094760" text:continue-numbering="true" text:style-name="L31">
        <text:list-item>
          <text:p text:style-name="P423"><text:span text:style-name="T108">Nova versió 0.9.28 de la llibreria de </text:span><text:span text:style-name="T97">distribucio-backoffices-utils</text:span><text:span text:style-name="T13"> amb la separació de les utilitats de l'Arxiu i Sistra2. La classe </text:span><text:span text:style-name="T97">BackofficesUtils</text:span><text:span text:style-name="T13"> de la versió 0.9.26 passa a anomenar-se </text:span><text:span text:style-name="T97">BackofficeArxiuUtils</text:span><text:span text:style-name="T13">.</text:span></text:p>
        </text:list-item>
      </text:list>
      <text:p text:style-name="P194"/>
      <text:list xml:id="list153916404268118" text:continue-list="list153916617011425" text:style-name="Outline">
        <text:list-item>
          <text:list>
            <text:list-header>
              <text:h text:style-name="P309" text:outline-level="2" text:is-list-header="true"><text:bookmark-start text:name="__RefHeading___Toc136111_1193039826"/><text:span text:style-name="T92">Versió 0.9.</text:span><text:span text:style-name="T62">2</text:span><text:span text:style-name="T65">8</text:span><text:span text:style-name="T67">.1</text:span><text:span text:style-name="T63"> </text:span><text:span text:style-name="T64">C</text:span><text:span text:style-name="T67">orrecció error enviant via email</text:span><text:bookmark-end text:name="__RefHeading___Toc136111_1193039826"/></text:h>
            </text:list-header>
          </text:list>
        </text:list-item>
      </text:list>
      <text:p text:style-name="P149">Data: <text:span text:style-name="T107">10</text:span>/0<text:span text:style-name="T106">7</text:span>/2020</text:p>
      <text:p text:style-name="P149"/>
      <text:p text:style-name="P169">Resum: Correcció de l'error en l'enviament via email.</text:p>
      <text:p text:style-name="P25"/>
      <text:list xml:id="list153915788927059" text:continue-list="list153915507339837" text:style-name="L22">
        <text:list-item>
          <text:p text:style-name="P385"><text:a xlink:type="simple" xlink:href="https://github.com/GovernIB/distribucio/issues/189" text:style-name="Internet_20_link" text:visited-style-name="Visited_20_Internet_20_Link">#189</text:a><text:span text:style-name="T112"> </text:span>Error de concurrència enviant anotacio via email</text:p>
        </text:list-item>
      </text:list>
      <text:p text:style-name="P131"/>
      <text:p text:style-name="P54"><text:soft-page-break/>Base de dades:<text:span text:style-name="T5"> </text:span></text:p>
      <text:list xml:id="list2538874582" text:style-name="L32">
        <text:list-item>
          <text:p text:style-name="P413">S<text:span text:style-name="T112">ense canvis</text:span></text:p>
        </text:list-item>
      </text:list>
      <text:p text:style-name="P54"/>
      <text:p text:style-name="P25"><text:span text:style-name="T6">Propietats globals</text:span>: </text:p>
      <text:list xml:id="list287655308" text:style-name="L33">
        <text:list-item>
          <text:p text:style-name="P369">Sense canvis</text:p>
        </text:list-item>
      </text:list>
      <text:list xml:id="list153916478239165" text:continue-list="list153916404268118" text:style-name="Outline">
        <text:list-item>
          <text:list>
            <text:list-header>
              <text:h text:style-name="P310" text:outline-level="2" text:is-list-header="true"><text:bookmark-start text:name="__RefHeading___Toc468536_3846289567"/><text:span text:style-name="T92">Versió 0.9.</text:span><text:span text:style-name="T62">2</text:span><text:span text:style-name="T65">8</text:span><text:span text:style-name="T67">.</text:span><text:span text:style-name="T68">2</text:span><text:span text:style-name="T63"> </text:span><text:span text:style-name="T64">C</text:span><text:span text:style-name="T67">orrecció e</text:span><text:span text:style-name="T68">rror annex justificant</text:span><text:bookmark-end text:name="__RefHeading___Toc468536_3846289567"/></text:h>
            </text:list-header>
          </text:list>
        </text:list-item>
      </text:list>
      <text:p text:style-name="P150">Data: <text:span text:style-name="T107">16</text:span>/0<text:span text:style-name="T106">7</text:span>/2020</text:p>
      <text:p text:style-name="P150"/>
      <text:p text:style-name="P170">Resum: Correcció de l'error que fa que es mostri el justificant com un annex.</text:p>
      <text:p text:style-name="P26"/>
      <text:list xml:id="list153915261950516" text:continue-list="list153915788927059" text:style-name="L22">
        <text:list-item>
          <text:p text:style-name="P386"><text:a xlink:type="simple" xlink:href="https://github.com/GovernIB/distribucio/issues/196" text:style-name="Internet_20_link" text:visited-style-name="Visited_20_Internet_20_Link">#196</text:a><text:span text:style-name="T113"> </text:span>Es mostra el justificant com un annex </text:p>
        </text:list-item>
      </text:list>
      <text:p text:style-name="P215"/>
      <text:p text:style-name="P132"/>
      <text:p text:style-name="P55">Base de dades:<text:span text:style-name="T5"> </text:span></text:p>
      <text:list xml:id="list1839678108" text:style-name="L34">
        <text:list-item>
          <text:p text:style-name="P414">S<text:span text:style-name="T112">ense canvis</text:span></text:p>
        </text:list-item>
      </text:list>
      <text:p text:style-name="P55"/>
      <text:p text:style-name="P26"><text:span text:style-name="T6">Propietats globals</text:span>: </text:p>
      <text:list xml:id="list3284248616" text:style-name="L35">
        <text:list-item>
          <text:p text:style-name="P370">Sense canvis</text:p>
        </text:list-item>
      </text:list>
      <text:p text:style-name="P185"/>
      <text:list xml:id="list153915982842175" text:continue-list="list153916478239165" text:style-name="Outline">
        <text:list-item>
          <text:list>
            <text:list-header>
              <text:h text:style-name="P311" text:outline-level="2" text:is-list-header="true"><text:bookmark-start text:name="__RefHeading___Toc86628_3242410572"/><text:span text:style-name="T92">Versió 0.9.</text:span><text:span text:style-name="T62">2</text:span><text:span text:style-name="T65">9</text:span><text:span text:style-name="T63"> </text:span><text:span text:style-name="T64">M</text:span><text:span text:style-name="T69">illores de rendiment i correccions</text:span><text:bookmark-end text:name="__RefHeading___Toc86628_3242410572"/></text:h>
            </text:list-header>
          </text:list>
        </text:list-item>
      </text:list>
      <text:p text:style-name="P151">Data: <text:span text:style-name="T107">09</text:span>/0<text:span text:style-name="T106">9</text:span>/2020<text:span text:style-name="T114"> 15:00h</text:span></text:p>
      <text:p text:style-name="P151"/>
      <text:p text:style-name="P171">Resum: Millores de rendiment i del sistema de logs. Refactorització interna per millorar el codi. Millores en la localització d'anotacions per administradors. Correcció scripts BBDD per Postgres i altres errors.</text:p>
      <text:p text:style-name="P151"/>
      <text:p text:style-name="P216">Canvis i millores:</text:p>
      <text:list xml:id="list3651089116" text:style-name="L36">
        <text:list-item>
          <text:p text:style-name="P433"><text:a xlink:type="simple" xlink:href="https://github.com/GovernIB/distribucio/issues/213" text:style-name="Internet_20_link" text:visited-style-name="Visited_20_Internet_20_Link">#213</text:a><text:span text:style-name="T118"> </text:span>Afegir filtres a la gestió de bústies </text:p>
        </text:list-item>
        <text:list-item>
          <text:p text:style-name="P433"><text:a xlink:type="simple" xlink:href="https://github.com/GovernIB/distribucio/issues/141" text:style-name="Internet_20_link" text:visited-style-name="Visited_20_Internet_20_Link">#141</text:a><text:span text:style-name="T118"> </text:span>Revisar el sistema de logs </text:p>
        </text:list-item>
        <text:list-item>
          <text:p text:style-name="P433"><text:a xlink:type="simple" xlink:href="https://github.com/GovernIB/distribucio/issues/207" text:style-name="Internet_20_link" text:visited-style-name="Visited_20_Internet_20_Link">#207</text:a><text:span text:style-name="T118"> </text:span>Informar a l'usuari que la petició de reintent de processament està en procés.</text:p>
        </text:list-item>
        <text:list-item>
          <text:p text:style-name="P433"><text:a xlink:type="simple" xlink:href="https://github.com/GovernIB/distribucio/issues/206" text:style-name="Internet_20_link" text:visited-style-name="Visited_20_Internet_20_Link">#206</text:a><text:span text:style-name="T118"> </text:span>Diferenciar les unitats organitzatives actives de les inactives als desplegables. </text:p>
        </text:list-item>
        <text:list-item>
          <text:p text:style-name="P433"><text:a xlink:type="simple" xlink:href="https://github.com/GovernIB/distribucio/issues/139" text:style-name="Internet_20_link" text:visited-style-name="Visited_20_Internet_20_Link">#139</text:a><text:span text:style-name="T118"> </text:span>Eliminar camp unitatOrganicaCodi de la bústia </text:p>
        </text:list-item>
        <text:list-item>
          <text:p text:style-name="P433"><text:a xlink:type="simple" xlink:href="https://github.com/GovernIB/distribucio/issues/137" text:style-name="Internet_20_link" text:visited-style-name="Visited_20_Internet_20_Link">#137</text:a><text:span text:style-name="T118"> </text:span>Refactoritzar el mètode DistribucioPluginArxiuImpl.saveAnnexosAsDocumentInArxiu</text:p>
        </text:list-item>
        <text:list-item>
          <text:p text:style-name="P433"><text:a xlink:type="simple" xlink:href="https://github.com/GovernIB/distribucio/issues/180" text:style-name="Internet_20_link" text:visited-style-name="Visited_20_Internet_20_Link">#180</text:a><text:span text:style-name="T118"> </text:span>Millorar el rendiment del canvi de vista en arbre a la gestió de bústies </text:p>
        </text:list-item>
        <text:list-item>
          <text:p text:style-name="P433"><text:a xlink:type="simple" xlink:href="https://github.com/GovernIB/distribucio/issues/138" text:style-name="Internet_20_link" text:visited-style-name="Visited_20_Internet_20_Link">#138</text:a><text:span text:style-name="T118"> </text:span>Comprovar bústia i comprovar contingut fan el mateix, unificar-les </text:p>
        </text:list-item>
        <text:list-item>
          <text:p text:style-name="P433"><text:a xlink:type="simple" xlink:href="https://github.com/GovernIB/distribucio/issues/136" text:style-name="Internet_20_link" text:visited-style-name="Visited_20_Internet_20_Link">#136</text:a><text:span text:style-name="T118"> </text:span>Netejar el mètode toContingutDto </text:p>
        </text:list-item>
        <text:list-item>
          <text:p text:style-name="P433"><text:a xlink:type="simple" xlink:href="https://github.com/GovernIB/distribucio/issues/203" text:style-name="Internet_20_link" text:visited-style-name="Visited_20_Internet_20_Link">#203</text:a><text:span text:style-name="T118"> </text:span>Opció per reintentar el processament massiu d'anotacions erròn<text:span text:style-name="T116">i</text:span>es </text:p>
        </text:list-item>
        <text:list-item>
          <text:p text:style-name="P433"><text:a xlink:type="simple" xlink:href="https://github.com/GovernIB/distribucio/issues/186" text:style-name="Internet_20_link" text:visited-style-name="Visited_20_Internet_20_Link">#186</text:a><text:span text:style-name="T118"> </text:span>Modificar els filtres que cerquen UO a DIR3 per què només cerquin unitats orgàniques actives </text:p>
        </text:list-item>
        <text:list-item>
          <text:p text:style-name="P433"><text:a xlink:type="simple" xlink:href="https://github.com/GovernIB/distribucio/issues/179" text:style-name="Internet_20_link" text:visited-style-name="Visited_20_Internet_20_Link">#179</text:a><text:span text:style-name="T118"> </text:span>Ampliar els detalls del Localitzador d'anotacions de registre </text:p>
        </text:list-item>
        <text:list-item>
          <text:p text:style-name="P433"><text:a xlink:type="simple" xlink:href="https://github.com/GovernIB/distribucio/issues/194" text:style-name="Internet_20_link" text:visited-style-name="Visited_20_Internet_20_Link">#194</text:a><text:span text:style-name="T118"> </text:span>A la pantalla de consulta d'anotacions de registre d'administrador apareix bloquejat el camp bústia del filtre </text:p>
        </text:list-item>
        <text:list-item>
          <text:p text:style-name="P433"><text:a xlink:type="simple" xlink:href="https://github.com/GovernIB/distribucio/issues/183" text:style-name="Internet_20_link" text:visited-style-name="Visited_20_Internet_20_Link">#183</text:a><text:span text:style-name="T118"> </text:span>Recordar la posició en el llistat si es produeix un error </text:p>
        </text:list-item>
        <text:list-item>
          <text:p text:style-name="P433"><text:soft-page-break/><text:a xlink:type="simple" xlink:href="https://github.com/GovernIB/distribucio/issues/188" text:style-name="Internet_20_link" text:visited-style-name="Visited_20_Internet_20_Link">#188</text:a><text:span text:style-name="T118"> </text:span>Alineació de l'icona de mail cap a l'esquerra </text:p>
        </text:list-item>
        <text:list-item>
          <text:p text:style-name="P433"><text:a xlink:type="simple" xlink:href="https://github.com/GovernIB/distribucio/issues/176" text:style-name="Internet_20_link" text:visited-style-name="Visited_20_Internet_20_Link">#176</text:a><text:span text:style-name="T118"> </text:span>Traducció de literals del paginador </text:p>
        </text:list-item>
        <text:list-item>
          <text:p text:style-name="P440"><text:a xlink:type="simple" xlink:href="https://github.com/GovernIB/distribucio/issues/178" text:style-name="Internet_20_link" text:visited-style-name="Visited_20_Internet_20_Link">#178</text:a><text:span text:style-name="T118"> </text:span>Eliminar els espais als filtres del Localitzador d'anotacions de registre </text:p>
        </text:list-item>
        <text:list-item>
          <text:p text:style-name="P434"><text:a xlink:type="simple" xlink:href="https://github.com/GovernIB/distribucio/issues/177" text:style-name="Internet_20_link" text:visited-style-name="Visited_20_Internet_20_Link">#177</text:a><text:span text:style-name="T117"> </text:span>Afegir filtres a la gestió d'unitats organitzatives</text:p>
        </text:list-item>
      </text:list>
      <text:p text:style-name="P216">Errors:</text:p>
      <text:p text:style-name="P27"/>
      <text:list xml:id="list153916531922710" text:continue-list="list153915261950516" text:style-name="L22">
        <text:list-item>
          <text:p text:style-name="P387"><text:a xlink:type="simple" xlink:href="https://github.com/GovernIB/distribucio/issues/202" text:style-name="Internet_20_link" text:visited-style-name="Visited_20_Internet_20_Link">#202</text:a><text:span text:style-name="T115"> </text:span>L'estat d'error no es visualitza correctament al seguiment d'integracions</text:p>
        </text:list-item>
        <text:list-item>
          <text:p text:style-name="P388"><text:a xlink:type="simple" xlink:href="https://github.com/GovernIB/distribucio/issues/215" text:style-name="Internet_20_link" text:visited-style-name="Visited_20_Internet_20_Link">#215</text:a><text:span text:style-name="T118"> </text:span>Error consulta avisos actius a PostgreSQL </text:p>
        </text:list-item>
        <text:list-item>
          <text:p text:style-name="P388"><text:a xlink:type="simple" xlink:href="https://github.com/GovernIB/distribucio/issues/191" text:style-name="Internet_20_link" text:visited-style-name="Visited_20_Internet_20_Link">#191</text:a><text:span text:style-name="T118"> </text:span>Revisar l'accés a Distribucio quan hi ha sessions amb altres aplicacions </text:p>
        </text:list-item>
        <text:list-item>
          <text:p text:style-name="P388"><text:a xlink:type="simple" xlink:href="https://github.com/GovernIB/distribucio/issues/201" text:style-name="Internet_20_link" text:visited-style-name="Visited_20_Internet_20_Link">#201</text:a><text:span text:style-name="T118"> </text:span>Evitar errors de tipus "Local address contains control or whitespace in string" </text:p>
        </text:list-item>
        <text:list-item>
          <text:p text:style-name="P388"><text:a xlink:type="simple" xlink:href="https://github.com/GovernIB/distribucio/issues/209" text:style-name="Internet_20_link" text:visited-style-name="Visited_20_Internet_20_Link">#209</text:a><text:span text:style-name="T118"> </text:span>Duplicate child name not allowed </text:p>
        </text:list-item>
        <text:list-item>
          <text:p text:style-name="P388"><text:a xlink:type="simple" xlink:href="https://github.com/GovernIB/distribucio/issues/187" text:style-name="Internet_20_link" text:visited-style-name="Visited_20_Internet_20_Link">#187</text:a><text:span text:style-name="T118"> </text:span>Actualitzar llibreria de datatables a versió 1.10+ </text:p>
        </text:list-item>
        <text:list-item>
          <text:p text:style-name="P388"><text:a xlink:type="simple" xlink:href="https://github.com/GovernIB/distribucio/issues/198" text:style-name="Internet_20_link" text:visited-style-name="Visited_20_Internet_20_Link">#198</text:a><text:span text:style-name="T118"> </text:span>Revisar si és necessari guardar la informació del justificant a la taula d'annexos </text:p>
        </text:list-item>
        <text:list-item>
          <text:p text:style-name="P388"><text:a xlink:type="simple" xlink:href="https://github.com/GovernIB/distribucio/issues/192" text:style-name="Internet_20_link" text:visited-style-name="Visited_20_Internet_20_Link">#192</text:a><text:span text:style-name="T118"> </text:span>Copiar detall de les firmes quan es reenviï una anotació amb còpia a una altra bústia </text:p>
        </text:list-item>
        <text:list-item>
          <text:p text:style-name="P388"><text:a xlink:type="simple" xlink:href="https://github.com/GovernIB/distribucio/issues/205" text:style-name="Internet_20_link" text:visited-style-name="Visited_20_Internet_20_Link">#205</text:a><text:span text:style-name="T118"> </text:span>Revisar java.lang.NullPointerException </text:p>
        </text:list-item>
        <text:list-item>
          <text:p text:style-name="P388"><text:a xlink:type="simple" xlink:href="https://github.com/GovernIB/distribucio/issues/208" text:style-name="Internet_20_link" text:visited-style-name="Visited_20_Internet_20_Link">#208</text:a><text:span text:style-name="T118"> </text:span>Error en els scripts de creació de l'esquema de BBDD per PostgreSQL </text:p>
        </text:list-item>
        <text:list-item>
          <text:p text:style-name="P388"><text:a xlink:type="simple" xlink:href="https://github.com/GovernIB/distribucio/issues/204" text:style-name="Internet_20_link" text:visited-style-name="Visited_20_Internet_20_Link">#204</text:a><text:span text:style-name="T118"> </text:span>No es pot reintentar el processament d'una anotació després d'un proxy error </text:p>
        </text:list-item>
        <text:list-item>
          <text:p text:style-name="P388"><text:a xlink:type="simple" xlink:href="https://github.com/GovernIB/distribucio/issues/185" text:style-name="Internet_20_link" text:visited-style-name="Visited_20_Internet_20_Link">#185</text:a><text:span text:style-name="T118"> </text:span>Treure el literal no traduït "Destinataris: " i destinataris repetits del log d'accions quan s'envia via email </text:p>
        </text:list-item>
        <text:list-item>
          <text:p text:style-name="P388"><text:a xlink:type="simple" xlink:href="https://github.com/GovernIB/distribucio/issues/199" text:style-name="Internet_20_link" text:visited-style-name="Visited_20_Internet_20_Link">#199</text:a><text:span text:style-name="T118"> </text:span>Errada al manual d'integració </text:p>
        </text:list-item>
        <text:list-item>
          <text:p text:style-name="P388"><text:a xlink:type="simple" xlink:href="https://github.com/GovernIB/distribucio/issues/197" text:style-name="Internet_20_link" text:visited-style-name="Visited_20_Internet_20_Link">#197</text:a><text:span text:style-name="T118"> </text:span>Investigar excepció "Caller unauthorized" </text:p>
        </text:list-item>
        <text:list-item>
          <text:p text:style-name="P388"><text:a xlink:type="simple" xlink:href="https://github.com/GovernIB/distribucio/issues/200" text:style-name="Internet_20_link" text:visited-style-name="Visited_20_Internet_20_Link">#200</text:a><text:span text:style-name="T118"> </text:span>Error accedint a l'arbre de bústies </text:p>
        </text:list-item>
        <text:list-item>
          <text:p text:style-name="P388"><text:a xlink:type="simple" xlink:href="https://github.com/GovernIB/distribucio/issues/195" text:style-name="Internet_20_link" text:visited-style-name="Visited_20_Internet_20_Link">#195</text:a><text:span text:style-name="T118"> </text:span>Investigar excepció ""java.lang.IllegalStateException: No puedo limpiar el búfer..." </text:p>
        </text:list-item>
        <text:list-item>
          <text:p text:style-name="P388"><text:a xlink:type="simple" xlink:href="https://github.com/GovernIB/distribucio/issues/181" text:style-name="Internet_20_link" text:visited-style-name="Visited_20_Internet_20_Link">#181</text:a><text:span text:style-name="T118"> </text:span>Revisar els rols de les bústies sense codi dir3 </text:p>
        </text:list-item>
        <text:list-item>
          <text:p text:style-name="P388"><text:a xlink:type="simple" xlink:href="https://github.com/GovernIB/distribucio/issues/174" text:style-name="Internet_20_link" text:visited-style-name="Visited_20_Internet_20_Link">#174</text:a><text:span text:style-name="T118"> </text:span>Revisar la paginació de monitoritzar Integracions </text:p>
        </text:list-item>
        <text:list-item>
          <text:p text:style-name="P389"><text:a xlink:type="simple" xlink:href="https://github.com/GovernIB/distribucio/issues/216" text:style-name="Internet_20_link" text:visited-style-name="Visited_20_Internet_20_Link">#216</text:a><text:span text:style-name="T120"> </text:span>Error javax.ejb.EJBAccessException: Invalid User</text:p>
        </text:list-item>
        <text:list-item>
          <text:p text:style-name="P389"><text:a xlink:type="simple" xlink:href="https://github.com/GovernIB/distribucio/issues/217" text:style-name="Internet_20_link" text:visited-style-name="Visited_20_Internet_20_Link">#217</text:a><text:span text:style-name="T120"> </text:span>Error marcant les bústies innactives a l'arbre d'administració de bústies </text:p>
        </text:list-item>
        <text:list-item>
          <text:p text:style-name="P389"><text:a xlink:type="simple" xlink:href="https://github.com/GovernIB/distribucio/issues/218" text:style-name="Internet_20_link" text:visited-style-name="Visited_20_Internet_20_Link">#218</text:a><text:span text:style-name="T120"> </text:span>Error en la llibreria distribucio-backoffcie-utils per incorporar informació de l'annex </text:p>
        </text:list-item>
      </text:list>
      <text:p text:style-name="P133"/>
      <text:p text:style-name="P56">Base de dades:<text:span text:style-name="T5"> </text:span></text:p>
      <text:list xml:id="list2077067993" text:style-name="L37">
        <text:list-header>
          <text:p text:style-name="P415"/>
        </text:list-header>
      </text:list>
      <text:list xml:id="list153914728645676" text:continue-list="list826390367" text:style-name="L28">
        <text:list-item>
          <text:list>
            <text:list-item>
              <text:p text:style-name="P407"><text:a xlink:type="simple" xlink:href="https://github.com/GovernIB/distribucio/blob/dis-0.9/scripts/bbdd/1.0/oracle/updates/distribucio_update_0.9.29.sql" text:style-name="Internet_20_link" text:visited-style-name="Visited_20_Internet_20_Link"><text:span text:style-name="T119">distribucio_update_0.9.29.sql</text:span></text:a><text:span text:style-name="T119"> (Oracle)</text:span></text:p>
            </text:list-item>
          </text:list>
        </text:list-item>
      </text:list>
      <text:p text:style-name="P223"/>
      <table:table table:name="Table4" table:style-name="Table4">
        <table:table-column table:style-name="Table4.A"/>
        <table:table-row table:style-name="Table4.1">
          <table:table-cell table:style-name="Table4.A1" office:value-type="string">
            <text:p text:style-name="P180">-- #139 Eliminar camp unitatOrganicaCodi de la bústia </text:p>
            <text:p text:style-name="P268"/>
            <text:p text:style-name="P259"><text:span text:style-name="T52">ALTER</text:span><text:span text:style-name="T23"> </text:span><text:span text:style-name="T52">TABLE</text:span><text:span text:style-name="T23"> DIS_BUSTIA</text:span></text:p>
            <text:p text:style-name="P259"><text:span text:style-name="T52">DROP</text:span><text:span text:style-name="T23"> (</text:span></text:p>
            <text:p text:style-name="P276"><text:s text:c="4"/>UNITAT_CODI</text:p>
            <text:p text:style-name="P276">);</text:p>
            <text:p text:style-name="P268"/>
            <text:p text:style-name="P271">-- #141 Revisar el sistema de logs</text:p>
            <text:p text:style-name="P271">-- Creació d'una nova taula de paràmetres dels logs i traspàs de dades cap a la nova taula.</text:p>
            <text:p text:style-name="P276"><text:s/></text:p>
            <text:p text:style-name="P259"><text:span text:style-name="T52">CREATE</text:span><text:span text:style-name="T23"> </text:span><text:span text:style-name="T52">TABLE</text:span><text:span text:style-name="T23"> DIS_CONT_LOG_PARAM</text:span></text:p>
            <text:p text:style-name="P276">(</text:p>
            <text:p text:style-name="P259"><text:span text:style-name="T23"><text:s text:c="4"/>ID NUMBER(19) </text:span><text:span text:style-name="T52">NOT</text:span><text:span text:style-name="T23"> </text:span><text:span text:style-name="T89">NULL</text:span><text:span text:style-name="T23">,</text:span></text:p>
            <text:p text:style-name="P259"><text:span text:style-name="T23"><text:s text:c="4"/>CONT_LOG_ID NUMBER(19) </text:span><text:span text:style-name="T52">NOT</text:span><text:span text:style-name="T23"> </text:span><text:span text:style-name="T89">NULL</text:span><text:span text:style-name="T23">,</text:span></text:p>
            <text:p text:style-name="P259"><text:span text:style-name="T23"><text:s text:c="4"/>NUMERO NUMBER(19) </text:span><text:span text:style-name="T52">NOT</text:span><text:span text:style-name="T23"> </text:span><text:span text:style-name="T89">NULL</text:span><text:span text:style-name="T23">,</text:span></text:p>
            <text:p text:style-name="P259"><text:soft-page-break/><text:span text:style-name="T23"><text:s text:c="4"/>VALOR VARCHAR2(256) </text:span><text:span text:style-name="T52">NOT</text:span><text:span text:style-name="T23"> </text:span><text:span text:style-name="T89">NULL</text:span><text:span text:style-name="T23">,</text:span></text:p>
            <text:p text:style-name="P276"><text:s text:c="4"/>CREATEDBY_CODI VARCHAR2(64),</text:p>
            <text:p text:style-name="P259"><text:span text:style-name="T23"><text:s text:c="4"/>CREATEDDATE </text:span><text:span text:style-name="T52">TIMESTAMP</text:span><text:span text:style-name="T23">(6),</text:span></text:p>
            <text:p text:style-name="P276"><text:s text:c="4"/>LASTMODIFIEDBY_CODI VARCHAR2(64),</text:p>
            <text:p text:style-name="P259"><text:span text:style-name="T23"><text:s text:c="4"/>LASTMODIFIEDDATE </text:span><text:span text:style-name="T52">TIMESTAMP</text:span><text:span text:style-name="T23">(6)</text:span></text:p>
            <text:p text:style-name="P276">);</text:p>
            <text:p text:style-name="P259"><text:span text:style-name="T52">ALTER</text:span><text:span text:style-name="T23"> </text:span><text:span text:style-name="T52">TABLE</text:span><text:span text:style-name="T23"> DIS_CONT_LOG_PARAM </text:span><text:span text:style-name="T52">ADD</text:span><text:span text:style-name="T23"> </text:span><text:span text:style-name="T52">CONSTRAINT</text:span><text:span text:style-name="T23"> DIS_CONT_LOG_PARAM_PK </text:span><text:span text:style-name="T52">PRIMARY</text:span><text:span text:style-name="T23"> </text:span><text:span text:style-name="T52">KEY</text:span><text:span text:style-name="T23"> (ID);</text:span></text:p>
            <text:p text:style-name="P259"><text:span text:style-name="T52">ALTER</text:span><text:span text:style-name="T23"> </text:span><text:span text:style-name="T52">TABLE</text:span><text:span text:style-name="T23"> DIS_CONT_LOG_PARAM </text:span><text:span text:style-name="T52">ADD</text:span><text:span text:style-name="T23"> </text:span><text:span text:style-name="T52">CONSTRAINT</text:span><text:span text:style-name="T23"> DIS_CONT_LOG_CONT_LOG_PARAM_FK </text:span><text:span text:style-name="T52">FOREIGN</text:span><text:span text:style-name="T23"> </text:span><text:span text:style-name="T52">KEY</text:span><text:span text:style-name="T23"> (CONT_LOG_ID) </text:span><text:span text:style-name="T52">REFERENCES</text:span><text:span text:style-name="T23"> DIS_CONT_LOG(ID);</text:span></text:p>
            <text:p text:style-name="P259"><text:span text:style-name="T23">GRANT </text:span><text:span text:style-name="T52">SELECT</text:span><text:span text:style-name="T23">, </text:span><text:span text:style-name="T52">UPDATE</text:span><text:span text:style-name="T23">, </text:span><text:span text:style-name="T52">INSERT</text:span><text:span text:style-name="T23">, </text:span><text:span text:style-name="T52">DELETE</text:span><text:span text:style-name="T23"> </text:span><text:span text:style-name="T52">ON</text:span><text:span text:style-name="T23"> DIS_CONT_LOG_PARAM TO WWW_DISTRIBUCIO;</text:span></text:p>
            <text:p text:style-name="P268"/>
            <text:p text:style-name="P259"><text:span text:style-name="T52">insert</text:span><text:span text:style-name="T23"> </text:span><text:span text:style-name="T52">into</text:span><text:span text:style-name="T23"> DIS_CONT_LOG_PARAM (ID, CONT_LOG_ID, NUMERO, VALOR) </text:span></text:p>
            <text:p text:style-name="P276">(</text:p>
            <text:p text:style-name="P259"><text:span text:style-name="T23"><text:tab/></text:span><text:span text:style-name="T52">SELECT</text:span><text:span text:style-name="T23"> </text:span></text:p>
            <text:p text:style-name="P276"><text:tab/><text:tab/><text:tab/><text:span text:style-name="T121">DIS_H</text:span>IBERNATE_SEQ.nextval,</text:p>
            <text:p text:style-name="P276"><text:tab/><text:tab/><text:tab/>l.id,</text:p>
            <text:p text:style-name="P259"><text:span text:style-name="T23"><text:tab/><text:tab/><text:tab/>1 </text:span><text:span text:style-name="T52">AS</text:span><text:span text:style-name="T23"> numero,</text:span></text:p>
            <text:p text:style-name="P259"><text:span text:style-name="T23"><text:tab/><text:tab/><text:tab/>l.PARAM1 </text:span><text:span text:style-name="T52">AS</text:span><text:span text:style-name="T23"> valor</text:span></text:p>
            <text:p text:style-name="P259"><text:span text:style-name="T23"><text:tab/></text:span><text:span text:style-name="T52">FROM</text:span><text:span text:style-name="T23"> DIS_CONT_LOG l</text:span></text:p>
            <text:p text:style-name="P259"><text:span text:style-name="T23"><text:s text:c="4"/></text:span><text:span text:style-name="T52">WHERE</text:span><text:span text:style-name="T23"> l.PARAM1 </text:span><text:span text:style-name="T52">IS</text:span><text:span text:style-name="T23"> </text:span><text:span text:style-name="T52">NOT</text:span><text:span text:style-name="T23"> </text:span><text:span text:style-name="T89">NULL</text:span></text:p>
            <text:p text:style-name="P276">);</text:p>
            <text:p text:style-name="P268"/>
            <text:p text:style-name="P259"><text:span text:style-name="T52">insert</text:span><text:span text:style-name="T23"> </text:span><text:span text:style-name="T52">into</text:span><text:span text:style-name="T23"> DIS_CONT_LOG_PARAM (ID, CONT_LOG_ID, NUMERO, VALOR) </text:span></text:p>
            <text:p text:style-name="P276">(</text:p>
            <text:p text:style-name="P259"><text:span text:style-name="T23"><text:tab/></text:span><text:span text:style-name="T52">SELECT</text:span><text:span text:style-name="T23"> </text:span></text:p>
            <text:p text:style-name="P277"><text:tab/><text:tab/><text:tab/><text:span text:style-name="T121">DIS_H</text:span>IBERNATE_SEQ.nextval,</text:p>
            <text:p text:style-name="P276"><text:tab/><text:tab/><text:tab/>l.id,</text:p>
            <text:p text:style-name="P259"><text:span text:style-name="T23"><text:tab/><text:tab/><text:tab/>2 </text:span><text:span text:style-name="T52">AS</text:span><text:span text:style-name="T23"> numero,</text:span></text:p>
            <text:p text:style-name="P259"><text:span text:style-name="T23"><text:tab/><text:tab/><text:tab/>l.PARAM2 </text:span><text:span text:style-name="T52">AS</text:span><text:span text:style-name="T23"> valor</text:span></text:p>
            <text:p text:style-name="P259"><text:span text:style-name="T23"><text:tab/></text:span><text:span text:style-name="T52">FROM</text:span><text:span text:style-name="T23"> DIS_CONT_LOG l</text:span></text:p>
            <text:p text:style-name="P259"><text:span text:style-name="T23"><text:s text:c="4"/></text:span><text:span text:style-name="T52">WHERE</text:span><text:span text:style-name="T23"> l.PARAM2 </text:span><text:span text:style-name="T52">IS</text:span><text:span text:style-name="T23"> </text:span><text:span text:style-name="T52">NOT</text:span><text:span text:style-name="T23"> </text:span><text:span text:style-name="T89">NULL</text:span></text:p>
            <text:p text:style-name="P97">);</text:p>
          </table:table-cell>
        </table:table-row>
      </table:table>
      <text:p text:style-name="P57"/>
      <text:p text:style-name="P56"/>
      <text:p text:style-name="P27"><text:span text:style-name="T6">Propietats globals</text:span>: </text:p>
      <text:list xml:id="list4214390641" text:style-name="L38">
        <text:list-item>
          <text:p text:style-name="P371">Sense canvis</text:p>
        </text:list-item>
      </text:list>
      <text:p text:style-name="P186"/>
      <text:p text:style-name="P79">Altres: </text:p>
      <text:list xml:id="list153915427459215" text:continue-list="list153915877094760" text:style-name="L31">
        <text:list-item>
          <text:p text:style-name="P424"><text:span text:style-name="T108">Nova versió 0.9.29 de la llibreria de </text:span><text:span text:style-name="T97">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441"><text:span text:style-name="T15">A</text:span><text:span text:style-name="T11">ssegurar que està definida la propietat </text:span><text:span text:style-name="T95">es.caib.distribucio.default.user.language</text:span><text:span text:style-name="T11"> al fitxer de propietats per evitar errors amb nous usuaris.</text:span></text:p>
        </text:list-item>
      </text:list>
      <text:p text:style-name="P195"/>
      <text:p text:style-name="P195"/>
      <text:list xml:id="list153915428180214" text:continue-list="list153915982842175" text:style-name="Outline">
        <text:list-item>
          <text:list>
            <text:list-header>
              <text:h text:style-name="P312" text:outline-level="2" text:is-list-header="true"><text:bookmark-start text:name="__RefHeading___Toc90703_2906097068"/><text:span text:style-name="T92">Versió 0.9.</text:span><text:span text:style-name="T70">30 </text:span><text:span text:style-name="T71">Metadades de digitalització i altres millores. Correccions errors PostgreSQL </text:span><text:bookmark-end text:name="__RefHeading___Toc90703_2906097068"/></text:h>
            </text:list-header>
          </text:list>
        </text:list-item>
      </text:list>
      <text:p text:style-name="P152">Data: <text:span text:style-name="T107">10</text:span>/0<text:span text:style-name="T122">7</text:span>/2020<text:span text:style-name="T114"> 15:00h</text:span></text:p>
      <text:p text:style-name="P152"/>
      <text:p text:style-name="P172">Resum: <text:span text:style-name="T123">Afegides les metadades de digitalització en el servei d'alta d'anotacions. Altres millores visuals i adaptació per poder emprar el plugin d'Arxiu de filesystem. Conté correccions menors, </text:span><text:soft-page-break/><text:span text:style-name="T123">correcció d'errors amb BBDD PostgreSQL i un script per convertir tots els camps VARCHAR2(BYTE) a VARCHAR2(CHAR).</text:span></text:p>
      <text:p text:style-name="P152"/>
      <text:p text:style-name="P217">Canvis i millores:</text:p>
      <text:list xml:id="list153915989051231" text:continue-list="list3651089116" text:style-name="L36">
        <text:list-item>
          <text:p text:style-name="P435"><text:a xlink:type="simple" xlink:href="https://github.com/GovernIB/distribucio/issues/230" text:style-name="Internet_20_link" text:visited-style-name="Visited_20_Internet_20_Link">#230</text:a> Adaptar el plugin d'Arxiu per poder guardar al sistema de fitxers</text:p>
        </text:list-item>
        <text:list-item>
          <text:p text:style-name="P435"><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435"><text:a xlink:type="simple" xlink:href="https://github.com/GovernIB/distribucio/issues/211" text:style-name="Internet_20_link" text:visited-style-name="Visited_20_Internet_20_Link">#211</text:a> Afegir manual d'usuari</text:p>
        </text:list-item>
        <text:list-item>
          <text:p text:style-name="P435"><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426"><text:a xlink:type="simple" xlink:href="https://github.com/GovernIB/distribucio/issues/223" text:style-name="Internet_20_link" text:visited-style-name="Visited_20_Internet_20_Link"><text:span text:style-name="T115">#223</text:span></text:a><text:span text:style-name="T115"> Acció detalls per defecte</text:span></text:p>
        </text:list-item>
        <text:list-item>
          <text:p text:style-name="P435"><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435"><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435"><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435"><text:a xlink:type="simple" xlink:href="https://github.com/GovernIB/distribucio/issues/182" text:style-name="Internet_20_link" text:visited-style-name="Visited_20_Internet_20_Link">#182</text:a> Afegir monitor per les mètriques</text:p>
        </text:list-item>
        <text:list-item>
          <text:p text:style-name="P435"><text:a xlink:type="simple" xlink:href="https://github.com/GovernIB/distribucio/issues/224" text:style-name="Internet_20_link" text:visited-style-name="Visited_20_Internet_20_Link">#224</text:a> Mostrar el codi DIR3 en l'arbre de bústies</text:p>
        </text:list-item>
      </text:list>
      <text:p text:style-name="P217">Errors:</text:p>
      <text:p text:style-name="P28"/>
      <text:list xml:id="list1500332723" text:style-name="L39">
        <text:list-item>
          <text:p text:style-name="P391"><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391"><text:a xlink:type="simple" xlink:href="https://github.com/GovernIB/distribucio/issues/229" text:style-name="Internet_20_link" text:visited-style-name="Visited_20_Internet_20_Link">#229</text:a> Investigar per què ha fallat un script de migració de dades</text:p>
        </text:list-item>
        <text:list-item>
          <text:p text:style-name="P391"><text:a xlink:type="simple" xlink:href="https://github.com/GovernIB/distribucio/issues/219" text:style-name="Internet_20_link" text:visited-style-name="Visited_20_Internet_20_Link">#219</text:a> Eliminar Wa<text:span text:style-name="T123">r</text:span>nings de Maven</text:p>
        </text:list-item>
        <text:list-item>
          <text:p text:style-name="P391"><text:a xlink:type="simple" xlink:href="https://github.com/GovernIB/distribucio/issues/227" text:style-name="Internet_20_link" text:visited-style-name="Visited_20_Internet_20_Link">#227</text:a><text:span text:style-name="T123"> </text:span>Revisar scripts de BBDD per a que la seqüència utilitzada sigui DIS_HIBERNATE_SEQ</text:p>
        </text:list-item>
        <text:list-item>
          <text:p text:style-name="P391"><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391"><text:a xlink:type="simple" xlink:href="https://github.com/GovernIB/distribucio/issues/226" text:style-name="Internet_20_link" text:visited-style-name="Visited_20_Internet_20_Link">#226</text:a><text:span text:style-name="T123"> </text:span>Errors diversos de Distribucio amb BBDD Postgres</text:p>
        </text:list-item>
      </text:list>
      <text:p text:style-name="P134"/>
      <text:p text:style-name="P58">Base de dades:<text:span text:style-name="T5"> </text:span></text:p>
      <text:list xml:id="list3661841263" text:style-name="L40">
        <text:list-item>
          <text:p text:style-name="P416">Script per afegir nou camp per guardar noves metadades de digitalització en format JSON i per modificar el tipus de tots dels VARCHAR2 que s'han creat amb tipus per defecte BYTE.</text:p>
        </text:list-item>
      </text:list>
      <text:list xml:id="list1751771397" text:style-name="L41">
        <text:list-item>
          <text:list>
            <text:list-item>
              <text:p text:style-name="P408"><text:a xlink:type="simple" xlink:href="https://github.com/GovernIB/distribucio/blob/dis-0.9/scripts/bbdd/1.0/oracle/updates/distribucio_update_0.9.30.sql" text:style-name="Internet_20_link" text:visited-style-name="Visited_20_Internet_20_Link"><text:span text:style-name="T119">distribucio_update_0.9.30.sql</text:span></text:a><text:span text:style-name="T119"> (Oracle)</text:span></text:p>
            </text:list-item>
          </text:list>
        </text:list-item>
      </text:list>
      <text:p text:style-name="P224"/>
      <table:table table:name="Tabela1" table:style-name="Tabela1">
        <table:table-column table:style-name="Tabela1.A"/>
        <table:table-row table:style-name="Tabela1.1">
          <table:table-cell table:style-name="Tabela1.A1" office:value-type="string">
            <text:p text:style-name="P181">-- #155: Actualitzar interficie d'integració amb registre per tractar metadades de digitalització </text:p>
            <text:p text:style-name="P268"/>
            <text:p text:style-name="P259"><text:span text:style-name="T52">ALTER</text:span><text:span text:style-name="T23"> </text:span><text:span text:style-name="T52">TABLE</text:span><text:span text:style-name="T23"> DIS_REGISTRE_ANNEX</text:span></text:p>
            <text:p text:style-name="P259"><text:span text:style-name="T52">ADD</text:span><text:span text:style-name="T23"> (</text:span></text:p>
            <text:p text:style-name="P276"><text:s text:c="4"/>META_DADES VARCHAR2(4000)</text:p>
            <text:p text:style-name="P276">);</text:p>
            <text:p text:style-name="P268"/>
            <text:p text:style-name="P271">-- #228: Error en altes d'anotacions amb observacions de més de 50 caràcters</text:p>
            <text:p text:style-name="P268"/>
            <text:p text:style-name="P259"><text:span text:style-name="T52">ALTER</text:span><text:span text:style-name="T23"> </text:span><text:span text:style-name="T52">TABLE</text:span><text:span text:style-name="T23"> DIS_ALERTA MODIFY </text:span></text:p>
            <text:p text:style-name="P276">(</text:p>
            <text:p text:style-name="P259"><text:span text:style-name="T23"><text:s text:c="2"/>TEXT <text:s text:c="16"/><text:tab/>VARCHAR2(256 </text:span><text:span text:style-name="T52">CHAR</text:span><text:span text:style-name="T23">),</text:span></text:p>
            <text:p text:style-name="P259"><text:span text:style-name="T23"><text:s text:c="2"/>ERROR <text:s text:c="15"/><text:tab/>VARCHAR2(2048 </text:span><text:span text:style-name="T52">CHAR</text:span><text:span text:style-name="T23">),</text:span></text:p>
            <text:p text:style-name="P259"><text:span text:style-name="T23"><text:s text:c="2"/>CREATEDBY_CODI <text:s text:c="6"/><text:tab/>VARCHAR2(64 </text:span><text:span text:style-name="T52">CHAR</text:span><text:span text:style-name="T23">),</text:span></text:p>
            <text:p text:style-name="P259"><text:span text:style-name="T23"><text:s text:c="2"/>LASTMODIFIEDBY_CODI <text:s/><text:tab/>VARCHAR2(64 </text:span><text:span text:style-name="T52">CHAR</text:span><text:span text:style-name="T23">)</text:span></text:p>
            <text:p text:style-name="P276">);</text:p>
            <text:p text:style-name="P268"/>
            <text:p text:style-name="P259"><text:span text:style-name="T52">ALTER</text:span><text:span text:style-name="T23"> </text:span><text:span text:style-name="T52">TABLE</text:span><text:span text:style-name="T23"> DIS_USUARI MODIFY</text:span></text:p>
            <text:p text:style-name="P276">(</text:p>
            <text:p text:style-name="P259"><text:span text:style-name="T23"><text:s text:c="2"/>CODI <text:s text:c="9"/><text:tab/><text:tab/>VARCHAR2(64 </text:span><text:span text:style-name="T52">CHAR</text:span><text:span text:style-name="T23">),</text:span></text:p>
            <text:p text:style-name="P259"><text:soft-page-break/><text:span text:style-name="T23"><text:s text:c="2"/>NIF <text:s text:c="10"/><text:tab/><text:tab/>VARCHAR2(9 </text:span><text:span text:style-name="T52">CHAR</text:span><text:span text:style-name="T23">),</text:span></text:p>
            <text:p text:style-name="P259"><text:span text:style-name="T23"><text:s text:c="2"/>NOM <text:s text:c="10"/><text:tab/><text:tab/>VARCHAR2(200 </text:span><text:span text:style-name="T52">CHAR</text:span><text:span text:style-name="T23">),</text:span></text:p>
            <text:p text:style-name="P259"><text:span text:style-name="T23"><text:s text:c="2"/>EMAIL <text:s text:c="8"/><text:tab/><text:tab/>VARCHAR2(200 </text:span><text:span text:style-name="T52">CHAR</text:span><text:span text:style-name="T23">),</text:span></text:p>
            <text:p text:style-name="P259"><text:span text:style-name="T23"><text:s text:c="2"/>IDIOMA<text:tab/><text:tab/><text:tab/><text:tab/>VARCHAR2(2 </text:span><text:span text:style-name="T52">CHAR</text:span><text:span text:style-name="T23">)</text:span></text:p>
            <text:p text:style-name="P276">);</text:p>
            <text:p text:style-name="P268"/>
            <text:p text:style-name="P259"><text:span text:style-name="T52">ALTER</text:span><text:span text:style-name="T23"> </text:span><text:span text:style-name="T52">TABLE</text:span><text:span text:style-name="T23"> DIS_ENTITAT MODIFY</text:span></text:p>
            <text:p text:style-name="P276">(</text:p>
            <text:p text:style-name="P259"><text:span text:style-name="T23"><text:s text:c="2"/>CODI <text:s text:c="16"/>VARCHAR2(64 </text:span><text:span text:style-name="T52">CHAR</text:span><text:span text:style-name="T23">),</text:span></text:p>
            <text:p text:style-name="P259"><text:span text:style-name="T23"><text:s text:c="2"/>NOM <text:s text:c="17"/>VARCHAR2(256 </text:span><text:span text:style-name="T52">CHAR</text:span><text:span text:style-name="T23">),</text:span></text:p>
            <text:p text:style-name="P259"><text:span text:style-name="T23"><text:s text:c="2"/>DESCRIPCIO <text:s text:c="10"/>VARCHAR2(1024 </text:span><text:span text:style-name="T52">CHAR</text:span><text:span text:style-name="T23">),</text:span></text:p>
            <text:p text:style-name="P259"><text:span text:style-name="T23"><text:s text:c="2"/>CIF <text:s text:c="17"/>VARCHAR2(9 </text:span><text:span text:style-name="T52">CHAR</text:span><text:span text:style-name="T23">),</text:span></text:p>
            <text:p text:style-name="P259"><text:span text:style-name="T23"><text:s text:c="2"/>CODI_DIR3 <text:s text:c="11"/>VARCHAR2(9 </text:span><text:span text:style-name="T52">CHAR</text:span><text:span text:style-name="T23">),</text:span></text:p>
            <text:p text:style-name="P259"><text:span text:style-name="T23"><text:s text:c="2"/>CREATEDBY_CODI <text:s text:c="6"/>VARCHAR2(64 </text:span><text:span text:style-name="T52">CHAR</text:span><text:span text:style-name="T23">),</text:span></text:p>
            <text:p text:style-name="P259"><text:span text:style-name="T23"><text:s text:c="2"/>LASTMODIFIEDBY_CODI <text:s/>VARCHAR2(64 </text:span><text:span text:style-name="T52">CHAR</text:span><text:span text:style-name="T23">)</text:span></text:p>
            <text:p text:style-name="P276">);</text:p>
            <text:p text:style-name="P268"/>
            <text:p text:style-name="P259"><text:span text:style-name="T52">ALTER</text:span><text:span text:style-name="T23"> </text:span><text:span text:style-name="T52">TABLE</text:span><text:span text:style-name="T23"> DIS_CONTINGUT MODIFY</text:span></text:p>
            <text:p text:style-name="P276">(</text:p>
            <text:p text:style-name="P259"><text:span text:style-name="T23"><text:s text:c="2"/>NOM <text:s text:c="17"/>VARCHAR2(1024 </text:span><text:span text:style-name="T52">CHAR</text:span><text:span text:style-name="T23">),</text:span></text:p>
            <text:p text:style-name="P259"><text:span text:style-name="T23"><text:s text:c="2"/>TIPUS <text:s text:c="15"/>VARCHAR2(8 </text:span><text:span text:style-name="T52">CHAR</text:span><text:span text:style-name="T23">),</text:span></text:p>
            <text:p text:style-name="P259"><text:span text:style-name="T23"><text:s text:c="2"/>ARXIU_UUID <text:s text:c="10"/>VARCHAR2(36 </text:span><text:span text:style-name="T52">CHAR</text:span><text:span text:style-name="T23">),</text:span></text:p>
            <text:p text:style-name="P259"><text:span text:style-name="T23"><text:s text:c="2"/>CREATEDBY_CODI <text:s text:c="6"/>VARCHAR2(64 </text:span><text:span text:style-name="T52">CHAR</text:span><text:span text:style-name="T23">),</text:span></text:p>
            <text:p text:style-name="P259"><text:span text:style-name="T23"><text:s text:c="2"/>LASTMODIFIEDBY_CODI <text:s/>VARCHAR2(64 </text:span><text:span text:style-name="T52">CHAR</text:span><text:span text:style-name="T23">)</text:span></text:p>
            <text:p text:style-name="P276">);</text:p>
            <text:p text:style-name="P268"/>
            <text:p text:style-name="P259"><text:span text:style-name="T52">ALTER</text:span><text:span text:style-name="T23"> </text:span><text:span text:style-name="T52">TABLE</text:span><text:span text:style-name="T23"> DIS_CONT_MOV MODIFY</text:span></text:p>
            <text:p text:style-name="P276">(</text:p>
            <text:p text:style-name="P259"><text:span text:style-name="T23"><text:s text:c="2"/>REMITENT_CODI <text:s text:c="7"/>VARCHAR2(64 </text:span><text:span text:style-name="T52">CHAR</text:span><text:span text:style-name="T23">),</text:span></text:p>
            <text:p text:style-name="P259"><text:span text:style-name="T23"><text:s text:c="2"/>COMENTARI <text:s text:c="11"/>VARCHAR2(256 </text:span><text:span text:style-name="T52">CHAR</text:span><text:span text:style-name="T23">),</text:span></text:p>
            <text:p text:style-name="P259"><text:span text:style-name="T23"><text:s text:c="2"/>CREATEDBY_CODI <text:s text:c="6"/>VARCHAR2(64 </text:span><text:span text:style-name="T52">CHAR</text:span><text:span text:style-name="T23">),</text:span></text:p>
            <text:p text:style-name="P259"><text:span text:style-name="T23"><text:s text:c="2"/>LASTMODIFIEDBY_CODI <text:s/>VARCHAR2(64 </text:span><text:span text:style-name="T52">CHAR</text:span><text:span text:style-name="T23">)</text:span></text:p>
            <text:p text:style-name="P276">);</text:p>
            <text:p text:style-name="P268"/>
            <text:p text:style-name="P268"/>
            <text:p text:style-name="P259"><text:span text:style-name="T52">ALTER</text:span><text:span text:style-name="T23"> </text:span><text:span text:style-name="T52">TABLE</text:span><text:span text:style-name="T23"> DIS_CONT_MOV_EMAIL MODIFY </text:span></text:p>
            <text:p text:style-name="P276">(</text:p>
            <text:p text:style-name="P259"><text:span text:style-name="T23"><text:s text:c="2"/>DESTINATARI_CODI<text:tab/><text:tab/>VARCHAR2(64 </text:span><text:span text:style-name="T52">CHAR</text:span><text:span text:style-name="T23">),</text:span></text:p>
            <text:p text:style-name="P259"><text:span text:style-name="T23"><text:s text:c="2"/>DESTINATARI_EMAIL<text:tab/><text:tab/>VARCHAR2(256 </text:span><text:span text:style-name="T52">CHAR</text:span><text:span text:style-name="T23">),</text:span></text:p>
            <text:p text:style-name="P259"><text:span text:style-name="T23"><text:s text:c="2"/>UNITAT_ORGANITZATIVA <text:tab/>VARCHAR2(256 </text:span><text:span text:style-name="T52">CHAR</text:span><text:span text:style-name="T23">),</text:span></text:p>
            <text:p text:style-name="P259"><text:span text:style-name="T23"><text:s text:c="2"/>CREATEDBY_CODI <text:s text:c="6"/><text:tab/>VARCHAR2(64 </text:span><text:span text:style-name="T52">CHAR</text:span><text:span text:style-name="T23">),</text:span></text:p>
            <text:p text:style-name="P259"><text:span text:style-name="T23"><text:s text:c="2"/>LASTMODIFIEDBY_CODI <text:s/><text:tab/>VARCHAR2(64 </text:span><text:span text:style-name="T52">CHAR</text:span><text:span text:style-name="T23">)</text:span></text:p>
            <text:p text:style-name="P276">);</text:p>
            <text:p text:style-name="P268"/>
            <text:p text:style-name="P259"><text:span text:style-name="T52">ALTER</text:span><text:span text:style-name="T23"> </text:span><text:span text:style-name="T52">TABLE</text:span><text:span text:style-name="T23"> DIS_CONT_LOG MODIFY</text:span></text:p>
            <text:p text:style-name="P276">(</text:p>
            <text:p text:style-name="P259"><text:span text:style-name="T23"><text:s text:c="2"/>TIPUS <text:s text:c="15"/>VARCHAR2(30 </text:span><text:span text:style-name="T52">CHAR</text:span><text:span text:style-name="T23">),</text:span></text:p>
            <text:p text:style-name="P259"><text:span text:style-name="T23"><text:s text:c="2"/>OBJECTE_ID <text:s text:c="10"/>VARCHAR2(256 </text:span><text:span text:style-name="T52">CHAR</text:span><text:span text:style-name="T23">),</text:span></text:p>
            <text:p text:style-name="P259"><text:span text:style-name="T23"><text:s text:c="2"/>OBJECTE_LOG_TIPUS <text:s text:c="3"/>VARCHAR2(30 </text:span><text:span text:style-name="T52">CHAR</text:span><text:span text:style-name="T23">),</text:span></text:p>
            <text:p text:style-name="P259"><text:span text:style-name="T23"><text:s text:c="2"/>OBJECTE_TIPUS <text:s text:c="7"/>VARCHAR2(12 </text:span><text:span text:style-name="T52">CHAR</text:span><text:span text:style-name="T23">),</text:span></text:p>
            <text:p text:style-name="P259"><text:span text:style-name="T23"><text:s text:c="2"/>PARAM1 <text:s text:c="14"/>VARCHAR2(256 </text:span><text:span text:style-name="T52">CHAR</text:span><text:span text:style-name="T23">),</text:span></text:p>
            <text:p text:style-name="P259"><text:span text:style-name="T23"><text:s text:c="2"/>PARAM2 <text:s text:c="14"/>VARCHAR2(256 </text:span><text:span text:style-name="T52">CHAR</text:span><text:span text:style-name="T23">),</text:span></text:p>
            <text:p text:style-name="P259"><text:span text:style-name="T23"><text:s text:c="2"/>CREATEDBY_CODI <text:s text:c="6"/>VARCHAR2(64 </text:span><text:span text:style-name="T52">CHAR</text:span><text:span text:style-name="T23">),</text:span></text:p>
            <text:p text:style-name="P259"><text:span text:style-name="T23"><text:s text:c="2"/>LASTMODIFIEDBY_CODI <text:s/>VARCHAR2(64 </text:span><text:span text:style-name="T52">CHAR</text:span><text:span text:style-name="T23">)</text:span></text:p>
            <text:p text:style-name="P276">);</text:p>
            <text:p text:style-name="P268"/>
            <text:p text:style-name="P259"><text:span text:style-name="T52">ALTER</text:span><text:span text:style-name="T23"> </text:span><text:span text:style-name="T52">TABLE</text:span><text:span text:style-name="T23"> DIS_REGISTRE MODIFY</text:span></text:p>
            <text:p text:style-name="P276">(</text:p>
            <text:p text:style-name="P259"><text:soft-page-break/><text:span text:style-name="T23"><text:s text:c="2"/>TIPUS <text:s text:c="17"/>VARCHAR2(1 </text:span><text:span text:style-name="T52">CHAR</text:span><text:span text:style-name="T23">),</text:span></text:p>
            <text:p text:style-name="P259"><text:span text:style-name="T23"><text:s text:c="2"/>UNITAT_ADM <text:s text:c="12"/>VARCHAR2(21 </text:span><text:span text:style-name="T52">CHAR</text:span><text:span text:style-name="T23">),</text:span></text:p>
            <text:p text:style-name="P259"><text:span text:style-name="T23"><text:s text:c="2"/>UNITAT_ADM_DESC <text:s text:c="7"/>VARCHAR2(100 </text:span><text:span text:style-name="T52">CHAR</text:span><text:span text:style-name="T23">),</text:span></text:p>
            <text:p text:style-name="P259"><text:span text:style-name="T23"><text:s text:c="2"/>NUMERO <text:s text:c="16"/>VARCHAR2(255 </text:span><text:span text:style-name="T52">CHAR</text:span><text:span text:style-name="T23">),</text:span></text:p>
            <text:p text:style-name="P259"><text:span text:style-name="T23"><text:s text:c="2"/>IDENTIFICADOR <text:s text:c="9"/>VARCHAR2(100 </text:span><text:span text:style-name="T52">CHAR</text:span><text:span text:style-name="T23">),</text:span></text:p>
            <text:p text:style-name="P259"><text:span text:style-name="T23"><text:s text:c="2"/>ENTITAT_CODI <text:s text:c="10"/>VARCHAR2(255 </text:span><text:span text:style-name="T52">CHAR</text:span><text:span text:style-name="T23">),</text:span></text:p>
            <text:p text:style-name="P259"><text:span text:style-name="T23"><text:s text:c="2"/>ENTITAT_DESC <text:s text:c="10"/>VARCHAR2(255 </text:span><text:span text:style-name="T52">CHAR</text:span><text:span text:style-name="T23">),</text:span></text:p>
            <text:p text:style-name="P259"><text:span text:style-name="T23"><text:s text:c="2"/>OFICINA_CODI <text:s text:c="10"/>VARCHAR2(21 </text:span><text:span text:style-name="T52">CHAR</text:span><text:span text:style-name="T23">),</text:span></text:p>
            <text:p text:style-name="P259"><text:span text:style-name="T23"><text:s text:c="2"/>OFICINA_DESC <text:s text:c="10"/>VARCHAR2(300 </text:span><text:span text:style-name="T52">CHAR</text:span><text:span text:style-name="T23">),</text:span></text:p>
            <text:p text:style-name="P259"><text:span text:style-name="T23"><text:s text:c="2"/>LLIBRE_CODI <text:s text:c="11"/>VARCHAR2(4 </text:span><text:span text:style-name="T52">CHAR</text:span><text:span text:style-name="T23">),</text:span></text:p>
            <text:p text:style-name="P259"><text:span text:style-name="T23"><text:s text:c="2"/>LLIBRE_DESC <text:s text:c="11"/>VARCHAR2(255 </text:span><text:span text:style-name="T52">CHAR</text:span><text:span text:style-name="T23">),</text:span></text:p>
            <text:p text:style-name="P259"><text:span text:style-name="T23"><text:s text:c="2"/>EXTRACTE <text:s text:c="14"/>VARCHAR2(240 </text:span><text:span text:style-name="T52">CHAR</text:span><text:span text:style-name="T23">),</text:span></text:p>
            <text:p text:style-name="P259"><text:span text:style-name="T23"><text:s text:c="2"/>ASSUMPTE_TIPUS_CODI <text:s text:c="3"/>VARCHAR2(16 </text:span><text:span text:style-name="T52">CHAR</text:span><text:span text:style-name="T23">),</text:span></text:p>
            <text:p text:style-name="P259"><text:span text:style-name="T23"><text:s text:c="2"/>ASSUMPTE_TIPUS_DESC <text:s text:c="3"/>VARCHAR2(100 </text:span><text:span text:style-name="T52">CHAR</text:span><text:span text:style-name="T23">),</text:span></text:p>
            <text:p text:style-name="P259"><text:span text:style-name="T23"><text:s text:c="2"/>ASSUMPTE_CODI <text:s text:c="9"/>VARCHAR2(16 </text:span><text:span text:style-name="T52">CHAR</text:span><text:span text:style-name="T23">),</text:span></text:p>
            <text:p text:style-name="P259"><text:span text:style-name="T23"><text:s text:c="2"/>ASSUMPTE_DESC <text:s text:c="9"/>VARCHAR2(255 </text:span><text:span text:style-name="T52">CHAR</text:span><text:span text:style-name="T23">),</text:span></text:p>
            <text:p text:style-name="P259"><text:span text:style-name="T23"><text:s text:c="2"/>PROCEDIMENT_CODI <text:s text:c="6"/>VARCHAR2(64 </text:span><text:span text:style-name="T52">CHAR</text:span><text:span text:style-name="T23">),</text:span></text:p>
            <text:p text:style-name="P259"><text:span text:style-name="T23"><text:s text:c="2"/>REFERENCIA <text:s text:c="12"/>VARCHAR2(16 </text:span><text:span text:style-name="T52">CHAR</text:span><text:span text:style-name="T23">),</text:span></text:p>
            <text:p text:style-name="P259"><text:span text:style-name="T23"><text:s text:c="2"/>EXPEDIENT_NUM <text:s text:c="9"/>VARCHAR2(80 </text:span><text:span text:style-name="T52">CHAR</text:span><text:span text:style-name="T23">),</text:span></text:p>
            <text:p text:style-name="P259"><text:span text:style-name="T23"><text:s text:c="2"/>NUM_ORIG <text:tab/><text:tab/><text:tab/> <text:s text:c="4"/>VARCHAR2(80 </text:span><text:span text:style-name="T52">CHAR</text:span><text:span text:style-name="T23">),</text:span></text:p>
            <text:p text:style-name="P259"><text:span text:style-name="T23"><text:s text:c="2"/>IDIOMA_CODI <text:s text:c="11"/>VARCHAR2(19 </text:span><text:span text:style-name="T52">CHAR</text:span><text:span text:style-name="T23">),</text:span></text:p>
            <text:p text:style-name="P259"><text:span text:style-name="T23"><text:s text:c="2"/>IDIOMA_DESC <text:s text:c="11"/>VARCHAR2(100 </text:span><text:span text:style-name="T52">CHAR</text:span><text:span text:style-name="T23">),</text:span></text:p>
            <text:p text:style-name="P259"><text:span text:style-name="T23"><text:s text:c="2"/>TRANSPORT_TIPUS_CODI <text:s text:c="2"/>VARCHAR2(20 </text:span><text:span text:style-name="T52">CHAR</text:span><text:span text:style-name="T23">),</text:span></text:p>
            <text:p text:style-name="P259"><text:span text:style-name="T23"><text:s text:c="2"/>TRANSPORT_TIPUS_DESC <text:s text:c="2"/>VARCHAR2(100 </text:span><text:span text:style-name="T52">CHAR</text:span><text:span text:style-name="T23">),</text:span></text:p>
            <text:p text:style-name="P259"><text:span text:style-name="T23"><text:s text:c="2"/>TRANSPORT_NUM <text:s text:c="9"/>VARCHAR2(20 </text:span><text:span text:style-name="T52">CHAR</text:span><text:span text:style-name="T23">),</text:span></text:p>
            <text:p text:style-name="P259"><text:span text:style-name="T23"><text:s text:c="2"/>USUARI_CODI <text:s text:c="11"/>VARCHAR2(20 </text:span><text:span text:style-name="T52">CHAR</text:span><text:span text:style-name="T23">),</text:span></text:p>
            <text:p text:style-name="P259"><text:span text:style-name="T23"><text:s text:c="2"/>USUARI_NOM <text:s text:c="12"/>VARCHAR2(767 </text:span><text:span text:style-name="T52">CHAR</text:span><text:span text:style-name="T23">),</text:span></text:p>
            <text:p text:style-name="P259"><text:span text:style-name="T23"><text:s text:c="2"/>USUARI_CONTACTE <text:s text:c="7"/>VARCHAR2(255 </text:span><text:span text:style-name="T52">CHAR</text:span><text:span text:style-name="T23">),</text:span></text:p>
            <text:p text:style-name="P259"><text:span text:style-name="T23"><text:s text:c="2"/>APLICACIO_CODI <text:s text:c="8"/>VARCHAR2(255 </text:span><text:span text:style-name="T52">CHAR</text:span><text:span text:style-name="T23">),</text:span></text:p>
            <text:p text:style-name="P259"><text:span text:style-name="T23"><text:s text:c="2"/>APLICACIO_VERSIO <text:s text:c="6"/>VARCHAR2(255 </text:span><text:span text:style-name="T52">CHAR</text:span><text:span text:style-name="T23">),</text:span></text:p>
            <text:p text:style-name="P259"><text:span text:style-name="T23"><text:s text:c="2"/>DOCFIS_CODI <text:s text:c="11"/>VARCHAR2(19 </text:span><text:span text:style-name="T52">CHAR</text:span><text:span text:style-name="T23">),</text:span></text:p>
            <text:p text:style-name="P259"><text:span text:style-name="T23"><text:s text:c="2"/>DOCFIS_DESC <text:s text:c="11"/>VARCHAR2(100 </text:span><text:span text:style-name="T52">CHAR</text:span><text:span text:style-name="T23">),</text:span></text:p>
            <text:p text:style-name="P259"><text:span text:style-name="T23"><text:s text:c="2"/>OBSERVACIONS <text:s text:c="10"/>VARCHAR2(50 </text:span><text:span text:style-name="T52">CHAR</text:span><text:span text:style-name="T23">),</text:span></text:p>
            <text:p text:style-name="P259"><text:span text:style-name="T23"><text:s text:c="2"/>PROCES_ESTAT <text:s text:c="10"/>VARCHAR2(64 </text:span><text:span text:style-name="T52">CHAR</text:span><text:span text:style-name="T23">),</text:span></text:p>
            <text:p text:style-name="P259"><text:span text:style-name="T23"><text:s text:c="2"/>PROCES_ERROR <text:s text:c="10"/>VARCHAR2(1024 </text:span><text:span text:style-name="T52">CHAR</text:span><text:span text:style-name="T23">),</text:span></text:p>
            <text:p text:style-name="P259"><text:span text:style-name="T23"><text:s text:c="2"/>CREATEDBY_CODI <text:s text:c="8"/>VARCHAR2(256 </text:span><text:span text:style-name="T52">CHAR</text:span><text:span text:style-name="T23">),</text:span></text:p>
            <text:p text:style-name="P259"><text:span text:style-name="T23"><text:s text:c="2"/>LASTMODIFIEDBY_CODI <text:s text:c="3"/>VARCHAR2(256 </text:span><text:span text:style-name="T52">CHAR</text:span><text:span text:style-name="T23">),</text:span></text:p>
            <text:p text:style-name="P259"><text:span text:style-name="T23"><text:s text:c="2"/>PROCES_ESTAT_SISTRA <text:s text:c="3"/>VARCHAR2(16 </text:span><text:span text:style-name="T52">CHAR</text:span><text:span text:style-name="T23">),</text:span></text:p>
            <text:p text:style-name="P259"><text:span text:style-name="T23"><text:s text:c="2"/>SISTRA_ID_TRAM <text:tab/> <text:s text:c="4"/>VARCHAR2(20 </text:span><text:span text:style-name="T52">CHAR</text:span><text:span text:style-name="T23">),</text:span></text:p>
            <text:p text:style-name="P259"><text:span text:style-name="T23"><text:s text:c="2"/>SISTRA_ID_PROC <text:tab/> <text:s text:c="4"/>VARCHAR2(100 </text:span><text:span text:style-name="T52">CHAR</text:span><text:span text:style-name="T23">),</text:span></text:p>
            <text:p text:style-name="P259"><text:span text:style-name="T23"><text:s text:c="2"/>OFICINA_ORIG_CODI <text:s text:c="5"/>VARCHAR2(21 </text:span><text:span text:style-name="T52">CHAR</text:span><text:span text:style-name="T23">),</text:span></text:p>
            <text:p text:style-name="P259"><text:span text:style-name="T23"><text:s text:c="2"/>OFICINA_ORIG_DESC <text:s text:c="5"/>VARCHAR2(100 </text:span><text:span text:style-name="T52">CHAR</text:span><text:span text:style-name="T23">),</text:span></text:p>
            <text:p text:style-name="P259"><text:span text:style-name="T23"><text:s text:c="2"/>JUSTIFICANT_ARXIU_UUID VARCHAR2(256 </text:span><text:span text:style-name="T52">CHAR</text:span><text:span text:style-name="T23">),</text:span></text:p>
            <text:p text:style-name="P259"><text:span text:style-name="T23"><text:s text:c="2"/>EXPEDIENT_ARXIU_UUID <text:s text:c="2"/>VARCHAR2(100 </text:span><text:span text:style-name="T52">CHAR</text:span><text:span text:style-name="T23">),</text:span></text:p>
            <text:p text:style-name="P259"><text:span text:style-name="T23"><text:s text:c="2"/>BACK_OBSERVACIONS <text:tab/>VARCHAR2(4000 </text:span><text:span text:style-name="T52">CHAR</text:span><text:span text:style-name="T23">),</text:span></text:p>
            <text:p text:style-name="P259"><text:span text:style-name="T23"><text:s text:c="2"/>BACK_CODI <text:tab/><text:tab/><text:tab/>VARCHAR2(20 </text:span><text:span text:style-name="T52">CHAR</text:span><text:span text:style-name="T23">)</text:span></text:p>
            <text:p text:style-name="P276">);</text:p>
            <text:p text:style-name="P268"/>
            <text:p text:style-name="P259"><text:span text:style-name="T52">ALTER</text:span><text:span text:style-name="T23"> </text:span><text:span text:style-name="T52">TABLE</text:span><text:span text:style-name="T23"> DIS_REGISTRE_ANNEX MODIFY</text:span></text:p>
            <text:p text:style-name="P276">(</text:p>
            <text:p text:style-name="P259"><text:span text:style-name="T23"><text:s text:c="2"/>TITOL <text:s text:c="15"/>VARCHAR2(200 </text:span><text:span text:style-name="T52">CHAR</text:span><text:span text:style-name="T23">),</text:span></text:p>
            <text:p text:style-name="P259"><text:span text:style-name="T23"><text:s text:c="2"/>FITXER_NOM <text:s text:c="10"/>VARCHAR2(256 </text:span><text:span text:style-name="T52">CHAR</text:span><text:span text:style-name="T23">),</text:span></text:p>
            <text:p text:style-name="P259"><text:span text:style-name="T23"><text:s text:c="2"/>FITXER_MIME <text:s text:c="9"/>VARCHAR2(100 </text:span><text:span text:style-name="T52">CHAR</text:span><text:span text:style-name="T23">),</text:span></text:p>
            <text:p text:style-name="P259"><text:span text:style-name="T23"><text:s text:c="2"/>FITXER_ARXIU_UUID <text:s text:c="3"/>VARCHAR2(256 </text:span><text:span text:style-name="T52">CHAR</text:span><text:span text:style-name="T23">),</text:span></text:p>
            <text:p text:style-name="P259"><text:span text:style-name="T23"><text:s text:c="2"/>LOCALITZACIO <text:s text:c="8"/>VARCHAR2(80 </text:span><text:span text:style-name="T52">CHAR</text:span><text:span text:style-name="T23">),</text:span></text:p>
            <text:p text:style-name="P259"><text:span text:style-name="T23"><text:s text:c="2"/>ORIGEN_CIUADM <text:s text:c="7"/>VARCHAR2(1 </text:span><text:span text:style-name="T52">CHAR</text:span><text:span text:style-name="T23">),</text:span></text:p>
            <text:p text:style-name="P259"><text:span text:style-name="T23"><text:s text:c="2"/>NTI_TIPUS_DOC <text:s text:c="7"/>VARCHAR2(4 </text:span><text:span text:style-name="T52">CHAR</text:span><text:span text:style-name="T23">),</text:span></text:p>
            <text:p text:style-name="P259"><text:span text:style-name="T23"><text:s text:c="2"/>SICRES_TIPUS_DOC <text:s text:c="4"/>VARCHAR2(2 </text:span><text:span text:style-name="T52">CHAR</text:span><text:span text:style-name="T23">),</text:span></text:p>
            <text:p text:style-name="P259"><text:soft-page-break/><text:span text:style-name="T23"><text:s text:c="2"/>NTI_ELABORACIO_ESTAT VARCHAR2(4 </text:span><text:span text:style-name="T52">CHAR</text:span><text:span text:style-name="T23">),</text:span></text:p>
            <text:p text:style-name="P259"><text:span text:style-name="T23"><text:s text:c="2"/>OBSERVACIONS <text:s text:c="8"/>VARCHAR2(50 </text:span><text:span text:style-name="T52">CHAR</text:span><text:span text:style-name="T23">),</text:span></text:p>
            <text:p text:style-name="P259"><text:span text:style-name="T23"><text:s text:c="2"/>FIRMA_FITXER_NOM <text:s text:c="4"/>VARCHAR2(80 </text:span><text:span text:style-name="T52">CHAR</text:span><text:span text:style-name="T23">),</text:span></text:p>
            <text:p text:style-name="P259"><text:span text:style-name="T23"><text:s text:c="2"/>FIRMA_FITXER_MIME <text:s text:c="3"/>VARCHAR2(30 </text:span><text:span text:style-name="T52">CHAR</text:span><text:span text:style-name="T23">),</text:span></text:p>
            <text:p text:style-name="P259"><text:span text:style-name="T23"><text:s text:c="2"/>FIRMA_FITXER_ARXIU_UUID <text:s/>VARCHAR2(100 </text:span><text:span text:style-name="T52">CHAR</text:span><text:span text:style-name="T23">),</text:span></text:p>
            <text:p text:style-name="P259"><text:span text:style-name="T23"><text:s text:c="2"/>FIRMA_CSV <text:s text:c="11"/>VARCHAR2(256 </text:span><text:span text:style-name="T52">CHAR</text:span><text:span text:style-name="T23">),</text:span></text:p>
            <text:p text:style-name="P259"><text:span text:style-name="T23"><text:s text:c="2"/></text:span><text:span text:style-name="T52">TIMESTAMP</text:span><text:span text:style-name="T23"> <text:s text:c="11"/>VARCHAR2(100 </text:span><text:span text:style-name="T52">CHAR</text:span><text:span text:style-name="T23">),</text:span></text:p>
            <text:p text:style-name="P259"><text:span text:style-name="T23"><text:s text:c="2"/>VALIDACIO_OCSP <text:s text:c="6"/>VARCHAR2(100 </text:span><text:span text:style-name="T52">CHAR</text:span><text:span text:style-name="T23">),</text:span></text:p>
            <text:p text:style-name="P259"><text:span text:style-name="T23"><text:s text:c="2"/>CREATEDBY_CODI <text:s text:c="6"/>VARCHAR2(256 </text:span><text:span text:style-name="T52">CHAR</text:span><text:span text:style-name="T23">),</text:span></text:p>
            <text:p text:style-name="P259"><text:span text:style-name="T23"><text:s text:c="2"/>LASTMODIFIEDBY_CODI <text:s/>VARCHAR2(256 </text:span><text:span text:style-name="T52">CHAR</text:span><text:span text:style-name="T23">),</text:span></text:p>
            <text:p text:style-name="P259"><text:span text:style-name="T23"><text:s text:c="2"/>GESDOC_DOC_ID <text:tab/> <text:s text:c="2"/>VARCHAR2(50 </text:span><text:span text:style-name="T52">CHAR</text:span><text:span text:style-name="T23">),</text:span></text:p>
            <text:p text:style-name="P259"><text:span text:style-name="T23"><text:s text:c="2"/>META_DADES <text:tab/><text:tab/> <text:s text:c="2"/>VARCHAR2(4000 </text:span><text:span text:style-name="T52">CHAR</text:span><text:span text:style-name="T23">)</text:span></text:p>
            <text:p text:style-name="P276">);</text:p>
            <text:p text:style-name="P268"/>
            <text:p text:style-name="P259"><text:span text:style-name="T52">ALTER</text:span><text:span text:style-name="T23"> </text:span><text:span text:style-name="T52">TABLE</text:span><text:span text:style-name="T23"> DIS_REGISTRE_ANNEX_FIRMA MODIFY</text:span></text:p>
            <text:p text:style-name="P276">(</text:p>
            <text:p text:style-name="P259"><text:span text:style-name="T23"><text:s text:c="2"/>TIPUS<text:tab/><text:tab/> <text:s text:c="10"/>VARCHAR2(30 </text:span><text:span text:style-name="T52">CHAR</text:span><text:span text:style-name="T23">),</text:span></text:p>
            <text:p text:style-name="P259"><text:span text:style-name="T23"><text:s text:c="2"/>PERFIL <text:s text:c="3"/><text:tab/> <text:s text:c="6"/>VARCHAR2(30 </text:span><text:span text:style-name="T52">CHAR</text:span><text:span text:style-name="T23">),</text:span></text:p>
            <text:p text:style-name="P259"><text:span text:style-name="T23"><text:s text:c="2"/>FITXER_NOM <text:s text:c="10"/>VARCHAR2(256 </text:span><text:span text:style-name="T52">CHAR</text:span><text:span text:style-name="T23">),</text:span></text:p>
            <text:p text:style-name="P259"><text:span text:style-name="T23"><text:s text:c="2"/>TIPUS_MIME <text:s text:c="10"/>VARCHAR2(30 </text:span><text:span text:style-name="T52">CHAR</text:span><text:span text:style-name="T23">),</text:span></text:p>
            <text:p text:style-name="P259"><text:span text:style-name="T23"><text:s text:c="2"/>CSV_REGULACIO<text:tab/><text:tab/> <text:s text:c="2"/>VARCHAR2(640 </text:span><text:span text:style-name="T52">CHAR</text:span><text:span text:style-name="T23">),</text:span></text:p>
            <text:p text:style-name="P259"><text:span text:style-name="T23"><text:s text:c="2"/>CREATEDBY_CODI <text:s text:c="6"/>VARCHAR2(256 </text:span><text:span text:style-name="T52">CHAR</text:span><text:span text:style-name="T23">),</text:span></text:p>
            <text:p text:style-name="P259"><text:span text:style-name="T23"><text:s text:c="2"/>LASTMODIFIEDBY_CODI <text:s/>VARCHAR2(256 </text:span><text:span text:style-name="T52">CHAR</text:span><text:span text:style-name="T23">),</text:span></text:p>
            <text:p text:style-name="P259"><text:span text:style-name="T23"><text:s text:c="2"/>GESDOC_FIR_ID <text:tab/> <text:s text:c="2"/>VARCHAR2(50 </text:span><text:span text:style-name="T52">CHAR</text:span><text:span text:style-name="T23">)</text:span></text:p>
            <text:p text:style-name="P276">);</text:p>
            <text:p text:style-name="P268"/>
            <text:p text:style-name="P259"><text:span text:style-name="T52">ALTER</text:span><text:span text:style-name="T23"> </text:span><text:span text:style-name="T52">TABLE</text:span><text:span text:style-name="T23"> DIS_REGISTRE_FIRMA_DETALL MODIFY</text:span></text:p>
            <text:p text:style-name="P276">(</text:p>
            <text:p text:style-name="P259"><text:span text:style-name="T23"><text:s text:c="4"/>RESPONSABLE_NIF VARCHAR2(30 </text:span><text:span text:style-name="T52">CHAR</text:span><text:span text:style-name="T23">),</text:span></text:p>
            <text:p text:style-name="P259"><text:span text:style-name="T23"><text:s text:c="4"/>RESPONSABLE_NOM VARCHAR2(256 </text:span><text:span text:style-name="T52">CHAR</text:span><text:span text:style-name="T23">),</text:span></text:p>
            <text:p text:style-name="P259"><text:span text:style-name="T23"><text:s text:c="4"/>EMISSOR_CERTIFICAT VARCHAR2(2000 </text:span><text:span text:style-name="T52">CHAR</text:span><text:span text:style-name="T23">),</text:span></text:p>
            <text:p text:style-name="P259"><text:span text:style-name="T23"><text:s text:c="4"/>CREATEDBY_CODI <text:s text:c="6"/><text:tab/>VARCHAR2(64 </text:span><text:span text:style-name="T52">CHAR</text:span><text:span text:style-name="T23">),</text:span></text:p>
            <text:p text:style-name="P259"><text:span text:style-name="T23"><text:s text:c="4"/>LASTMODIFIEDBY_CODI <text:s/><text:tab/>VARCHAR2(64 </text:span><text:span text:style-name="T52">CHAR</text:span><text:span text:style-name="T23">)</text:span></text:p>
            <text:p text:style-name="P276">);</text:p>
            <text:p text:style-name="P268"/>
            <text:p text:style-name="P259"><text:span text:style-name="T52">ALTER</text:span><text:span text:style-name="T23"> </text:span><text:span text:style-name="T52">TABLE</text:span><text:span text:style-name="T23"> DIS_REGISTRE_INTER MODIFY</text:span></text:p>
            <text:p text:style-name="P276">(</text:p>
            <text:p text:style-name="P259"><text:span text:style-name="T23"><text:s text:c="2"/>ADRESA <text:s text:c="14"/>VARCHAR2(640 </text:span><text:span text:style-name="T52">CHAR</text:span><text:span text:style-name="T23">),</text:span></text:p>
            <text:p text:style-name="P259"><text:span text:style-name="T23"><text:s text:c="2"/>CANAL_PREF <text:s text:c="10"/>VARCHAR2(8 </text:span><text:span text:style-name="T52">CHAR</text:span><text:span text:style-name="T23">),</text:span></text:p>
            <text:p text:style-name="P259"><text:span text:style-name="T23"><text:s text:c="2"/>CODI_POSTAL <text:s text:c="9"/>VARCHAR2(20 </text:span><text:span text:style-name="T52">CHAR</text:span><text:span text:style-name="T23">),</text:span></text:p>
            <text:p text:style-name="P259"><text:span text:style-name="T23"><text:s text:c="2"/>DOC_NUM <text:s text:c="13"/>VARCHAR2(68 </text:span><text:span text:style-name="T52">CHAR</text:span><text:span text:style-name="T23">),</text:span></text:p>
            <text:p text:style-name="P259"><text:span text:style-name="T23"><text:s text:c="2"/>DOC_TIPUS <text:s text:c="11"/>VARCHAR2(4 </text:span><text:span text:style-name="T52">CHAR</text:span><text:span text:style-name="T23">),</text:span></text:p>
            <text:p text:style-name="P259"><text:span text:style-name="T23"><text:s text:c="2"/>EMAIL <text:s text:c="15"/>VARCHAR2(640 </text:span><text:span text:style-name="T52">CHAR</text:span><text:span text:style-name="T23">),</text:span></text:p>
            <text:p text:style-name="P259"><text:span text:style-name="T23"><text:s text:c="2"/>EMAIL_HAB <text:s text:c="11"/>VARCHAR2(640 </text:span><text:span text:style-name="T52">CHAR</text:span><text:span text:style-name="T23">),</text:span></text:p>
            <text:p text:style-name="P259"><text:span text:style-name="T23"><text:s text:c="2"/>LLINATGE1 <text:s text:c="11"/>VARCHAR2(255 </text:span><text:span text:style-name="T52">CHAR</text:span><text:span text:style-name="T23">),</text:span></text:p>
            <text:p text:style-name="P259"><text:span text:style-name="T23"><text:s text:c="2"/>LLINATGE2 <text:s text:c="11"/>VARCHAR2(255 </text:span><text:span text:style-name="T52">CHAR</text:span><text:span text:style-name="T23">),</text:span></text:p>
            <text:p text:style-name="P259"><text:span text:style-name="T23"><text:s text:c="2"/>NOM <text:s text:c="17"/>VARCHAR2(255 </text:span><text:span text:style-name="T52">CHAR</text:span><text:span text:style-name="T23">),</text:span></text:p>
            <text:p text:style-name="P259"><text:span text:style-name="T23"><text:s text:c="2"/>OBSERVACIONS <text:s text:c="8"/>VARCHAR2(640 </text:span><text:span text:style-name="T52">CHAR</text:span><text:span text:style-name="T23">),</text:span></text:p>
            <text:p text:style-name="P259"><text:span text:style-name="T23"><text:s text:c="2"/>PAIS <text:s text:c="16"/>VARCHAR2(100 </text:span><text:span text:style-name="T52">CHAR</text:span><text:span text:style-name="T23">),</text:span></text:p>
            <text:p text:style-name="P259"><text:span text:style-name="T23"><text:s text:c="2"/>PAIS_CODI <text:s text:c="11"/>VARCHAR2(4 </text:span><text:span text:style-name="T52">CHAR</text:span><text:span text:style-name="T23">),</text:span></text:p>
            <text:p text:style-name="P259"><text:span text:style-name="T23"><text:s text:c="2"/>PROVINCIA <text:s text:c="11"/>VARCHAR2(100 </text:span><text:span text:style-name="T52">CHAR</text:span><text:span text:style-name="T23">),</text:span></text:p>
            <text:p text:style-name="P259"><text:span text:style-name="T23"><text:s text:c="2"/>PROVINCIA_CODI <text:s text:c="6"/>VARCHAR2(4 </text:span><text:span text:style-name="T52">CHAR</text:span><text:span text:style-name="T23">),</text:span></text:p>
            <text:p text:style-name="P259"><text:span text:style-name="T23"><text:s text:c="2"/>MUNICIPI <text:s text:c="12"/>VARCHAR2(100 </text:span><text:span text:style-name="T52">CHAR</text:span><text:span text:style-name="T23">),</text:span></text:p>
            <text:p text:style-name="P259"><text:span text:style-name="T23"><text:s text:c="2"/>MUNICIPI_CODI <text:s text:c="7"/>VARCHAR2(4 </text:span><text:span text:style-name="T52">CHAR</text:span><text:span text:style-name="T23">),</text:span></text:p>
            <text:p text:style-name="P259"><text:span text:style-name="T23"><text:s text:c="2"/>RAO_SOCIAL <text:s text:c="10"/>VARCHAR2(2000 </text:span><text:span text:style-name="T52">CHAR</text:span><text:span text:style-name="T23">),</text:span></text:p>
            <text:p text:style-name="P259"><text:span text:style-name="T23"><text:s text:c="2"/>TELEFON <text:s text:c="13"/>VARCHAR2(80 </text:span><text:span text:style-name="T52">CHAR</text:span><text:span text:style-name="T23">),</text:span></text:p>
            <text:p text:style-name="P259"><text:span text:style-name="T23"><text:s text:c="2"/>TIPUS <text:s text:c="15"/>VARCHAR2(19 </text:span><text:span text:style-name="T52">CHAR</text:span><text:span text:style-name="T23">),</text:span></text:p>
            <text:p text:style-name="P259"><text:span text:style-name="T23"><text:s text:c="2"/>CREATEDBY_CODI <text:s text:c="6"/>VARCHAR2(256 </text:span><text:span text:style-name="T52">CHAR</text:span><text:span text:style-name="T23">),</text:span></text:p>
            <text:p text:style-name="P259"><text:soft-page-break/><text:span text:style-name="T23"><text:s text:c="2"/>LASTMODIFIEDBY_CODI <text:s/>VARCHAR2(256 </text:span><text:span text:style-name="T52">CHAR</text:span><text:span text:style-name="T23">),</text:span></text:p>
            <text:p text:style-name="P259"><text:span text:style-name="T23"><text:s text:c="2"/>CODI_DIRE <text:tab/><text:tab/><text:tab/>VARCHAR2(64 </text:span><text:span text:style-name="T52">CHAR</text:span><text:span text:style-name="T23">)</text:span></text:p>
            <text:p text:style-name="P276">);</text:p>
            <text:p text:style-name="P268"/>
            <text:p text:style-name="P259"><text:span text:style-name="T52">ALTER</text:span><text:span text:style-name="T23"> </text:span><text:span text:style-name="T52">TABLE</text:span><text:span text:style-name="T23"> DIS_REGLA MODIFY</text:span></text:p>
            <text:p text:style-name="P276">(</text:p>
            <text:p text:style-name="P259"><text:span text:style-name="T23"><text:s text:c="2"/>ASSUMPTE_CODI <text:s text:c="7"/>VARCHAR2(16 </text:span><text:span text:style-name="T52">CHAR</text:span><text:span text:style-name="T23">),</text:span></text:p>
            <text:p text:style-name="P259"><text:span text:style-name="T23"><text:s text:c="2"/>DESCRIPCIO <text:s text:c="10"/>VARCHAR2(1024 </text:span><text:span text:style-name="T52">CHAR</text:span><text:span text:style-name="T23">),</text:span></text:p>
            <text:p text:style-name="P259"><text:span text:style-name="T23"><text:s text:c="2"/>NOM <text:s text:c="17"/>VARCHAR2(256 </text:span><text:span text:style-name="T52">CHAR</text:span><text:span text:style-name="T23">),</text:span></text:p>
            <text:p text:style-name="P259"><text:span text:style-name="T23"><text:s text:c="2"/>TIPUS <text:s text:c="15"/>VARCHAR2(32 </text:span><text:span text:style-name="T52">CHAR</text:span><text:span text:style-name="T23">),</text:span></text:p>
            <text:p text:style-name="P259"><text:span text:style-name="T23"><text:s text:c="2"/>UNITAT_CODI <text:s text:c="9"/>VARCHAR2(9 </text:span><text:span text:style-name="T52">CHAR</text:span><text:span text:style-name="T23">),</text:span></text:p>
            <text:p text:style-name="P259"><text:span text:style-name="T23"><text:s text:c="2"/>CREATEDBY_CODI <text:s text:c="6"/>VARCHAR2(256 </text:span><text:span text:style-name="T52">CHAR</text:span><text:span text:style-name="T23">),</text:span></text:p>
            <text:p text:style-name="P259"><text:span text:style-name="T23"><text:s text:c="2"/>LASTMODIFIEDBY_CODI <text:s/>VARCHAR2(256 </text:span><text:span text:style-name="T52">CHAR</text:span><text:span text:style-name="T23">),</text:span></text:p>
            <text:p text:style-name="P259"><text:span text:style-name="T23"><text:s text:c="2"/>CONTRASENYA <text:s text:c="9"/>VARCHAR2(64 </text:span><text:span text:style-name="T52">CHAR</text:span><text:span text:style-name="T23">),</text:span></text:p>
            <text:p text:style-name="P259"><text:span text:style-name="T23"><text:s text:c="2"/>TIPUS_BACKOFFICE <text:s text:c="4"/>VARCHAR2(255 </text:span><text:span text:style-name="T52">CHAR</text:span><text:span text:style-name="T23">),</text:span></text:p>
            <text:p text:style-name="P259"><text:span text:style-name="T23"><text:s text:c="2"/>URL <text:s text:c="17"/>VARCHAR2(256 </text:span><text:span text:style-name="T52">CHAR</text:span><text:span text:style-name="T23">),</text:span></text:p>
            <text:p text:style-name="P259"><text:span text:style-name="T23"><text:s text:c="2"/>USUARI <text:s text:c="14"/>VARCHAR2(64 </text:span><text:span text:style-name="T52">CHAR</text:span><text:span text:style-name="T23">),</text:span></text:p>
            <text:p text:style-name="P259"><text:span text:style-name="T23"><text:s text:c="2"/>PROCEDIMENT_CODI <text:s text:c="4"/>VARCHAR2(64 </text:span><text:span text:style-name="T52">CHAR</text:span><text:span text:style-name="T23">),</text:span></text:p>
            <text:p text:style-name="P259"><text:span text:style-name="T23"><text:s text:c="2"/>BACKOFFICE_CODI <text:s text:c="4"/>VARCHAR2(20 </text:span><text:span text:style-name="T52">CHAR</text:span><text:span text:style-name="T23">)</text:span></text:p>
            <text:p text:style-name="P276">);</text:p>
            <text:p text:style-name="P268"/>
            <text:p text:style-name="P259"><text:span text:style-name="T52">ALTER</text:span><text:span text:style-name="T23"> </text:span><text:span text:style-name="T52">TABLE</text:span><text:span text:style-name="T23"> DIS_ACL_CLASS MODIFY</text:span></text:p>
            <text:p text:style-name="P276">(</text:p>
            <text:p text:style-name="P259"><text:span text:style-name="T23"><text:s text:c="2"/>CLASS <text:s/>VARCHAR2(100 </text:span><text:span text:style-name="T52">CHAR</text:span><text:span text:style-name="T23">)</text:span></text:p>
            <text:p text:style-name="P276">);</text:p>
            <text:p text:style-name="P268"/>
            <text:p text:style-name="P259"><text:span text:style-name="T52">ALTER</text:span><text:span text:style-name="T23"> </text:span><text:span text:style-name="T52">TABLE</text:span><text:span text:style-name="T23"> DIS_ACL_SID MODIFY</text:span></text:p>
            <text:p text:style-name="P276">(</text:p>
            <text:p text:style-name="P259"><text:span text:style-name="T23"><text:s text:c="2"/>SID <text:s text:c="7"/>VARCHAR2(100 </text:span><text:span text:style-name="T52">CHAR</text:span><text:span text:style-name="T23">)</text:span></text:p>
            <text:p text:style-name="P276">);</text:p>
            <text:p text:style-name="P268"/>
            <text:p text:style-name="P259"><text:span text:style-name="T52">ALTER</text:span><text:span text:style-name="T23"> </text:span><text:span text:style-name="T52">TABLE</text:span><text:span text:style-name="T23"> DIS_CONT_COMMENT MODIFY</text:span></text:p>
            <text:p text:style-name="P276">(</text:p>
            <text:p text:style-name="P259"><text:span text:style-name="T23"><text:s text:c="2"/>TEXT<text:tab/><text:tab/><text:tab/><text:tab/> <text:s text:c="2"/>VARCHAR2 (1024 </text:span><text:span text:style-name="T52">CHAR</text:span><text:span text:style-name="T23">),</text:span></text:p>
            <text:p text:style-name="P259"><text:span text:style-name="T23"><text:s text:c="2"/>CREATEDBY_CODI <text:s text:c="6"/>VARCHAR2(64 </text:span><text:span text:style-name="T52">CHAR</text:span><text:span text:style-name="T23">),</text:span></text:p>
            <text:p text:style-name="P259"><text:span text:style-name="T23"><text:s text:c="2"/>LASTMODIFIEDBY_CODI <text:s/>VARCHAR2(64 </text:span><text:span text:style-name="T52">CHAR</text:span><text:span text:style-name="T23">)</text:span></text:p>
            <text:p text:style-name="P276">);</text:p>
            <text:p text:style-name="P268"/>
            <text:p text:style-name="P259"><text:span text:style-name="T52">ALTER</text:span><text:span text:style-name="T23"> </text:span><text:span text:style-name="T52">TABLE</text:span><text:span text:style-name="T23"> DIS_UNITAT_ORGANITZATIVA MODIFY </text:span></text:p>
            <text:p text:style-name="P276">(</text:p>
            <text:p text:style-name="P259"><text:span text:style-name="T23"><text:s text:c="2"/>CODI <text:tab/><text:tab/><text:tab/><text:tab/><text:tab/><text:tab/>VARCHAR2(9 </text:span><text:span text:style-name="T52">CHAR</text:span><text:span text:style-name="T23">),</text:span></text:p>
            <text:p text:style-name="P259"><text:span text:style-name="T23"><text:s text:c="2"/>DENOMINACIO <text:tab/><text:tab/><text:tab/><text:tab/>VARCHAR2(300 </text:span><text:span text:style-name="T52">CHAR</text:span><text:span text:style-name="T23">),</text:span></text:p>
            <text:p text:style-name="P259"><text:span text:style-name="T23"><text:s text:c="2"/>NIF_CIF <text:tab/><text:tab/><text:tab/><text:tab/><text:tab/>VARCHAR2(9 </text:span><text:span text:style-name="T52">CHAR</text:span><text:span text:style-name="T23">),</text:span></text:p>
            <text:p text:style-name="P259"><text:span text:style-name="T23"><text:s text:c="2"/>CODI_UNITAT_SUPERIOR <text:tab/><text:tab/>VARCHAR2(9 </text:span><text:span text:style-name="T52">CHAR</text:span><text:span text:style-name="T23">),</text:span></text:p>
            <text:p text:style-name="P259"><text:span text:style-name="T23"><text:s text:c="2"/>CODI_UNITAT_ARREL <text:tab/><text:tab/>VARCHAR2(9 </text:span><text:span text:style-name="T52">CHAR</text:span><text:span text:style-name="T23">),</text:span></text:p>
            <text:p text:style-name="P259"><text:span text:style-name="T23"><text:s text:c="2"/>ESTAT <text:tab/><text:tab/><text:tab/><text:tab/><text:tab/>VARCHAR2(1 </text:span><text:span text:style-name="T52">CHAR</text:span><text:span text:style-name="T23">),</text:span></text:p>
            <text:p text:style-name="P259"><text:span text:style-name="T23"><text:s text:c="2"/>CODI_PAIS <text:tab/><text:tab/><text:tab/><text:tab/>VARCHAR2(3 </text:span><text:span text:style-name="T52">CHAR</text:span><text:span text:style-name="T23">),</text:span></text:p>
            <text:p text:style-name="P259"><text:span text:style-name="T23"><text:s text:c="2"/>CODI_COMUNITAT <text:tab/><text:tab/><text:tab/>VARCHAR2(2 </text:span><text:span text:style-name="T52">CHAR</text:span><text:span text:style-name="T23">),</text:span></text:p>
            <text:p text:style-name="P259"><text:span text:style-name="T23"><text:s text:c="2"/>CODI_PROVINCIA <text:tab/><text:tab/><text:tab/>VARCHAR2(2 </text:span><text:span text:style-name="T52">CHAR</text:span><text:span text:style-name="T23">),</text:span></text:p>
            <text:p text:style-name="P259"><text:span text:style-name="T23"><text:s text:c="2"/>CODI_POSTAL <text:tab/><text:tab/><text:tab/><text:tab/>VARCHAR2(5 </text:span><text:span text:style-name="T52">CHAR</text:span><text:span text:style-name="T23">),</text:span></text:p>
            <text:p text:style-name="P259"><text:span text:style-name="T23"><text:s text:c="2"/>NOM_LOCALITAT <text:tab/><text:tab/><text:tab/>VARCHAR2(50 </text:span><text:span text:style-name="T52">CHAR</text:span><text:span text:style-name="T23">),</text:span></text:p>
            <text:p text:style-name="P259"><text:span text:style-name="T23"><text:s text:c="2"/>LOCALITAT <text:tab/><text:tab/><text:tab/><text:tab/>VARCHAR2(40 </text:span><text:span text:style-name="T52">CHAR</text:span><text:span text:style-name="T23">),</text:span></text:p>
            <text:p text:style-name="P259"><text:span text:style-name="T23"><text:s text:c="2"/>ADRESSA <text:tab/><text:tab/><text:tab/><text:tab/><text:tab/>VARCHAR2(70 </text:span><text:span text:style-name="T52">CHAR</text:span><text:span text:style-name="T23">),</text:span></text:p>
            <text:p text:style-name="P259"><text:span text:style-name="T23"><text:s text:c="2"/>NOM_VIA <text:tab/><text:tab/><text:tab/><text:tab/><text:tab/>VARCHAR2(200 </text:span><text:span text:style-name="T52">CHAR</text:span><text:span text:style-name="T23">),</text:span></text:p>
            <text:p text:style-name="P259"><text:span text:style-name="T23"><text:s text:c="2"/>NUM_VIA <text:tab/><text:tab/><text:tab/><text:tab/><text:tab/>VARCHAR2(100 </text:span><text:span text:style-name="T52">CHAR</text:span><text:span text:style-name="T23">),</text:span></text:p>
            <text:p text:style-name="P259"><text:span text:style-name="T23"><text:s text:c="2"/>TIPUS_TRANSICIO <text:tab/><text:tab/> <text:s text:c="3"/>VARCHAR2(12 </text:span><text:span text:style-name="T52">CHAR</text:span><text:span text:style-name="T23">),</text:span></text:p>
            <text:p text:style-name="P259"><text:span text:style-name="T23"><text:s text:c="2"/>CREATEDBY_CODI <text:s text:c="6"/><text:tab/><text:tab/>VARCHAR2(256 </text:span><text:span text:style-name="T52">CHAR</text:span><text:span text:style-name="T23">),</text:span></text:p>
            <text:p text:style-name="P259"><text:span text:style-name="T23"><text:s text:c="2"/>LASTMODIFIEDBY_CODI <text:s/><text:tab/><text:tab/>VARCHAR2(256 </text:span><text:span text:style-name="T52">CHAR</text:span><text:span text:style-name="T23">),</text:span></text:p>
            <text:p text:style-name="P259"><text:soft-page-break/><text:span text:style-name="T23"><text:s text:c="2"/>CODI_DIR3_ENTITAT<text:tab/><text:tab/> <text:tab/>VARCHAR2(9 </text:span><text:span text:style-name="T52">CHAR</text:span><text:span text:style-name="T23">)</text:span></text:p>
            <text:p text:style-name="P276">);</text:p>
            <text:p text:style-name="P268"/>
            <text:p text:style-name="P259"><text:span text:style-name="T52">ALTER</text:span><text:span text:style-name="T23"> </text:span><text:span text:style-name="T52">TABLE</text:span><text:span text:style-name="T23"> DIS_AVIS MODIFY</text:span></text:p>
            <text:p text:style-name="P276">(</text:p>
            <text:p text:style-name="P259"><text:span text:style-name="T23"><text:s text:c="2"/>ASSUMPTE <text:s text:c="12"/>VARCHAR2(256 </text:span><text:span text:style-name="T52">CHAR</text:span><text:span text:style-name="T23">),</text:span></text:p>
            <text:p text:style-name="P259"><text:span text:style-name="T23"><text:s text:c="2"/>MISSATGE <text:s text:c="12"/>VARCHAR2(2048 </text:span><text:span text:style-name="T52">CHAR</text:span><text:span text:style-name="T23">),</text:span></text:p>
            <text:p text:style-name="P259"><text:span text:style-name="T23"><text:s text:c="2"/>AVIS_NIVELL <text:s text:c="8"/>VARCHAR2(10 </text:span><text:span text:style-name="T52">CHAR</text:span><text:span text:style-name="T23">),</text:span></text:p>
            <text:p text:style-name="P259"><text:span text:style-name="T23"><text:s text:c="2"/>CREATEDBY_CODI <text:s text:c="6"/>VARCHAR2(64 </text:span><text:span text:style-name="T52">CHAR</text:span><text:span text:style-name="T23">),</text:span></text:p>
            <text:p text:style-name="P259"><text:span text:style-name="T23"><text:s text:c="2"/>LASTMODIFIEDBY_CODI <text:s/>VARCHAR2(64 </text:span><text:span text:style-name="T52">CHAR</text:span><text:span text:style-name="T23">)</text:span></text:p>
            <text:p text:style-name="P276">);</text:p>
            <text:p text:style-name="P268"/>
            <text:p text:style-name="P259"><text:span text:style-name="T52">ALTER</text:span><text:span text:style-name="T23"> </text:span><text:span text:style-name="T52">TABLE</text:span><text:span text:style-name="T23"> DIS_CONT_LOG_PARAM MODIFY</text:span></text:p>
            <text:p text:style-name="P276">(</text:p>
            <text:p text:style-name="P259"><text:span text:style-name="T23"><text:s text:c="4"/>VALOR VARCHAR2(256 </text:span><text:span text:style-name="T52">CHAR</text:span><text:span text:style-name="T23">),</text:span></text:p>
            <text:p text:style-name="P259"><text:span text:style-name="T23"><text:s text:c="4"/>CREATEDBY_CODI VARCHAR2(64 </text:span><text:span text:style-name="T52">CHAR</text:span><text:span text:style-name="T23">),</text:span></text:p>
            <text:p text:style-name="P259"><text:span text:style-name="T23"><text:s text:c="4"/>LASTMODIFIEDBY_CODI VARCHAR2(64 </text:span><text:span text:style-name="T52">CHAR</text:span><text:span text:style-name="T23">)</text:span></text:p>
            <text:p text:style-name="P98">);</text:p>
            <text:p text:style-name="P282"/>
            <text:p text:style-name="P278"/>
          </table:table-cell>
        </table:table-row>
      </table:table>
      <text:p text:style-name="P58"/>
      <text:p text:style-name="P58"/>
      <text:p text:style-name="P28"><text:span text:style-name="T6">Propietats globals</text:span>: </text:p>
      <text:list xml:id="list3372674541" text:style-name="L42">
        <text:list-item>
          <text:p text:style-name="P442">En cas de voler utilitzar el plugin de filesystem d'Arxiu en comptes de l'Arxiu de la CAIB s'han de configurar les següents propietats.</text:p>
        </text:list-item>
      </text:list>
      <text:list xml:id="list1751121365" text:style-name="L43">
        <text:list-header>
          <text:p text:style-name="P356"/>
        </text:list-header>
      </text:list>
      <table:table table:name="Tabela2" table:style-name="Tabela2">
        <table:table-column table:style-name="Tabela2.A"/>
        <table:table-row table:style-name="Tabela2.1">
          <table:table-cell table:style-name="Tabela2.A1" office:value-type="string">
            <text:p text:style-name="P107"># ################### #</text:p>
            <text:p text:style-name="P264"># PROPERTIES AFEGIDES #</text:p>
            <text:p text:style-name="P264"># ################### #</text:p>
            <text:p text:style-name="P268"/>
            <text:p text:style-name="P259"><text:span text:style-name="T38">#230 </text:span><text:span text:style-name="T41">Adaptar</text:span><text:span text:style-name="T38"> el </text:span><text:span text:style-name="T41">plugin</text:span><text:span text:style-name="T38"> d'Arxiu per </text:span><text:span text:style-name="T41">poder</text:span><text:span text:style-name="T38"> </text:span><text:span text:style-name="T41">guardar</text:span><text:span text:style-name="T38"> </text:span><text:span text:style-name="T41">al</text:span><text:span text:style-name="T38"> </text:span><text:span text:style-name="T41">sistema</text:span><text:span text:style-name="T38"> </text:span><text:span text:style-name="T41">de</text:span><text:span text:style-name="T38"> </text:span><text:span text:style-name="T41">fitxers</text:span><text:span text:style-name="T38"> </text:span></text:p>
            <text:p text:style-name="P276"/>
            <text:p text:style-name="P261"><text:span text:style-name="T38">#</text:span><text:span text:style-name="T39"> Configuració del plugin de Distribució d'Arxiu per guardar documents al filesystem</text:span><text:span text:style-name="T40"> utilitzant la implementació del plugin del filesystem</text:span></text:p>
            <text:p text:style-name="P261"><text:span text:style-name="T24">es.caib.distribucio.plugin.arxiu.class=</text:span><text:span text:style-name="T30">es.caib.plugins.arxiu.caib.</text:span><text:span text:style-name="T31">ArxiuPluginFilesystem</text:span></text:p>
            <text:p text:style-name="P260"><text:span text:style-name="T23">es.caib.distribucio.plugin.arxiu.filesystem.base.path=</text:span><text:span text:style-name="T27">/opt/</text:span><text:span text:style-name="T33">distribucio</text:span><text:span text:style-name="T27">/</text:span><text:span text:style-name="T29">arxiu</text:span><text:span text:style-name="T33">filesystem</text:span></text:p>
            <text:p text:style-name="P191"><text:span text:style-name="T23">es.caib.distribucio.plugin.arxiu.filesystem.organ.codi.dir3=</text:span><text:span text:style-name="T27">A0</text:span><text:span text:style-name="T29">0000000</text:span></text:p>
          </table:table-cell>
        </table:table-row>
      </table:table>
      <text:list xml:id="list153915079872027" text:continue-numbering="true" text:style-name="L43">
        <text:list-header>
          <text:p text:style-name="P372"/>
        </text:list-header>
      </text:list>
      <text:p text:style-name="P196"/>
      <text:p text:style-name="P196"/>
      <text:list xml:id="list153916813758308" text:continue-list="list153915428180214" text:style-name="Outline">
        <text:list-item>
          <text:list>
            <text:list-header>
              <text:h text:style-name="P313" text:outline-level="2" text:is-list-header="true"><text:bookmark-start text:name="__RefHeading___Toc104146_3965979134"/><text:span text:style-name="T92">Versió 0.9.</text:span><text:span text:style-name="T70">31 </text:span><text:span text:style-name="T71">M</text:span><text:span text:style-name="T72">illora de regles</text:span><text:span text:style-name="T71"> i altres millores. </text:span><text:bookmark-end text:name="__RefHeading___Toc104146_3965979134"/></text:h>
            </text:list-header>
          </text:list>
        </text:list-item>
      </text:list>
      <text:p text:style-name="P154">Data: <text:span text:style-name="T107">25</text:span>/<text:span text:style-name="T124">11</text:span>/2020<text:span text:style-name="T114"> 15:00h</text:span></text:p>
      <text:p text:style-name="P154"/>
      <text:p text:style-name="P174">Resum: Millora de regles, actualitza<text:span text:style-name="T125">ció</text:span> ma<text:span text:style-name="T125">n</text:span>ual d'usuari, revisar anotacions al log<text:span text:style-name="T125">s</text:span>.<text:span text:style-name="T127"> Actualització de la referència al plugin Arxiu CAIB de la 2.0.5 a la 2.0.7.1.</text:span></text:p>
      <text:p text:style-name="P154"/>
      <text:p text:style-name="P219">Canvis i millores:</text:p>
      <text:list xml:id="list2132617694" text:style-name="L44">
        <text:list-item>
          <text:p text:style-name="P439"><text:a xlink:type="simple" xlink:href="https://github.com/GovernIB/distribucio/issues/159" text:style-name="Internet_20_link" text:visited-style-name="Visited_20_Internet_20_Link">#159</text:a>: Millora de regles. Regles enca<text:span text:style-name="T125">d</text:span>e<text:span text:style-name="T125">n</text:span>ades</text:p>
        </text:list-item>
        <text:list-item>
          <text:p text:style-name="P439"><text:a xlink:type="simple" xlink:href="https://github.com/GovernIB/distribucio/issues/236" text:style-name="Internet_20_link" text:visited-style-name="Visited_20_Internet_20_Link">#236</text:a>: Millora de regles. Nou tipus de regla "reenviar a UO"</text:p>
        </text:list-item>
        <text:list-item>
          <text:p text:style-name="P439"><text:soft-page-break/><text:a xlink:type="simple" xlink:href="https://github.com/GovernIB/distribucio/issues/237" text:style-name="Internet_20_link" text:visited-style-name="Visited_20_Internet_20_Link">#237</text:a>: Millora de regles. Modificar definició de la regla</text:p>
        </text:list-item>
        <text:list-item>
          <text:p text:style-name="P439"><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439"><text:a xlink:type="simple" xlink:href="https://github.com/GovernIB/distribucio/issues/235" text:style-name="Internet_20_link" text:visited-style-name="Visited_20_Internet_20_Link">#235</text:a>: Millora de regles. Manteniment de backoffices</text:p>
        </text:list-item>
        <text:list-item>
          <text:p text:style-name="P439"><text:a xlink:type="simple" xlink:href="https://github.com/GovernIB/distribucio/issues/193" text:style-name="Internet_20_link" text:visited-style-name="Visited_20_Internet_20_Link">#193</text:a>: Actualitzar manual d'usuari</text:p>
        </text:list-item>
        <text:list-item>
          <text:p text:style-name="P439"><text:a xlink:type="simple" xlink:href="https://github.com/GovernIB/distribucio/issues/231" text:style-name="Internet_20_link" text:visited-style-name="Visited_20_Internet_20_Link">#231</text:a>: Revisar anotacions al log</text:p>
        </text:list-item>
        <text:list-item>
          <text:p text:style-name="P439"><text:a xlink:type="simple" xlink:href="https://github.com/GovernIB/distribucio/issues/233" text:style-name="Internet_20_link" text:visited-style-name="Visited_20_Internet_20_Link">#233</text:a>: Informació de les metadades de signatura dels documents</text:p>
        </text:list-item>
      </text:list>
      <text:p text:style-name="P219">Errors:</text:p>
      <text:p text:style-name="P30"/>
      <text:list xml:id="list3003212148" text:style-name="L45">
        <text:list-item>
          <text:p text:style-name="P392"><text:a xlink:type="simple" xlink:href="https://github.com/GovernIB/distribucio/issues/250" text:style-name="Internet_20_link" text:visited-style-name="Visited_20_Internet_20_Link">#250</text:a>: Corregir la llargada del camp DIS_REGISTRE.UNITAT_ADM_DESC</text:p>
        </text:list-item>
      </text:list>
      <text:p text:style-name="P135"/>
      <text:p text:style-name="P59">Base de dades:<text:span text:style-name="T5"> </text:span></text:p>
      <text:list xml:id="list1467249820" text:style-name="L46">
        <text:list-item>
          <text:p text:style-name="P417">Script per afegir nous camps de regles i nova taula de backoffice per millorar funcionalitat de regles.<text:span text:style-name="T127"> </text:span><text:span text:style-name="T128">Atenció!:</text:span><text:span text:style-name="T130"> S'ha de posar un codi d'usuari que existeixi en la inserció de registres en la taula DIS_BACKOFFICE.</text:span></text:p>
        </text:list-item>
      </text:list>
      <text:list xml:id="list2644123969" text:style-name="L47">
        <text:list-item>
          <text:list>
            <text:list-item>
              <text:p text:style-name="P409"><text:a xlink:type="simple" xlink:href="https://github.com/GovernIB/distribucio/blob/dis-0.9/scripts/bbdd/1.0/oracle/updates/distribucio_update_0.9.31.sql" text:style-name="Internet_20_link" text:visited-style-name="Visited_20_Internet_20_Link"><text:span text:style-name="T119">distribucio_update_0.9.31.sql</text:span></text:a><text:span text:style-name="T119"> (Oracle)</text:span></text:p>
            </text:list-item>
          </text:list>
        </text:list-item>
      </text:list>
      <text:p text:style-name="P225"/>
      <table:table table:name="Table5" table:style-name="Table5">
        <table:table-column table:style-name="Table5.A"/>
        <table:table-row table:style-name="Table5.1">
          <table:table-cell table:style-name="Table5.A1" office:value-type="string">
            <text:p text:style-name="P99"/>
            <text:p text:style-name="P272">-- #235: Millora de regles. Manteniment de backoffices</text:p>
            <text:p text:style-name="P284">-- ! posar un codi d'usuari que existeixi </text:p>
            <text:p text:style-name="P269"/>
            <text:p text:style-name="P262"><text:span text:style-name="T52">CREATE</text:span><text:span text:style-name="T23"> </text:span><text:span text:style-name="T52">TABLE</text:span><text:span text:style-name="T23"> DIS_BACKOFFICE</text:span></text:p>
            <text:p text:style-name="P279">(</text:p>
            <text:p text:style-name="P262"><text:span text:style-name="T23"><text:s text:c="4"/>ID NUMBER(19) </text:span><text:span text:style-name="T52">NOT</text:span><text:span text:style-name="T23"> </text:span><text:span text:style-name="T89">NULL</text:span><text:span text:style-name="T23">,</text:span></text:p>
            <text:p text:style-name="P262"><text:span text:style-name="T23"><text:s text:c="4"/>TIPUS VARCHAR2(256 </text:span><text:span text:style-name="T52">CHAR</text:span><text:span text:style-name="T23">) </text:span><text:span text:style-name="T52">NOT</text:span><text:span text:style-name="T23"> </text:span><text:span text:style-name="T89">NULL</text:span><text:span text:style-name="T23">,</text:span></text:p>
            <text:p text:style-name="P262"><text:span text:style-name="T23"><text:s text:c="4"/>CODI VARCHAR2(20 </text:span><text:span text:style-name="T52">CHAR</text:span><text:span text:style-name="T23">) </text:span><text:span text:style-name="T52">NOT</text:span><text:span text:style-name="T23"> </text:span><text:span text:style-name="T89">NULL</text:span><text:span text:style-name="T23">,</text:span></text:p>
            <text:p text:style-name="P262"><text:span text:style-name="T23"><text:s text:c="4"/>NOM VARCHAR2(64 </text:span><text:span text:style-name="T52">CHAR</text:span><text:span text:style-name="T23">) </text:span><text:span text:style-name="T52">NOT</text:span><text:span text:style-name="T23"> </text:span><text:span text:style-name="T89">NULL</text:span><text:span text:style-name="T23">,</text:span></text:p>
            <text:p text:style-name="P262"><text:span text:style-name="T23"><text:s text:c="4"/>URL VARCHAR2(256 </text:span><text:span text:style-name="T52">CHAR</text:span><text:span text:style-name="T23">) </text:span><text:span text:style-name="T52">NOT</text:span><text:span text:style-name="T23"> </text:span><text:span text:style-name="T89">NULL</text:span><text:span text:style-name="T23">,</text:span></text:p>
            <text:p text:style-name="P262"><text:span text:style-name="T23"><text:s text:c="4"/>USUARI VARCHAR2(64 </text:span><text:span text:style-name="T52">CHAR</text:span><text:span text:style-name="T23">),</text:span></text:p>
            <text:p text:style-name="P262"><text:span text:style-name="T23"><text:s text:c="4"/>CONTRASENYA VARCHAR2(64 </text:span><text:span text:style-name="T52">CHAR</text:span><text:span text:style-name="T23">),</text:span></text:p>
            <text:p text:style-name="P279"><text:s text:c="4"/>INTENTS NUMBER(10,0),</text:p>
            <text:p text:style-name="P279"><text:s text:c="4"/>TEMPS_ENTRE_INTENTS NUMBER(10,0),</text:p>
            <text:p text:style-name="P262"><text:span text:style-name="T23"><text:s text:c="4"/>ENTITAT_ID NUMBER(19) </text:span><text:span text:style-name="T52">NOT</text:span><text:span text:style-name="T23"> </text:span><text:span text:style-name="T89">NULL</text:span><text:span text:style-name="T23">,</text:span></text:p>
            <text:p text:style-name="P262"><text:span text:style-name="T23"><text:s text:c="4"/>CREATEDBY_CODI VARCHAR2(64 </text:span><text:span text:style-name="T52">CHAR</text:span><text:span text:style-name="T23">),</text:span></text:p>
            <text:p text:style-name="P262"><text:span text:style-name="T23"><text:s text:c="4"/>CREATEDDATE </text:span><text:span text:style-name="T52">TIMESTAMP</text:span><text:span text:style-name="T23">(6),</text:span></text:p>
            <text:p text:style-name="P262"><text:span text:style-name="T23"><text:s text:c="4"/>LASTMODIFIEDBY_CODI VARCHAR2(64 </text:span><text:span text:style-name="T52">CHAR</text:span><text:span text:style-name="T23">),</text:span></text:p>
            <text:p text:style-name="P262"><text:span text:style-name="T23"><text:s text:c="4"/>LASTMODIFIEDDATE </text:span><text:span text:style-name="T52">TIMESTAMP</text:span><text:span text:style-name="T23">(6)</text:span></text:p>
            <text:p text:style-name="P279">);</text:p>
            <text:p text:style-name="P269"/>
            <text:p text:style-name="P262"><text:span text:style-name="T52">ALTER</text:span><text:span text:style-name="T23"> </text:span><text:span text:style-name="T52">TABLE</text:span><text:span text:style-name="T23"> DIS_BACKOFFICE </text:span><text:span text:style-name="T52">ADD</text:span><text:span text:style-name="T23"> </text:span><text:span text:style-name="T52">CONSTRAINT</text:span><text:span text:style-name="T23"> DIS_BACKOFFICE_PK </text:span><text:span text:style-name="T52">PRIMARY</text:span><text:span text:style-name="T23"> </text:span><text:span text:style-name="T52">KEY</text:span><text:span text:style-name="T23"> (ID);</text:span></text:p>
            <text:p text:style-name="P262"><text:span text:style-name="T52">ALTER</text:span><text:span text:style-name="T23"> </text:span><text:span text:style-name="T52">TABLE</text:span><text:span text:style-name="T23"> DIS_BACKOFFICE </text:span><text:span text:style-name="T52">ADD</text:span><text:span text:style-name="T23"> </text:span><text:span text:style-name="T52">CONSTRAINT</text:span><text:span text:style-name="T23"> DIS_ENTITAT_BACKOFFICE_FK </text:span><text:span text:style-name="T52">FOREIGN</text:span><text:span text:style-name="T23"> </text:span><text:span text:style-name="T52">KEY</text:span><text:span text:style-name="T23"> (ENTITAT_ID) </text:span><text:span text:style-name="T52">REFERENCES</text:span><text:span text:style-name="T23"> DIS_ENTITAT(ID);</text:span></text:p>
            <text:p text:style-name="P269"/>
            <text:p text:style-name="P262"><text:span text:style-name="T23">GRANT </text:span><text:span text:style-name="T52">SELECT</text:span><text:span text:style-name="T23">, </text:span><text:span text:style-name="T52">UPDATE</text:span><text:span text:style-name="T23">, </text:span><text:span text:style-name="T52">INSERT</text:span><text:span text:style-name="T23">, </text:span><text:span text:style-name="T52">DELETE</text:span><text:span text:style-name="T23"> </text:span><text:span text:style-name="T52">ON</text:span><text:span text:style-name="T23"> DIS_BACKOFFICE TO WWW_DISTRIBUCIO;</text:span></text:p>
            <text:p text:style-name="P269"/>
            <text:p text:style-name="P272">-- 1 Afegeix els nous backoffices a la taula de backoffices</text:p>
            <text:p text:style-name="P262"><text:span text:style-name="T131">INSERT</text:span><text:span text:style-name="T23"> </text:span><text:span text:style-name="T131">INTO</text:span><text:span text:style-name="T23"> DIS_BACKOFFICE</text:span></text:p>
            <text:p text:style-name="P279">(</text:p>
            <text:p text:style-name="P279"><text:s text:c="4"/>ID,</text:p>
            <text:p text:style-name="P279"><text:s text:c="4"/>TIPUS,</text:p>
            <text:p text:style-name="P279"><text:s text:c="4"/>CODI,</text:p>
            <text:p text:style-name="P279"><text:s text:c="4"/>NOM,</text:p>
            <text:p text:style-name="P279"><text:s text:c="4"/>URL,</text:p>
            <text:p text:style-name="P279"><text:s text:c="4"/>USUARI,</text:p>
            <text:p text:style-name="P279"><text:s text:c="4"/>CONTRASENYA,</text:p>
            <text:p text:style-name="P279"><text:soft-page-break/><text:s text:c="4"/>INTENTS,</text:p>
            <text:p text:style-name="P279"><text:s text:c="4"/>TEMPS_ENTRE_INTENTS,</text:p>
            <text:p text:style-name="P279"><text:s text:c="4"/>ENTITAT_ID,</text:p>
            <text:p text:style-name="P279"><text:s text:c="4"/>CREATEDBY_CODI,</text:p>
            <text:p text:style-name="P279"><text:s text:c="4"/>CREATEDDATE</text:p>
            <text:p text:style-name="P279">)</text:p>
            <text:p text:style-name="P279">(</text:p>
            <text:p text:style-name="P262"><text:span text:style-name="T23"><text:tab/></text:span><text:span text:style-name="T131">SELECT</text:span></text:p>
            <text:p text:style-name="P279"><text:tab/><text:tab/>DIS_HIBERNATE_SEQ.nextval,</text:p>
            <text:p text:style-name="P279"><text:tab/> <text:s text:c="3"/>TIPUS,</text:p>
            <text:p text:style-name="P279"><text:tab/> <text:s text:c="3"/>CODI,</text:p>
            <text:p text:style-name="P279"><text:tab/> <text:s text:c="3"/>CODI,</text:p>
            <text:p text:style-name="P279"><text:tab/> <text:s text:c="3"/>URL,</text:p>
            <text:p text:style-name="P279"><text:tab/> <text:s text:c="3"/>USUARI,</text:p>
            <text:p text:style-name="P279"><text:tab/> <text:s text:c="3"/>CONTRASENYA,</text:p>
            <text:p text:style-name="P279"><text:tab/> <text:s text:c="3"/>INTENTS,</text:p>
            <text:p text:style-name="P279"><text:tab/> <text:s text:c="3"/>TEMPS_ENTRE_INTENTS,</text:p>
            <text:p text:style-name="P279"><text:tab/> <text:s text:c="3"/>ENTITAT_ID,</text:p>
            <text:p text:style-name="P262"><text:span text:style-name="T23"><text:tab/> <text:s text:c="3"/></text:span><text:span text:style-name="T133">'u81599'</text:span><text:span text:style-name="T23">, </text:span><text:span text:style-name="T134">-- CREATEDBY_CODI: ! posar un codi d'usuari que existeixi</text:span></text:p>
            <text:p text:style-name="P262"><text:span text:style-name="T23"><text:tab/> <text:s text:c="3"/></text:span><text:span text:style-name="T131">SYSDATE</text:span></text:p>
            <text:p text:style-name="P262"><text:span text:style-name="T23"><text:tab/></text:span><text:span text:style-name="T131">FROM</text:span><text:span text:style-name="T23"> (</text:span></text:p>
            <text:p text:style-name="P262"><text:span text:style-name="T23"><text:tab/><text:tab/></text:span><text:span text:style-name="T131">SELECT</text:span><text:span text:style-name="T23"> </text:span><text:span text:style-name="T131">DISTINCT</text:span></text:p>
            <text:p text:style-name="P262"><text:span text:style-name="T23"><text:tab/><text:tab/> <text:s text:c="3"/></text:span><text:span text:style-name="T135">NVL</text:span><text:span text:style-name="T23">(r.TIPUS_BACKOFFICE, </text:span><text:span text:style-name="T133">'DISTRIBUCIO'</text:span><text:span text:style-name="T23">) TIPUS ,</text:span></text:p>
            <text:p text:style-name="P262"><text:span text:style-name="T23"><text:tab/><text:tab/> <text:s text:c="3"/></text:span><text:span text:style-name="T135">NVL</text:span><text:span text:style-name="T23">(r.BACKOFFICE_CODI, </text:span><text:span text:style-name="T133">'Backoffice_'</text:span><text:span text:style-name="T23">||rownum) CODI,</text:span></text:p>
            <text:p text:style-name="P262"><text:span text:style-name="T23"><text:tab/><text:tab/> <text:s text:c="3"/></text:span><text:span text:style-name="T135">NVL</text:span><text:span text:style-name="T23">(URL, </text:span><text:span text:style-name="T133">'http://camp.obligatori'</text:span><text:span text:style-name="T23">) URL,</text:span></text:p>
            <text:p text:style-name="P279"><text:tab/><text:tab/> <text:s text:c="3"/>USUARI,</text:p>
            <text:p text:style-name="P279"><text:tab/><text:tab/> <text:s text:c="3"/>CONTRASENYA,</text:p>
            <text:p text:style-name="P279"><text:tab/><text:tab/> <text:s text:c="3"/>INTENTS,</text:p>
            <text:p text:style-name="P279"><text:tab/><text:tab/> <text:s text:c="3"/>TEMPS_ENTRE_INTENTS,</text:p>
            <text:p text:style-name="P279"><text:tab/><text:tab/> <text:s text:c="3"/>ENTITAT_ID</text:p>
            <text:p text:style-name="P262"><text:span text:style-name="T23"><text:tab/><text:tab/></text:span><text:span text:style-name="T131">FROM</text:span><text:span text:style-name="T23"> DIS_REGLA r</text:span></text:p>
            <text:p text:style-name="P262"><text:span text:style-name="T23"><text:tab/><text:tab/></text:span><text:span text:style-name="T131">WHERE</text:span><text:span text:style-name="T23"> r.TIPUS = </text:span><text:span text:style-name="T133">'BACKOFFICE'</text:span></text:p>
            <text:p text:style-name="P279"><text:tab/>)</text:p>
            <text:p text:style-name="P262"><text:span text:style-name="T23">)</text:span><text:span text:style-name="T137">;</text:span></text:p>
            <text:p text:style-name="P269"/>
            <text:p text:style-name="P284">-- 2 Actualitza la referència de les regles tipus bakcoffice amb el registre que li toqui</text:p>
            <text:p text:style-name="P262"><text:span text:style-name="T131">UPDATE</text:span><text:span text:style-name="T23"> DIS_REGLA r </text:span><text:span text:style-name="T131">SET</text:span><text:span text:style-name="T23"> BACKOFFICE_DESTI_ID = </text:span></text:p>
            <text:p text:style-name="P279">( </text:p>
            <text:p text:style-name="P262"><text:span text:style-name="T23"><text:tab/></text:span><text:span text:style-name="T131">SELECT</text:span><text:span text:style-name="T23"> ID </text:span></text:p>
            <text:p text:style-name="P262"><text:span text:style-name="T23"><text:tab/></text:span><text:span text:style-name="T131">FROM</text:span><text:span text:style-name="T23"> DIS_BACKOFFICE b</text:span></text:p>
            <text:p text:style-name="P262"><text:span text:style-name="T23"><text:tab/></text:span><text:span text:style-name="T131">WHERE</text:span><text:span text:style-name="T23"> ROWNUM = </text:span><text:span text:style-name="T101">1</text:span></text:p>
            <text:p text:style-name="P262"><text:span text:style-name="T23"><text:tab/> <text:tab/></text:span><text:span text:style-name="T131">AND</text:span><text:span text:style-name="T23"> r.TIPUS_BACKOFFICE = b.TIPUS </text:span></text:p>
            <text:p text:style-name="P262"><text:span text:style-name="T23"><text:tab/> <text:tab/></text:span><text:span text:style-name="T131">AND</text:span><text:span text:style-name="T23"> (r.BACKOFFICE_CODI = b.CODI)</text:span></text:p>
            <text:p text:style-name="P262"><text:span text:style-name="T23"><text:tab/> <text:tab/></text:span><text:span text:style-name="T131">AND</text:span><text:span text:style-name="T23"> r.URL = b.URL </text:span></text:p>
            <text:p text:style-name="P262"><text:span text:style-name="T23"><text:tab/> <text:tab/></text:span><text:span text:style-name="T131">AND</text:span><text:span text:style-name="T23"> r.ENTITAT_ID = b.ENTITAT_ID</text:span></text:p>
            <text:p text:style-name="P262"><text:span text:style-name="T23"><text:tab/> <text:tab/></text:span><text:span text:style-name="T131">AND</text:span><text:span text:style-name="T23"> ((r.USUARI = b.USUARI ) </text:span><text:span text:style-name="T131">OR</text:span><text:span text:style-name="T23"> (r.USUARI </text:span><text:span text:style-name="T131">IS</text:span><text:span text:style-name="T23"> </text:span><text:span text:style-name="T131">NULL</text:span><text:span text:style-name="T23"> </text:span><text:span text:style-name="T131">AND</text:span><text:span text:style-name="T23"> b.USUARI </text:span><text:span text:style-name="T131">IS</text:span><text:span text:style-name="T23"> </text:span><text:span text:style-name="T131">NULL</text:span><text:span text:style-name="T23">))</text:span></text:p>
            <text:p text:style-name="P262"><text:span text:style-name="T23"><text:tab/> <text:tab/></text:span><text:span text:style-name="T131">AND</text:span><text:span text:style-name="T23"> ((r.CONTRASENYA = b.CONTRASENYA <text:s/>) </text:span><text:span text:style-name="T131">OR</text:span><text:span text:style-name="T23"> (r.CONTRASENYA </text:span><text:span text:style-name="T131">IS</text:span><text:span text:style-name="T23"> </text:span><text:span text:style-name="T131">NULL</text:span><text:span text:style-name="T23"> </text:span><text:span text:style-name="T131">AND</text:span><text:span text:style-name="T23"> b.CONTRASENYA </text:span><text:span text:style-name="T131">IS</text:span><text:span text:style-name="T23"> </text:span><text:span text:style-name="T131">NULL</text:span><text:span text:style-name="T23">))</text:span></text:p>
            <text:p text:style-name="P262"><text:span text:style-name="T23"><text:tab/> <text:tab/></text:span><text:span text:style-name="T131">AND</text:span><text:span text:style-name="T23"> ((r.INTENTS = b.INTENTS <text:s/>) </text:span><text:span text:style-name="T131">OR</text:span><text:span text:style-name="T23"> (r.INTENTS </text:span><text:span text:style-name="T131">IS</text:span><text:span text:style-name="T23"> </text:span><text:span text:style-name="T131">NULL</text:span><text:span text:style-name="T23"> </text:span><text:span text:style-name="T131">AND</text:span><text:span text:style-name="T23"> b.INTENTS </text:span><text:span text:style-name="T131">IS</text:span><text:span text:style-name="T23"> </text:span><text:span text:style-name="T131">NULL</text:span><text:span text:style-name="T23">))</text:span></text:p>
            <text:p text:style-name="P262"><text:span text:style-name="T23"><text:tab/> <text:tab/></text:span><text:span text:style-name="T131">AND</text:span><text:span text:style-name="T23"> ((r.TEMPS_ENTRE_INTENTS = b.TEMPS_ENTRE_INTENTS <text:s/>) </text:span><text:span text:style-name="T131">OR</text:span><text:span text:style-name="T23"> (r.TEMPS_ENTRE_INTENTS </text:span><text:span text:style-name="T131">IS</text:span><text:span text:style-name="T23"> </text:span><text:span text:style-name="T131">NULL</text:span><text:span text:style-name="T23"> </text:span><text:span text:style-name="T131">AND</text:span><text:span text:style-name="T23"> b.TEMPS_ENTRE_INTENTS </text:span><text:span text:style-name="T131">IS</text:span><text:span text:style-name="T23"> </text:span><text:span text:style-name="T131">NULL</text:span><text:span text:style-name="T23">))</text:span></text:p>
            <text:p text:style-name="P279">)</text:p>
            <text:p text:style-name="P279"><text:span text:style-name="T132">WHERE</text:span> R.BACKOFFICE_CODI <text:span text:style-name="T132">IS</text:span> <text:span text:style-name="T132">NOT</text:span> <text:span text:style-name="T132">NULL</text:span><text:span text:style-name="T136">;</text:span></text:p>
            <text:p text:style-name="P269"/>
            <text:p text:style-name="P272">-- #237: Millora de regles. Modificar definició de la regla</text:p>
            <text:p text:style-name="P269"/>
            <text:p text:style-name="P262"><text:soft-page-break/><text:span text:style-name="T52">ALTER</text:span><text:span text:style-name="T23"> </text:span><text:span text:style-name="T52">TABLE</text:span><text:span text:style-name="T23"> DIS_REGLA</text:span></text:p>
            <text:p text:style-name="P262"><text:span text:style-name="T52">ADD</text:span><text:span text:style-name="T23"> (</text:span></text:p>
            <text:p text:style-name="P279"><text:s text:c="4"/>BUSTIA_FILTRE_ID NUMBER(19),</text:p>
            <text:p text:style-name="P279"><text:s text:c="4"/>BACKOFFICE_DESTI_ID NUMBER(19)</text:p>
            <text:p text:style-name="P279">);</text:p>
            <text:p text:style-name="P269"/>
            <text:p text:style-name="P262"><text:span text:style-name="T52">ALTER</text:span><text:span text:style-name="T23"> </text:span><text:span text:style-name="T52">TABLE</text:span><text:span text:style-name="T23"> DIS_REGLA </text:span><text:span text:style-name="T52">ADD</text:span><text:span text:style-name="T23"> </text:span><text:span text:style-name="T52">CONSTRAINT</text:span><text:span text:style-name="T23"> DIS_BUSTIA_FILTRE_REGLA_FK </text:span><text:span text:style-name="T52">FOREIGN</text:span><text:span text:style-name="T23"> </text:span><text:span text:style-name="T52">KEY</text:span><text:span text:style-name="T23"> (BUSTIA_FILTRE_ID) </text:span><text:span text:style-name="T52">REFERENCES</text:span><text:span text:style-name="T23"> DIS_BUSTIA(ID);</text:span></text:p>
            <text:p text:style-name="P262"><text:span text:style-name="T52">ALTER</text:span><text:span text:style-name="T23"> </text:span><text:span text:style-name="T52">TABLE</text:span><text:span text:style-name="T23"> DIS_REGLA </text:span><text:span text:style-name="T52">ADD</text:span><text:span text:style-name="T23"> </text:span><text:span text:style-name="T52">CONSTRAINT</text:span><text:span text:style-name="T23"> DIS_BACKOFFICE_DESTI_REGLA_FK </text:span><text:span text:style-name="T52">FOREIGN</text:span><text:span text:style-name="T23"> </text:span><text:span text:style-name="T52">KEY</text:span><text:span text:style-name="T23"> (BACKOFFICE_DESTI_ID) </text:span><text:span text:style-name="T52">REFERENCES</text:span><text:span text:style-name="T23"> DIS_BACKOFFICE(ID);</text:span></text:p>
            <text:p text:style-name="P269"/>
            <text:p text:style-name="P269"/>
            <text:p text:style-name="P269"/>
            <text:p text:style-name="P272">-- #250: Ampliació de la columna DIS_REGISTRE.UNITAT_ADM_DESC per igualar-la a DIS_UNITAT_ORGANITZATIVA.DENOMINACIO</text:p>
            <text:p text:style-name="P269"/>
            <text:p text:style-name="P262"><text:span text:style-name="T52">ALTER</text:span><text:span text:style-name="T23"> </text:span><text:span text:style-name="T52">TABLE</text:span><text:span text:style-name="T23"> DIS_REGISTRE MODIFY UNITAT_ADM_DESC VARCHAR2(300 </text:span><text:span text:style-name="T52">CHAR</text:span><text:span text:style-name="T23">);</text:span></text:p>
            <text:p text:style-name="P269"/>
            <text:p text:style-name="P269"/>
            <text:p text:style-name="P272">-- #236: Millora de regles. Nou tipus de regla "reenviar a UO"</text:p>
            <text:p text:style-name="P269"/>
            <text:p text:style-name="P262"><text:span text:style-name="T52">ALTER</text:span><text:span text:style-name="T23"> </text:span><text:span text:style-name="T52">TABLE</text:span><text:span text:style-name="T23"> DIS_REGLA</text:span></text:p>
            <text:p text:style-name="P262"><text:span text:style-name="T52">ADD</text:span><text:span text:style-name="T23"> (</text:span></text:p>
            <text:p text:style-name="P279"><text:s text:c="4"/>UNITAT_DESTI_ID NUMBER(19)</text:p>
            <text:p text:style-name="P279">);</text:p>
            <text:p text:style-name="P269"/>
            <text:p text:style-name="P262"><text:span text:style-name="T52">ALTER</text:span><text:span text:style-name="T23"> </text:span><text:span text:style-name="T52">TABLE</text:span><text:span text:style-name="T23"> DIS_REGLA </text:span><text:span text:style-name="T52">ADD</text:span><text:span text:style-name="T23"> </text:span><text:span text:style-name="T52">CONSTRAINT</text:span><text:span text:style-name="T23"> DIS_UNITAT_DESTI_REGLA_FK </text:span><text:span text:style-name="T52">FOREIGN</text:span><text:span text:style-name="T23"> </text:span><text:span text:style-name="T52">KEY</text:span><text:span text:style-name="T23"> (UNITAT_DESTI_ID) </text:span><text:span text:style-name="T52">REFERENCES</text:span><text:span text:style-name="T23"> DIS_UNITAT_ORGANITZATIVA(ID);</text:span></text:p>
            <text:p text:style-name="P99"/>
            <text:p text:style-name="P279"/>
          </table:table-cell>
        </table:table-row>
      </table:table>
      <text:p text:style-name="P59"/>
      <text:p text:style-name="P30"><text:span text:style-name="T6">Propietats globals</text:span>: </text:p>
      <text:list xml:id="list362640648" text:style-name="L48">
        <text:list-item>
          <text:p text:style-name="P396">Sense canvis</text:p>
        </text:list-item>
      </text:list>
      <text:p text:style-name="P198"/>
      <text:list xml:id="list153915322770713" text:continue-list="list153916813758308" text:style-name="Outline">
        <text:list-item>
          <text:list>
            <text:list-header>
              <text:h text:style-name="P314" text:outline-level="2" text:is-list-header="true"><text:bookmark-start text:name="__RefHeading___Toc387429_3965979134"/><text:span text:style-name="T92">Versió 0.9.</text:span><text:span text:style-name="T70">3</text:span><text:span text:style-name="T73">2</text:span><text:span text:style-name="T70"> </text:span><text:span text:style-name="T74">Millores visuals</text:span><text:span text:style-name="T71">. </text:span><text:bookmark-end text:name="__RefHeading___Toc387429_3965979134"/></text:h>
            </text:list-header>
          </text:list>
        </text:list-item>
      </text:list>
      <text:p text:style-name="P153">Data: 2020.12.0<text:span text:style-name="T139">3</text:span> 15:00h</text:p>
      <text:p text:style-name="P153"/>
      <text:p text:style-name="P173">Resum: <text:span text:style-name="T126">M</text:span>illores visuals<text:span text:style-name="T138"> i botons d'accions i navegació en el detall de les anotacions.</text:span></text:p>
      <text:p text:style-name="P153"/>
      <text:p text:style-name="P218">Canvis i millores:</text:p>
      <text:list xml:id="list153916672307546" text:continue-list="list153915989051231" text:style-name="L36">
        <text:list-item>
          <text:p text:style-name="P436"><text:a xlink:type="simple" xlink:href="https://github.com/GovernIB/distribucio/issues/242" text:style-name="Internet_20_link" text:visited-style-name="Visited_20_Internet_20_Link">#242</text:a>: Nova pestanya de resum als detalls d'una anotació</text:p>
        </text:list-item>
        <text:list-item>
          <text:p text:style-name="P436"><text:a xlink:type="simple" xlink:href="https://github.com/GovernIB/distribucio/issues/240" text:style-name="Internet_20_link" text:visited-style-name="Visited_20_Internet_20_Link">#240</text:a>: Navegació entre registres</text:p>
        </text:list-item>
        <text:list-item>
          <text:p text:style-name="P436"><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436"><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436"><text:a xlink:type="simple" xlink:href="https://github.com/GovernIB/distribucio/issues/239" text:style-name="Internet_20_link" text:visited-style-name="Visited_20_Internet_20_Link">#239</text:a>: Afegir accions en els detalls</text:p>
        </text:list-item>
        <text:list-item>
          <text:p text:style-name="P436"><text:a xlink:type="simple" xlink:href="https://github.com/GovernIB/distribucio/issues/247" text:style-name="Internet_20_link" text:visited-style-name="Visited_20_Internet_20_Link">#247</text:a>: Opció per descarregar tots els documents d'una anotació</text:p>
        </text:list-item>
        <text:list-item>
          <text:p text:style-name="P436"><text:a xlink:type="simple" xlink:href="https://github.com/GovernIB/distribucio/issues/244" text:style-name="Internet_20_link" text:visited-style-name="Visited_20_Internet_20_Link">#244</text:a>: Poder filtrar dins del desplegable de bústies i que surtin ordenades</text:p>
          <text:p text:style-name="P436"/>
        </text:list-item>
      </text:list>
      <text:p text:style-name="P218">Errors:</text:p>
      <text:list xml:id="list3332937475" text:style-name="L49">
        <text:list-item>
          <text:p text:style-name="P398"><text:a xlink:type="simple" xlink:href="https://github.com/GovernIB/distribucio/issues/238" text:style-name="Internet_20_link" text:visited-style-name="Visited_20_Internet_20_Link">#238</text:a>: Error obrint l'enllaç de comunicació de nova anotació</text:p>
        </text:list-item>
        <text:list-item>
          <text:p text:style-name="P398"><text:soft-page-break/><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399"><text:a xlink:type="simple" xlink:href="https://github.com/GovernIB/distribucio/issues/257" text:style-name="Internet_20_link" text:visited-style-name="Visited_20_Internet_20_Link">#257</text:a><text:span text:style-name="T139"> </text:span>Error sincronitzant canvi de noms d'unitats orgániques amb el DIR3 </text:p>
        </text:list-item>
      </text:list>
      <text:p text:style-name="P199"/>
      <text:p text:style-name="P203">Base de dades:<text:span text:style-name="T5"> </text:span></text:p>
      <text:list xml:id="list3418719615" text:style-name="L50">
        <text:list-item>
          <text:p text:style-name="P397">Sense canvis</text:p>
        </text:list-item>
      </text:list>
      <text:p text:style-name="P197"/>
      <text:p text:style-name="P29"><text:span text:style-name="T6">Propietats globals</text:span>: </text:p>
      <text:list xml:id="list153916438134082" text:continue-numbering="true" text:style-name="L50">
        <text:list-item>
          <text:p text:style-name="P397">Sense canvis</text:p>
        </text:list-item>
      </text:list>
      <text:list xml:id="list153915021738414" text:continue-list="list153915322770713" text:style-name="Outline">
        <text:list-item>
          <text:list>
            <text:list-header>
              <text:h text:style-name="P315" text:outline-level="2" text:is-list-header="true"><text:bookmark-start text:name="__RefHeading___Toc210152_2228722299"/><text:span text:style-name="T92">Versió 0.9.</text:span><text:span text:style-name="T75">32</text:span><text:span text:style-name="T67">.</text:span><text:span text:style-name="T75">1</text:span><text:span text:style-name="T63"> </text:span><text:span text:style-name="T64">C</text:span><text:span text:style-name="T67">orrecció e</text:span><text:span text:style-name="T68">rror d</text:span><text:span text:style-name="T75">escarrega</text:span><text:bookmark-end text:name="__RefHeading___Toc210152_2228722299"/></text:h>
            </text:list-header>
          </text:list>
        </text:list-item>
      </text:list>
      <text:p text:style-name="P155">Data: <text:span text:style-name="T140">13</text:span>/0<text:span text:style-name="T140">1</text:span>/202<text:span text:style-name="T140">1</text:span></text:p>
      <text:p text:style-name="P31"/>
      <text:list xml:id="list153916760548693" text:continue-list="list153916531922710" text:style-name="L22">
        <text:list-item>
          <text:p text:style-name="P390"><text:a xlink:type="simple" xlink:href="https://github.com/GovernIB/distribucio/issues/261" text:style-name="Internet_20_link" text:visited-style-name="Visited_20_Internet_20_Link"><text:span text:style-name="T140">#</text:span></text:a><text:a xlink:type="simple" xlink:href="https://github.com/GovernIB/distribucio/issues/261" text:style-name="Internet_20_link" text:visited-style-name="Visited_20_Internet_20_Link">261</text:a><text:span text:style-name="T113"> Problema amb la descàrrega dels fitxers de les anotacions de registre</text:span></text:p>
        </text:list-item>
      </text:list>
      <text:p text:style-name="P136"/>
      <text:p text:style-name="P60">Base de dades:<text:span text:style-name="T5"> </text:span></text:p>
      <text:list xml:id="list4228393729" text:style-name="L51">
        <text:list-item>
          <text:p text:style-name="P418">S<text:span text:style-name="T112">ense canvis</text:span></text:p>
        </text:list-item>
      </text:list>
      <text:p text:style-name="P60"/>
      <text:p text:style-name="P31"><text:span text:style-name="T6">Propietats globals</text:span>: </text:p>
      <text:list xml:id="list2765902353" text:style-name="L52">
        <text:list-item>
          <text:p text:style-name="P401">Sense canvis</text:p>
        </text:list-item>
      </text:list>
      <text:p text:style-name="P204"/>
      <text:list xml:id="list153915738987600" text:continue-list="list153915021738414" text:style-name="Outline">
        <text:list-item>
          <text:list>
            <text:list-header>
              <text:h text:style-name="P316" text:outline-level="2" text:is-list-header="true"><text:bookmark-start text:name="__RefHeading___Toc210154_2228722299"/><text:span text:style-name="T92">Versió 0.9.</text:span><text:span text:style-name="T75">3</text:span><text:span text:style-name="T76">3</text:span><text:span text:style-name="T63"> </text:span><text:span text:style-name="T77">No tancar modal, API firma simple i corre</text:span><text:span text:style-name="T79">c</text:span><text:span text:style-name="T77">ció errors d</text:span><text:span text:style-name="T78">escarregant annexos</text:span><text:bookmark-end text:name="__RefHeading___Toc210154_2228722299"/></text:h>
            </text:list-header>
          </text:list>
        </text:list-item>
      </text:list>
      <text:p text:style-name="P156">Data: <text:span text:style-name="T141">11</text:span>/0<text:span text:style-name="T140">2</text:span>/202<text:span text:style-name="T140">1 13:00h</text:span></text:p>
      <text:p text:style-name="P156"/>
      <text:p text:style-name="P157"><text:span text:style-name="T142">Resum: No tancar la modal després de realitzar accions. Canvi API firma. Permetre reenviar i marcar coma processades massivament. Altres millores i </text:span>correcció d'errors descarregant annexos i altres errors menors. <text:span text:style-name="T142">.</text:span></text:p>
      <text:p text:style-name="P156"/>
      <text:p text:style-name="P220">Canvis i millores:</text:p>
      <text:list xml:id="list153915959894416" text:continue-list="list153916672307546" text:style-name="L36">
        <text:list-item>
          <text:p text:style-name="P437"><text:a xlink:type="simple" xlink:href="https://github.com/GovernIB/distribucio/issues/264" text:style-name="Internet_20_link" text:visited-style-name="Visited_20_Internet_20_Link">#264</text:a> No sortir de la navegació quan es reenvia una anotació</text:p>
        </text:list-item>
        <text:list-item>
          <text:p text:style-name="P437"><text:a xlink:type="simple" xlink:href="https://github.com/GovernIB/distribucio/issues/241" text:style-name="Internet_20_link" text:visited-style-name="Visited_20_Internet_20_Link">#241</text:a> Posar un visor de documents per als annexos</text:p>
        </text:list-item>
        <text:list-item>
          <text:p text:style-name="P437"><text:a xlink:type="simple" xlink:href="https://github.com/GovernIB/distribucio/issues/243" text:style-name="Internet_20_link" text:visited-style-name="Visited_20_Internet_20_Link">#243</text:a> Canviar l'API de firma amb passarel·la per l'API de firma simple</text:p>
        </text:list-item>
        <text:list-item>
          <text:p text:style-name="P437"><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437"><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437"><text:a xlink:type="simple" xlink:href="https://github.com/GovernIB/distribucio/issues/266" text:style-name="Internet_20_link" text:visited-style-name="Visited_20_Internet_20_Link">#266</text:a> Afegir el remitent al contingut del correu</text:p>
        </text:list-item>
        <text:list-item>
          <text:p text:style-name="P437"><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437"><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437"><text:a xlink:type="simple" xlink:href="https://github.com/GovernIB/distribucio/issues/259" text:style-name="Internet_20_link" text:visited-style-name="Visited_20_Internet_20_Link">#259</text:a> Afegir accions de les anotacions als administradors</text:p>
        </text:list-item>
        <text:list-item>
          <text:p text:style-name="P437"><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438"><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437"/>
        </text:list-item>
      </text:list>
      <text:p text:style-name="P220"><text:soft-page-break/>Errors:</text:p>
      <text:list xml:id="list1809642295" text:style-name="L53">
        <text:list-item>
          <text:p text:style-name="P400"><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400"><text:a xlink:type="simple" xlink:href="https://github.com/GovernIB/distribucio/issues/260" text:style-name="Internet_20_link" text:visited-style-name="Visited_20_Internet_20_Link">#260</text:a> No es descarrega el justificant en el fitxer comprimit de documents</text:p>
        </text:list-item>
        <text:list-item>
          <text:p text:style-name="P443"><text:a xlink:type="simple" xlink:href="https://github.com/GovernIB/distribucio/issues/269" text:style-name="Internet_20_link" text:visited-style-name="Visited_20_Internet_20_Link">#269</text:a><text:span text:style-name="T26"> Estat estrany al reenviar/processar una anotació des de la URL del correu</text:span></text:p>
        </text:list-item>
        <text:list-item>
          <text:p text:style-name="P444"><text:a xlink:type="simple" xlink:href="https://github.com/GovernIB/distribucio/issues/232" text:style-name="Internet_20_link" text:visited-style-name="Visited_20_Internet_20_Link">#232</text:a>: Error descarregant annex pendent de guardar-se a l'Arxiu</text:p>
        </text:list-item>
        <text:list-item>
          <text:p text:style-name="P444"><text:a xlink:type="simple" xlink:href="https://github.com/GovernIB/distribucio/issues/273" text:style-name="Internet_20_link" text:visited-style-name="Visited_20_Internet_20_Link">#273</text:a><text:span text:style-name="T26">: Revisar la descàrrega d'annexos amb firma detached guardats o no a l'Arxiu</text:span></text:p>
        </text:list-item>
      </text:list>
      <text:p text:style-name="P200"/>
      <text:p text:style-name="P61">Base de dades:<text:span text:style-name="T5"> </text:span></text:p>
      <text:list xml:id="list3207019699" text:style-name="L54">
        <text:list-item>
          <text:p text:style-name="P419">S<text:span text:style-name="T112">ense canvis</text:span></text:p>
        </text:list-item>
      </text:list>
      <text:p text:style-name="P61"/>
      <text:p text:style-name="P32"><text:span text:style-name="T6">Propietats globals</text:span>: </text:p>
      <text:list xml:id="list1684612726" text:style-name="L55">
        <text:list-item>
          <text:p text:style-name="P449">Per tal d'emprar l'API de firma simple s'ha de canviar la configuració del plugin de signatura i afegir propietats d'autenticació.</text:p>
        </text:list-item>
        <text:list-item>
          <text:p text:style-name="P449">Per poder filtrar l'arbre d'unitats al reenviament s'ha afegit una propietat opcional.</text:p>
        </text:list-item>
      </text:list>
      <text:list xml:id="list153915463382872" text:continue-list="list3372674541" text:style-name="L42">
        <text:list-header>
          <text:p text:style-name="P357"/>
        </text:list-header>
      </text:list>
      <table:table table:name="Tabela3" table:style-name="Tabela3">
        <table:table-column table:style-name="Tabela3.A"/>
        <table:table-row table:style-name="Tabela3.1">
          <table:table-cell table:style-name="Tabela3.A1" office:value-type="string">
            <text:p text:style-name="P266"># ###################### #</text:p>
            <text:p text:style-name="P264"># PROPERTIES MODIFICADES #</text:p>
            <text:p text:style-name="P264"># ###################### #</text:p>
            <text:p text:style-name="P268"/>
            <text:p text:style-name="P259"><text:span text:style-name="T38"># 243: </text:span><text:span text:style-name="T41">Canviar</text:span><text:span text:style-name="T38"> l'API </text:span><text:span text:style-name="T41">de</text:span><text:span text:style-name="T38"> </text:span><text:span text:style-name="T41">firma</text:span><text:span text:style-name="T38"> </text:span><text:span text:style-name="T41">amb</text:span><text:span text:style-name="T38"> passarel·la per l'API </text:span><text:span text:style-name="T41">de</text:span><text:span text:style-name="T38"> </text:span><text:span text:style-name="T41">firma</text:span><text:span text:style-name="T38"> simple </text:span></text:p>
            <text:p text:style-name="P259"><text:span text:style-name="T23">es.caib.distribucio.plugin.signatura.class=</text:span><text:span text:style-name="T27">es.caib.distribucio.plugin.caib.signatura.FirmaSimplePluginPortafib</text:span></text:p>
            <text:p text:style-name="P268"/>
            <text:p text:style-name="P268"/>
            <text:p text:style-name="P264"># ################### #</text:p>
            <text:p text:style-name="P264"># PROPERTIES AFEGIDES #</text:p>
            <text:p text:style-name="P264"># ################### #</text:p>
            <text:p text:style-name="P268"/>
            <text:p text:style-name="P259"><text:span text:style-name="T38"># 243: </text:span><text:span text:style-name="T41">Canviar</text:span><text:span text:style-name="T38"> l'API </text:span><text:span text:style-name="T41">de</text:span><text:span text:style-name="T38"> </text:span><text:span text:style-name="T41">firma</text:span><text:span text:style-name="T38"> </text:span><text:span text:style-name="T41">amb</text:span><text:span text:style-name="T38"> passarel·la per l'API </text:span><text:span text:style-name="T41">de</text:span><text:span text:style-name="T38"> </text:span><text:span text:style-name="T41">firma</text:span><text:span text:style-name="T38"> simple </text:span></text:p>
            <text:p text:style-name="P259"><text:span text:style-name="T23">es.caib.distribucio.plugin.api.firma.en.servidor.simple.endpoint=</text:span><text:span text:style-name="T32">https://dev.caib.es/portafib/common/rest/apifirmaenservidorsimple/v1/</text:span></text:p>
            <text:p text:style-name="P259"><text:span text:style-name="T23">es.caib.distribucio.plugin.api.firma.en.servidor.simple.username=</text:span><text:span text:style-name="T27">USERNAME</text:span></text:p>
            <text:p text:style-name="P259"><text:span text:style-name="T23">es.caib.distribucio.plugin.api.firma.en.servidor.simple.password=</text:span><text:span text:style-name="T27">PASSWORD</text:span></text:p>
            <text:p text:style-name="P268"/>
            <text:p text:style-name="P259"><text:span text:style-name="T38"># 265: </text:span><text:span text:style-name="T41">Poder</text:span><text:span text:style-name="T38"> </text:span><text:span text:style-name="T41">filtrar</text:span><text:span text:style-name="T38"> l'arbre d'unitats </text:span><text:span text:style-name="T41">al</text:span><text:span text:style-name="T38"> </text:span><text:span text:style-name="T41">reenviament</text:span><text:span text:style-name="T38"> i </text:span><text:span text:style-name="T41">desplegar</text:span><text:span text:style-name="T38"> fins </text:span><text:span text:style-name="T41">al</text:span><text:span text:style-name="T38"> </text:span><text:span text:style-name="T41">nivell</text:span><text:span text:style-name="T38"> X d'unitats</text:span></text:p>
            <text:p text:style-name="P259"><text:span text:style-name="T38"># </text:span><text:span text:style-name="T41">Propietat</text:span><text:span text:style-name="T38"> per </text:span><text:span text:style-name="T41">indicar</text:span><text:span text:style-name="T38"> fins a </text:span><text:span text:style-name="T41">quin</text:span><text:span text:style-name="T38"> </text:span><text:span text:style-name="T41">nivell</text:span><text:span text:style-name="T38"> </text:span><text:span text:style-name="T41">obrir</text:span><text:span text:style-name="T38"> l'arbre d'unitats </text:span><text:span text:style-name="T41">al</text:span><text:span text:style-name="T38"> </text:span><text:span text:style-name="T41">reenviar</text:span><text:span text:style-name="T38"> </text:span><text:span text:style-name="T41">una</text:span><text:span text:style-name="T38"> </text:span><text:span text:style-name="T41">anotació</text:span><text:span text:style-name="T38"> (</text:span><text:span text:style-name="T41">defecte</text:span><text:span text:style-name="T38"> = 1)</text:span></text:p>
            <text:p text:style-name="P259"><text:span text:style-name="T23">es.caib.distribucio.contingut.enviar.arbre.nivell=</text:span><text:span text:style-name="T27">1</text:span></text:p>
          </table:table-cell>
        </table:table-row>
      </table:table>
      <text:p text:style-name="P205"/>
      <text:p text:style-name="P205"/>
      <text:p text:style-name="P205"/>
      <text:p text:style-name="P205"/>
      <text:list xml:id="list153915167066111" text:continue-list="list153915738987600" text:style-name="Outline">
        <text:list-item>
          <text:list>
            <text:list-header>
              <text:h text:style-name="P317" text:outline-level="2" text:is-list-header="true"><text:bookmark-start text:name="__RefHeading___Toc182672_83721363"/><text:span text:style-name="T92">Versió 0.9.</text:span><text:span text:style-name="T75">3</text:span><text:span text:style-name="T76">3</text:span><text:span text:style-name="T80">.1</text:span><text:span text:style-name="T63"> </text:span><text:span text:style-name="T78">Permetre realitzar accions sobre anotacions pendent d'Arxiu que hagin esgotat els reintents</text:span><text:bookmark-end text:name="__RefHeading___Toc182672_83721363"/></text:h>
            </text:list-header>
          </text:list>
        </text:list-item>
      </text:list>
      <text:p text:style-name="P158">Data: 05/03/2021 11:00h</text:p>
      <text:p text:style-name="P158"/>
      <text:p text:style-name="P175"><text:soft-page-break/>Resum: Permetre realitzar accions sobre anotacions pendent d'Arxiu que hagin esgotat els reintents</text:p>
      <text:p text:style-name="P158"/>
      <text:p text:style-name="P221">Canvis i millores:</text:p>
      <text:list xml:id="list153915760685819" text:continue-list="list153915959894416" text:style-name="L36">
        <text:list-item>
          <text:p text:style-name="P445"><text:a xlink:type="simple" xlink:href="https://github.com/GovernIB/distribucio/issues/286" text:style-name="Internet_20_link" text:visited-style-name="Visited_20_Internet_20_Link">#286</text:a><text:span text:style-name="T143"> Permetre realitzar accions sobre anotacions pendent d'Arxiu que hagin esgotat els reintents</text:span></text:p>
        </text:list-item>
      </text:list>
      <text:p text:style-name="P201"/>
      <text:p text:style-name="P62">Base de dades:<text:span text:style-name="T5"> </text:span></text:p>
      <text:list xml:id="list3466413379" text:style-name="L56">
        <text:list-item>
          <text:list>
            <text:list-item>
              <text:p text:style-name="P410"><text:a xlink:type="simple" xlink:href="https://github.com/GovernIB/distribucio/blob/dis-0.9/scripts/bbdd/1.0/oracle/updates/distribucio_update_0.9.33.1.sql" text:style-name="Internet_20_link" text:visited-style-name="Visited_20_Internet_20_Link"><text:span text:style-name="T119">distribucio_update_0.9.33.1.sql</text:span></text:a><text:span text:style-name="T119"> (Oracle)</text:span></text:p>
            </text:list-item>
          </text:list>
        </text:list-item>
      </text:list>
      <text:p text:style-name="P226"/>
      <table:table table:name="Tabela4" table:style-name="Tabela4">
        <table:table-column table:style-name="Tabela4.A"/>
        <table:table-row table:style-name="Tabela4.1">
          <table:table-cell table:style-name="Tabela4.A1" office:value-type="string">
            <text:p text:style-name="P100"/>
            <text:p text:style-name="P273">-- #286: Permetre realitzar accions sobre anotacions pendent d'Arxiu que hagin esgotat els reintents</text:p>
            <text:p text:style-name="P268"/>
            <text:p text:style-name="P259"><text:span text:style-name="T52">UPDATE</text:span><text:span text:style-name="T23"> DIS_REGISTRE </text:span><text:span text:style-name="T52">SET</text:span><text:span text:style-name="T23"> PROCES_INTENTS = PROCES_INTENTS -1 </text:span><text:span text:style-name="T52">WHERE</text:span><text:span text:style-name="T23"> PROCES_ESTAT = </text:span><text:span text:style-name="T101">'ARXIU_PENDENT'</text:span><text:span text:style-name="T23">;</text:span></text:p>
            <text:p text:style-name="P259"><text:span text:style-name="T52">UPDATE</text:span><text:span text:style-name="T23"> DIS_REGISTRE </text:span><text:span text:style-name="T52">SET</text:span><text:span text:style-name="T23"> PROCES_INTENTS = 0 </text:span><text:span text:style-name="T52">WHERE</text:span><text:span text:style-name="T23"> PROCES_INTENTS = -1;</text:span></text:p>
            <text:p text:style-name="P280"/>
            <text:p text:style-name="P270"/>
            <text:p text:style-name="P270"/>
            <text:p text:style-name="P283"/>
            <text:p text:style-name="P280"/>
          </table:table-cell>
        </table:table-row>
      </table:table>
      <text:p text:style-name="P62"/>
      <text:list xml:id="list153916186766992" text:continue-list="list153915167066111" text:style-name="Outline">
        <text:list-item>
          <text:list>
            <text:list-header>
              <text:h text:style-name="P318" text:outline-level="2" text:is-list-header="true"><text:bookmark-start text:name="__RefHeading___Toc248294_83721363"/><text:span text:style-name="T92">Versió 0.9.</text:span><text:span text:style-name="T75">3</text:span><text:span text:style-name="T76">4</text:span><text:span text:style-name="T63"> </text:span><text:span text:style-name="T81">Processar anotacions de registre en paral·lel</text:span><text:bookmark-end text:name="__RefHeading___Toc248294_83721363"/></text:h>
            </text:list-header>
          </text:list>
        </text:list-item>
      </text:list>
      <text:p text:style-name="P159">Data: <text:span text:style-name="T149">21</text:span>/<text:span text:style-name="T148">04</text:span>/2021 <text:span text:style-name="T144">13</text:span>:00h</text:p>
      <text:p text:style-name="P159"/>
      <text:p text:style-name="P176">Resum: <text:span text:style-name="T145">Processament d'anotacions pendent d'Arxiu en paral·lel. Millores de navegació i unificació del llistat d'anotacions per usuaris i administradors.</text:span></text:p>
      <text:p text:style-name="P159"/>
      <text:p text:style-name="P222">Canvis i millores:</text:p>
      <text:list xml:id="list153915667415913" text:continue-list="list153915760685819" text:style-name="L36">
        <text:list-item>
          <text:p text:style-name="P446"><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446"><text:a xlink:type="simple" xlink:href="https://github.com/GovernIB/distribucio/issues/290" text:style-name="Internet_20_link" text:visited-style-name="Visited_20_Internet_20_Link">#290</text:a>: Nous perfils de firma BASELINE</text:p>
        </text:list-item>
        <text:list-item>
          <text:p text:style-name="P446"><text:a xlink:type="simple" xlink:href="https://github.com/GovernIB/distribucio/issues/289" text:style-name="Internet_20_link" text:visited-style-name="Visited_20_Internet_20_Link">#289</text:a>: Actualitzar tipus documentals EMGDE</text:p>
        </text:list-item>
        <text:list-item>
          <text:p text:style-name="P446"><text:a xlink:type="simple" xlink:href="https://github.com/GovernIB/distribucio/issues/271" text:style-name="Internet_20_link" text:visited-style-name="Visited_20_Internet_20_Link">#271</text:a>: Modificar l'aplicació per suportar el perfil de firma 'BASIC'</text:p>
        </text:list-item>
        <text:list-item>
          <text:p text:style-name="P446"><text:a xlink:type="simple" xlink:href="https://github.com/GovernIB/distribucio/issues/285" text:style-name="Internet_20_link" text:visited-style-name="Visited_20_Internet_20_Link">#285</text:a>: Revisar paginació a la pantalla de llistat d'anotacions de l'usuari</text:p>
        </text:list-item>
        <text:list-item>
          <text:p text:style-name="P446"><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446"><text:a xlink:type="simple" xlink:href="https://github.com/GovernIB/distribucio/issues/282" text:style-name="Internet_20_link" text:visited-style-name="Visited_20_Internet_20_Link">#282</text:a>: Processar anotacions pendents d'Arxiu en paral·lel</text:p>
        </text:list-item>
        <text:list-item>
          <text:p text:style-name="P446"><text:a xlink:type="simple" xlink:href="https://github.com/GovernIB/distribucio/issues/255" text:style-name="Internet_20_link" text:visited-style-name="Visited_20_Internet_20_Link">#255</text:a>: Mejora del mensaje en el resumen de acciones</text:p>
        </text:list-item>
        <text:list-item>
          <text:p text:style-name="P446"><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446"><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446"><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446"><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446"><text:a xlink:type="simple" xlink:href="https://github.com/GovernIB/distribucio/issues/253" text:style-name="Internet_20_link" text:visited-style-name="Visited_20_Internet_20_Link">#253</text:a>: No permetre Backoffices amb codis repetits</text:p>
        </text:list-item>
        <text:list-item>
          <text:p text:style-name="P446"><text:a xlink:type="simple" xlink:href="https://github.com/GovernIB/distribucio/issues/256" text:style-name="Internet_20_link" text:visited-style-name="Visited_20_Internet_20_Link">#256</text:a>: Añadir la columna "buzón" y crear una columna "Destino" o "Acción"</text:p>
        </text:list-item>
        <text:list-item>
          <text:p text:style-name="P446"><text:a xlink:type="simple" xlink:href="https://github.com/GovernIB/distribucio/issues/270" text:style-name="Internet_20_link" text:visited-style-name="Visited_20_Internet_20_Link">#270</text:a>: Color capçalera i el logo configurables</text:p>
        </text:list-item>
        <text:list-item>
          <text:p text:style-name="P446"><text:soft-page-break/><text:a xlink:type="simple" xlink:href="https://github.com/GovernIB/distribucio/issues/280" text:style-name="Internet_20_link" text:visited-style-name="Visited_20_Internet_20_Link">#280</text:a>: Posar les firmes del visor de documents en una sola línia</text:p>
        </text:list-item>
      </text:list>
      <text:p text:style-name="P102"/>
      <text:p text:style-name="P222">Errors:</text:p>
      <text:list xml:id="list153916216195193" text:continue-numbering="true" text:style-name="L36">
        <text:list-item>
          <text:p text:style-name="P447"><text:a xlink:type="simple" xlink:href="https://github.com/GovernIB/distribucio/issues/278" text:style-name="Internet_20_link" text:visited-style-name="Visited_20_Internet_20_Link">#278</text:a>: Revisar el tancament d'expedients a Distribucio</text:p>
        </text:list-item>
        <text:list-item>
          <text:p text:style-name="P447"><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447"><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448"><text:a xlink:type="simple" xlink:href="https://github.com/GovernIB/distribucio/issues/311" text:style-name="Internet_20_link" text:visited-style-name="Visited_20_Internet_20_Link">#311</text:a><text:span text:style-name="T147"> </text:span>Error obrint o realitzant accions amb anotacions sense bústia assignada </text:p>
        </text:list-item>
      </text:list>
      <text:p text:style-name="P202"/>
      <text:p text:style-name="P33"><text:span text:style-name="T6">Propietats globals</text:span>: </text:p>
      <text:list xml:id="list153916454203953" text:continue-list="list1684612726" text:style-name="L55">
        <text:list-item>
          <text:p text:style-name="P450">Per tal d'emprar l'API de firma simple s'ha de canviar la configuració del plugin de signatura i afegir propietats d'autenticació.</text:p>
        </text:list-item>
        <text:list-item>
          <text:p text:style-name="P427"><text:span text:style-name="T146">Per processar les anotacions pendents d'Arxiu en paral·lel s'ha afegit una propietat opcional per indicar el número de </text:span><text:span text:style-name="T98">threads</text:span><text:span text:style-name="T16"> que processen anotacions en paral·lel, per defecte el seu valor és 5</text:span><text:span text:style-name="T146">.</text:span></text:p>
        </text:list-item>
        <text:list-item>
          <text:p text:style-name="P451">Per especificar opcionalment el perfil de firma a emprar en la firma simple en el servidor.</text:p>
        </text:list-item>
      </text:list>
      <text:list xml:id="list828388779" text:style-name="L57">
        <text:list-header>
          <text:p text:style-name="P358"/>
        </text:list-header>
      </text:list>
      <table:table table:name="Tabela5" table:style-name="Tabela5">
        <table:table-column table:style-name="Tabela5.A"/>
        <table:table-row table:style-name="Tabela5.1">
          <table:table-cell table:style-name="Tabela5.A1" office:value-type="string">
            <text:p text:style-name="P263"><text:span text:style-name="T38">#275: </text:span><text:span text:style-name="T41">Actualitzar</text:span><text:span text:style-name="T38"> </text:span><text:span text:style-name="T41">la</text:span><text:span text:style-name="T38"> </text:span><text:span text:style-name="T41">versió</text:span><text:span text:style-name="T38"> </text:span><text:span text:style-name="T41">de</text:span><text:span text:style-name="T38"> </text:span><text:span text:style-name="T41">la</text:span><text:span text:style-name="T38"> </text:span><text:span text:style-name="T41">libreria</text:span><text:span text:style-name="T38"> </text:span><text:span text:style-name="T41">pluginsib</text:span><text:span text:style-name="T38">-</text:span><text:span text:style-name="T41">validatesignature</text:span><text:span text:style-name="T38"> 2.0.5</text:span></text:p>
            <text:p text:style-name="P265"># ESBORRADA es.caib.distribucio.plugins.validatesignature.afirmacxf.ignoreservercertificates</text:p>
            <text:p text:style-name="P285"/>
            <text:p text:style-name="P285"/>
            <text:p text:style-name="P285"/>
            <text:p text:style-name="P267">#282: Processar anotacions pendents d'Arxiu en paral·lel</text:p>
            <text:p text:style-name="P287"><text:span text:style-name="T23">es.caib.distribucio.tasca.guardar.annexos.max.threads.parallel=</text:span><text:span text:style-name="T27">5</text:span></text:p>
            <text:p text:style-name="P285"/>
            <text:p text:style-name="P267">#284: Propietat opcional per especificar el perfil de firma per la firma simple en el servidor. Per defecte: "CADES_DETACHED"</text:p>
            <text:p text:style-name="P285"><text:span text:style-name="T22">es.caib.distribucio.plugin.api.firma.en.servidor.simple.perfil=</text:span>CADES_DETACHED</text:p>
            <text:p text:style-name="P285"/>
          </table:table-cell>
        </table:table-row>
      </table:table>
      <text:p text:style-name="P227"/>
      <text:p text:style-name="P63">Base de dades:<text:span text:style-name="T5"> </text:span></text:p>
      <text:list xml:id="list153915354768427" text:continue-list="list3466413379" text:style-name="L56">
        <text:list-item>
          <text:list>
            <text:list-item>
              <text:p text:style-name="P411"><text:a xlink:type="simple" xlink:href="https://github.com/GovernIB/distribucio/blob/dis-0.9/scripts/bbdd/1.0/oracle/updates/distribucio_update_0.9.34.sql" text:style-name="Internet_20_link" text:visited-style-name="Visited_20_Internet_20_Link"><text:span text:style-name="T119">distribucio_update_0.9.34.sql</text:span></text:a><text:span text:style-name="T119"> (Oracle)</text:span></text:p>
            </text:list-item>
          </text:list>
        </text:list-item>
      </text:list>
      <text:p text:style-name="P232"/>
      <table:table table:name="Tabela6" table:style-name="Tabela6">
        <table:table-column table:style-name="Tabela6.A"/>
        <table:table-row table:style-name="Tabela6.1">
          <table:table-cell table:style-name="Tabela6.A1" office:value-type="string">
            <text:p text:style-name="P101"/>
            <text:p text:style-name="P274">-- #270: Color capçalera i el logo configurables</text:p>
            <text:p text:style-name="P274"/>
            <text:p text:style-name="P259"><text:span text:style-name="T52">ALTER</text:span><text:span text:style-name="T23"> </text:span><text:span text:style-name="T52">TABLE</text:span><text:span text:style-name="T23"> DIS_ENTITAT </text:span><text:span text:style-name="T52">ADD</text:span><text:span text:style-name="T23"> LOGO_CAP BLOB;</text:span></text:p>
            <text:p text:style-name="P259"><text:span text:style-name="T52">ALTER</text:span><text:span text:style-name="T23"> </text:span><text:span text:style-name="T52">TABLE</text:span><text:span text:style-name="T23"> DIS_ENTITAT </text:span><text:span text:style-name="T52">ADD</text:span><text:span text:style-name="T23"> COLOR_FONS VARCHAR2(32 </text:span><text:span text:style-name="T52">CHAR</text:span><text:span text:style-name="T23">);</text:span></text:p>
            <text:p text:style-name="P259"><text:span text:style-name="T52">ALTER</text:span><text:span text:style-name="T23"> </text:span><text:span text:style-name="T52">TABLE</text:span><text:span text:style-name="T23"> DIS_ENTITAT </text:span><text:span text:style-name="T52">ADD</text:span><text:span text:style-name="T23"> COLOR_LLETRA VARCHAR2(32 </text:span><text:span text:style-name="T52">CHAR</text:span><text:span text:style-name="T23">);</text:span></text:p>
            <text:p text:style-name="P281"/>
          </table:table-cell>
        </table:table-row>
      </table:table>
      <text:p text:style-name="P228"/>
      <text:list xml:id="list153916827049228" text:continue-list="list153916186766992" text:style-name="Outline">
        <text:list-item>
          <text:list>
            <text:list-header>
              <text:h text:style-name="P305" text:outline-level="2" text:is-list-header="true"><text:bookmark-start text:name="__RefHeading___Toc685445_83721363"/>Versió 0.9.<text:span text:style-name="T150">34.1 Correcció llistat usuaris</text:span><text:bookmark-end text:name="__RefHeading___Toc685445_83721363"/></text:h>
            </text:list-header>
          </text:list>
        </text:list-item>
      </text:list>
      <text:p text:style-name="P64">Data: 23/04/2021 11:00h</text:p>
      <text:p text:style-name="P87"><text:tab/></text:p>
      <text:p text:style-name="P87">Resum: Correcció de seguretat en el llistat d'usuaris.</text:p>
      <text:p text:style-name="P87"/>
      <text:p text:style-name="P234"><text:soft-page-break/>Canvis realitzats en la versió 0.9.34.1:</text:p>
      <text:list xml:id="list153916267237344" text:continue-list="list153916003586723" text:style-name="L1">
        <text:list-item>
          <text:p text:style-name="P344"><text:a xlink:type="simple" xlink:href="https://github.com/GovernIB/distribucio/issues/326" text:style-name="Internet_20_link" text:visited-style-name="Visited_20_Internet_20_Link">#326</text:a><text:span text:style-name="T150"> </text:span>Als usuaris sense cap bústia els aparexen llistades totes les anotacions </text:p>
        </text:list-item>
      </text:list>
      <text:p text:style-name="P118"/>
      <text:p text:style-name="P64">Base de dades:<text:span text:style-name="T5"> </text:span></text:p>
      <text:list xml:id="list3030839670" text:style-name="L58">
        <text:list-item>
          <text:p text:style-name="P373">Sense canvis</text:p>
        </text:list-item>
      </text:list>
      <text:p text:style-name="P64"/>
      <text:p text:style-name="P34"><text:span text:style-name="T6">Propietats globals</text:span>: </text:p>
      <text:list xml:id="list360193848" text:style-name="L59">
        <text:list-item>
          <text:p text:style-name="P452">Sense canvis</text:p>
        </text:list-item>
      </text:list>
      <text:p text:style-name="P229"/>
      <text:list xml:id="list153916433632524" text:continue-list="list153916827049228" text:style-name="Outline">
        <text:list-item>
          <text:list>
            <text:list-header>
              <text:h text:style-name="P322" text:outline-level="2" text:is-list-header="true"><text:bookmark-start text:name="__RefHeading___Toc48625_1443764206"/><text:span text:style-name="T92">Versió 0.9.3</text:span><text:span text:style-name="T82">5</text:span><text:span text:style-name="T92"> </text:span><text:span text:style-name="T62">M</text:span><text:span text:style-name="T83">illores d'interfície</text:span><text:span text:style-name="T85">,</text:span><text:span text:style-name="T83"> correccions d'errors</text:span><text:span text:style-name="T85"> i revisió de logs</text:span><text:bookmark-end text:name="__RefHeading___Toc48625_1443764206"/></text:h>
            </text:list-header>
          </text:list>
        </text:list-item>
      </text:list>
      <text:p text:style-name="P233">Data: <text:span text:style-name="T151">20</text:span>/05/2021 <text:span text:style-name="T155">11</text:span>:00h</text:p>
      <text:p text:style-name="P88"><text:tab/></text:p>
      <text:p text:style-name="P88">Resum: Diverses millores i canvis d'interfícies amb vista de moviments, correcció d'errors i revisió de la quantitat de logs.</text:p>
      <text:p text:style-name="P88"/>
      <text:p text:style-name="P66">C<text:span text:style-name="T151">anvis i millores:</text:span></text:p>
      <text:list xml:id="list1439917002" text:style-name="L60">
        <text:list-item>
          <text:p text:style-name="P338"><text:a xlink:type="simple" xlink:href="https://github.com/GovernIB/distribucio/issues/331" text:style-name="Internet_20_link" text:visited-style-name="Visited_20_Internet_20_Link">#331</text:a><text:span text:style-name="T152"> </text:span>Modificar filtre pantalla de moviments</text:p>
        </text:list-item>
        <text:list-item>
          <text:p text:style-name="P338"><text:a xlink:type="simple" xlink:href="https://github.com/GovernIB/distribucio/issues/323" text:style-name="Internet_20_link" text:visited-style-name="Visited_20_Internet_20_Link">#323</text:a><text:span text:style-name="T152"> </text:span>Modificar el tractament d'annexos tipus XADES ATTACHED </text:p>
        </text:list-item>
        <text:list-item>
          <text:p text:style-name="P338"><text:a xlink:type="simple" xlink:href="https://github.com/GovernIB/distribucio/issues/317" text:style-name="Internet_20_link" text:visited-style-name="Visited_20_Internet_20_Link">#317</text:a><text:span text:style-name="T152"> </text:span>Tenir l'acció 'històric d'accions' en el desplegable de "Accions" del detall d'una anotació </text:p>
        </text:list-item>
        <text:list-item>
          <text:p text:style-name="P338"><text:a xlink:type="simple" xlink:href="https://github.com/GovernIB/distribucio/issues/316" text:style-name="Internet_20_link" text:visited-style-name="Visited_20_Internet_20_Link">#316</text:a><text:span text:style-name="T152"> </text:span>Ampliar el camp comentari de 256 caràcters a 4096 caràcters </text:p>
        </text:list-item>
        <text:list-item>
          <text:p text:style-name="P338"><text:a xlink:type="simple" xlink:href="https://github.com/GovernIB/distribucio/issues/310" text:style-name="Internet_20_link" text:visited-style-name="Visited_20_Internet_20_Link">#310</text:a><text:span text:style-name="T152"> </text:span>En la vista de moviments no han d'apareixer les opcions </text:p>
        </text:list-item>
        <text:list-item>
          <text:p text:style-name="P338"><text:a xlink:type="simple" xlink:href="https://github.com/GovernIB/distribucio/issues/309" text:style-name="Internet_20_link" text:visited-style-name="Visited_20_Internet_20_Link">#309</text:a><text:span text:style-name="T152"> </text:span>El botó de vista de moviments hauria d'estar al costat del botó 'bústies'</text:p>
        </text:list-item>
        <text:list-item>
          <text:p text:style-name="P338"><text:a xlink:type="simple" xlink:href="https://github.com/GovernIB/distribucio/issues/308" text:style-name="Internet_20_link" text:visited-style-name="Visited_20_Internet_20_Link">#308</text:a><text:span text:style-name="T152"> </text:span>Filtratge de procediments en la classificació de les anotacions </text:p>
        </text:list-item>
        <text:list-item>
          <text:p text:style-name="P338"><text:a xlink:type="simple" xlink:href="https://github.com/GovernIB/distribucio/issues/306" text:style-name="Internet_20_link" text:visited-style-name="Visited_20_Internet_20_Link">#306</text:a><text:span text:style-name="T152"> </text:span>Error quan es vol accedir a una bustia sense permis </text:p>
        </text:list-item>
        <text:list-item>
          <text:p text:style-name="P338"><text:a xlink:type="simple" xlink:href="https://github.com/GovernIB/distribucio/issues/303" text:style-name="Internet_20_link" text:visited-style-name="Visited_20_Internet_20_Link">#303</text:a><text:span text:style-name="T152"> </text:span>Modificar el client de Distribució per retornar el uuid del justificant </text:p>
        </text:list-item>
        <text:list-item>
          <text:p text:style-name="P338"><text:a xlink:type="simple" xlink:href="https://github.com/GovernIB/distribucio/issues/302" text:style-name="Internet_20_link" text:visited-style-name="Visited_20_Internet_20_Link">#302</text:a><text:span text:style-name="T152"> </text:span>Permetre descarregar annexos sense custodiar des del correu electrònic </text:p>
        </text:list-item>
        <text:list-item>
          <text:p text:style-name="P338"><text:a xlink:type="simple" xlink:href="https://github.com/GovernIB/distribucio/issues/300" text:style-name="Internet_20_link" text:visited-style-name="Visited_20_Internet_20_Link">#300</text:a><text:span text:style-name="T152"> </text:span>Poder posar comentaris amb @codi_usuari i notificar per email </text:p>
        </text:list-item>
        <text:list-item>
          <text:p text:style-name="P338"><text:a xlink:type="simple" xlink:href="https://github.com/GovernIB/distribucio/issues/299" text:style-name="Internet_20_link" text:visited-style-name="Visited_20_Internet_20_Link">#299</text:a><text:span text:style-name="T152"> </text:span>Poder reservar/agafar un assentament abans de marcar-lo com a processat </text:p>
        </text:list-item>
        <text:list-item>
          <text:p text:style-name="P338"><text:a xlink:type="simple" xlink:href="https://github.com/GovernIB/distribucio/issues/298" text:style-name="Internet_20_link" text:visited-style-name="Visited_20_Internet_20_Link">#298</text:a><text:span text:style-name="T152"> </text:span>Comentaris de reenviament en els comentaris de l'assentament </text:p>
        </text:list-item>
        <text:list-item>
          <text:p text:style-name="P338"><text:a xlink:type="simple" xlink:href="https://github.com/GovernIB/distribucio/issues/297" text:style-name="Internet_20_link" text:visited-style-name="Visited_20_Internet_20_Link">#297</text:a><text:span text:style-name="T152"> </text:span>Poder marcar bústies com a favorits </text:p>
        </text:list-item>
        <text:list-item>
          <text:p text:style-name="P339"><text:a xlink:type="simple" xlink:href="https://github.com/GovernIB/distribucio/issues/295" text:style-name="Internet_20_link" text:visited-style-name="Visited_20_Internet_20_Link">#295</text:a><text:span text:style-name="T153"> </text:span>Poder reenviar a bústies només per a coneixement </text:p>
        </text:list-item>
        <text:list-item>
          <text:p text:style-name="P339"><text:a xlink:type="simple" xlink:href="https://github.com/GovernIB/distribucio/issues/294" text:style-name="Internet_20_link" text:visited-style-name="Visited_20_Internet_20_Link">#294</text:a><text:span text:style-name="T153"> </text:span>Quan es marqui un element per Coneixement/Tramitació s'afegirà text al final dels <text:span text:style-name="T153"><text:s/></text:span>comentaris </text:p>
        </text:list-item>
        <text:list-item>
          <text:p text:style-name="P339"><text:a xlink:type="simple" xlink:href="https://github.com/GovernIB/distribucio/issues/293" text:style-name="Internet_20_link" text:visited-style-name="Visited_20_Internet_20_Link">#293</text:a><text:span text:style-name="T153"> </text:span>Afegir el plugin "checkbox plugin" per seleccionar bústies sense haver d'usar el CTRL </text:p>
        </text:list-item>
        <text:list-item>
          <text:p text:style-name="P339"><text:a xlink:type="simple" xlink:href="https://github.com/GovernIB/distribucio/issues/291" text:style-name="Internet_20_link" text:visited-style-name="Visited_20_Internet_20_Link">#291</text:a><text:span text:style-name="T153"> </text:span>Permetre que els usuaris administradors pugui operar amb anotacions sense tenir en compte el permís sobre la bústia </text:p>
        </text:list-item>
        <text:list-item>
          <text:p text:style-name="P339"><text:a xlink:type="simple" xlink:href="https://github.com/GovernIB/distribucio/issues/288" text:style-name="Internet_20_link" text:visited-style-name="Visited_20_Internet_20_Link">#288</text:a><text:span text:style-name="T153"> </text:span>Filtrat de bústies </text:p>
        </text:list-item>
        <text:list-item>
          <text:p text:style-name="P339"><text:a xlink:type="simple" xlink:href="https://github.com/GovernIB/distribucio/issues/274" text:style-name="Internet_20_link" text:visited-style-name="Visited_20_Internet_20_Link">#274</text:a><text:span text:style-name="T153"> </text:span>Permetre descarregar tots els documents des del missatge de correu </text:p>
        </text:list-item>
        <text:list-item>
          <text:p text:style-name="P339"><text:a xlink:type="simple" xlink:href="https://github.com/GovernIB/distribucio/issues/254" text:style-name="Internet_20_link" text:visited-style-name="Visited_20_Internet_20_Link">#254</text:a><text:span text:style-name="T153"> </text:span>Classificació de l'anotació de registre </text:p>
        </text:list-item>
        <text:list-item>
          <text:p text:style-name="P339"><text:a xlink:type="simple" xlink:href="https://github.com/GovernIB/distribucio/issues/338" text:style-name="Internet_20_link" text:visited-style-name="Visited_20_Internet_20_Link">#338</text:a> Posar enllaç a l'anotació al correu de menció</text:p>
        </text:list-item>
        <text:list-item>
          <text:p text:style-name="P339"><text:a xlink:type="simple" xlink:href="https://github.com/GovernIB/distribucio/issues/339" text:style-name="Internet_20_link" text:visited-style-name="Visited_20_Internet_20_Link">#339</text:a> Millores en la reserva d'assentaments </text:p>
        </text:list-item>
      </text:list>
      <text:p text:style-name="P234">Errors:</text:p>
      <text:list xml:id="list3262265909" text:style-name="L61">
        <text:list-item>
          <text:p text:style-name="P347"><text:a xlink:type="simple" xlink:href="https://github.com/GovernIB/distribucio/issues/327" text:style-name="Internet_20_link" text:visited-style-name="Visited_20_Internet_20_Link">#327</text:a><text:span text:style-name="T153"> </text:span>Programar tancament expedient en comptes de tancar quan un backoffice comuniqui l'estat de processat </text:p>
        </text:list-item>
        <text:list-item>
          <text:p text:style-name="P347"><text:soft-page-break/><text:a xlink:type="simple" xlink:href="https://github.com/GovernIB/distribucio/issues/324" text:style-name="Internet_20_link" text:visited-style-name="Visited_20_Internet_20_Link">#324</text:a><text:span text:style-name="T153"> </text:span>Habilitar el visor de PDFs en el resum del detall si l'arxiu té l'extensió .pdf </text:p>
        </text:list-item>
        <text:list-item>
          <text:p text:style-name="P347"><text:a xlink:type="simple" xlink:href="https://github.com/GovernIB/distribucio/issues/312" text:style-name="Internet_20_link" text:visited-style-name="Visited_20_Internet_20_Link">#312</text:a><text:span text:style-name="T153"> </text:span>Error visor PDF </text:p>
        </text:list-item>
        <text:list-item>
          <text:p text:style-name="P347"><text:a xlink:type="simple" xlink:href="https://github.com/GovernIB/distribucio/issues/305" text:style-name="Internet_20_link" text:visited-style-name="Visited_20_Internet_20_Link">#305</text:a><text:span text:style-name="T153"> </text:span>Ampliar detall d'error de custòdia del document </text:p>
        </text:list-item>
        <text:list-item>
          <text:p text:style-name="P347"><text:a xlink:type="simple" xlink:href="https://github.com/GovernIB/distribucio/issues/342" text:style-name="Internet_20_link" text:visited-style-name="Visited_20_Internet_20_Link">#342</text:a> Revisar logs de DEV per Distribucio</text:p>
        </text:list-item>
        <text:list-item>
          <text:p text:style-name="P348"><text:a xlink:type="simple" xlink:href="https://github.com/GovernIB/distribucio/issues/336" text:style-name="Internet_20_link" text:visited-style-name="Visited_20_Internet_20_Link">#336</text:a><text:span text:style-name="T155"> </text:span>Usuaris no veuen el contingut de una subbústia </text:p>
        </text:list-item>
      </text:list>
      <text:p text:style-name="P117"/>
      <text:p text:style-name="P65">Base de dades:<text:span text:style-name="T5"> </text:span></text:p>
      <text:list xml:id="list2385897569" text:style-name="L62">
        <text:list-item>
          <text:p text:style-name="P374">distribucio_update_0.9.35.sql<text:span text:style-name="T154"> (Oracle)</text:span></text:p>
          <text:list>
            <text:list-item>
              <text:p text:style-name="P454">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table-cell table:style-name="Table6.A1" office:value-type="string">
            <text:p text:style-name="P271">-- #295 Poder reenviar a bústies només per a coneixement</text:p>
            <text:p text:style-name="P268"/>
            <text:p text:style-name="P259"><text:span text:style-name="T52">ALTER</text:span><text:span text:style-name="T23"> </text:span><text:span text:style-name="T52">TABLE</text:span><text:span text:style-name="T23"> DIS_CONT_MOV </text:span><text:span text:style-name="T52">ADD</text:span><text:span text:style-name="T23"> PER_CONEIXEMENT NUMBER(1);</text:span></text:p>
            <text:p text:style-name="P268"/>
            <text:p text:style-name="P271">-- #294 Quan es marqui un element per Coneixement/Tramitació s'afegirà text al final dels comentaris</text:p>
            <text:p text:style-name="P268"/>
            <text:p text:style-name="P259"><text:span text:style-name="T52">ALTER</text:span><text:span text:style-name="T23"> </text:span><text:span text:style-name="T52">TABLE</text:span><text:span text:style-name="T23"> DIS_CONT_MOV </text:span><text:span text:style-name="T52">ADD</text:span><text:span text:style-name="T23"> COMENTARI_DESTINS VARCHAR2(256 </text:span><text:span text:style-name="T52">CHAR</text:span><text:span text:style-name="T23">);</text:span></text:p>
            <text:p text:style-name="P268"/>
            <text:p text:style-name="P271">-- #297 Poder marcar bústies com a favorits</text:p>
            <text:p text:style-name="P268"/>
            <text:p text:style-name="P259"><text:span text:style-name="T52">CREATE</text:span><text:span text:style-name="T23"> </text:span><text:span text:style-name="T52">TABLE</text:span><text:span text:style-name="T23"> DIS_BUSTIA_FAVORIT</text:span></text:p>
            <text:p text:style-name="P276">(</text:p>
            <text:p text:style-name="P259"><text:span text:style-name="T23"><text:s text:c="4"/>ID <text:s text:c="17"/>NUMBER(19,0) <text:s text:c="7"/></text:span><text:span text:style-name="T52">NOT</text:span><text:span text:style-name="T23"> </text:span><text:span text:style-name="T89">NULL</text:span><text:span text:style-name="T23">, </text:span></text:p>
            <text:p text:style-name="P259"><text:span text:style-name="T23"><text:s text:c="4"/>BUSTIA_ID <text:s text:c="10"/>NUMBER(19,0) <text:s text:c="7"/></text:span><text:span text:style-name="T52">NOT</text:span><text:span text:style-name="T23"> </text:span><text:span text:style-name="T89">NULL</text:span><text:span text:style-name="T23">, </text:span></text:p>
            <text:p text:style-name="P259"><text:span text:style-name="T23"><text:s text:c="4"/>USUARI_CODI <text:s text:c="8"/>VARCHAR2(64 </text:span><text:span text:style-name="T52">CHAR</text:span><text:span text:style-name="T23">) <text:s text:c="2"/></text:span><text:span text:style-name="T52">NOT</text:span><text:span text:style-name="T23"> </text:span><text:span text:style-name="T89">NULL</text:span><text:span text:style-name="T23">, </text:span></text:p>
            <text:p text:style-name="P259"><text:span text:style-name="T23"><text:tab/>CREATEDBY_CODI <text:s text:c="5"/>VARCHAR2(64 </text:span><text:span text:style-name="T52">CHAR</text:span><text:span text:style-name="T23">), </text:span></text:p>
            <text:p text:style-name="P259"><text:span text:style-name="T23"><text:tab/>CREATEDDATE <text:s text:c="8"/></text:span><text:span text:style-name="T52">TIMESTAMP</text:span><text:span text:style-name="T23"> (6), </text:span></text:p>
            <text:p text:style-name="P259"><text:span text:style-name="T23"><text:tab/>LASTMODIFIEDBY_CODI VARCHAR2(64 </text:span><text:span text:style-name="T52">CHAR</text:span><text:span text:style-name="T23">), </text:span></text:p>
            <text:p text:style-name="P259"><text:span text:style-name="T23"><text:tab/>LASTMODIFIEDDATE <text:s text:c="3"/></text:span><text:span text:style-name="T52">TIMESTAMP</text:span><text:span text:style-name="T23"> (6)</text:span></text:p>
            <text:p text:style-name="P276">);</text:p>
            <text:p text:style-name="P268"/>
            <text:p text:style-name="P259"><text:span text:style-name="T52">ALTER</text:span><text:span text:style-name="T23"> </text:span><text:span text:style-name="T52">TABLE</text:span><text:span text:style-name="T23"> DIS_BUSTIA_FAVORIT </text:span><text:span text:style-name="T52">ADD</text:span><text:span text:style-name="T23"> (</text:span></text:p>
            <text:p text:style-name="P259"><text:span text:style-name="T52">CONSTRAINT</text:span><text:span text:style-name="T23"> DIS_BUSTIA_FAV_BUSTIA_FK </text:span><text:span text:style-name="T52">FOREIGN</text:span><text:span text:style-name="T23"> </text:span><text:span text:style-name="T52">KEY</text:span><text:span text:style-name="T23"> (BUSTIA_ID)</text:span></text:p>
            <text:p text:style-name="P259"><text:span text:style-name="T23"><text:s text:c="4"/></text:span><text:span text:style-name="T52">REFERENCES</text:span><text:span text:style-name="T23"> DIS_BUSTIA (ID),</text:span></text:p>
            <text:p text:style-name="P259"><text:span text:style-name="T52">CONSTRAINT</text:span><text:span text:style-name="T23"> DIS_BUSTIA_FAV_USUARI_FK </text:span><text:span text:style-name="T52">FOREIGN</text:span><text:span text:style-name="T23"> </text:span><text:span text:style-name="T52">KEY</text:span><text:span text:style-name="T23"> (USUARI_CODI)</text:span></text:p>
            <text:p text:style-name="P259"><text:span text:style-name="T23"><text:s text:c="4"/></text:span><text:span text:style-name="T52">REFERENCES</text:span><text:span text:style-name="T23"> DIS_USUARI (CODI),</text:span></text:p>
            <text:p text:style-name="P259"><text:span text:style-name="T52">CONSTRAINT</text:span><text:span text:style-name="T23"> DIS_USUCRE_BUSTFAV_FK </text:span><text:span text:style-name="T52">FOREIGN</text:span><text:span text:style-name="T23"> </text:span><text:span text:style-name="T52">KEY</text:span><text:span text:style-name="T23"> (CREATEDBY_CODI)</text:span></text:p>
            <text:p text:style-name="P259"><text:span text:style-name="T23"><text:s text:c="4"/></text:span><text:span text:style-name="T52">REFERENCES</text:span><text:span text:style-name="T23"> DIS_USUARI (CODI),</text:span></text:p>
            <text:p text:style-name="P259"><text:span text:style-name="T52">CONSTRAINT</text:span><text:span text:style-name="T23"> DIS_USUMOD_BUSTFAV_FK </text:span><text:span text:style-name="T52">FOREIGN</text:span><text:span text:style-name="T23"> </text:span><text:span text:style-name="T52">KEY</text:span><text:span text:style-name="T23"> (LASTMODIFIEDBY_CODI)</text:span></text:p>
            <text:p text:style-name="P259"><text:span text:style-name="T23"><text:s text:c="4"/></text:span><text:span text:style-name="T52">REFERENCES</text:span><text:span text:style-name="T23"> DIS_USUARI (CODI));</text:span></text:p>
            <text:p text:style-name="P276"><text:tab/></text:p>
            <text:p text:style-name="P259"><text:span text:style-name="T52">ALTER</text:span><text:span text:style-name="T23"> </text:span><text:span text:style-name="T52">TABLE</text:span><text:span text:style-name="T23"> DIS_BUSTIA_FAVORIT </text:span></text:p>
            <text:p text:style-name="P259"><text:span text:style-name="T23"><text:tab/></text:span><text:span text:style-name="T52">ADD</text:span><text:span text:style-name="T23"> </text:span><text:span text:style-name="T52">CONSTRAINT</text:span><text:span text:style-name="T23"> DIS_BUSTIA_FAV_MULT_UK </text:span></text:p>
            <text:p text:style-name="P259"><text:span text:style-name="T23"><text:tab/></text:span><text:span text:style-name="T52">UNIQUE</text:span><text:span text:style-name="T23"> (</text:span></text:p>
            <text:p text:style-name="P276"><text:tab/><text:tab/><text:tab/>BUSTIA_ID, </text:p>
            <text:p text:style-name="P276"><text:tab/><text:tab/><text:tab/>USUARI_CODI);</text:p>
            <text:p text:style-name="P276"><text:tab/></text:p>
            <text:p text:style-name="P259"><text:span text:style-name="T52">CREATE</text:span><text:span text:style-name="T23"> </text:span><text:span text:style-name="T52">INDEX</text:span><text:span text:style-name="T23"> DIS_BUSTIA_FAV_BUSTIA_FK_I </text:span><text:span text:style-name="T52">ON</text:span><text:span text:style-name="T23"> DIS_BUSTIA_FAVORIT(BUSTIA_ID);</text:span></text:p>
            <text:p text:style-name="P259"><text:span text:style-name="T52">CREATE</text:span><text:span text:style-name="T23"> </text:span><text:span text:style-name="T52">INDEX</text:span><text:span text:style-name="T23"> DIS_BUSTIA_FAV_USUARI_FK_I </text:span><text:span text:style-name="T52">ON</text:span><text:span text:style-name="T23"> DIS_BUSTIA_FAVORIT(USUARI_CODI);</text:span></text:p>
            <text:p text:style-name="P268"/>
            <text:p text:style-name="P259"><text:span text:style-name="T23">GRANT </text:span><text:span text:style-name="T52">SELECT</text:span><text:span text:style-name="T23">, </text:span><text:span text:style-name="T52">UPDATE</text:span><text:span text:style-name="T23">, </text:span><text:span text:style-name="T52">INSERT</text:span><text:span text:style-name="T23">, </text:span><text:span text:style-name="T52">DELETE</text:span><text:span text:style-name="T23"> </text:span><text:span text:style-name="T52">ON</text:span><text:span text:style-name="T23"> DIS_BUSTIA_FAVORIT TO WWW_DISTRIBUCIO;</text:span></text:p>
            <text:p text:style-name="P268"/>
            <text:p text:style-name="P271">-- #299 Poder reservar/agafar un assentament abans de marcar-lo com a processat</text:p>
            <text:p text:style-name="P259"><text:soft-page-break/><text:span text:style-name="T52">ALTER</text:span><text:span text:style-name="T23"> </text:span><text:span text:style-name="T52">TABLE</text:span><text:span text:style-name="T23"> DIS_REGISTRE </text:span><text:span text:style-name="T52">ADD</text:span><text:span text:style-name="T23"> AGAFAT_PER VARCHAR2(64 </text:span><text:span text:style-name="T52">CHAR</text:span><text:span text:style-name="T23">);</text:span></text:p>
            <text:p text:style-name="P268"/>
            <text:p text:style-name="P259"><text:span text:style-name="T52">ALTER</text:span><text:span text:style-name="T23"> </text:span><text:span text:style-name="T52">TABLE</text:span><text:span text:style-name="T23"> DIS_REGISTRE </text:span><text:span text:style-name="T52">ADD</text:span><text:span text:style-name="T23"> </text:span><text:span text:style-name="T52">CONSTRAINT</text:span><text:span text:style-name="T23"> DIS_AGAFATPER_REGISTRE_FK </text:span><text:span text:style-name="T52">FOREIGN</text:span><text:span text:style-name="T23"> </text:span><text:span text:style-name="T52">KEY</text:span><text:span text:style-name="T23"> (AGAFAT_PER) </text:span><text:span text:style-name="T52">REFERENCES</text:span><text:span text:style-name="T23"> DIS_USUARI (CODI);</text:span></text:p>
            <text:p text:style-name="P259"><text:span text:style-name="T52">CREATE</text:span><text:span text:style-name="T23"> </text:span><text:span text:style-name="T52">INDEX</text:span><text:span text:style-name="T23"> DIS_AGAFATPER_REGISTRE_FK_I </text:span><text:span text:style-name="T52">ON</text:span><text:span text:style-name="T23"> DIS_REGISTRE(AGAFAT_PER);</text:span></text:p>
            <text:p text:style-name="P268"/>
            <text:p text:style-name="P271">-- #316: Ampliar el camp comentari de 256 caràcters a 4096 caràcters</text:p>
            <text:p text:style-name="P259"><text:span text:style-name="T52">ALTER</text:span><text:span text:style-name="T23"> </text:span><text:span text:style-name="T52">TABLE</text:span><text:span text:style-name="T23"> DIS_CONT_MOV MODIFY COMENTARI VARCHAR2(3940 </text:span><text:span text:style-name="T52">CHAR</text:span><text:span text:style-name="T23">);</text:span></text:p>
            <text:p text:style-name="P259"><text:span text:style-name="T52">ALTER</text:span><text:span text:style-name="T23"> </text:span><text:span text:style-name="T52">TABLE</text:span><text:span text:style-name="T23"> DIS_CONT_COMMENT MODIFY TEXT VARCHAR2(4000 </text:span><text:span text:style-name="T52">CHAR</text:span><text:span text:style-name="T23">);</text:span></text:p>
            <text:p text:style-name="P268"/>
            <text:p text:style-name="P271">-- #305 Ampliar detall d'error de custòdia del document</text:p>
            <text:p text:style-name="P259"><text:span text:style-name="T52">ALTER</text:span><text:span text:style-name="T23"> </text:span><text:span text:style-name="T52">TABLE</text:span><text:span text:style-name="T23"> DIS_REGISTRE RENAME </text:span><text:span text:style-name="T52">COLUMN</text:span><text:span text:style-name="T23"> PROCES_ERROR TO PROCES_ERROR2;</text:span></text:p>
            <text:p text:style-name="P259"><text:span text:style-name="T52">ALTER</text:span><text:span text:style-name="T23"> </text:span><text:span text:style-name="T52">TABLE</text:span><text:span text:style-name="T23"> DIS_REGISTRE </text:span><text:span text:style-name="T52">ADD</text:span><text:span text:style-name="T23"> (PROCES_ERROR CLOB);</text:span></text:p>
            <text:p text:style-name="Standard"><text:span text:style-name="T52">UPDATE</text:span><text:span text:style-name="T23"> DIS_REGISTRE </text:span><text:span text:style-name="T52">SET</text:span><text:span text:style-name="T23"> PROCES_ERROR=PROCES_ERROR2;</text:span></text:p>
          </table:table-cell>
        </table:table-row>
      </table:table>
      <text:p text:style-name="P187"/>
      <text:p text:style-name="P65"/>
      <text:p text:style-name="P65"/>
      <text:p text:style-name="P35"><text:span text:style-name="T6">Propietats globals</text:span>: </text:p>
      <text:list xml:id="list351312765" text:style-name="L63">
        <text:list-item>
          <text:p text:style-name="P453">A<text:span text:style-name="T154">fegides propietats per habilitar o deshabilitar noves funcions a nivell d'interfície i funcionament.</text:span></text:p>
        </text:list-item>
      </text:list>
      <table:table table:name="Table7" table:style-name="Table7">
        <table:table-column table:style-name="Table7.A"/>
        <table:table-row>
          <table:table-cell table:style-name="Table7.A1" office:value-type="string">
            <text:p text:style-name="P143"><text:span text:style-name="T38">#294 </text:span><text:span text:style-name="T41">Quan</text:span><text:span text:style-name="T38"> </text:span><text:span text:style-name="T41">es</text:span><text:span text:style-name="T38"> </text:span><text:span text:style-name="T41">marqui</text:span><text:span text:style-name="T38"> </text:span><text:span text:style-name="T41">un</text:span><text:span text:style-name="T38"> element per </text:span><text:span text:style-name="T41">Coneixement</text:span><text:span text:style-name="T38">/</text:span><text:span text:style-name="T41">Tramitació</text:span><text:span text:style-name="T38"> s'afegirà text </text:span><text:span text:style-name="T41">al</text:span><text:span text:style-name="T38"> final </text:span><text:span text:style-name="T41">dels</text:span><text:span text:style-name="T38"> </text:span><text:span text:style-name="T41">comentaris</text:span></text:p>
            <text:p text:style-name="P259"><text:span text:style-name="T38">#298 </text:span><text:span text:style-name="T41">Comentaris</text:span><text:span text:style-name="T38"> </text:span><text:span text:style-name="T41">de</text:span><text:span text:style-name="T38"> </text:span><text:span text:style-name="T41">reenviament</text:span><text:span text:style-name="T38"> </text:span><text:span text:style-name="T41">en</text:span><text:span text:style-name="T38"> els </text:span><text:span text:style-name="T41">comentaris</text:span><text:span text:style-name="T38"> </text:span><text:span text:style-name="T41">de</text:span><text:span text:style-name="T38"> l'assentament</text:span></text:p>
            <text:p text:style-name="P259"><text:span text:style-name="T23">es.caib.distribucio.contingut.enviar.crear.comentari=</text:span><text:span text:style-name="T27">false</text:span></text:p>
            <text:p text:style-name="P268"/>
            <text:p text:style-name="P259"><text:span text:style-name="T38">#295 </text:span><text:span text:style-name="T41">Poder</text:span><text:span text:style-name="T38"> </text:span><text:span text:style-name="T41">reenviar</text:span><text:span text:style-name="T38"> a </text:span><text:span text:style-name="T41">bústies</text:span><text:span text:style-name="T38"> </text:span><text:span text:style-name="T41">només</text:span><text:span text:style-name="T38"> per a </text:span><text:span text:style-name="T41">coneixement</text:span><text:span text:style-name="T38"> </text:span></text:p>
            <text:p text:style-name="P259"><text:span text:style-name="T23">es.caib.distribucio.contingut.enviar.coneixement=</text:span><text:span text:style-name="T27">false</text:span></text:p>
            <text:p text:style-name="P268"/>
            <text:p text:style-name="P259"><text:span text:style-name="T38">#297 </text:span><text:span text:style-name="T41">Poder</text:span><text:span text:style-name="T38"> </text:span><text:span text:style-name="T41">marcar</text:span><text:span text:style-name="T38"> </text:span><text:span text:style-name="T41">bústies</text:span><text:span text:style-name="T38"> </text:span><text:span text:style-name="T41">com</text:span><text:span text:style-name="T38"> a </text:span><text:span text:style-name="T41">favorits</text:span></text:p>
            <text:p text:style-name="P259"><text:span text:style-name="T23">es.caib.distribucio.contingut.reenviar.favorits=</text:span><text:span text:style-name="T27">false</text:span></text:p>
            <text:p text:style-name="P268"/>
            <text:p text:style-name="P259"><text:span text:style-name="T38">#299 </text:span><text:span text:style-name="T41">Poder</text:span><text:span text:style-name="T38"> </text:span><text:span text:style-name="T41">reservar</text:span><text:span text:style-name="T38">/</text:span><text:span text:style-name="T41">agafar</text:span><text:span text:style-name="T38"> </text:span><text:span text:style-name="T41">un</text:span><text:span text:style-name="T38"> </text:span><text:span text:style-name="T41">assentament</text:span><text:span text:style-name="T38"> </text:span><text:span text:style-name="T41">abans</text:span><text:span text:style-name="T38"> </text:span><text:span text:style-name="T41">de</text:span><text:span text:style-name="T38"> </text:span><text:span text:style-name="T41">marcar</text:span><text:span text:style-name="T38">-</text:span><text:span text:style-name="T41">lo</text:span><text:span text:style-name="T38"> </text:span><text:span text:style-name="T41">com</text:span><text:span text:style-name="T38"> a </text:span><text:span text:style-name="T41">processat</text:span></text:p>
            <text:p text:style-name="P143"><text:span text:style-name="T23">es.caib.distribucio.anotacions.permetre.reservar=</text:span><text:span text:style-name="T27">false</text:span></text:p>
          </table:table-cell>
        </table:table-row>
      </table:table>
      <text:p text:style-name="P231"/>
      <text:p text:style-name="P230"/>
      <text:p text:style-name="P80">Altres: </text:p>
      <text:list xml:id="list153915748852521" text:continue-list="list153915427459215" text:style-name="L31">
        <text:list-item>
          <text:p text:style-name="P425"><text:span text:style-name="T108">Nova versió 0.9.35 de la llibreria de </text:span><text:span text:style-name="T97">distribucio-w</text:span><text:span text:style-name="T99">s</text:span><text:span text:style-name="T97">-c</text:span><text:span text:style-name="T99">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206"/>
      <text:list xml:id="list153916038549453" text:continue-list="list153916433632524" text:style-name="Outline">
        <text:list-item>
          <text:list>
            <text:list-header>
              <text:h text:style-name="P319" text:outline-level="2" text:is-list-header="true"><text:bookmark-start text:name="__RefHeading___Toc47608_4047943807"/><text:span text:style-name="T92">Versió 0.9.</text:span><text:span text:style-name="T75">35</text:span><text:span text:style-name="T67">.</text:span><text:span text:style-name="T75">1</text:span><text:span text:style-name="T63"> </text:span><text:span text:style-name="T64">C</text:span><text:span text:style-name="T67">orrecció e</text:span><text:span text:style-name="T84">rror processament múltiple</text:span><text:bookmark-end text:name="__RefHeading___Toc47608_4047943807"/></text:h>
            </text:list-header>
          </text:list>
        </text:list-item>
      </text:list>
      <text:p text:style-name="P160">Data: <text:span text:style-name="T140">31</text:span>/0<text:span text:style-name="T140">5</text:span>/202<text:span text:style-name="T140">1</text:span></text:p>
      <text:p text:style-name="P160"/>
      <text:p text:style-name="P81">Resum: Correcció de l'error de permisos en el processament múltiple pels usuaris.</text:p>
      <text:p text:style-name="P161"/>
      <text:p text:style-name="P235">Errors resolts:</text:p>
      <text:list xml:id="list460573632" text:style-name="L64">
        <text:list-item>
          <text:p text:style-name="P428"><text:a xlink:type="simple" xlink:href="https://github.com/GovernIB/distribucio/issues/307" text:style-name="Internet_20_link" text:visited-style-name="Visited_20_Internet_20_Link"><text:span text:style-name="T156">#307</text:span></text:a><text:span text:style-name="T156"> Error EJBAccessException processant anotacions de forma múltiple </text:span></text:p>
        </text:list-item>
      </text:list>
      <text:p text:style-name="P137"/>
      <text:p text:style-name="P67">Base de dades:<text:span text:style-name="T5"> </text:span></text:p>
      <text:list xml:id="list917487666" text:style-name="L65">
        <text:list-item>
          <text:p text:style-name="P420"><text:soft-page-break/>S<text:span text:style-name="T112">ense canvis</text:span></text:p>
        </text:list-item>
      </text:list>
      <text:p text:style-name="P67"/>
      <text:p text:style-name="P36"><text:span text:style-name="T6">Propietats globals</text:span>: </text:p>
      <text:list xml:id="list402478661" text:style-name="L66">
        <text:list-item>
          <text:p text:style-name="P402">Sense canvis</text:p>
        </text:list-item>
      </text:list>
      <text:p text:style-name="P207"/>
      <text:p text:style-name="P207"/>
      <text:list xml:id="list153915921803308" text:continue-list="list153916038549453" text:style-name="Outline">
        <text:list-item>
          <text:list>
            <text:list-header>
              <text:h text:style-name="P320" text:outline-level="2" text:is-list-header="true"><text:bookmark-start text:name="__RefHeading___Toc257433_4047943807"/><text:span text:style-name="T92">Versió 0.9.3</text:span><text:span text:style-name="T75">6</text:span><text:span text:style-name="T63"> </text:span><text:span text:style-name="T86">Millora amb backoffices, correcció d'errors i millores visuals</text:span><text:bookmark-end text:name="__RefHeading___Toc257433_4047943807"/></text:h>
            </text:list-header>
          </text:list>
        </text:list-item>
      </text:list>
      <text:p text:style-name="P162">Data: <text:span text:style-name="T140">01</text:span>/<text:span text:style-name="T157">07</text:span>/202<text:span text:style-name="T140">1 08:00h</text:span></text:p>
      <text:p text:style-name="P162"/>
      <text:p text:style-name="P82">Resum: Millorar regles, simulació i comportament amb backoffices. Reducció de logs. Millores visuals i correccions d'errors.</text:p>
      <text:p text:style-name="P162"/>
      <text:p text:style-name="P238">Millores incloses:</text:p>
      <text:list xml:id="list221432505" text:style-name="L67">
        <text:list-item>
          <text:p text:style-name="P455"><text:a xlink:type="simple" xlink:href="https://github.com/GovernIB/distribucio/issues/333" text:style-name="Internet_20_link" text:visited-style-name="Visited_20_Internet_20_Link">#333</text:a><text:span text:style-name="T158"> </text:span>Modificar la definició de regles per gestionar amb backoffice</text:p>
        </text:list-item>
        <text:list-item>
          <text:p text:style-name="P455"><text:a xlink:type="simple" xlink:href="https://github.com/GovernIB/distribucio/issues/359" text:style-name="Internet_20_link" text:visited-style-name="Visited_20_Internet_20_Link">#359</text:a><text:span text:style-name="T158"> </text:span>Modificar la configuració d'autenticació dels backoffices <text:s/></text:p>
        </text:list-item>
        <text:list-item>
          <text:p text:style-name="P455"><text:a xlink:type="simple" xlink:href="https://github.com/GovernIB/distribucio/issues/361" text:style-name="Internet_20_link" text:visited-style-name="Visited_20_Internet_20_Link">#361</text:a><text:span text:style-name="T158"> </text:span>L'arbre de reenviament no surt ordenada alfabèticament </text:p>
        </text:list-item>
        <text:list-item>
          <text:p text:style-name="P455"><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158">2</text:span></text:a><text:span text:style-name="T158"> Simular regles afegint la bústia com a filtre</text:span></text:p>
        </text:list-item>
        <text:list-item>
          <text:p text:style-name="P455"><text:a xlink:type="simple" xlink:href="https://github.com/GovernIB/distribucio/issues/343" text:style-name="Internet_20_link" text:visited-style-name="Visited_20_Internet_20_Link">#343</text:a><text:span text:style-name="T158"> Descarregar fulla d'usuaris amb permís i bústia només per a les bústies que apareixen en el resultat de la cerca en la gestió de bústies</text:span></text:p>
        </text:list-item>
        <text:list-item>
          <text:p text:style-name="P455"><text:a xlink:type="simple" xlink:href="https://github.com/GovernIB/distribucio/issues/330" text:style-name="Internet_20_link" text:visited-style-name="Visited_20_Internet_20_Link">#330</text:a><text:span text:style-name="T158"> </text:span>Limitar número de reintents d'execució de regles d'enviament a Backoffice </text:p>
        </text:list-item>
        <text:list-item>
          <text:p text:style-name="P456"><text:a xlink:type="simple" xlink:href="https://github.com/GovernIB/distribucio/issues/329" text:style-name="Internet_20_link" text:visited-style-name="Visited_20_Internet_20_Link">#329</text:a><text:span text:style-name="T159"> </text:span>Afegir desplegable de Backoffice al localitzador d'anotacions del administradors </text:p>
        </text:list-item>
        <text:list-item>
          <text:p text:style-name="P456"><text:a xlink:type="simple" xlink:href="https://github.com/GovernIB/distribucio/issues/321" text:style-name="Internet_20_link" text:visited-style-name="Visited_20_Internet_20_Link">#321</text:a><text:span text:style-name="T159"> </text:span>Navegar al llistat d'anotacions quan s'esculli el rol d'Administrador </text:p>
        </text:list-item>
        <text:list-item>
          <text:p text:style-name="P456"><text:a xlink:type="simple" xlink:href="https://github.com/GovernIB/distribucio/issues/358" text:style-name="Internet_20_link" text:visited-style-name="Visited_20_Internet_20_Link">#358</text:a><text:span text:style-name="T159"> </text:span>Reduir el número de logs tipus DEBUG</text:p>
        </text:list-item>
        <text:list-item>
          <text:p text:style-name="P456"><text:a xlink:type="simple" xlink:href="https://github.com/GovernIB/distribucio/issues/357" text:style-name="Internet_20_link" text:visited-style-name="Visited_20_Internet_20_Link">#357</text:a><text:span text:style-name="T159"> </text:span>Error al intentar guardar annexes a l'arxiu quan els documents tenen un punt (.) al nom del fitxer</text:p>
        </text:list-item>
        <text:list-item>
          <text:p text:style-name="P456"><text:a xlink:type="simple" xlink:href="https://github.com/GovernIB/distribucio/issues/345" text:style-name="Internet_20_link" text:visited-style-name="Visited_20_Internet_20_Link">#345</text:a><text:span text:style-name="T159"> </text:span>Ajustar estils pantalla reenviament</text:p>
        </text:list-item>
        <text:list-item>
          <text:p text:style-name="P456"><text:a xlink:type="simple" xlink:href="https://github.com/GovernIB/distribucio/issues/344" text:style-name="Internet_20_link" text:visited-style-name="Visited_20_Internet_20_Link">#344</text:a><text:span text:style-name="T159"> </text:span>La pantalla de reenviament massiu i de reenviament individual haurien de ser la mateixa </text:p>
        </text:list-item>
        <text:list-item>
          <text:p text:style-name="P456"><text:a xlink:type="simple" xlink:href="https://github.com/GovernIB/distribucio/issues/346" text:style-name="Internet_20_link" text:visited-style-name="Visited_20_Internet_20_Link">#346</text:a><text:span text:style-name="T159"> </text:span>Canviar ordre dels botons de favorit i "per a coneixement" </text:p>
        </text:list-item>
        <text:list-item>
          <text:p text:style-name="P456"><text:a xlink:type="simple" xlink:href="https://github.com/GovernIB/distribucio/issues/320" text:style-name="Internet_20_link" text:visited-style-name="Visited_20_Internet_20_Link">#320</text:a><text:span text:style-name="T159"> </text:span>Posar el número d'errors en les pipelles del monitor d'integració </text:p>
        </text:list-item>
        <text:list-item>
          <text:p text:style-name="P456"><text:a xlink:type="simple" xlink:href="https://github.com/GovernIB/distribucio/issues/340" text:style-name="Internet_20_link" text:visited-style-name="Visited_20_Internet_20_Link">#340</text:a><text:span text:style-name="T159"> </text:span>Millores en el llistat d'assentaments </text:p>
        </text:list-item>
      </text:list>
      <text:p text:style-name="P236">Errors resolts:</text:p>
      <text:list xml:id="list153917028420394" text:continue-list="list460573632" text:style-name="L64">
        <text:list-item>
          <text:p text:style-name="P429"><text:a xlink:type="simple" xlink:href="https://github.com/GovernIB/distribucio/issues/348" text:style-name="Internet_20_link" text:visited-style-name="Visited_20_Internet_20_Link"><text:span text:style-name="T156">#348</text:span></text:a><text:span text:style-name="T156"> Error consultant el document a l'hora de guardar les firmes del document </text:span></text:p>
        </text:list-item>
        <text:list-item>
          <text:p text:style-name="P429"><text:a xlink:type="simple" xlink:href="https://github.com/GovernIB/distribucio/issues/352" text:style-name="Internet_20_link" text:visited-style-name="Visited_20_Internet_20_Link">#352</text:a><text:span text:style-name="T158"> </text:span>Les bústies apareixen solapades en la vista d'arbre </text:p>
        </text:list-item>
        <text:list-item>
          <text:p text:style-name="P429"><text:a xlink:type="simple" xlink:href="https://github.com/GovernIB/distribucio/issues/341" text:style-name="Internet_20_link" text:visited-style-name="Visited_20_Internet_20_Link">#341</text:a><text:span text:style-name="T158"> </text:span>Error al generar un .zip amb els annexes i el justificant </text:p>
        </text:list-item>
        <text:list-item>
          <text:p text:style-name="P429"><text:a xlink:type="simple" xlink:href="https://github.com/GovernIB/distribucio/issues/334" text:style-name="Internet_20_link" text:visited-style-name="Visited_20_Internet_20_Link">#334</text:a><text:span text:style-name="T158"> </text:span>Generació de .zip a una anotació amb més d'un document amb el mateix nom </text:p>
        </text:list-item>
        <text:list-item>
          <text:p text:style-name="P429"><text:a xlink:type="simple" xlink:href="https://github.com/GovernIB/distribucio/issues/360" text:style-name="Internet_20_link" text:visited-style-name="Visited_20_Internet_20_Link">#360</text:a><text:span text:style-name="T158"> </text:span>Revisar regles encadenades després de "moure a bústia" </text:p>
        </text:list-item>
        <text:list-item>
          <text:p text:style-name="P430"><text:a xlink:type="simple" xlink:href="https://github.com/GovernIB/distribucio/issues/314" text:style-name="Internet_20_link" text:visited-style-name="Visited_20_Internet_20_Link">#314</text:a><text:span text:style-name="T159"> </text:span>Fixar l'ample de columna màxim pel títol de les anotacions </text:p>
        </text:list-item>
        <text:list-item>
          <text:p text:style-name="P430"><text:a xlink:type="simple" xlink:href="https://github.com/GovernIB/distribucio/issues/335" text:style-name="Internet_20_link" text:visited-style-name="Visited_20_Internet_20_Link">#335</text:a><text:span text:style-name="T159"> </text:span>Cuando se genera un .zip de una anotación sin documentación adjunta ni anexos, el zip creado es vacío </text:p>
        </text:list-item>
        <text:list-item>
          <text:p text:style-name="P430"><text:a xlink:type="simple" xlink:href="https://github.com/GovernIB/distribucio/issues/337" text:style-name="Internet_20_link" text:visited-style-name="Visited_20_Internet_20_Link">#337</text:a><text:span text:style-name="T159"> </text:span>En la pantalla de Moviments dóna error d'ajax al marcar elements </text:p>
        </text:list-item>
        <text:list-item>
          <text:p text:style-name="P430"><text:a xlink:type="simple" xlink:href="https://github.com/GovernIB/distribucio/issues/355" text:style-name="Internet_20_link" text:visited-style-name="Visited_20_Internet_20_Link">#355</text:a><text:span text:style-name="T159"> </text:span>Revisar per què no s'envien anotacions amb enllaços cap a ConCSV </text:p>
        </text:list-item>
        <text:list-item>
          <text:p text:style-name="P430"><text:a xlink:type="simple" xlink:href="https://github.com/GovernIB/distribucio/issues/357" text:style-name="Internet_20_link" text:visited-style-name="Visited_20_Internet_20_Link">#357</text:a><text:span text:style-name="T159"> </text:span>Error al intentar guardar annexes a l'arxiu quan els documents tenen un punt (.) al nom del fitxer </text:p>
        </text:list-item>
        <text:list-item>
          <text:p text:style-name="P430"><text:a xlink:type="simple" xlink:href="https://github.com/GovernIB/distribucio/issues/349" text:style-name="Internet_20_link" text:visited-style-name="Visited_20_Internet_20_Link">#349</text:a><text:span text:style-name="T159"> </text:span>NullPointer a l'hora d'alliberar una anotació d'un usuari sense correu </text:p>
        </text:list-item>
        <text:list-item>
          <text:p text:style-name="P430"><text:soft-page-break/><text:a xlink:type="simple" xlink:href="https://github.com/GovernIB/distribucio/issues/347" text:style-name="Internet_20_link" text:visited-style-name="Visited_20_Internet_20_Link">#347</text:a><text:span text:style-name="T159"> </text:span>Al classificar dóna un error (warning) però a al final ho acaba classificant </text:p>
        </text:list-item>
      </text:list>
      <text:p text:style-name="P138"/>
      <text:p text:style-name="P68">Base de dades:<text:span text:style-name="T5"> </text:span></text:p>
      <text:list xml:id="list1201204192" text:style-name="L68">
        <text:list-item>
          <text:p text:style-name="P458">distribucio_update_0.9.36.sql (Oracle)</text:p>
          <text:list>
            <text:list-item>
              <text:p text:style-name="P458">Ampliació dels camps usuari i password dels backoffices per poder-hi guardar entrades al fitxer de propietats.</text:p>
            </text:list-item>
          </text:list>
        </text:list-item>
      </text:list>
      <text:p text:style-name="P240"/>
      <table:table table:name="Table8" table:style-name="Table8">
        <table:table-column table:style-name="Table8.A"/>
        <table:table-row>
          <table:table-cell table:style-name="Table8.A1" office:value-type="string">
            <text:p text:style-name="P259"><text:span text:style-name="T160">-</text:span><text:span text:style-name="T161">-</text:span><text:span text:style-name="T160">#359 Modificar la configuració d'autenticació dels backoffices: ampliar usuari y contrasenya de 64 a 255 caracteres</text:span></text:p>
            <text:p text:style-name="P259"><text:span text:style-name="T52">ALTER</text:span><text:span text:style-name="T23"> </text:span><text:span text:style-name="T52">TABLE</text:span><text:span text:style-name="T23"> DIS_BACKOFFICE MODIFY USUARI VARCHAR2(255 </text:span><text:span text:style-name="T52">CHAR</text:span><text:span text:style-name="T23">);</text:span></text:p>
            <text:p text:style-name="P259"><text:span text:style-name="T52">ALTER</text:span><text:span text:style-name="T23"> </text:span><text:span text:style-name="T52">TABLE</text:span><text:span text:style-name="T23"> DIS_BACKOFFICE MODIFY CONTRASENYA VARCHAR2(255 </text:span><text:span text:style-name="T52">CHAR</text:span><text:span text:style-name="T23">);</text:span></text:p>
            <text:p text:style-name="P276"/>
          </table:table-cell>
        </table:table-row>
      </table:table>
      <text:p text:style-name="P240"/>
      <text:p text:style-name="P68"/>
      <text:p text:style-name="P37"><text:span text:style-name="T6">Propietats globals</text:span>: </text:p>
      <text:list xml:id="list2531707513" text:style-name="L69">
        <text:list-item>
          <text:p text:style-name="P403">N<text:span text:style-name="T162">ova propietat opcional per limitar el nombre de reintents d'enviament d'avís de noves anotacions a backoffices de Distribucio.</text:span></text:p>
        </text:list-item>
      </text:list>
      <text:p text:style-name="P208"/>
      <table:table table:name="Table9" table:style-name="Table9">
        <table:table-column table:style-name="Table9.A"/>
        <table:table-row>
          <table:table-cell table:style-name="Table9.A1" office:value-type="string">
            <text:p text:style-name="P108">#330 Limitar número de reintents d'execució de regles d'enviament a Backoffice </text:p>
            <text:p text:style-name="P242"><text:span text:style-name="T23">es.caib.distribucio.tasca.enviar.anotacions.max.reintents=</text:span><text:span text:style-name="T27">2</text:span></text:p>
          </table:table-cell>
        </table:table-row>
      </table:table>
      <text:p text:style-name="P208"/>
      <text:list xml:id="list2215021699" text:style-name="L70">
        <text:list-item>
          <text:p text:style-name="P405">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209">taula. <text:span text:style-name="T129">Exemple de usuari i passord per un backoffice a nivell de propietats.</text:span></text:p>
      <table:table table:name="Table10" table:style-name="Table10">
        <table:table-column table:style-name="Table10.A"/>
        <table:table-row>
          <table:table-cell table:style-name="Table10.A1" office:value-type="string">
            <text:p text:style-name="P108"># Propietats per ususaris i contrasenyes de backoffices de DistribucioDS</text:p>
            <text:p text:style-name="P286"><text:span text:style-name="T23">es.caib.distribucio.backoffice.helium.usuari=</text:span><text:span text:style-name="T27">admin</text:span></text:p>
            <text:p text:style-name="P286"><text:span text:style-name="T23">es.caib.distribucio.backoffice.helium.contrasenya=</text:span><text:span text:style-name="T27">admin</text:span></text:p>
            <text:p text:style-name="P242"/>
          </table:table-cell>
        </table:table-row>
      </table:table>
      <text:p text:style-name="P211"/>
      <text:p text:style-name="P210">fig.<text:span text:style-name="T129"> Exemple de configuració amb claus cap al fitxer de propietats.</text:span></text:p>
      <text:p text:style-name="P212"><draw:frame draw:style-name="fr1" draw:name="Image3" text:anchor-type="paragraph" svg:x="0cm" svg:y="0cm" svg:width="17cm" svg:height="9.839cm" draw:z-index="46"><draw:image xlink:href="Pictures/100000000000038B0000020D56BAE0BE9DB8E901.png" xlink:type="simple" xlink:show="embed" xlink:actuate="onLoad" loext:mime-type="image/png"/></draw:frame><text:soft-page-break/></text:p>
      <text:list xml:id="list153914999033299" text:continue-list="list153915921803308" text:style-name="Outline">
        <text:list-item>
          <text:list>
            <text:list-header>
              <text:h text:style-name="P321" text:outline-level="2" text:is-list-header="true"><text:bookmark-start text:name="__RefHeading___Toc60504_2052141439"/><text:span text:style-name="T92">Versió 0.9.3</text:span><text:span text:style-name="T87">7</text:span><text:span text:style-name="T63"> </text:span><text:span text:style-name="T88">Configuració web, moviments i millores de navegació</text:span><text:bookmark-end text:name="__RefHeading___Toc60504_2052141439"/></text:h>
            </text:list-header>
          </text:list>
        </text:list-item>
      </text:list>
      <text:p text:style-name="P163">Data: <text:span text:style-name="T163">06</text:span>/<text:span text:style-name="T157">09</text:span>/202<text:span text:style-name="T140">1 17:00h</text:span></text:p>
      <text:p text:style-name="P163"/>
      <text:p text:style-name="P83">Resum: Configuració via aplicació, fitxers tècnics ocults per l'usuari, vista de moviments, millores de navegació</text:p>
      <text:p text:style-name="P163"/>
      <text:p text:style-name="P239">Millores incloses:</text:p>
      <text:list xml:id="list153916062429509" text:continue-list="list221432505" text:style-name="L67">
        <text:list-item>
          <text:p text:style-name="P457"><text:a xlink:type="simple" xlink:href="https://github.com/GovernIB/distribucio/issues/378" text:style-name="Internet_20_link" text:visited-style-name="Visited_20_Internet_20_Link">#378</text:a>: Problema per definir regla amb múltiples SIAs</text:p>
        </text:list-item>
        <text:list-item>
          <text:p text:style-name="P457"><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457"><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457"><text:a xlink:type="simple" xlink:href="https://github.com/GovernIB/distribucio/issues/374" text:style-name="Internet_20_link" text:visited-style-name="Visited_20_Internet_20_Link">#374</text:a>: Posar el logo de l'entitat a FileSystem</text:p>
        </text:list-item>
        <text:list-item>
          <text:p text:style-name="P457"><text:a xlink:type="simple" xlink:href="https://github.com/GovernIB/distribucio/issues/373" text:style-name="Internet_20_link" text:visited-style-name="Visited_20_Internet_20_Link">#373</text:a>: Veure els comentaris des del detall d'anotació</text:p>
        </text:list-item>
        <text:list-item>
          <text:p text:style-name="P457"><text:a xlink:type="simple" xlink:href="https://github.com/GovernIB/distribucio/issues/371" text:style-name="Internet_20_link" text:visited-style-name="Visited_20_Internet_20_Link">#371</text:a>: Eliminar espais en blanc en els formularis</text:p>
        </text:list-item>
        <text:list-item>
          <text:p text:style-name="P457"><text:a xlink:type="simple" xlink:href="https://github.com/GovernIB/distribucio/issues/368" text:style-name="Internet_20_link" text:visited-style-name="Visited_20_Internet_20_Link">#368</text:a>: Poder reenviar moviments en la vista de moviments</text:p>
        </text:list-item>
        <text:list-item>
          <text:p text:style-name="P457"><text:a xlink:type="simple" xlink:href="https://github.com/GovernIB/distribucio/issues/367" text:style-name="Internet_20_link" text:visited-style-name="Visited_20_Internet_20_Link">#367</text:a>: Mostrar tots els moviments en la vista de moviments</text:p>
        </text:list-item>
        <text:list-item>
          <text:p text:style-name="P457"><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457"><text:a xlink:type="simple" xlink:href="https://github.com/GovernIB/distribucio/issues/318" text:style-name="Internet_20_link" text:visited-style-name="Visited_20_Internet_20_Link">#318</text:a>: Opció per enviar i processar els registres de manera massiva</text:p>
        </text:list-item>
        <text:list-item>
          <text:p text:style-name="P457"><text:a xlink:type="simple" xlink:href="https://github.com/GovernIB/distribucio/issues/319" text:style-name="Internet_20_link" text:visited-style-name="Visited_20_Internet_20_Link">#319</text:a>: Posar el focus en el primer control i fer submit en prémer INTRO</text:p>
        </text:list-item>
        <text:list-item>
          <text:p text:style-name="P457"><text:a xlink:type="simple" xlink:href="https://github.com/GovernIB/distribucio/issues/350" text:style-name="Internet_20_link" text:visited-style-name="Visited_20_Internet_20_Link">#350</text:a>: Eliminar el camp "Tipus" en la gestió dels backoffices</text:p>
        </text:list-item>
        <text:list-item>
          <text:p text:style-name="P457"><text:a xlink:type="simple" xlink:href="https://github.com/GovernIB/distribucio/issues/313" text:style-name="Internet_20_link" text:visited-style-name="Visited_20_Internet_20_Link">#313</text:a>: Afegir monitor del sistema</text:p>
        </text:list-item>
        <text:list-item>
          <text:p text:style-name="P457"><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457"><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457"><text:a xlink:type="simple" xlink:href="https://github.com/GovernIB/distribucio/issues/365" text:style-name="Internet_20_link" text:visited-style-name="Visited_20_Internet_20_Link">#365</text:a>: Guardar selecció 'bústies favorites' entre reenviaments</text:p>
        </text:list-item>
        <text:list-item>
          <text:p text:style-name="P457"><text:soft-page-break/></text:p>
        </text:list-item>
      </text:list>
      <text:p text:style-name="P237">Errors resolts:</text:p>
      <text:list xml:id="list4080300120" text:style-name="L71">
        <text:list-header>
          <text:p text:style-name="P431"/>
        </text:list-header>
        <text:list-item>
          <text:p text:style-name="P431"><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431"><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431"><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431"><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432"><text:a xlink:type="simple" xlink:href="https://github.com/GovernIB/distribucio/issues/384" text:style-name="Internet_20_link" text:visited-style-name="Visited_20_Internet_20_Link">#384</text:a><text:span text:style-name="T166">: </text:span>A la pipella d'Accions de l'històric d'accions al clicar per a amagar detalls, desapareixen moviments</text:p>
        </text:list-item>
      </text:list>
      <text:p text:style-name="P139"/>
      <text:p text:style-name="P69">Base de dades:<text:span text:style-name="T5"> </text:span></text:p>
      <text:list xml:id="list153916233991791" text:continue-list="list1201204192" text:style-name="L68">
        <text:list-item>
          <text:p text:style-name="P459">distribucio_update_0.9.3<text:span text:style-name="T164">7</text:span>.sql (Oracle)</text:p>
        </text:list-item>
      </text:list>
      <text:p text:style-name="P241"/>
      <table:table table:name="Tabela7" table:style-name="Tabela7">
        <table:table-column table:style-name="Tabela7.A"/>
        <table:table-row>
          <table:table-cell table:style-name="Tabela7.A1" office:value-type="string">
            <text:p text:style-name="P275">-- #287 Posar com a pendents les anotacions rebutjades pels backoffices per poder processar-les</text:p>
            <text:p text:style-name="P259"><text:span text:style-name="T52">UPDATE</text:span><text:span text:style-name="T23"> DIS_REGISTRE </text:span><text:span text:style-name="T52">SET</text:span><text:span text:style-name="T23"> PENDENT = 1 </text:span><text:span text:style-name="T52">WHERE</text:span><text:span text:style-name="T23"> PENDENT = 0 </text:span><text:span text:style-name="T52">AND</text:span><text:span text:style-name="T23"> PROCES_ESTAT = </text:span><text:span text:style-name="T101">'BACK_REBUTJADA'</text:span><text:span text:style-name="T23">;</text:span></text:p>
            <text:p text:style-name="P259"><text:span text:style-name="T52">UPDATE</text:span><text:span text:style-name="T23"> DIS_REGISTRE </text:span><text:span text:style-name="T52">SET</text:span><text:span text:style-name="T23"> PENDENT = 1 </text:span><text:span text:style-name="T52">WHERE</text:span><text:span text:style-name="T23"> PENDENT = 0 </text:span><text:span text:style-name="T52">AND</text:span><text:span text:style-name="T23"> PROCES_ESTAT = </text:span><text:span text:style-name="T101">'BACK_ERROR'</text:span><text:span text:style-name="T23">;</text:span></text:p>
            <text:p text:style-name="P268"/>
            <text:p text:style-name="P271">--#350 Eliminar el camp "Tipus" en la gestió dels backoffices</text:p>
            <text:p text:style-name="P259"><text:span text:style-name="T52">ALTER</text:span><text:span text:style-name="T23"> </text:span><text:span text:style-name="T52">TABLE</text:span><text:span text:style-name="T23"> DIS_BACKOFFICE </text:span><text:span text:style-name="T52">DROP</text:span><text:span text:style-name="T23"> </text:span><text:span text:style-name="T52">COLUMN</text:span><text:span text:style-name="T23"> TIPUS;</text:span></text:p>
            <text:p text:style-name="P268"/>
            <text:p text:style-name="P271">-- #354 Implementar una nova secció de configuració general de l'aplicació</text:p>
            <text:p text:style-name="P259"><text:span text:style-name="T52">CREATE</text:span><text:span text:style-name="T23"> </text:span><text:span text:style-name="T52">TABLE</text:span><text:span text:style-name="T23"> DIS_CONFIG</text:span></text:p>
            <text:p text:style-name="P276">(</text:p>
            <text:p text:style-name="P259"><text:span text:style-name="T23"><text:s text:c="4"/></text:span><text:span text:style-name="T52">KEY</text:span><text:span text:style-name="T23"> <text:s text:c="17"/>VARCHAR2(256 </text:span><text:span text:style-name="T52">CHAR</text:span><text:span text:style-name="T23">) <text:s text:c="4"/></text:span><text:span text:style-name="T52">NOT</text:span><text:span text:style-name="T23"> </text:span><text:span text:style-name="T89">NULL</text:span><text:span text:style-name="T23">,</text:span></text:p>
            <text:p text:style-name="P259"><text:span text:style-name="T23"><text:s text:c="4"/></text:span><text:span text:style-name="T52">VALUE</text:span><text:span text:style-name="T23"> <text:s text:c="15"/>VARCHAR2(2048 </text:span><text:span text:style-name="T52">CHAR</text:span><text:span text:style-name="T23">),</text:span></text:p>
            <text:p text:style-name="P259"><text:span text:style-name="T23"><text:s text:c="4"/>DESCRIPTION <text:s text:c="9"/>VARCHAR2(2048 </text:span><text:span text:style-name="T52">CHAR</text:span><text:span text:style-name="T23">),</text:span></text:p>
            <text:p text:style-name="P259"><text:span text:style-name="T23"><text:s text:c="4"/>GROUP_CODE <text:s text:c="10"/>VARCHAR2(128 </text:span><text:span text:style-name="T52">CHAR</text:span><text:span text:style-name="T23">) <text:s text:c="4"/></text:span><text:span text:style-name="T52">NOT</text:span><text:span text:style-name="T23"> </text:span><text:span text:style-name="T89">NULL</text:span><text:span text:style-name="T23">,</text:span></text:p>
            <text:p text:style-name="P259"><text:span text:style-name="T23"><text:s text:c="4"/>POSITION <text:s text:c="12"/>NUMBER(3) <text:s text:c="13"/></text:span><text:span text:style-name="T52">DEFAULT</text:span><text:span text:style-name="T23"> 0 </text:span><text:span text:style-name="T52">NOT</text:span><text:span text:style-name="T23"> </text:span><text:span text:style-name="T89">NULL</text:span><text:span text:style-name="T23">,</text:span></text:p>
            <text:p text:style-name="P259"><text:span text:style-name="T23"><text:s text:c="4"/>JBOSS_PROPERTY <text:s text:c="6"/>NUMBER(1) <text:s text:c="13"/></text:span><text:span text:style-name="T52">DEFAULT</text:span><text:span text:style-name="T23"> 0 </text:span><text:span text:style-name="T52">NOT</text:span><text:span text:style-name="T23"> </text:span><text:span text:style-name="T89">NULL</text:span><text:span text:style-name="T23">,</text:span></text:p>
            <text:p text:style-name="P259"><text:span text:style-name="T23"><text:s text:c="4"/>TYPE_CODE <text:s text:c="11"/>VARCHAR2(128 </text:span><text:span text:style-name="T52">CHAR</text:span><text:span text:style-name="T23">) <text:s text:c="4"/></text:span><text:span text:style-name="T52">DEFAULT</text:span><text:span text:style-name="T23"> </text:span><text:span text:style-name="T101">'TEXT'</text:span><text:span text:style-name="T23">,</text:span></text:p>
            <text:p text:style-name="P276"><text:s text:c="4"/>LASTMODIFIEDBY_CODI <text:s/>VARCHAR2(64),</text:p>
            <text:p text:style-name="P259"><text:span text:style-name="T23"><text:s text:c="4"/>LASTMODIFIEDDATE <text:s text:c="4"/></text:span><text:span text:style-name="T52">TIMESTAMP</text:span><text:span text:style-name="T23">(6)</text:span></text:p>
            <text:p text:style-name="P276">);</text:p>
            <text:p text:style-name="P268"/>
            <text:p text:style-name="P259"><text:span text:style-name="T52">CREATE</text:span><text:span text:style-name="T23"> </text:span><text:span text:style-name="T52">TABLE</text:span><text:span text:style-name="T23"> DIS_CONFIG_GROUP</text:span></text:p>
            <text:p text:style-name="P276">(</text:p>
            <text:p text:style-name="P259"><text:span text:style-name="T23"><text:s text:c="4"/>CODE <text:s text:c="16"/>VARCHAR2(128 </text:span><text:span text:style-name="T52">CHAR</text:span><text:span text:style-name="T23">) <text:s text:c="4"/></text:span><text:span text:style-name="T52">NOT</text:span><text:span text:style-name="T23"> </text:span><text:span text:style-name="T89">NULL</text:span><text:span text:style-name="T23">,</text:span></text:p>
            <text:p text:style-name="P259"><text:span text:style-name="T23"><text:s text:c="4"/>PARENT_CODE <text:s text:c="9"/>VARCHAR2(128 </text:span><text:span text:style-name="T52">CHAR</text:span><text:span text:style-name="T23">) <text:s text:c="4"/></text:span><text:span text:style-name="T52">DEFAULT</text:span><text:span text:style-name="T23"> </text:span><text:span text:style-name="T89">NULL</text:span><text:span text:style-name="T23">,</text:span></text:p>
            <text:p text:style-name="P259"><text:span text:style-name="T23"><text:s text:c="4"/>POSITION <text:s text:c="12"/>NUMBER(3) <text:s text:c="13"/></text:span><text:span text:style-name="T52">DEFAULT</text:span><text:span text:style-name="T23"> 0 </text:span><text:span text:style-name="T52">NOT</text:span><text:span text:style-name="T23"> </text:span><text:span text:style-name="T89">NULL</text:span><text:span text:style-name="T23">,</text:span></text:p>
            <text:p text:style-name="P259"><text:span text:style-name="T23"><text:s text:c="4"/>DESCRIPTION <text:s text:c="9"/>VARCHAR2(512 </text:span><text:span text:style-name="T52">CHAR</text:span><text:span text:style-name="T23">) <text:s text:c="4"/></text:span><text:span text:style-name="T52">NOT</text:span><text:span text:style-name="T23"> </text:span><text:span text:style-name="T89">NULL</text:span></text:p>
            <text:p text:style-name="P276">);</text:p>
            <text:p text:style-name="P268"/>
            <text:p text:style-name="P259"><text:span text:style-name="T52">CREATE</text:span><text:span text:style-name="T23"> </text:span><text:span text:style-name="T52">TABLE</text:span><text:span text:style-name="T23"> DIS_CONFIG_TYPE</text:span></text:p>
            <text:p text:style-name="P276">(</text:p>
            <text:p text:style-name="P259"><text:span text:style-name="T23"><text:s text:c="4"/>CODE <text:s text:c="16"/>VARCHAR2(128 </text:span><text:span text:style-name="T52">CHAR</text:span><text:span text:style-name="T23">) <text:s text:c="4"/></text:span><text:span text:style-name="T52">NOT</text:span><text:span text:style-name="T23"> </text:span><text:span text:style-name="T89">NULL</text:span><text:span text:style-name="T23">,</text:span></text:p>
            <text:p text:style-name="P259"><text:span text:style-name="T23"><text:s text:c="4"/></text:span><text:span text:style-name="T52">VALUE</text:span><text:span text:style-name="T23"> <text:s text:c="15"/>VARCHAR2(2048 </text:span><text:span text:style-name="T52">CHAR</text:span><text:span text:style-name="T23">) <text:s text:c="2"/></text:span><text:span text:style-name="T52">DEFAULT</text:span><text:span text:style-name="T23"> </text:span><text:span text:style-name="T89">NULL</text:span></text:p>
            <text:p text:style-name="P276">);</text:p>
            <text:p text:style-name="P268"/>
            <text:p text:style-name="P259"><text:span text:style-name="T52">ALTER</text:span><text:span text:style-name="T23"> </text:span><text:span text:style-name="T52">TABLE</text:span><text:span text:style-name="T23"> DIS_CONFIG </text:span><text:span text:style-name="T52">ADD</text:span><text:span text:style-name="T23"> (</text:span></text:p>
            <text:p text:style-name="P259"><text:soft-page-break/><text:span text:style-name="T23"><text:s text:c="4"/></text:span><text:span text:style-name="T52">CONSTRAINT</text:span><text:span text:style-name="T23"> DIS_CONFIG_PK </text:span><text:span text:style-name="T52">PRIMARY</text:span><text:span text:style-name="T23"> </text:span><text:span text:style-name="T52">KEY</text:span><text:span text:style-name="T23"> (</text:span><text:span text:style-name="T52">KEY</text:span><text:span text:style-name="T23">));</text:span></text:p>
            <text:p text:style-name="P268"/>
            <text:p text:style-name="P259"><text:span text:style-name="T52">ALTER</text:span><text:span text:style-name="T23"> </text:span><text:span text:style-name="T52">TABLE</text:span><text:span text:style-name="T23"> DIS_CONFIG_GROUP </text:span><text:span text:style-name="T52">ADD</text:span><text:span text:style-name="T23"> (</text:span></text:p>
            <text:p text:style-name="P259"><text:span text:style-name="T23"><text:s text:c="4"/></text:span><text:span text:style-name="T52">CONSTRAINT</text:span><text:span text:style-name="T23"> DIS_CONFIG_GROUP_PK </text:span><text:span text:style-name="T52">PRIMARY</text:span><text:span text:style-name="T23"> </text:span><text:span text:style-name="T52">KEY</text:span><text:span text:style-name="T23"> (CODE));</text:span></text:p>
            <text:p text:style-name="P268"/>
            <text:p text:style-name="P259"><text:span text:style-name="T52">ALTER</text:span><text:span text:style-name="T23"> </text:span><text:span text:style-name="T52">TABLE</text:span><text:span text:style-name="T23"> DIS_CONFIG_TYPE </text:span><text:span text:style-name="T52">ADD</text:span><text:span text:style-name="T23"> (</text:span></text:p>
            <text:p text:style-name="P259"><text:span text:style-name="T23"><text:s text:c="4"/></text:span><text:span text:style-name="T52">CONSTRAINT</text:span><text:span text:style-name="T23"> DIS_CONFIG_TYPE_PK </text:span><text:span text:style-name="T52">PRIMARY</text:span><text:span text:style-name="T23"> </text:span><text:span text:style-name="T52">KEY</text:span><text:span text:style-name="T23"> (CODE));</text:span></text:p>
            <text:p text:style-name="P268"/>
            <text:p text:style-name="P259"><text:span text:style-name="T52">ALTER</text:span><text:span text:style-name="T23"> </text:span><text:span text:style-name="T52">TABLE</text:span><text:span text:style-name="T23"> DIS_CONFIG</text:span></text:p>
            <text:p text:style-name="P259"><text:span text:style-name="T23"><text:s text:c="4"/></text:span><text:span text:style-name="T52">ADD</text:span><text:span text:style-name="T23"> </text:span><text:span text:style-name="T52">CONSTRAINT</text:span><text:span text:style-name="T23"> DIS_CONFIG_GROUP_FK </text:span><text:span text:style-name="T52">FOREIGN</text:span><text:span text:style-name="T23"> </text:span><text:span text:style-name="T52">KEY</text:span><text:span text:style-name="T23"> (GROUP_CODE) </text:span><text:span text:style-name="T52">REFERENCES</text:span><text:span text:style-name="T23"> DIS_CONFIG_GROUP(CODE);</text:span></text:p>
            <text:p text:style-name="P276"><text:s text:c="4"/></text:p>
            <text:p text:style-name="P268"/>
            <text:p text:style-name="P259"><text:span text:style-name="T23">Insert </text:span><text:span text:style-name="T52">into</text:span><text:span text:style-name="T23"> DIS_CONFIG_GROUP (CODE,PARENT_CODE,POSITION,DESCRIPTION) </text:span><text:span text:style-name="T52">values</text:span><text:span text:style-name="T23"> (</text:span><text:span text:style-name="T101">'DISTRIBUCIO'</text:span><text:span text:style-name="T23">,</text:span><text:span text:style-name="T101">'PLUGINS'</text:span><text:span text:style-name="T23">,</text:span><text:span text:style-name="T101">'10'</text:span><text:span text:style-name="T23">,</text:span><text:span text:style-name="T101">'Configuració del plugin de distribució'</text:span><text:span text:style-name="T23">);</text:span></text:p>
            <text:p text:style-name="P259"><text:span text:style-name="T23">Insert </text:span><text:span text:style-name="T52">into</text:span><text:span text:style-name="T23"> DIS_CONFIG_GROUP (CODE,PARENT_CODE,POSITION,DESCRIPTION) </text:span><text:span text:style-name="T52">values</text:span><text:span text:style-name="T23"> (</text:span><text:span text:style-name="T101">'GENERAL'</text:span><text:span text:style-name="T23">,</text:span><text:span text:style-name="T89">null</text:span><text:span text:style-name="T23">,</text:span><text:span text:style-name="T101">'0'</text:span><text:span text:style-name="T23">,</text:span><text:span text:style-name="T101">'Configuracions generals'</text:span><text:span text:style-name="T23">);</text:span></text:p>
            <text:p text:style-name="P259"><text:span text:style-name="T23">Insert </text:span><text:span text:style-name="T52">into</text:span><text:span text:style-name="T23"> DIS_CONFIG_GROUP (CODE,PARENT_CODE,POSITION,DESCRIPTION) </text:span><text:span text:style-name="T52">values</text:span><text:span text:style-name="T23"> (</text:span><text:span text:style-name="T101">'EMAIL'</text:span><text:span text:style-name="T23">,</text:span><text:span text:style-name="T89">null</text:span><text:span text:style-name="T23">,</text:span><text:span text:style-name="T101">'1'</text:span><text:span text:style-name="T23">,</text:span><text:span text:style-name="T101">'Enviament de correus'</text:span><text:span text:style-name="T23">);</text:span></text:p>
            <text:p text:style-name="P259"><text:span text:style-name="T23">Insert </text:span><text:span text:style-name="T52">into</text:span><text:span text:style-name="T23"> DIS_CONFIG_GROUP (CODE,PARENT_CODE,POSITION,DESCRIPTION) </text:span><text:span text:style-name="T52">values</text:span><text:span text:style-name="T23"> (</text:span><text:span text:style-name="T101">'SCHEDULLED'</text:span><text:span text:style-name="T23">,</text:span><text:span text:style-name="T89">null</text:span><text:span text:style-name="T23">,</text:span><text:span text:style-name="T101">'2'</text:span><text:span text:style-name="T23">,</text:span><text:span text:style-name="T101">'Configuració de les tasques periodiques'</text:span><text:span text:style-name="T23">);</text:span></text:p>
            <text:p text:style-name="P259"><text:span text:style-name="T23">Insert </text:span><text:span text:style-name="T52">into</text:span><text:span text:style-name="T23"> DIS_CONFIG_GROUP (CODE,PARENT_CODE,POSITION,DESCRIPTION) </text:span><text:span text:style-name="T52">values</text:span><text:span text:style-name="T23"> (</text:span><text:span text:style-name="T101">'PLUGINS'</text:span><text:span text:style-name="T23">,</text:span><text:span text:style-name="T89">null</text:span><text:span text:style-name="T23">,</text:span><text:span text:style-name="T101">'3'</text:span><text:span text:style-name="T23">,</text:span><text:span text:style-name="T101">'Plugins de l''aplicació'</text:span><text:span text:style-name="T23">);</text:span></text:p>
            <text:p text:style-name="P259"><text:span text:style-name="T23">Insert </text:span><text:span text:style-name="T52">into</text:span><text:span text:style-name="T23"> DIS_CONFIG_GROUP (CODE,PARENT_CODE,POSITION,DESCRIPTION) </text:span><text:span text:style-name="T52">values</text:span><text:span text:style-name="T23"> (</text:span><text:span text:style-name="T101">'GES_DOC'</text:span><text:span text:style-name="T23">,</text:span><text:span text:style-name="T101">'PLUGINS'</text:span><text:span text:style-name="T23">,</text:span><text:span text:style-name="T101">'4'</text:span><text:span text:style-name="T23">,</text:span><text:span text:style-name="T101">'Gestió documental (Sistema de fitxers)'</text:span><text:span text:style-name="T23">);</text:span></text:p>
            <text:p text:style-name="P259"><text:span text:style-name="T23">Insert </text:span><text:span text:style-name="T52">into</text:span><text:span text:style-name="T23"> DIS_CONFIG_GROUP (CODE,PARENT_CODE,POSITION,DESCRIPTION) </text:span><text:span text:style-name="T52">values</text:span><text:span text:style-name="T23"> (</text:span><text:span text:style-name="T101">'SCHEDULLED_REGLES'</text:span><text:span text:style-name="T23">,</text:span><text:span text:style-name="T101">'SCHEDULLED'</text:span><text:span text:style-name="T23">,</text:span><text:span text:style-name="T101">'16'</text:span><text:span text:style-name="T23">,</text:span><text:span text:style-name="T101">'Tasca periòdica d''aplicació de regles del tipus backoffice'</text:span><text:span text:style-name="T23">);</text:span></text:p>
            <text:p text:style-name="P259"><text:span text:style-name="T23">Insert </text:span><text:span text:style-name="T52">into</text:span><text:span text:style-name="T23"> DIS_CONFIG_GROUP (CODE,PARENT_CODE,POSITION,DESCRIPTION) </text:span><text:span text:style-name="T52">values</text:span><text:span text:style-name="T23"> (</text:span><text:span text:style-name="T101">'UNITATS'</text:span><text:span text:style-name="T23">,</text:span><text:span text:style-name="T101">'PLUGINS'</text:span><text:span text:style-name="T23">,</text:span><text:span text:style-name="T101">'1'</text:span><text:span text:style-name="T23">,</text:span><text:span text:style-name="T101">'Configuració del plugin d''unitats organitzatives'</text:span><text:span text:style-name="T23">);</text:span></text:p>
            <text:p text:style-name="P259"><text:span text:style-name="T23">Insert </text:span><text:span text:style-name="T52">into</text:span><text:span text:style-name="T23"> DIS_CONFIG_GROUP (CODE,PARENT_CODE,POSITION,DESCRIPTION) </text:span><text:span text:style-name="T52">values</text:span><text:span text:style-name="T23"> (</text:span><text:span text:style-name="T101">'PROCEDIMENTS'</text:span><text:span text:style-name="T23">,</text:span><text:span text:style-name="T101">'PLUGINS'</text:span><text:span text:style-name="T23">,</text:span><text:span text:style-name="T101">'11'</text:span><text:span text:style-name="T23">,</text:span><text:span text:style-name="T101">'Plugin de consulta de procediments'</text:span><text:span text:style-name="T23">);</text:span></text:p>
            <text:p text:style-name="P259"><text:span text:style-name="T23">Insert </text:span><text:span text:style-name="T52">into</text:span><text:span text:style-name="T23"> DIS_CONFIG_GROUP (CODE,PARENT_CODE,POSITION,DESCRIPTION) </text:span><text:span text:style-name="T52">values</text:span><text:span text:style-name="T23"> (</text:span><text:span text:style-name="T101">'DADES_EXTERNES'</text:span><text:span text:style-name="T23">,</text:span><text:span text:style-name="T101">'PLUGINS'</text:span><text:span text:style-name="T23">,</text:span><text:span text:style-name="T101">'12'</text:span><text:span text:style-name="T23">,</text:span><text:span text:style-name="T101">'Plugin de dades externes'</text:span><text:span text:style-name="T23">);</text:span></text:p>
            <text:p text:style-name="P259"><text:span text:style-name="T23">Insert </text:span><text:span text:style-name="T52">into</text:span><text:span text:style-name="T23"> DIS_CONFIG_GROUP (CODE,PARENT_CODE,POSITION,DESCRIPTION) </text:span><text:span text:style-name="T52">values</text:span><text:span text:style-name="T23"> (</text:span><text:span text:style-name="T101">'VALID_SIGN'</text:span><text:span text:style-name="T23">,</text:span><text:span text:style-name="T101">'PLUGINS'</text:span><text:span text:style-name="T23">,</text:span><text:span text:style-name="T101">'14'</text:span><text:span text:style-name="T23">,</text:span><text:span text:style-name="T101">'Plugin de validació de firmes'</text:span><text:span text:style-name="T23">);</text:span></text:p>
            <text:p text:style-name="P259"><text:span text:style-name="T23">Insert </text:span><text:span text:style-name="T52">into</text:span><text:span text:style-name="T23"> DIS_CONFIG_GROUP (CODE,PARENT_CODE,POSITION,DESCRIPTION) </text:span><text:span text:style-name="T52">values</text:span><text:span text:style-name="T23"> (</text:span><text:span text:style-name="T101">'SIGNATURA'</text:span><text:span text:style-name="T23">,</text:span><text:span text:style-name="T101">'PLUGINS'</text:span><text:span text:style-name="T23">,</text:span><text:span text:style-name="T101">'13'</text:span><text:span text:style-name="T23">,</text:span><text:span text:style-name="T101">'Plugin de signatura'</text:span><text:span text:style-name="T23">);</text:span></text:p>
            <text:p text:style-name="P259"><text:span text:style-name="T23">Insert </text:span><text:span text:style-name="T52">into</text:span><text:span text:style-name="T23"> DIS_CONFIG_GROUP (CODE,PARENT_CODE,POSITION,DESCRIPTION) </text:span><text:span text:style-name="T52">values</text:span><text:span text:style-name="T23"> (</text:span><text:span text:style-name="T101">'SCHEDULLED_BACKOFFICE'</text:span><text:span text:style-name="T23">,</text:span><text:span text:style-name="T101">'SCHEDULLED'</text:span><text:span text:style-name="T23">,</text:span><text:span text:style-name="T101">'15'</text:span><text:span text:style-name="T23">,</text:span><text:span text:style-name="T101">'Tasca periòdica d''enviament d''annotacions al backoffice'</text:span><text:span text:style-name="T23">);</text:span></text:p>
            <text:p text:style-name="P259"><text:span text:style-name="T23">Insert </text:span><text:span text:style-name="T52">into</text:span><text:span text:style-name="T23"> DIS_CONFIG_GROUP (CODE,PARENT_CODE,POSITION,DESCRIPTION) </text:span><text:span text:style-name="T52">values</text:span><text:span text:style-name="T23"> (</text:span><text:span text:style-name="T101">'SCHEDULLED_TANCAR'</text:span><text:span text:style-name="T23">,</text:span><text:span text:style-name="T101">'SCHEDULLED'</text:span><text:span text:style-name="T23">,</text:span><text:span text:style-name="T101">'17'</text:span><text:span text:style-name="T23">,</text:span><text:span text:style-name="T101">'Tasca periòdica de tancar contenidors pendents'</text:span><text:span text:style-name="T23">);</text:span></text:p>
            <text:p text:style-name="P259"><text:span text:style-name="T23">Insert </text:span><text:span text:style-name="T52">into</text:span><text:span text:style-name="T23"> DIS_CONFIG_GROUP (CODE,PARENT_CODE,POSITION,DESCRIPTION) </text:span><text:span text:style-name="T52">values</text:span><text:span text:style-name="T23"> (</text:span><text:span text:style-name="T101">'SCHEDULLED_EMAILS_NO_AGRUPATS'</text:span><text:span text:style-name="T23">,</text:span><text:span text:style-name="T101">'SCHEDULLED'</text:span><text:span text:style-name="T23">,</text:span><text:span text:style-name="T101">'18'</text:span><text:span text:style-name="T23">,</text:span><text:span text:style-name="T101">'Tasca periòdica de enviar emails no agrupats'</text:span><text:span text:style-name="T23">);</text:span></text:p>
            <text:p text:style-name="P259"><text:span text:style-name="T23">Insert </text:span><text:span text:style-name="T52">into</text:span><text:span text:style-name="T23"> DIS_CONFIG_GROUP (CODE,PARENT_CODE,POSITION,DESCRIPTION) </text:span><text:span text:style-name="T52">values</text:span><text:span text:style-name="T23"> (</text:span><text:span text:style-name="T101">'ARXIU'</text:span><text:span text:style-name="T23">,</text:span><text:span text:style-name="T101">'PLUGINS'</text:span><text:span text:style-name="T23">,</text:span><text:span text:style-name="T101">'0'</text:span><text:span text:style-name="T23">,</text:span><text:span text:style-name="T101">'Configuració de l''arxiu'</text:span><text:span text:style-name="T23">);</text:span></text:p>
            <text:p text:style-name="P259"><text:span text:style-name="T23">Insert </text:span><text:span text:style-name="T52">into</text:span><text:span text:style-name="T23"> DIS_CONFIG_GROUP (CODE,PARENT_CODE,POSITION,DESCRIPTION) </text:span><text:span text:style-name="T52">values</text:span><text:span text:style-name="T23"> (</text:span><text:span text:style-name="T101">'USUARIS'</text:span><text:span text:style-name="T23">,</text:span><text:span text:style-name="T101">'PLUGINS'</text:span><text:span text:style-name="T23">,</text:span><text:span text:style-name="T101">'7'</text:span><text:span text:style-name="T23">,</text:span><text:span text:style-name="T101">'Configuració del plugin d''usuaris'</text:span><text:span text:style-name="T23">);</text:span></text:p>
            <text:p text:style-name="P259"><text:span text:style-name="T23">Insert </text:span><text:span text:style-name="T52">into</text:span><text:span text:style-name="T23"> DIS_CONFIG_GROUP (CODE,PARENT_CODE,POSITION,DESCRIPTION) </text:span><text:span text:style-name="T52">values</text:span><text:span text:style-name="T23"> (</text:span><text:span text:style-name="T101">'SCHEDULLED_EMAILS_AGRUPATS'</text:span><text:span text:style-name="T23">,</text:span><text:span text:style-name="T101">'SCHEDULLED'</text:span><text:span text:style-name="T23">,</text:span><text:span text:style-name="T101">'19'</text:span><text:span text:style-name="T23">,</text:span><text:span text:style-name="T101">'Tasca periòdica de enviar emails agrupats'</text:span><text:span text:style-name="T23">);</text:span></text:p>
            <text:p text:style-name="P259"><text:span text:style-name="T23">Insert </text:span><text:span text:style-name="T52">into</text:span><text:span text:style-name="T23"> DIS_CONFIG_GROUP (CODE,PARENT_CODE,POSITION,DESCRIPTION) </text:span><text:span text:style-name="T52">values</text:span><text:span text:style-name="T23"> (</text:span><text:span text:style-name="T101">'SCHEDULLED_ARXIU'</text:span><text:span text:style-name="T23">,</text:span><text:span text:style-name="T101">'SCHEDULLED'</text:span><text:span text:style-name="T23">,</text:span><text:span text:style-name="T101">'1'</text:span><text:span text:style-name="T23">,</text:span><text:span text:style-name="T101">'Tasca periòdica de guardar annexos a l''arxiu'</text:span><text:span text:style-name="T23">);</text:span></text:p>
            <text:p text:style-name="P268"/>
            <text:p text:style-name="P259"><text:span text:style-name="T23">Insert </text:span><text:span text:style-name="T52">into</text:span><text:span text:style-name="T23"> DIS_CONFIG_TYPE (CODE,</text:span><text:span text:style-name="T52">VALUE</text:span><text:span text:style-name="T23">) </text:span><text:span text:style-name="T52">values</text:span><text:span text:style-name="T23"> (</text:span><text:span text:style-name="T101">'BOOL'</text:span><text:span text:style-name="T23">,</text:span><text:span text:style-name="T89">null</text:span><text:span text:style-name="T23">);</text:span></text:p>
            <text:p text:style-name="P259"><text:soft-page-break/><text:span text:style-name="T23">Insert </text:span><text:span text:style-name="T52">into</text:span><text:span text:style-name="T23"> DIS_CONFIG_TYPE (CODE,</text:span><text:span text:style-name="T52">VALUE</text:span><text:span text:style-name="T23">) </text:span><text:span text:style-name="T52">values</text:span><text:span text:style-name="T23"> (</text:span><text:span text:style-name="T101">'TEXT'</text:span><text:span text:style-name="T23">,</text:span><text:span text:style-name="T89">null</text:span><text:span text:style-name="T23">);</text:span></text:p>
            <text:p text:style-name="P259"><text:span text:style-name="T23">Insert </text:span><text:span text:style-name="T52">into</text:span><text:span text:style-name="T23"> DIS_CONFIG_TYPE (CODE,</text:span><text:span text:style-name="T52">VALUE</text:span><text:span text:style-name="T23">) </text:span><text:span text:style-name="T52">values</text:span><text:span text:style-name="T23"> (</text:span><text:span text:style-name="T101">'INT'</text:span><text:span text:style-name="T23">,</text:span><text:span text:style-name="T89">null</text:span><text:span text:style-name="T23">);</text:span></text:p>
            <text:p text:style-name="P259"><text:span text:style-name="T23">Insert </text:span><text:span text:style-name="T52">into</text:span><text:span text:style-name="T23"> DIS_CONFIG_TYPE (CODE,</text:span><text:span text:style-name="T52">VALUE</text:span><text:span text:style-name="T23">) </text:span><text:span text:style-name="T52">values</text:span><text:span text:style-name="T23"> (</text:span><text:span text:style-name="T101">'FLOAT'</text:span><text:span text:style-name="T23">,</text:span><text:span text:style-name="T89">null</text:span><text:span text:style-name="T23">);</text:span></text:p>
            <text:p text:style-name="P259"><text:span text:style-name="T23">Insert </text:span><text:span text:style-name="T52">into</text:span><text:span text:style-name="T23"> DIS_CONFIG_TYPE (CODE,</text:span><text:span text:style-name="T52">VALUE</text:span><text:span text:style-name="T23">) </text:span><text:span text:style-name="T52">values</text:span><text:span text:style-name="T23"> (</text:span><text:span text:style-name="T101">'CRON'</text:span><text:span text:style-name="T23">,</text:span><text:span text:style-name="T89">null</text:span><text:span text:style-name="T23">);</text:span></text:p>
            <text:p text:style-name="P259"><text:span text:style-name="T23">Insert </text:span><text:span text:style-name="T52">into</text:span><text:span text:style-name="T23"> DIS_CONFIG_TYPE (CODE,</text:span><text:span text:style-name="T52">VALUE</text:span><text:span text:style-name="T23">) </text:span><text:span text:style-name="T52">values</text:span><text:span text:style-name="T23"> (</text:span><text:span text:style-name="T101">'CREDENTIALS'</text:span><text:span text:style-name="T23">,</text:span><text:span text:style-name="T89">null</text:span><text:span text:style-name="T23">);</text:span></text:p>
            <text:p text:style-name="P268"/>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anotacio.processament.asincron'</text:span><text:span text:style-name="T23">,</text:span><text:span text:style-name="T89">null</text:span><text:span text:style-name="T23">,</text:span><text:span text:style-name="T101">'Indica si les noves anotacions s''haurian de processar de manera asíncrona'</text:span><text:span text:style-name="T23">,</text:span><text:span text:style-name="T101">'SCHEDULLED'</text:span><text:span text:style-name="T23">,</text:span><text:span text:style-name="T101">'0'</text:span><text:span text:style-name="T23">,</text:span><text:span text:style-name="T101">'0'</text:span><text:span text:style-name="T23">,</text:span><text:span text:style-name="T101">'BOOL'</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tasca.guardar.annexos.temps.espera.execucio'</text:span><text:span text:style-name="T23">,</text:span><text:span text:style-name="T89">null</text:span><text:span text:style-name="T23">,</text:span><text:span text:style-name="T101">'Iterval de temps entre les execucions de la tasca (ms)'</text:span><text:span text:style-name="T23">,</text:span><text:span text:style-name="T101">'SCHEDULLED_ARXIU'</text:span><text:span text:style-name="T23">,</text:span><text:span text:style-name="T101">'1'</text:span><text:span text:style-name="T23">,</text:span><text:span text:style-name="T101">'0'</text:span><text:span text:style-name="T23">,</text:span><text:span text:style-name="T101">'IN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tasca.guardar.annexos.max.reintents'</text:span><text:span text:style-name="T23">,</text:span><text:span text:style-name="T89">null</text:span><text:span text:style-name="T23">,</text:span><text:span text:style-name="T101">'Nombre de reintents de guardar annexos a l''arxiu'</text:span><text:span text:style-name="T23">,</text:span><text:span text:style-name="T101">'SCHEDULLED_ARXIU'</text:span><text:span text:style-name="T23">,</text:span><text:span text:style-name="T101">'2'</text:span><text:span text:style-name="T23">,</text:span><text:span text:style-name="T101">'0'</text:span><text:span text:style-name="T23">,</text:span><text:span text:style-name="T101">'IN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tasca.guardar.annexos.max.threads.parallel'</text:span><text:span text:style-name="T23">,</text:span><text:span text:style-name="T89">null</text:span><text:span text:style-name="T23">,</text:span><text:span text:style-name="T101">'Nombre maxim de threads paral·lels'</text:span><text:span text:style-name="T23">,</text:span><text:span text:style-name="T101">'SCHEDULLED_ARXIU'</text:span><text:span text:style-name="T23">,</text:span><text:span text:style-name="T101">'3'</text:span><text:span text:style-name="T23">,</text:span><text:span text:style-name="T101">'0'</text:span><text:span text:style-name="T23">,</text:span><text:span text:style-name="T101">'IN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s.distribucio.fitxers.class'</text:span><text:span text:style-name="T23">,</text:span><text:span text:style-name="T89">null</text:span><text:span text:style-name="T23">,</text:span><text:span text:style-name="T101">'Plugin de distribució'</text:span><text:span text:style-name="T23">,</text:span><text:span text:style-name="T101">'DISTRIBUCIO'</text:span><text:span text:style-name="T23">,</text:span><text:span text:style-name="T101">'0'</text:span><text:span text:style-name="T23">,</text:span><text:span text:style-name="T101">'0'</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arxiu.document.versionable'</text:span><text:span text:style-name="T23">,</text:span><text:span text:style-name="T89">null</text:span><text:span text:style-name="T23">,</text:span><text:span text:style-name="T101">'Document versionable'</text:span><text:span text:style-name="T23">,</text:span><text:span text:style-name="T101">'ARXIU'</text:span><text:span text:style-name="T23">,</text:span><text:span text:style-name="T101">'6'</text:span><text:span text:style-name="T23">,</text:span><text:span text:style-name="T101">'0'</text:span><text:span text:style-name="T23">,</text:span><text:span text:style-name="T101">'BOOL'</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unitats.organitzatives.class'</text:span><text:span text:style-name="T23">,</text:span><text:span text:style-name="T89">null</text:span><text:span text:style-name="T23">,</text:span><text:span text:style-name="T101">'Classe de plugin d''unitats organitzatives'</text:span><text:span text:style-name="T23">,</text:span><text:span text:style-name="T101">'UNITATS'</text:span><text:span text:style-name="T23">,</text:span><text:span text:style-name="T101">'0'</text:span><text:span text:style-name="T23">,</text:span><text:span text:style-name="T101">'0'</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unitats.organitzatives.dir3.service.url'</text:span><text:span text:style-name="T23">,</text:span><text:span text:style-name="T89">null</text:span><text:span text:style-name="T23">,</text:span><text:span text:style-name="T101">'Servei URL'</text:span><text:span text:style-name="T23">,</text:span><text:span text:style-name="T101">'UNITATS'</text:span><text:span text:style-name="T23">,</text:span><text:span text:style-name="T101">'1'</text:span><text:span text:style-name="T23">,</text:span><text:span text:style-name="T101">'1'</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default.user.language'</text:span><text:span text:style-name="T23">,</text:span><text:span text:style-name="T89">null</text:span><text:span text:style-name="T23">,</text:span><text:span text:style-name="T101">'Llenguatge per defecte de l''aplicació'</text:span><text:span text:style-name="T23">,</text:span><text:span text:style-name="T101">'GENERAL'</text:span><text:span text:style-name="T23">,</text:span><text:span text:style-name="T101">'0'</text:span><text:span text:style-name="T23">,</text:span><text:span text:style-name="T101">'0'</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unitats.organitzatives.dir3.service.username'</text:span><text:span text:style-name="T23">,</text:span><text:span text:style-name="T89">null</text:span><text:span text:style-name="T23">,</text:span><text:span text:style-name="T101">'Usuari'</text:span><text:span text:style-name="T23">,</text:span><text:span text:style-name="T101">'UNITATS'</text:span><text:span text:style-name="T23">,</text:span><text:span text:style-name="T101">'2'</text:span><text:span text:style-name="T23">,</text:span><text:span text:style-name="T101">'1'</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9"><text:soft-page-break/><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unitats.organitzatives.dir3.service.password'</text:span><text:span text:style-name="T23">,</text:span><text:span text:style-name="T89">null</text:span><text:span text:style-name="T23">,</text:span><text:span text:style-name="T101">'Contrasenya'</text:span><text:span text:style-name="T23">,</text:span><text:span text:style-name="T101">'UNITATS'</text:span><text:span text:style-name="T23">,</text:span><text:span text:style-name="T101">'3'</text:span><text:span text:style-name="T23">,</text:span><text:span text:style-name="T101">'1'</text:span><text:span text:style-name="T23">,</text:span><text:span text:style-name="T101">'CREDENTIALS'</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unitats.organitzatives.dir3.connect.timeout'</text:span><text:span text:style-name="T23">,</text:span><text:span text:style-name="T89">null</text:span><text:span text:style-name="T23">,</text:span><text:span text:style-name="T101">'Connect timeout'</text:span><text:span text:style-name="T23">,</text:span><text:span text:style-name="T101">'UNITATS'</text:span><text:span text:style-name="T23">,</text:span><text:span text:style-name="T101">'4'</text:span><text:span text:style-name="T23">,</text:span><text:span text:style-name="T101">'0'</text:span><text:span text:style-name="T23">,</text:span><text:span text:style-name="T101">'IN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unitats.organitzatives.dir3.request.timeout'</text:span><text:span text:style-name="T23">,</text:span><text:span text:style-name="T89">null</text:span><text:span text:style-name="T23">,</text:span><text:span text:style-name="T101">'Request timeout'</text:span><text:span text:style-name="T23">,</text:span><text:span text:style-name="T101">'UNITATS'</text:span><text:span text:style-name="T23">,</text:span><text:span text:style-name="T101">'5'</text:span><text:span text:style-name="T23">,</text:span><text:span text:style-name="T101">'0'</text:span><text:span text:style-name="T23">,</text:span><text:span text:style-name="T101">'IN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procediment.class'</text:span><text:span text:style-name="T23">,</text:span><text:span text:style-name="T89">null</text:span><text:span text:style-name="T23">,</text:span><text:span text:style-name="T101">'Classe de plugin de procediments'</text:span><text:span text:style-name="T23">,</text:span><text:span text:style-name="T101">'PROCEDIMENTS'</text:span><text:span text:style-name="T23">,</text:span><text:span text:style-name="T101">'0'</text:span><text:span text:style-name="T23">,</text:span><text:span text:style-name="T101">'0'</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app.base.url'</text:span><text:span text:style-name="T23">,</text:span><text:span text:style-name="T89">null</text:span><text:span text:style-name="T23">,</text:span><text:span text:style-name="T101">'Especificar la URL base de l''aplicació'</text:span><text:span text:style-name="T23">,</text:span><text:span text:style-name="T101">'GENERAL'</text:span><text:span text:style-name="T23">,</text:span><text:span text:style-name="T101">'1'</text:span><text:span text:style-name="T23">,</text:span><text:span text:style-name="T101">'1'</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procediment.rolsac.service.url'</text:span><text:span text:style-name="T23">,</text:span><text:span text:style-name="T89">null</text:span><text:span text:style-name="T23">,</text:span><text:span text:style-name="T101">'Url per a accedir procediments'</text:span><text:span text:style-name="T23">,</text:span><text:span text:style-name="T101">'PROCEDIMENTS'</text:span><text:span text:style-name="T23">,</text:span><text:span text:style-name="T101">'1'</text:span><text:span text:style-name="T23">,</text:span><text:span text:style-name="T101">'1'</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procediment.rolsac.service.username'</text:span><text:span text:style-name="T23">,</text:span><text:span text:style-name="T89">null</text:span><text:span text:style-name="T23">,</text:span><text:span text:style-name="T101">'Nom de l''usuari per a accedir procediments'</text:span><text:span text:style-name="T23">,</text:span><text:span text:style-name="T101">'PROCEDIMENTS'</text:span><text:span text:style-name="T23">,</text:span><text:span text:style-name="T101">'2'</text:span><text:span text:style-name="T23">,</text:span><text:span text:style-name="T101">'1'</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procediment.rolsac.service.password'</text:span><text:span text:style-name="T23">,</text:span><text:span text:style-name="T89">null</text:span><text:span text:style-name="T23">,</text:span><text:span text:style-name="T101">'Password per a accedir procediments'</text:span><text:span text:style-name="T23">,</text:span><text:span text:style-name="T101">'PROCEDIMENTS'</text:span><text:span text:style-name="T23">,</text:span><text:span text:style-name="T101">'3'</text:span><text:span text:style-name="T23">,</text:span><text:span text:style-name="T101">'1'</text:span><text:span text:style-name="T23">,</text:span><text:span text:style-name="T101">'CREDENTIALS'</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dadesext.class'</text:span><text:span text:style-name="T23">,</text:span><text:span text:style-name="T89">null</text:span><text:span text:style-name="T23">,</text:span><text:span text:style-name="T101">'Classe de plugin de dades externes'</text:span><text:span text:style-name="T23">,</text:span><text:span text:style-name="T101">'DADES_EXTERNES'</text:span><text:span text:style-name="T23">,</text:span><text:span text:style-name="T101">'0'</text:span><text:span text:style-name="T23">,</text:span><text:span text:style-name="T101">'0'</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dadesext.service.url'</text:span><text:span text:style-name="T23">,</text:span><text:span text:style-name="T89">null</text:span><text:span text:style-name="T23">,</text:span><text:span text:style-name="T101">'Servei URL'</text:span><text:span text:style-name="T23">,</text:span><text:span text:style-name="T101">'DADES_EXTERNES'</text:span><text:span text:style-name="T23">,</text:span><text:span text:style-name="T101">'1'</text:span><text:span text:style-name="T23">,</text:span><text:span text:style-name="T101">'1'</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email.jndi'</text:span><text:span text:style-name="T23">,</text:span><text:span text:style-name="T89">null</text:span><text:span text:style-name="T23">,</text:span><text:span text:style-name="T101">'JNDI email'</text:span><text:span text:style-name="T23">,</text:span><text:span text:style-name="T101">'EMAIL'</text:span><text:span text:style-name="T23">,</text:span><text:span text:style-name="T101">'0'</text:span><text:span text:style-name="T23">,</text:span><text:span text:style-name="T101">'1'</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email.remitent'</text:span><text:span text:style-name="T23">,</text:span><text:span text:style-name="T89">null</text:span><text:span text:style-name="T23">,</text:span><text:span text:style-name="T101">'Remitent dels correus electronics'</text:span><text:span text:style-name="T23">,</text:span><text:span text:style-name="T101">'EMAIL'</text:span><text:span text:style-name="T23">,</text:span><text:span text:style-name="T101">'0'</text:span><text:span text:style-name="T23">,</text:span><text:span text:style-name="T101">'0'</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text:span><text:soft-page-break/><text:span text:style-name="T23">I,LASTMODIFIEDDATE) </text:span><text:span text:style-name="T52">values</text:span><text:span text:style-name="T23"> (</text:span><text:span text:style-name="T101">'es.caib.distribucio.plugin.signatura.class'</text:span><text:span text:style-name="T23">,</text:span><text:span text:style-name="T89">null</text:span><text:span text:style-name="T23">,</text:span><text:span text:style-name="T101">'Classe de plugin de signatura'</text:span><text:span text:style-name="T23">,</text:span><text:span text:style-name="T101">'SIGNATURA'</text:span><text:span text:style-name="T23">,</text:span><text:span text:style-name="T101">'0'</text:span><text:span text:style-name="T23">,</text:span><text:span text:style-name="T101">'0'</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signatura.signarAnnexos'</text:span><text:span text:style-name="T23">,</text:span><text:span text:style-name="T89">null</text:span><text:span text:style-name="T23">,</text:span><text:span text:style-name="T101">'Indica si s''han de signar annexos'</text:span><text:span text:style-name="T23">,</text:span><text:span text:style-name="T101">'SIGNATURA'</text:span><text:span text:style-name="T23">,</text:span><text:span text:style-name="T101">'1'</text:span><text:span text:style-name="T23">,</text:span><text:span text:style-name="T101">'0'</text:span><text:span text:style-name="T23">,</text:span><text:span text:style-name="T101">'BOOL'</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api.firma.en.servidor.simple.endpoint'</text:span><text:span text:style-name="T23">,</text:span><text:span text:style-name="T89">null</text:span><text:span text:style-name="T23">,</text:span><text:span text:style-name="T101">'Endpoint'</text:span><text:span text:style-name="T23">,</text:span><text:span text:style-name="T101">'SIGNATURA'</text:span><text:span text:style-name="T23">,</text:span><text:span text:style-name="T101">'2'</text:span><text:span text:style-name="T23">,</text:span><text:span text:style-name="T101">'1'</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api.firma.en.servidor.simple.username'</text:span><text:span text:style-name="T23">,</text:span><text:span text:style-name="T89">null</text:span><text:span text:style-name="T23">,</text:span><text:span text:style-name="T101">'Usuari'</text:span><text:span text:style-name="T23">,</text:span><text:span text:style-name="T101">'SIGNATURA'</text:span><text:span text:style-name="T23">,</text:span><text:span text:style-name="T101">'3'</text:span><text:span text:style-name="T23">,</text:span><text:span text:style-name="T101">'1'</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api.firma.en.servidor.simple.password'</text:span><text:span text:style-name="T23">,</text:span><text:span text:style-name="T89">null</text:span><text:span text:style-name="T23">,</text:span><text:span text:style-name="T101">'Contrasenya'</text:span><text:span text:style-name="T23">,</text:span><text:span text:style-name="T101">'SIGNATURA'</text:span><text:span text:style-name="T23">,</text:span><text:span text:style-name="T101">'4'</text:span><text:span text:style-name="T23">,</text:span><text:span text:style-name="T101">'1'</text:span><text:span text:style-name="T23">,</text:span><text:span text:style-name="T101">'CREDENTIALS'</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api.firma.en.servidor.simple.perfil'</text:span><text:span text:style-name="T23">,</text:span><text:span text:style-name="T89">null</text:span><text:span text:style-name="T23">,</text:span><text:span text:style-name="T101">'Propietat opcional per especificar el perfil de firma per la firma simple en el servidor. Per defecte: "CADES_DETACHED"'</text:span><text:span text:style-name="T23">,</text:span><text:span text:style-name="T101">'SIGNATURA'</text:span><text:span text:style-name="T23">,</text:span><text:span text:style-name="T101">'5'</text:span><text:span text:style-name="T23">,</text:span><text:span text:style-name="T101">'0'</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validatesignature.class'</text:span><text:span text:style-name="T23">,</text:span><text:span text:style-name="T89">null</text:span><text:span text:style-name="T23">,</text:span><text:span text:style-name="T101">'Classe de plugin de validació de firmes'</text:span><text:span text:style-name="T23">,</text:span><text:span text:style-name="T101">'VALID_SIGN'</text:span><text:span text:style-name="T23">,</text:span><text:span text:style-name="T101">'0'</text:span><text:span text:style-name="T23">,</text:span><text:span text:style-name="T101">'0'</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s.validatesignature.afirmacxf.debug'</text:span><text:span text:style-name="T23">,</text:span><text:span text:style-name="T89">null</text:span><text:span text:style-name="T23">,</text:span><text:span text:style-name="T101">'Indica si s''utiliza debug mode'</text:span><text:span text:style-name="T23">,</text:span><text:span text:style-name="T101">'VALID_SIGN'</text:span><text:span text:style-name="T23">,</text:span><text:span text:style-name="T101">'1'</text:span><text:span text:style-name="T23">,</text:span><text:span text:style-name="T101">'0'</text:span><text:span text:style-name="T23">,</text:span><text:span text:style-name="T101">'BOOL'</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s.validatesignature.afirmacxf.applicationID'</text:span><text:span text:style-name="T23">,</text:span><text:span text:style-name="T89">null</text:span><text:span text:style-name="T23">,</text:span><text:span text:style-name="T101">'Id d''aplicació'</text:span><text:span text:style-name="T23">,</text:span><text:span text:style-name="T101">'VALID_SIGN'</text:span><text:span text:style-name="T23">,</text:span><text:span text:style-name="T101">'2'</text:span><text:span text:style-name="T23">,</text:span><text:span text:style-name="T101">'0'</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s.validatesignature.afirmacxf.printxml'</text:span><text:span text:style-name="T23">,</text:span><text:span text:style-name="T89">null</text:span><text:span text:style-name="T23">,</text:span><text:span text:style-name="T101">'Indica si es mostra xml en debug mode'</text:span><text:span text:style-name="T23">,</text:span><text:span text:style-name="T101">'VALID_SIGN'</text:span><text:span text:style-name="T23">,</text:span><text:span text:style-name="T101">'3'</text:span><text:span text:style-name="T23">,</text:span><text:span text:style-name="T101">'0'</text:span><text:span text:style-name="T23">,</text:span><text:span text:style-name="T101">'BOOL'</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s.validatesignature.afirmacxf.TransformersTemplatesPath'</text:span><text:span text:style-name="T23">,</text:span><text:span text:style-name="T89">null</text:span><text:span text:style-name="T23">,</text:span><text:span text:style-name="T101">'Path per transformers'</text:span><text:span text:style-name="T23">,</text:span><text:span text:style-name="T101">'VALID_SIGN'</text:span><text:span text:style-name="T23">,</text:span><text:span text:style-name="T101">'4'</text:span><text:span text:style-name="T23">,</text:span><text:span text:style-name="T101">'0'</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s.validatesignature.afirmacxf.endpoint'</text:span><text:span text:style-name="T23">,</text:span><text:span text:style-name="T89">null</text:span><text:span text:style-name="T23">,</text:span><text:span text:style-name="T101">'Endpoint'</text:span><text:span text:style-name="T23">,</text:span><text:span text:style-name="T101">'V</text:span><text:soft-page-break/><text:span text:style-name="T101">ALID_SIGN'</text:span><text:span text:style-name="T23">,</text:span><text:span text:style-name="T101">'5'</text:span><text:span text:style-name="T23">,</text:span><text:span text:style-name="T101">'1'</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s.validatesignature.afirmacxf.authorization.username'</text:span><text:span text:style-name="T23">,</text:span><text:span text:style-name="T89">null</text:span><text:span text:style-name="T23">,</text:span><text:span text:style-name="T101">'Usuari'</text:span><text:span text:style-name="T23">,</text:span><text:span text:style-name="T101">'VALID_SIGN'</text:span><text:span text:style-name="T23">,</text:span><text:span text:style-name="T101">'6'</text:span><text:span text:style-name="T23">,</text:span><text:span text:style-name="T101">'1'</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s.validatesignature.afirmacxf.authorization.password'</text:span><text:span text:style-name="T23">,</text:span><text:span text:style-name="T89">null</text:span><text:span text:style-name="T23">,</text:span><text:span text:style-name="T101">'Contrasenya'</text:span><text:span text:style-name="T23">,</text:span><text:span text:style-name="T101">'VALID_SIGN'</text:span><text:span text:style-name="T23">,</text:span><text:span text:style-name="T101">'7'</text:span><text:span text:style-name="T23">,</text:span><text:span text:style-name="T101">'1'</text:span><text:span text:style-name="T23">,</text:span><text:span text:style-name="T101">'CREDENTIALS'</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tasca.enviar.anotacions.backoffice.temps.espera.execucio'</text:span><text:span text:style-name="T23">,</text:span><text:span text:style-name="T89">null</text:span><text:span text:style-name="T23">,</text:span><text:span text:style-name="T101">'Iterval de temps entre les execucions de la tasca (ms)'</text:span><text:span text:style-name="T23">,</text:span><text:span text:style-name="T101">'SCHEDULLED_BACKOFFICE'</text:span><text:span text:style-name="T23">,</text:span><text:span text:style-name="T101">'0'</text:span><text:span text:style-name="T23">,</text:span><text:span text:style-name="T101">'0'</text:span><text:span text:style-name="T23">,</text:span><text:span text:style-name="T101">'IN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tasca.enviar.anotacions.max.reintents'</text:span><text:span text:style-name="T23">,</text:span><text:span text:style-name="T89">null</text:span><text:span text:style-name="T23">,</text:span><text:span text:style-name="T101">'Nombre de reintents de enviar annotacions al backoffice'</text:span><text:span text:style-name="T23">,</text:span><text:span text:style-name="T101">'SCHEDULLED_BACKOFFICE'</text:span><text:span text:style-name="T23">,</text:span><text:span text:style-name="T101">'1'</text:span><text:span text:style-name="T23">,</text:span><text:span text:style-name="T101">'0'</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tasca.aplicar.regles.temps.espera.execucio'</text:span><text:span text:style-name="T23">,</text:span><text:span text:style-name="T89">null</text:span><text:span text:style-name="T23">,</text:span><text:span text:style-name="T101">'Iterval de temps entre les execucions de la tasca (ms)'</text:span><text:span text:style-name="T23">,</text:span><text:span text:style-name="T101">'SCHEDULLED_REGLES'</text:span><text:span text:style-name="T23">,</text:span><text:span text:style-name="T101">'0'</text:span><text:span text:style-name="T23">,</text:span><text:span text:style-name="T101">'0'</text:span><text:span text:style-name="T23">,</text:span><text:span text:style-name="T101">'IN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tasca.aplicar.regles.max.reintents'</text:span><text:span text:style-name="T23">,</text:span><text:span text:style-name="T89">null</text:span><text:span text:style-name="T23">,</text:span><text:span text:style-name="T101">'Nombre de reintents de aplicar regles'</text:span><text:span text:style-name="T23">,</text:span><text:span text:style-name="T101">'SCHEDULLED_REGLES'</text:span><text:span text:style-name="T23">,</text:span><text:span text:style-name="T101">'1'</text:span><text:span text:style-name="T23">,</text:span><text:span text:style-name="T101">'0'</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tasca.tancar.contenidors.temps.espera.execucio'</text:span><text:span text:style-name="T23">,</text:span><text:span text:style-name="T89">null</text:span><text:span text:style-name="T23">,</text:span><text:span text:style-name="T101">'Iterval de temps entre les execucions de la tasca (ms)'</text:span><text:span text:style-name="T23">,</text:span><text:span text:style-name="T101">'SCHEDULLED_TANCAR'</text:span><text:span text:style-name="T23">,</text:span><text:span text:style-name="T101">'0'</text:span><text:span text:style-name="T23">,</text:span><text:span text:style-name="T101">'0'</text:span><text:span text:style-name="T23">,</text:span><text:span text:style-name="T101">'IN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segonpla.email.bustia.periode.enviament.no.agrupat'</text:span><text:span text:style-name="T23">,</text:span><text:span text:style-name="T89">null</text:span><text:span text:style-name="T23">,</text:span><text:span text:style-name="T101">'Iterval de temps entre les execucions de la tasca (ms)'</text:span><text:span text:style-name="T23">,</text:span><text:span text:style-name="T101">'SCHEDULLED_EMAILS_NO_AGRUPATS'</text:span><text:span text:style-name="T23">,</text:span><text:span text:style-name="T101">'0'</text:span><text:span text:style-name="T23">,</text:span><text:span text:style-name="T101">'0'</text:span><text:span text:style-name="T23">,</text:span><text:span text:style-name="T101">'IN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segonpla.email.bustia.cron.enviament.agrupat'</text:span><text:span text:style-name="T23">,</text:span><text:span text:style-name="T89">null</text:span><text:span text:style-name="T23">,</text:span><text:span text:style-name="T101">'Especificar l''expressió ''cron'' indicant l''interval de temps de les execucions de la tasca'</text:span><text:span text:style-name="T23">,</text:span><text:span text:style-name="T101">'SCHEDULLED_EMAILS_AGRUPATS'</text:span><text:span text:style-name="T23">,</text:span><text:span text:style-name="T101">'0'</text:span><text:span text:style-name="T23">,</text:span><text:span text:style-name="T101">'0'</text:span><text:span text:style-name="T23">,</text:span><text:span text:style-name="T101">'CRON'</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arxiu.caib.conversio.imprimible.url'</text:span><text:span text:style-name="T23">,</text:span><text:span text:style-name="T89">null</text:span><text:span text:style-name="T23">,</text:span><text:span text:style-name="T101">'Url per generar versió imprimible'</text:span><text:span text:style-name="T23">,</text:span><text:span text:style-name="T101">'ARXIU'</text:span><text:span text:style-name="T23">,</text:span><text:span text:style-name="T101">'11'</text:span><text:span text:style-name="T23">,</text:span><text:span text:style-name="T101">'1'</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oft-page-break/><text:span text:style-name="T23">(</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arxiu.caib.conversio.imprimible.usuari'</text:span><text:span text:style-name="T23">,</text:span><text:span text:style-name="T89">null</text:span><text:span text:style-name="T23">,</text:span><text:span text:style-name="T101">'Usuari per generar versió imprimible'</text:span><text:span text:style-name="T23">,</text:span><text:span text:style-name="T101">'ARXIU'</text:span><text:span text:style-name="T23">,</text:span><text:span text:style-name="T101">'12'</text:span><text:span text:style-name="T23">,</text:span><text:span text:style-name="T101">'1'</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arxiu.caib.conversio.imprimible.contrasenya'</text:span><text:span text:style-name="T23">,</text:span><text:span text:style-name="T89">null</text:span><text:span text:style-name="T23">,</text:span><text:span text:style-name="T101">'Contrasenya per generar versió imprimible'</text:span><text:span text:style-name="T23">,</text:span><text:span text:style-name="T101">'ARXIU'</text:span><text:span text:style-name="T23">,</text:span><text:span text:style-name="T101">'13'</text:span><text:span text:style-name="T23">,</text:span><text:span text:style-name="T101">'1'</text:span><text:span text:style-name="T23">,</text:span><text:span text:style-name="T101">'CREDENTIALS'</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datasource.jndi'</text:span><text:span text:style-name="T23">,</text:span><text:span text:style-name="T89">null</text:span><text:span text:style-name="T23">,</text:span><text:span text:style-name="T101">'JNDI'</text:span><text:span text:style-name="T23">,</text:span><text:span text:style-name="T101">'GENERAL'</text:span><text:span text:style-name="T23">,</text:span><text:span text:style-name="T101">'2'</text:span><text:span text:style-name="T23">,</text:span><text:span text:style-name="T101">'1'</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hibernate.dialect'</text:span><text:span text:style-name="T23">,</text:span><text:span text:style-name="T89">null</text:span><text:span text:style-name="T23">,</text:span><text:span text:style-name="T101">'Dialect'</text:span><text:span text:style-name="T23">,</text:span><text:span text:style-name="T101">'GENERAL'</text:span><text:span text:style-name="T23">,</text:span><text:span text:style-name="T101">'3'</text:span><text:span text:style-name="T23">,</text:span><text:span text:style-name="T101">'1'</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hibernate.show_sql'</text:span><text:span text:style-name="T23">,</text:span><text:span text:style-name="T89">null</text:span><text:span text:style-name="T23">,</text:span><text:span text:style-name="T101">'Indica si mostrar SQL en logs'</text:span><text:span text:style-name="T23">,</text:span><text:span text:style-name="T101">'GENERAL'</text:span><text:span text:style-name="T23">,</text:span><text:span text:style-name="T101">'4'</text:span><text:span text:style-name="T23">,</text:span><text:span text:style-name="T101">'1'</text:span><text:span text:style-name="T23">,</text:span><text:span text:style-name="T101">'BOOL'</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hibernate.hbm2ddl.auto'</text:span><text:span text:style-name="T23">,</text:span><text:span text:style-name="T89">null</text:span><text:span text:style-name="T23">,</text:span><text:span text:style-name="T101">'hbm2ddl'</text:span><text:span text:style-name="T23">,</text:span><text:span text:style-name="T101">'GENERAL'</text:span><text:span text:style-name="T23">,</text:span><text:span text:style-name="T101">'5'</text:span><text:span text:style-name="T23">,</text:span><text:span text:style-name="T101">'1'</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anotacions.registre.expedient.classificacio'</text:span><text:span text:style-name="T23">,</text:span><text:span text:style-name="T89">null</text:span><text:span text:style-name="T23">,</text:span><text:span text:style-name="T101">'Classificació'</text:span><text:span text:style-name="T23">,</text:span><text:span text:style-name="T101">'ARXIU'</text:span><text:span text:style-name="T23">,</text:span><text:span text:style-name="T101">'14'</text:span><text:span text:style-name="T23">,</text:span><text:span text:style-name="T101">'0'</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anotacions.registre.expedient.serie.documental'</text:span><text:span text:style-name="T23">,</text:span><text:span text:style-name="T89">null</text:span><text:span text:style-name="T23">,</text:span><text:span text:style-name="T101">'Serie documental'</text:span><text:span text:style-name="T23">,</text:span><text:span text:style-name="T101">'ARXIU'</text:span><text:span text:style-name="T23">,</text:span><text:span text:style-name="T101">'15'</text:span><text:span text:style-name="T23">,</text:span><text:span text:style-name="T101">'0'</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backoffice.integracio.clau'</text:span><text:span text:style-name="T23">,</text:span><text:span text:style-name="T89">null</text:span><text:span text:style-name="T23">,</text:span><text:span text:style-name="T101">'Clau per xifratge'</text:span><text:span text:style-name="T23">,</text:span><text:span text:style-name="T101">'SCHEDULLED_BACKOFFICE'</text:span><text:span text:style-name="T23">,</text:span><text:span text:style-name="T101">'2'</text:span><text:span text:style-name="T23">,</text:span><text:span text:style-name="T101">'0'</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backoffice.integracio.retornarAnnexIFirmaContingut'</text:span><text:span text:style-name="T23">,</text:span><text:span text:style-name="T89">null</text:span><text:span text:style-name="T23">,</text:span><text:span text:style-name="T101">'Enviar contingut al backoffice'</text:span><text:span text:style-name="T23">,</text:span><text:span text:style-name="T101">'SCHEDULLED_BACKOFFICE'</text:span><text:span text:style-name="T23">,</text:span><text:span text:style-name="T101">'3'</text:span><text:span text:style-name="T23">,</text:span><text:span text:style-name="T101">'0'</text:span><text:span text:style-name="T23">,</text:span><text:span text:style-name="T101">'BOOL'</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anotacions.permetre.reservar'</text:span><text:span text:style-name="T23">,</text:span><text:span text:style-name="T89">null</text:span><text:span text:style-name="T23">,</text:span><text:span text:style-name="T101">'Poder reservar/agafar un assentament abans de marcar-lo com a processat'</text:span><text:span text:style-name="T23">,</text:span><text:span text:style-name="T101">'GENERAL'</text:span><text:span text:style-name="T23">,</text:span><text:span text:style-name="T101">'6'</text:span><text:span text:style-name="T23">,</text:span><text:span text:style-name="T101">'0'</text:span><text:span text:style-name="T23">,</text:span><text:span text:style-name="T101">'BOOL'</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s.distribucio.fitxers.duplicar.contingut.arxiu'</text:span><text:span text:style-name="T23">,</text:span><text:span text:style-name="T89">null</text:span><text:span text:style-name="T23">,</text:span><text:span text:style-name="T101">'Duplicar contingut en arxiu'</text:span><text:span text:style-name="T23">,</text:span><text:span text:style-name="T101">'GENERAL'</text:span><text:span text:style-name="T23">,</text:span><text:span text:style-name="T101">'8'</text:span><text:span text:style-name="T23">,</text:span><text:span text:style-name="T101">'0'</text:span><text:span text:style-name="T23">,</text:span><text:span text:style-name="T101">'BOOL'</text:span><text:span text:style-name="T23">,</text:span><text:span text:style-name="T89">null</text:span><text:span text:style-name="T23">,</text:span><text:span text:style-name="T89">null</text:span><text:span text:style-name="T23">);</text:span></text:p>
            <text:p text:style-name="P259"><text:soft-page-break/><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contingut.reenviar.favorits'</text:span><text:span text:style-name="T23">,</text:span><text:span text:style-name="T89">null</text:span><text:span text:style-name="T23">,</text:span><text:span text:style-name="T101">'Favorits permes'</text:span><text:span text:style-name="T23">,</text:span><text:span text:style-name="T101">'GENERAL'</text:span><text:span text:style-name="T23">,</text:span><text:span text:style-name="T101">'9'</text:span><text:span text:style-name="T23">,</text:span><text:span text:style-name="T101">'0'</text:span><text:span text:style-name="T23">,</text:span><text:span text:style-name="T101">'BOOL'</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contingut.enviar.coneixement'</text:span><text:span text:style-name="T23">,</text:span><text:span text:style-name="T89">null</text:span><text:span text:style-name="T23">,</text:span><text:span text:style-name="T101">'Poder reenviar a bústies només per a coneixement'</text:span><text:span text:style-name="T23">,</text:span><text:span text:style-name="T101">'GENERAL'</text:span><text:span text:style-name="T23">,</text:span><text:span text:style-name="T101">'10'</text:span><text:span text:style-name="T23">,</text:span><text:span text:style-name="T101">'0'</text:span><text:span text:style-name="T23">,</text:span><text:span text:style-name="T101">'BOOL'</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contingut.enviar.arbre.nivell'</text:span><text:span text:style-name="T23">,</text:span><text:span text:style-name="T89">null</text:span><text:span text:style-name="T23">,</text:span><text:span text:style-name="T101">'Propietat per indicar fins a quin nivell obrir l''arbre d''unitats al reenviar una anotació (defecte = 1)'</text:span><text:span text:style-name="T23">,</text:span><text:span text:style-name="T101">'GENERAL'</text:span><text:span text:style-name="T23">,</text:span><text:span text:style-name="T101">'11'</text:span><text:span text:style-name="T23">,</text:span><text:span text:style-name="T101">'0'</text:span><text:span text:style-name="T23">,</text:span><text:span text:style-name="T101">'IN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arxiu.class'</text:span><text:span text:style-name="T23">,</text:span><text:span text:style-name="T89">null</text:span><text:span text:style-name="T23">,</text:span><text:span text:style-name="T101">'Classe Arxiu'</text:span><text:span text:style-name="T23">,</text:span><text:span text:style-name="T101">'ARXIU'</text:span><text:span text:style-name="T23">,</text:span><text:span text:style-name="T101">'0'</text:span><text:span text:style-name="T23">,</text:span><text:span text:style-name="T101">'0'</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entitat.logos.base.dir'</text:span><text:span text:style-name="T23">,</text:span><text:span text:style-name="T89">null</text:span><text:span text:style-name="T23">,</text:span><text:span text:style-name="T101">'Ruta de una carpeta amb Logos'</text:span><text:span text:style-name="T23">,</text:span><text:span text:style-name="T101">'GENERAL'</text:span><text:span text:style-name="T23">,</text:span><text:span text:style-name="T101">'7'</text:span><text:span text:style-name="T23">,</text:span><text:span text:style-name="T101">'0'</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arxiu.suporta.metadades'</text:span><text:span text:style-name="T23">,</text:span><text:span text:style-name="T89">null</text:span><text:span text:style-name="T23">,</text:span><text:span text:style-name="T101">'Suporta metadades'</text:span><text:span text:style-name="T23">,</text:span><text:span text:style-name="T101">'ARXIU'</text:span><text:span text:style-name="T23">,</text:span><text:span text:style-name="T101">'7'</text:span><text:span text:style-name="T23">,</text:span><text:span text:style-name="T101">'0'</text:span><text:span text:style-name="T23">,</text:span><text:span text:style-name="T101">'BOOL'</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arxiu.caib.aplicacio.codi'</text:span><text:span text:style-name="T23">,</text:span><text:span text:style-name="T89">null</text:span><text:span text:style-name="T23">,</text:span><text:span text:style-name="T101">'Codi aplicació'</text:span><text:span text:style-name="T23">,</text:span><text:span text:style-name="T101">'ARXIU'</text:span><text:span text:style-name="T23">,</text:span><text:span text:style-name="T101">'2'</text:span><text:span text:style-name="T23">,</text:span><text:span text:style-name="T101">'0'</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arxiu.caib.csv.definicio'</text:span><text:span text:style-name="T23">,</text:span><text:span text:style-name="T89">null</text:span><text:span text:style-name="T23">,</text:span><text:span text:style-name="T101">'CSV definició'</text:span><text:span text:style-name="T23">,</text:span><text:span text:style-name="T101">'ARXIU'</text:span><text:span text:style-name="T23">,</text:span><text:span text:style-name="T101">'5'</text:span><text:span text:style-name="T23">,</text:span><text:span text:style-name="T101">'0'</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arxiu.caib.timeout.connect'</text:span><text:span text:style-name="T23">,</text:span><text:span text:style-name="T89">null</text:span><text:span text:style-name="T23">,</text:span><text:span text:style-name="T101">'Timeout connect'</text:span><text:span text:style-name="T23">,</text:span><text:span text:style-name="T101">'ARXIU'</text:span><text:span text:style-name="T23">,</text:span><text:span text:style-name="T101">'9'</text:span><text:span text:style-name="T23">,</text:span><text:span text:style-name="T101">'0'</text:span><text:span text:style-name="T23">,</text:span><text:span text:style-name="T101">'IN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arxiu.caib.timeout.read'</text:span><text:span text:style-name="T23">,</text:span><text:span text:style-name="T89">null</text:span><text:span text:style-name="T23">,</text:span><text:span text:style-name="T101">'Timeout read'</text:span><text:span text:style-name="T23">,</text:span><text:span text:style-name="T101">'ARXIU'</text:span><text:span text:style-name="T23">,</text:span><text:span text:style-name="T101">'10'</text:span><text:span text:style-name="T23">,</text:span><text:span text:style-name="T101">'0'</text:span><text:span text:style-name="T23">,</text:span><text:span text:style-name="T101">'IN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arxiu.csv.base.url'</text:span><text:span text:style-name="T23">,</text:span><text:span text:style-name="T89">null</text:span><text:span text:style-name="T23">,</text:span><text:span text:style-name="T101">'Url base CSV'</text:span><text:span text:style-name="T23">,</text:span><text:span text:style-name="T101">'ARXIU'</text:span><text:span text:style-name="T23">,</text:span><text:span text:style-name="T101">'8'</text:span><text:span text:style-name="T23">,</text:span><text:span text:style-name="T101">'1'</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arxiu.caib.base.url'</text:span><text:span text:style-name="T23">,</text:span><text:span text:style-name="T89">null</text:span><text:span text:style-name="T23">,</text:span><text:span text:style-name="T101">'Url base ARXIU'</text:span><text:span text:style-name="T23">,</text:span><text:span text:style-name="T101">'ARXIU'</text:span><text:span text:style-name="T23">,</text:span><text:span text:style-name="T101">'1'</text:span><text:span text:style-name="T23">,</text:span><text:span text:style-name="T101">'1'</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oft-page-break/><text:span text:style-name="T23">(</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arxiu.caib.usuari'</text:span><text:span text:style-name="T23">,</text:span><text:span text:style-name="T89">null</text:span><text:span text:style-name="T23">,</text:span><text:span text:style-name="T101">'Usuari arxiu'</text:span><text:span text:style-name="T23">,</text:span><text:span text:style-name="T101">'ARXIU'</text:span><text:span text:style-name="T23">,</text:span><text:span text:style-name="T101">'3'</text:span><text:span text:style-name="T23">,</text:span><text:span text:style-name="T101">'1'</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arxiu.caib.contrasenya'</text:span><text:span text:style-name="T23">,</text:span><text:span text:style-name="T89">null</text:span><text:span text:style-name="T23">,</text:span><text:span text:style-name="T101">'Password arxiu'</text:span><text:span text:style-name="T23">,</text:span><text:span text:style-name="T101">'ARXIU'</text:span><text:span text:style-name="T23">,</text:span><text:span text:style-name="T101">'4'</text:span><text:span text:style-name="T23">,</text:span><text:span text:style-name="T101">'1'</text:span><text:span text:style-name="T23">,</text:span><text:span text:style-name="T101">'CREDENTIALS'</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gesdoc.class'</text:span><text:span text:style-name="T23">,</text:span><text:span text:style-name="T89">null</text:span><text:span text:style-name="T23">,</text:span><text:span text:style-name="T101">'Nom de la classe per a gestionar l''emmagatzament de documents'</text:span><text:span text:style-name="T23">,</text:span><text:span text:style-name="T101">'GES_DOC'</text:span><text:span text:style-name="T23">,</text:span><text:span text:style-name="T101">'0'</text:span><text:span text:style-name="T23">,</text:span><text:span text:style-name="T101">'0'</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gesdoc.filesystem.base.dir'</text:span><text:span text:style-name="T23">,</text:span><text:span text:style-name="T89">null</text:span><text:span text:style-name="T23">,</text:span><text:span text:style-name="T101">'Directori del sistema de fitxers on emmagatzemar els documents'</text:span><text:span text:style-name="T23">,</text:span><text:span text:style-name="T101">'GES_DOC'</text:span><text:span text:style-name="T23">,</text:span><text:span text:style-name="T101">'1'</text:span><text:span text:style-name="T23">,</text:span><text:span text:style-name="T101">'0'</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dades.usuari.class'</text:span><text:span text:style-name="T23">,</text:span><text:span text:style-name="T89">null</text:span><text:span text:style-name="T23">,</text:span><text:span text:style-name="T101">'Classe per a gestionar l''accés al plugin d''usuaris'</text:span><text:span text:style-name="T23">,</text:span><text:span text:style-name="T101">'USUARIS'</text:span><text:span text:style-name="T23">,</text:span><text:span text:style-name="T101">'0'</text:span><text:span text:style-name="T23">,</text:span><text:span text:style-name="T101">'1'</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dades.usuari.jdbc.datasource.jndi.name'</text:span><text:span text:style-name="T23">,</text:span><text:span text:style-name="T89">null</text:span><text:span text:style-name="T23">,</text:span><text:span text:style-name="T101">'Datasource dels usuaris'</text:span><text:span text:style-name="T23">,</text:span><text:span text:style-name="T101">'USUARIS'</text:span><text:span text:style-name="T23">,</text:span><text:span text:style-name="T101">'1'</text:span><text:span text:style-name="T23">,</text:span><text:span text:style-name="T101">'1'</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dades.usuari.jdbc.query.codi'</text:span><text:span text:style-name="T23">,</text:span><text:span text:style-name="T89">null</text:span><text:span text:style-name="T23">,</text:span><text:span text:style-name="T101">'Consulta d''usuaris per codi'</text:span><text:span text:style-name="T23">,</text:span><text:span text:style-name="T101">'USUARIS'</text:span><text:span text:style-name="T23">,</text:span><text:span text:style-name="T101">'2'</text:span><text:span text:style-name="T23">,</text:span><text:span text:style-name="T101">'1'</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dades.usuari.jdbc.query.nif'</text:span><text:span text:style-name="T23">,</text:span><text:span text:style-name="T89">null</text:span><text:span text:style-name="T23">,</text:span><text:span text:style-name="T101">'Consulta d''usuaris per nif'</text:span><text:span text:style-name="T23">,</text:span><text:span text:style-name="T101">'USUARIS'</text:span><text:span text:style-name="T23">,</text:span><text:span text:style-name="T101">'3'</text:span><text:span text:style-name="T23">,</text:span><text:span text:style-name="T101">'1'</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dades.usuari.jdbc.query.rols'</text:span><text:span text:style-name="T23">,</text:span><text:span text:style-name="T89">null</text:span><text:span text:style-name="T23">,</text:span><text:span text:style-name="T101">'Consulta d''usuaris per rols'</text:span><text:span text:style-name="T23">,</text:span><text:span text:style-name="T101">'USUARIS'</text:span><text:span text:style-name="T23">,</text:span><text:span text:style-name="T101">'4'</text:span><text:span text:style-name="T23">,</text:span><text:span text:style-name="T101">'1'</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dades.usuari.jdbc.query.grup'</text:span><text:span text:style-name="T23">,</text:span><text:span text:style-name="T89">null</text:span><text:span text:style-name="T23">,</text:span><text:span text:style-name="T101">'Consulta d''usuaris per grup'</text:span><text:span text:style-name="T23">,</text:span><text:span text:style-name="T101">'USUARIS'</text:span><text:span text:style-name="T23">,</text:span><text:span text:style-name="T101">'5'</text:span><text:span text:style-name="T23">,</text:span><text:span text:style-name="T101">'1'</text:span><text:span text:style-name="T23">,</text:span><text:span text:style-name="T101">'INT'</text:span><text:span text:style-name="T23">,</text:span><text:span text:style-name="T89">null</text:span><text:span text:style-name="T23">,</text:span><text:span text:style-name="T89">null</text:span><text:span text:style-name="T23">);</text:span></text:p>
            <text:p text:style-name="P268"/>
            <text:p text:style-name="P268"/>
            <text:p text:style-name="P259"><text:span text:style-name="T23">GRANT </text:span><text:span text:style-name="T52">SELECT</text:span><text:span text:style-name="T23">, </text:span><text:span text:style-name="T52">UPDATE</text:span><text:span text:style-name="T23">, </text:span><text:span text:style-name="T52">INSERT</text:span><text:span text:style-name="T23">, </text:span><text:span text:style-name="T52">DELETE</text:span><text:span text:style-name="T23"> </text:span><text:span text:style-name="T52">ON</text:span><text:span text:style-name="T23"> DIS_CONFIG TO WWW_DISTRIBUCIO;</text:span></text:p>
            <text:p text:style-name="P259"><text:span text:style-name="T23">GRANT </text:span><text:span text:style-name="T52">SELECT</text:span><text:span text:style-name="T23">, </text:span><text:span text:style-name="T52">UPDATE</text:span><text:span text:style-name="T23">, </text:span><text:span text:style-name="T52">INSERT</text:span><text:span text:style-name="T23">, </text:span><text:span text:style-name="T52">DELETE</text:span><text:span text:style-name="T23"> </text:span><text:span text:style-name="T52">ON</text:span><text:span text:style-name="T23"> DIS_CONFIG_GROUP TO WWW_DISTRIBUCIO;</text:span></text:p>
            <text:p text:style-name="P259"><text:span text:style-name="T23">GRANT </text:span><text:span text:style-name="T52">SELECT</text:span><text:span text:style-name="T23">, </text:span><text:span text:style-name="T52">UPDATE</text:span><text:span text:style-name="T23">, </text:span><text:span text:style-name="T52">INSERT</text:span><text:span text:style-name="T23">, </text:span><text:span text:style-name="T52">DELETE</text:span><text:span text:style-name="T23"> </text:span><text:span text:style-name="T52">ON</text:span><text:span text:style-name="T23"> DIS_CONFIG_TYPE TO WWW_DISTRIBUCIO;</text:span></text:p>
            <text:p text:style-name="P268"/>
            <text:p text:style-name="P271">-- #362 Error esborrant bústia quan hi ha moviments de registres que hi fan referència</text:p>
            <text:p text:style-name="P271">-- Elimina las FK de la taula de moviments</text:p>
            <text:p text:style-name="P259"><text:span text:style-name="T52">ALTER</text:span><text:span text:style-name="T23"> </text:span><text:span text:style-name="T52">TABLE</text:span><text:span text:style-name="T23"> DIS_CONT_MOV </text:span><text:span text:style-name="T52">DROP</text:span><text:span text:style-name="T23"> </text:span><text:span text:style-name="T52">CONSTRAINT</text:span><text:span text:style-name="T23"> DIS_ORIGEN_CONTMOV_FK;</text:span></text:p>
            <text:p text:style-name="P259"><text:soft-page-break/><text:span text:style-name="T52">ALTER</text:span><text:span text:style-name="T23"> </text:span><text:span text:style-name="T52">TABLE</text:span><text:span text:style-name="T23"> DIS_CONT_MOV </text:span><text:span text:style-name="T52">DROP</text:span><text:span text:style-name="T23"> </text:span><text:span text:style-name="T52">CONSTRAINT</text:span><text:span text:style-name="T23"> DIS_DESTI_CONTMOV_FK;</text:span></text:p>
            <text:p text:style-name="P268"/>
            <text:p text:style-name="P259"><text:span text:style-name="T52">ALTER</text:span><text:span text:style-name="T23"> </text:span><text:span text:style-name="T52">TABLE</text:span><text:span text:style-name="T23"> DIS_CONT_MOV </text:span><text:span text:style-name="T52">ADD</text:span><text:span text:style-name="T23"> ORIGEN_NOM VARCHAR2(1024 </text:span><text:span text:style-name="T52">CHAR</text:span><text:span text:style-name="T23">);</text:span></text:p>
            <text:p text:style-name="P259"><text:span text:style-name="T52">ALTER</text:span><text:span text:style-name="T23"> </text:span><text:span text:style-name="T52">TABLE</text:span><text:span text:style-name="T23"> DIS_CONT_MOV </text:span><text:span text:style-name="T52">ADD</text:span><text:span text:style-name="T23"> DESTI_NOM VARCHAR2(1024 </text:span><text:span text:style-name="T52">CHAR</text:span><text:span text:style-name="T23">);</text:span></text:p>
            <text:p text:style-name="P268"/>
            <text:p text:style-name="P259"><text:span text:style-name="T52">UPDATE</text:span><text:span text:style-name="T23"> DIS_CONT_MOV </text:span><text:span text:style-name="T52">SET</text:span><text:span text:style-name="T23"> ORIGEN_NOM = (</text:span><text:span text:style-name="T52">SELECT</text:span><text:span text:style-name="T23"> c.NOM </text:span><text:span text:style-name="T52">FROM</text:span><text:span text:style-name="T23"> DIS_CONTINGUT c </text:span><text:span text:style-name="T52">WHERE</text:span><text:span text:style-name="T23"> c.ID = ORIGEN_ID)</text:span></text:p>
            <text:p text:style-name="P259"><text:span text:style-name="T52">WHERE</text:span><text:span text:style-name="T23"> ORIGEN_ID </text:span><text:span text:style-name="T52">IS</text:span><text:span text:style-name="T23"> </text:span><text:span text:style-name="T52">NOT</text:span><text:span text:style-name="T23"> </text:span><text:span text:style-name="T89">NULL</text:span><text:span text:style-name="T23">;</text:span></text:p>
            <text:p text:style-name="P268"/>
            <text:p text:style-name="P259"><text:span text:style-name="T52">UPDATE</text:span><text:span text:style-name="T23"> DIS_CONT_MOV </text:span><text:span text:style-name="T52">SET</text:span><text:span text:style-name="T23"> DESTI_NOM = (</text:span><text:span text:style-name="T52">SELECT</text:span><text:span text:style-name="T23"> c.NOM </text:span><text:span text:style-name="T52">FROM</text:span><text:span text:style-name="T23"> DIS_CONTINGUT c </text:span><text:span text:style-name="T52">WHERE</text:span><text:span text:style-name="T23"> c.ID = DESTI_ID)</text:span></text:p>
            <text:p text:style-name="P259"><text:span text:style-name="T52">WHERE</text:span><text:span text:style-name="T23"> DESTI_ID </text:span><text:span text:style-name="T52">IS</text:span><text:span text:style-name="T23"> </text:span><text:span text:style-name="T52">NOT</text:span><text:span text:style-name="T23"> </text:span><text:span text:style-name="T89">NULL</text:span><text:span text:style-name="T23">;</text:span></text:p>
            <text:p text:style-name="P268"/>
            <text:p text:style-name="P271">--#374 Posar el logo de l'entitat a FileSystem</text:p>
            <text:p text:style-name="P259"><text:span text:style-name="T52">ALTER</text:span><text:span text:style-name="T23"> </text:span><text:span text:style-name="T52">TABLE</text:span><text:span text:style-name="T23"> DIS_ENTITAT </text:span><text:span text:style-name="T52">DROP</text:span><text:span text:style-name="T23"> </text:span><text:span text:style-name="T52">COLUMN</text:span><text:span text:style-name="T23"> LOGO_CAP;</text:span></text:p>
            <text:p text:style-name="P268"/>
            <text:p text:style-name="P271">-- #378 Problema per definir regla amb múltiples SIAs </text:p>
            <text:p text:style-name="P259"><text:span text:style-name="T52">ALTER</text:span><text:span text:style-name="T23"> </text:span><text:span text:style-name="T52">TABLE</text:span><text:span text:style-name="T23"> DIS_REGLA MODIFY PROCEDIMENT_CODI VARCHAR2(1024);</text:span></text:p>
            <text:p text:style-name="P268"/>
            <text:p text:style-name="P276"/>
          </table:table-cell>
        </table:table-row>
      </table:table>
      <text:p text:style-name="P241"/>
      <text:p text:style-name="P69"/>
      <text:p text:style-name="P38"><text:span text:style-name="T6">Propietats globals</text:span>: </text:p>
      <text:list xml:id="list2587103672" text:style-name="L72">
        <text:list-header>
          <text:p text:style-name="P404"/>
        </text:list-header>
      </text:list>
      <table:table table:name="Tabela8" table:style-name="Tabela8">
        <table:table-column table:style-name="Tabela8.A"/>
        <table:table-row>
          <table:table-cell table:style-name="Tabela8.A1" office:value-type="string">
            <text:p text:style-name="P288"><text:span text:style-name="T38">#374 </text:span><text:span text:style-name="T41">Posar</text:span><text:span text:style-name="T38"> el </text:span><text:span text:style-name="T41">logo</text:span><text:span text:style-name="T38"> </text:span><text:span text:style-name="T41">de</text:span><text:span text:style-name="T38"> l'entitat a FileSystem</text:span></text:p>
            <text:p text:style-name="P243"><text:span text:style-name="T23">es.caib.distribucio.entitat.logos.base.dir=</text:span><text:span text:style-name="T27">/opt/</text:span><text:span text:style-name="T33">logos</text:span></text:p>
          </table:table-cell>
        </table:table-row>
      </table:table>
      <text:p text:style-name="P21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loext:contextual-spacing="false" fo:text-align="end" style:justify-single-word="false"/>
      <style:text-properties officeooo:paragraph-rsid="01192ae4"/>
    </style:style>
    <style:style style:name="MP2" style:family="paragraph" style:parent-style-name="Standard">
      <style:text-properties officeooo:paragraph-rsid="001d1802"/>
    </style:style>
    <style:style style:name="MP3" style:family="paragraph" style:parent-style-name="Header">
      <style:paragraph-properties fo:margin-top="0.499cm" fo:margin-bottom="0.499cm" loext:contextual-spacing="false" fo:text-align="end" style:justify-single-word="false"/>
      <style:text-properties fo:color="#cc3300" fo:font-size="10pt" fo:font-weight="bold" officeooo:rsid="001d1802" officeooo:paragraph-rsid="01192ae4"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fo:color="#cc33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draw:frame draw:style-name="Mfr1" draw:name="Image1" text:anchor-type="paragraph" svg:x="-0.69cm" svg:y="-1.769cm" svg:width="4.969cm" svg:height="3.648cm" draw:z-index="0"><draw:image xlink:href="Pictures/10000000000003880000029792561B136AEC1390.png" xlink:type="simple" xlink:show="embed" xlink:actuate="onLoad" loext: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2"><draw:frame draw:style-name="Mfr1" draw:name="Image2" text:anchor-type="paragraph" svg:x="0.139cm" svg:y="-0.06cm" svg:width="2.912cm" svg:height="2.138cm" draw:z-index="45"><draw:image xlink:href="Pictures/10000000000003880000029792561B136AEC1390.png" xlink:type="simple" xlink:show="embed" xlink:actuate="onLoad" loext:mime-type="image/png"/></draw:frame></text:p>
            </table:table-cell>
            <table:table-cell table:style-name="t_5f_cap.B1" office:value-type="string">
              <text:p text:style-name="MP3"><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distribucio_versions.odt</text:file-name></text:p>
            </table:table-cell>
            <table:covered-table-cell/>
            <table:covered-table-cell/>
            <table:table-cell table:style-name="Taula5.A1" office:value-type="string">
              <text:p text:style-name="MP5"><text:span text:style-name="MT4">Pàgina </text:span><text:span text:style-name="MT4"><text:page-number text:select-page="current">46</text:page-number></text:span><text:span text:style-name="MT4"><text:s/>/ </text:span><text:span text:style-name="MT4"><text:page-count>46</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1-09-07T15:39:14.350000200">07/09/2021</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26T09:31:47.203000000</meta:creation-date>
    <meta:editing-duration>P9DT1H56M55S</meta:editing-duration>
    <meta:editing-cycles>241</meta:editing-cycles>
    <meta:generator>LibreOffice/6.3.3.2$Windows_X86_64 LibreOffice_project/a64200df03143b798afd1ec74a12ab50359878ed</meta:generator>
    <dc:date>2021-09-07T15:39:14.165000000</dc:date>
    <meta:document-statistic meta:table-count="30" meta:image-count="3" meta:object-count="0" meta:page-count="46" meta:paragraph-count="1412" meta:word-count="9392" meta:character-count="87565" meta:non-whitespace-character-count="77001"/>
  </office:meta>
</office:document-meta>
</file>